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1090e"/>
    </style:style>
    <style:style style:name="gr2" style:family="graphic" style:parent-style-name="standard">
      <style:graphic-properties draw:stroke="none" draw:fill="solid" draw:fill-color="#380f17"/>
    </style:style>
    <style:style style:name="gr3" style:family="graphic" style:parent-style-name="standard">
      <style:graphic-properties draw:stroke="none" draw:fill="solid" draw:fill-color="#4d141f"/>
    </style:style>
    <style:style style:name="gr4" style:family="graphic" style:parent-style-name="standard">
      <style:graphic-properties draw:stroke="none" draw:fill="solid" draw:fill-color="#661322"/>
    </style:style>
    <style:style style:name="gr5" style:family="graphic" style:parent-style-name="standard">
      <style:graphic-properties draw:stroke="none" draw:fill="solid" draw:fill-color="#7d172a"/>
    </style:style>
    <style:style style:name="gr6" style:family="graphic" style:parent-style-name="standard">
      <style:graphic-properties draw:stroke="none" draw:fill="solid" draw:fill-color="#912a3d"/>
    </style:style>
    <style:style style:name="gr7" style:family="graphic" style:parent-style-name="standard">
      <style:graphic-properties draw:stroke="none" draw:fill="solid" draw:fill-color="#d98d59"/>
    </style:style>
    <style:style style:name="gr8" style:family="graphic" style:parent-style-name="standard">
      <style:graphic-properties draw:stroke="none" draw:fill="solid" draw:fill-color="#f7e1cc"/>
    </style:style>
    <style:style style:name="gr9" style:family="graphic" style:parent-style-name="standard">
      <style:graphic-properties draw:stroke="none" draw:fill="solid" draw:fill-color="#3b0d0d"/>
    </style:style>
    <style:style style:name="gr10" style:family="graphic" style:parent-style-name="standard">
      <style:graphic-properties draw:stroke="none" draw:fill="solid" draw:fill-color="#5c5cd1"/>
    </style:style>
    <style:style style:name="gr11" style:family="graphic" style:parent-style-name="standard">
      <style:graphic-properties draw:stroke="none" draw:fill="solid" draw:fill-color="#e6965f"/>
    </style:style>
    <style:style style:name="gr12" style:family="graphic" style:parent-style-name="standard">
      <style:graphic-properties draw:stroke="none" draw:fill="solid" draw:fill-color="#e79e6c"/>
    </style:style>
    <style:style style:name="gr13" style:family="graphic" style:parent-style-name="standard">
      <style:graphic-properties draw:stroke="none" draw:fill="solid" draw:fill-color="#4f1520"/>
    </style:style>
    <style:style style:name="gr14" style:family="graphic" style:parent-style-name="standard">
      <style:graphic-properties draw:stroke="none" draw:fill="solid" draw:fill-color="#260a0f"/>
    </style:style>
    <style:style style:name="gr15" style:family="graphic" style:parent-style-name="standard">
      <style:graphic-properties draw:stroke="none" draw:fill="solid" draw:fill-color="#7a2132"/>
    </style:style>
    <style:style style:name="gr16" style:family="graphic" style:parent-style-name="standard">
      <style:graphic-properties draw:stroke="none" draw:fill="solid" draw:fill-color="#6e1d2c"/>
    </style:style>
    <style:style style:name="gr17" style:family="graphic" style:parent-style-name="standard">
      <style:graphic-properties draw:stroke="none" draw:fill="solid" draw:fill-color="#40111a"/>
    </style:style>
    <style:style style:name="gr18" style:family="graphic" style:parent-style-name="standard">
      <style:graphic-properties draw:stroke="none" draw:fill="solid" draw:fill-color="#d06447"/>
    </style:style>
    <style:style style:name="gr19" style:family="graphic" style:parent-style-name="standard">
      <style:graphic-properties draw:stroke="none" draw:fill="solid" draw:fill-color="#ffdf8f"/>
    </style:style>
    <style:style style:name="gr20" style:family="graphic" style:parent-style-name="standard">
      <style:graphic-properties draw:stroke="none" draw:fill="solid" draw:fill-color="#c4443d"/>
    </style:style>
    <style:style style:name="gr21" style:family="graphic" style:parent-style-name="standard">
      <style:graphic-properties draw:stroke="none" draw:fill="solid" draw:fill-color="#e07457"/>
    </style:style>
    <style:style style:name="gr22" style:family="graphic" style:parent-style-name="standard">
      <style:graphic-properties draw:stroke="none" draw:fill="solid" draw:fill-color="#f1ceb7"/>
    </style:style>
    <style:style style:name="gr23" style:family="graphic" style:parent-style-name="standard">
      <style:graphic-properties draw:stroke="none" draw:fill="solid" draw:fill-color="#ff8019"/>
    </style:style>
    <style:style style:name="gr24" style:family="graphic" style:parent-style-name="standard">
      <style:graphic-properties draw:stroke="none" draw:fill="solid" draw:fill-color="#ff9669"/>
    </style:style>
    <style:style style:name="gr25" style:family="graphic" style:parent-style-name="standard">
      <style:graphic-properties draw:stroke="none" draw:fill="solid" draw:fill-color="#d66d4d"/>
    </style:style>
    <style:style style:name="gr26" style:family="graphic" style:parent-style-name="standard">
      <style:graphic-properties draw:stroke="none" draw:fill="solid" draw:fill-color="#ffad8a"/>
    </style:style>
    <style:style style:name="gr27" style:family="graphic" style:parent-style-name="standard">
      <style:graphic-properties draw:stroke="none" draw:fill="solid" draw:fill-color="#e9a879"/>
    </style:style>
    <style:style style:name="gr28" style:family="graphic" style:parent-style-name="standard">
      <style:graphic-properties draw:stroke="none" draw:fill="solid" draw:fill-color="#e27f5c"/>
    </style:style>
    <style:style style:name="gr29" style:family="graphic" style:parent-style-name="standard">
      <style:graphic-properties draw:stroke="none" draw:fill="solid" draw:fill-color="#edba95"/>
    </style:style>
    <style:style style:name="gr30" style:family="graphic" style:parent-style-name="standard">
      <style:graphic-properties draw:stroke="none" draw:fill="solid" draw:fill-color="#bd4d3b"/>
    </style:style>
    <style:style style:name="gr31" style:family="graphic" style:parent-style-name="standard">
      <style:graphic-properties draw:stroke="none" draw:fill="solid" draw:fill-color="#b0382f"/>
    </style:style>
    <style:style style:name="gr32" style:family="graphic" style:parent-style-name="standard">
      <style:graphic-properties draw:stroke="none" draw:fill="solid" draw:fill-color="#c96b4e"/>
    </style:style>
    <style:style style:name="P1" style:family="paragraph">
      <loext:graphic-properties draw:fill="solid" draw:fill-color="#21090e"/>
    </style:style>
    <style:style style:name="P2" style:family="paragraph">
      <loext:graphic-properties draw:fill="solid" draw:fill-color="#380f17"/>
    </style:style>
    <style:style style:name="P3" style:family="paragraph">
      <loext:graphic-properties draw:fill="solid" draw:fill-color="#4d141f"/>
    </style:style>
    <style:style style:name="P4" style:family="paragraph">
      <loext:graphic-properties draw:fill="solid" draw:fill-color="#661322"/>
    </style:style>
    <style:style style:name="P5" style:family="paragraph">
      <loext:graphic-properties draw:fill="solid" draw:fill-color="#7d172a"/>
    </style:style>
    <style:style style:name="P6" style:family="paragraph">
      <loext:graphic-properties draw:fill="solid" draw:fill-color="#912a3d"/>
    </style:style>
    <style:style style:name="P7" style:family="paragraph">
      <loext:graphic-properties draw:fill="solid" draw:fill-color="#d98d59"/>
    </style:style>
    <style:style style:name="P8" style:family="paragraph">
      <loext:graphic-properties draw:fill="solid" draw:fill-color="#f7e1cc"/>
    </style:style>
    <style:style style:name="P9" style:family="paragraph">
      <loext:graphic-properties draw:fill="solid" draw:fill-color="#3b0d0d"/>
    </style:style>
    <style:style style:name="P10" style:family="paragraph">
      <loext:graphic-properties draw:fill="solid" draw:fill-color="#5c5cd1"/>
    </style:style>
    <style:style style:name="P11" style:family="paragraph">
      <loext:graphic-properties draw:fill="solid" draw:fill-color="#e6965f"/>
    </style:style>
    <style:style style:name="P12" style:family="paragraph">
      <loext:graphic-properties draw:fill="solid" draw:fill-color="#e79e6c"/>
    </style:style>
    <style:style style:name="P13" style:family="paragraph">
      <loext:graphic-properties draw:fill="solid" draw:fill-color="#4f1520"/>
    </style:style>
    <style:style style:name="P14" style:family="paragraph">
      <loext:graphic-properties draw:fill="solid" draw:fill-color="#260a0f"/>
    </style:style>
    <style:style style:name="P15" style:family="paragraph">
      <loext:graphic-properties draw:fill="solid" draw:fill-color="#7a2132"/>
    </style:style>
    <style:style style:name="P16" style:family="paragraph">
      <loext:graphic-properties draw:fill="solid" draw:fill-color="#6e1d2c"/>
    </style:style>
    <style:style style:name="P17" style:family="paragraph">
      <loext:graphic-properties draw:fill="solid" draw:fill-color="#40111a"/>
    </style:style>
    <style:style style:name="P18" style:family="paragraph">
      <loext:graphic-properties draw:fill="solid" draw:fill-color="#d06447"/>
    </style:style>
    <style:style style:name="P19" style:family="paragraph">
      <loext:graphic-properties draw:fill="solid" draw:fill-color="#ffdf8f"/>
    </style:style>
    <style:style style:name="P20" style:family="paragraph">
      <loext:graphic-properties draw:fill="solid" draw:fill-color="#c4443d"/>
    </style:style>
    <style:style style:name="P21" style:family="paragraph">
      <loext:graphic-properties draw:fill="solid" draw:fill-color="#e07457"/>
    </style:style>
    <style:style style:name="P22" style:family="paragraph">
      <loext:graphic-properties draw:fill="solid" draw:fill-color="#f1ceb7"/>
    </style:style>
    <style:style style:name="P23" style:family="paragraph">
      <loext:graphic-properties draw:fill="solid" draw:fill-color="#ff8019"/>
    </style:style>
    <style:style style:name="P24" style:family="paragraph">
      <loext:graphic-properties draw:fill="solid" draw:fill-color="#ff9669"/>
    </style:style>
    <style:style style:name="P25" style:family="paragraph">
      <loext:graphic-properties draw:fill="solid" draw:fill-color="#d66d4d"/>
    </style:style>
    <style:style style:name="P26" style:family="paragraph">
      <loext:graphic-properties draw:fill="solid" draw:fill-color="#ffad8a"/>
    </style:style>
    <style:style style:name="P27" style:family="paragraph">
      <loext:graphic-properties draw:fill="solid" draw:fill-color="#e9a879"/>
    </style:style>
    <style:style style:name="P28" style:family="paragraph">
      <loext:graphic-properties draw:fill="solid" draw:fill-color="#e27f5c"/>
    </style:style>
    <style:style style:name="P29" style:family="paragraph">
      <loext:graphic-properties draw:fill="solid" draw:fill-color="#edba95"/>
    </style:style>
    <style:style style:name="P30" style:family="paragraph">
      <loext:graphic-properties draw:fill="solid" draw:fill-color="#bd4d3b"/>
    </style:style>
    <style:style style:name="P31" style:family="paragraph">
      <loext:graphic-properties draw:fill="solid" draw:fill-color="#b0382f"/>
    </style:style>
    <style:style style:name="P32" style:family="paragraph">
      <loext:graphic-properties draw:fill="solid" draw:fill-color="#c96b4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545cm" svg:height="0.159cm" svg:x="17.582cm" svg:y="9.241cm" svg:viewBox="0 0 1546 160" draw:points="1546,160 0,160 0,0 1546,0">
          <text:p/>
        </draw:polygon>
        <draw:path draw:style-name="gr2" draw:text-style-name="P2" draw:layer="layout" svg:width="1.764cm" svg:height="0.182cm" svg:x="17.51cm" svg:y="9.391cm" svg:viewBox="0 0 1765 183" svg:d="M1765 183h-1765v-183h1700c36 0 65 29 65 65z">
          <text:p/>
        </draw:path>
        <draw:path draw:style-name="gr3" draw:text-style-name="P3" draw:layer="layout" svg:width="0.374cm" svg:height="0.182cm" svg:x="18.9cm" svg:y="9.391cm" svg:viewBox="0 0 375 183" svg:d="M375 183h-375v-118c0-36 29-65 65-65h245c36 0 65 29 65 65z">
          <text:p/>
        </draw:path>
        <draw:polygon draw:style-name="gr1" draw:text-style-name="P1" draw:layer="layout" svg:width="1.545cm" svg:height="0.159cm" svg:x="17.584cm" svg:y="9.241cm" svg:viewBox="0 0 1546 160" draw:points="1546,160 0,160 0,0 1546,0">
          <text:p/>
        </draw:polygon>
        <draw:path draw:style-name="gr2" draw:text-style-name="P2" draw:layer="layout" svg:width="1.764cm" svg:height="0.182cm" svg:x="17.512cm" svg:y="9.391cm" svg:viewBox="0 0 1765 183" svg:d="M1765 183h-1765v-183h1700c36 0 65 29 65 65z">
          <text:p/>
        </draw:path>
        <draw:path draw:style-name="gr3" draw:text-style-name="P3" draw:layer="layout" svg:width="0.374cm" svg:height="0.182cm" svg:x="18.902cm" svg:y="9.391cm" svg:viewBox="0 0 375 183" svg:d="M375 183h-375v-118c0-36 29-65 65-65h245c36 0 65 29 65 65z">
          <text:p/>
        </draw:path>
        <draw:path draw:style-name="gr4" draw:text-style-name="P4" draw:layer="layout" svg:width="2.563cm" svg:height="0.916cm" svg:x="17.847cm" svg:y="9.771cm" svg:viewBox="0 0 2564 917" svg:d="M2413 917h-2268l-145-917h2268c98 0 190 79 205 177l89 563c16 98-51 177-149 177z">
          <text:p/>
        </draw:path>
        <draw:polygon draw:style-name="gr1" draw:text-style-name="P1" draw:layer="layout" svg:width="1.544cm" svg:height="0.16cm" svg:x="17.172cm" svg:y="11.908cm" svg:viewBox="0 0 1545 161" draw:points="1545,161 0,161 0,0 1545,0">
          <text:p/>
        </draw:polygon>
        <draw:polygon draw:style-name="gr2" draw:text-style-name="P2" draw:layer="layout" svg:width="1.768cm" svg:height="3.274cm" svg:x="17.102cm" svg:y="8.698cm" svg:viewBox="0 0 1769 3275" draw:points="0,45 0,3275 1769,3275 1769,1442 1072,0">
          <text:p/>
        </draw:polygon>
        <draw:polygon draw:style-name="gr3" draw:text-style-name="P3" draw:layer="layout" svg:width="0.928cm" svg:height="3.274cm" svg:x="17.942cm" svg:y="8.698cm" svg:viewBox="0 0 929 3275" draw:points="929,1442 929,3275 692,3275 692,1442 0,9 232,0">
          <text:p/>
        </draw:polygon>
        <draw:path draw:style-name="gr2" draw:text-style-name="P2" draw:layer="layout" svg:width="1.764cm" svg:height="0.182cm" svg:x="17.099cm" svg:y="12.058cm" svg:viewBox="0 0 1765 183" svg:d="M1765 183h-1765v-183h1701c35 0 64 29 64 65z">
          <text:p/>
        </draw:path>
        <draw:path draw:style-name="gr3" draw:text-style-name="P3" draw:layer="layout" svg:width="0.373cm" svg:height="0.182cm" svg:x="18.49cm" svg:y="12.058cm" svg:viewBox="0 0 374 183" svg:d="M374 183h-374v-118c0-36 29-65 65-65h245c35 0 64 29 64 65z">
          <text:p/>
        </draw:path>
        <draw:polygon draw:style-name="gr2" draw:text-style-name="P2" draw:layer="layout" svg:width="1.245cm" svg:height="0.373cm" svg:x="17.063cm" svg:y="8.411cm" svg:viewBox="0 0 1246 374" draw:points="1246,374 0,374 0,0 1246,0">
          <text:p/>
        </draw:polygon>
        <draw:path draw:style-name="gr2" draw:text-style-name="P2" draw:layer="layout" svg:width="0.632cm" svg:height="0.527cm" svg:x="18.123cm" svg:y="8.315cm" svg:viewBox="0 0 633 528" svg:d="M566 528h-501c-36 0-65-30-65-66v-462h633v462c0 36-31 66-67 66z">
          <text:p/>
        </draw:path>
        <draw:polygon draw:style-name="gr1" draw:text-style-name="P1" draw:layer="layout" svg:width="1.544cm" svg:height="0.16cm" svg:x="17.174cm" svg:y="11.908cm" svg:viewBox="0 0 1545 161" draw:points="1545,161 0,161 0,0 1545,0">
          <text:p/>
        </draw:polygon>
        <draw:polygon draw:style-name="gr2" draw:text-style-name="P2" draw:layer="layout" svg:width="1.768cm" svg:height="3.274cm" svg:x="17.104cm" svg:y="8.698cm" svg:viewBox="0 0 1769 3275" draw:points="0,45 0,3275 1769,3275 1769,1442 1072,0">
          <text:p/>
        </draw:polygon>
        <draw:polygon draw:style-name="gr3" draw:text-style-name="P3" draw:layer="layout" svg:width="0.928cm" svg:height="3.274cm" svg:x="17.944cm" svg:y="8.698cm" svg:viewBox="0 0 929 3275" draw:points="929,1442 929,3275 692,3275 692,1442 0,9 232,0">
          <text:p/>
        </draw:polygon>
        <draw:path draw:style-name="gr2" draw:text-style-name="P2" draw:layer="layout" svg:width="1.764cm" svg:height="0.182cm" svg:x="17.101cm" svg:y="12.058cm" svg:viewBox="0 0 1765 183" svg:d="M1765 183h-1765v-183h1701c35 0 64 29 64 65z">
          <text:p/>
        </draw:path>
        <draw:path draw:style-name="gr3" draw:text-style-name="P3" draw:layer="layout" svg:width="0.373cm" svg:height="0.182cm" svg:x="18.492cm" svg:y="12.058cm" svg:viewBox="0 0 374 183" svg:d="M374 183h-374v-118c0-36 29-65 64-65h246c35 0 64 29 64 65z">
          <text:p/>
        </draw:path>
        <draw:polygon draw:style-name="gr2" draw:text-style-name="P2" draw:layer="layout" svg:width="1.245cm" svg:height="0.373cm" svg:x="17.065cm" svg:y="8.411cm" svg:viewBox="0 0 1246 374" draw:points="1246,374 0,374 0,0 1246,0">
          <text:p/>
        </draw:polygon>
        <draw:path draw:style-name="gr2" draw:text-style-name="P2" draw:layer="layout" svg:width="0.632cm" svg:height="0.527cm" svg:x="18.125cm" svg:y="8.315cm" svg:viewBox="0 0 633 528" svg:d="M566 528h-501c-36 0-65-30-65-66v-462h633v462c0 36-31 66-67 66z">
          <text:p/>
        </draw:path>
        <draw:path draw:style-name="gr5" draw:text-style-name="P5" draw:layer="layout" svg:width="2.564cm" svg:height="0.916cm" svg:x="16.66cm" svg:y="9.771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18.543cm" svg:y="9.771cm" svg:viewBox="0 0 682 917" svg:d="M531 917h-264c98 0 165-79 149-176l-70-444c-26-164-180-297-346-297h265c164 0 319 133 345 297l70 444c15 97-51 176-149 176z">
          <text:p/>
        </draw:path>
        <draw:path draw:style-name="gr7" draw:text-style-name="P7" draw:layer="layout" svg:width="0.39cm" svg:height="0.525cm" svg:x="18.768cm" svg:y="12.658cm" svg:viewBox="0 0 391 526" svg:d="M0 0c46 179 80 301 80 301 0 0 99 303 189 206 92-98 102-229 102-229l20-278z">
          <text:p/>
        </draw:path>
        <draw:path draw:style-name="gr8" draw:text-style-name="P8" draw:layer="layout" svg:width="0.898cm" svg:height="0.358cm" svg:x="18.725cm" svg:y="12.874cm" svg:viewBox="0 0 899 359" svg:d="M115 54c0 0 71 128 119 124 49-5 92-94 90-114-2-21 48-60 75-64 28-5 71 59 71 59 18 7 297 189 297 189 0 0 75 26 98 39 23 14 34 72 34 72h-893c-23-74 32-161 32-188 0-28 64-112 64-112z">
          <text:p/>
        </draw:path>
        <draw:polygon draw:style-name="gr9" draw:text-style-name="P9" draw:layer="layout" svg:width="0.915cm" svg:height="0.046cm" svg:x="18.715cm" svg:y="13.211cm" svg:viewBox="0 0 916 47" draw:points="916,47 0,47 0,0 916,0">
          <text:p/>
        </draw:polygon>
        <draw:path draw:style-name="gr9" draw:text-style-name="P9" draw:layer="layout" svg:width="0.092cm" svg:height="0.069cm" svg:x="19.142cm" svg:y="12.935cm" svg:viewBox="0 0 93 70" svg:d="M10 70c-2 0-4-1-5-2-5-3-6-9-3-13 1-2 29-40 79-54 5-2 10 1 12 6 1 5-2 10-7 11-44 13-68 48-69 48-1 2-4 4-7 4z">
          <text:p/>
        </draw:path>
        <draw:path draw:style-name="gr9" draw:text-style-name="P9" draw:layer="layout" svg:width="0.084cm" svg:height="0.066cm" svg:x="19.204cm" svg:y="12.97cm" svg:viewBox="0 0 85 67" svg:d="M9 67c-2 0-3 0-5-1-4-3-5-9-2-13 1-1 25-37 71-52 5-2 11 0 12 5 2 5-1 10-6 12-41 14-62 45-62 46-2 2-5 3-8 3z">
          <text:p/>
        </draw:path>
        <draw:path draw:style-name="gr9" draw:text-style-name="P9" draw:layer="layout" svg:width="0.078cm" svg:height="0.064cm" svg:x="19.266cm" svg:y="13.005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9.329cm" svg:y="13.042cm" svg:viewBox="0 0 70 61" svg:d="M9 61c-2 0-4-1-5-2-4-3-5-8-3-12 1-1 20-29 55-46 4-2 11 0 13 4 2 5 0 10-5 12-31 15-47 40-48 40-1 3-4 4-7 4z">
          <text:p/>
        </draw:path>
        <draw:path draw:style-name="gr10" draw:text-style-name="P10" draw:layer="layout" svg:width="2.984cm" svg:height="4.127cm" svg:x="16.343cm" svg:y="8.651cm" svg:viewBox="0 0 2985 4128" svg:d="M2091 2188l300 1940h480c45-441 194-2018 58-2328-159-362-1843-1315-1887-1368s-194-432-194-432h-689l-159 608 1174 1218z">
          <text:p/>
        </draw:path>
        <draw:path draw:style-name="gr7" draw:text-style-name="P7" draw:layer="layout" svg:width="0.384cm" svg:height="0.525cm" svg:x="17.533cm" svg:y="12.658cm" svg:viewBox="0 0 385 526" svg:d="M0 0c46 175 80 294 80 294 0 0 93 310 183 213 91-98 101-229 101-229l21-278z">
          <text:p/>
        </draw:path>
        <draw:path draw:style-name="gr8" draw:text-style-name="P8" draw:layer="layout" svg:width="0.898cm" svg:height="0.358cm" svg:x="17.493cm" svg:y="12.874cm" svg:viewBox="0 0 899 359" svg:d="M116 54c0 0 70 128 118 124 48-5 91-94 89-114-2-21 48-60 75-64 28-5 71 59 71 59 18 7 298 189 298 189 0 0 75 26 98 39 23 14 34 72 34 72h-893c-23-74 32-161 32-188 0-28 64-112 64-112z">
          <text:p/>
        </draw:path>
        <draw:polygon draw:style-name="gr9" draw:text-style-name="P9" draw:layer="layout" svg:width="0.915cm" svg:height="0.046cm" svg:x="17.483cm" svg:y="13.211cm" svg:viewBox="0 0 916 47" draw:points="916,47 0,47 0,0 916,0">
          <text:p/>
        </draw:polygon>
        <draw:path draw:style-name="gr9" draw:text-style-name="P9" draw:layer="layout" svg:width="0.092cm" svg:height="0.069cm" svg:x="17.91cm" svg:y="12.935cm" svg:viewBox="0 0 93 70" svg:d="M9 70c-2 0-4-1-5-2-4-3-6-9-3-13 1-2 28-40 79-54 5-2 10 1 12 6 1 5-2 10-7 11-45 13-68 47-69 48-1 2-4 4-7 4z">
          <text:p/>
        </draw:path>
        <draw:path draw:style-name="gr9" draw:text-style-name="P9" draw:layer="layout" svg:width="0.085cm" svg:height="0.066cm" svg:x="17.972cm" svg:y="12.97cm" svg:viewBox="0 0 86 67" svg:d="M9 67c-2 0-3 0-5-1-4-3-5-9-2-13 1-1 25-37 72-52 5-2 10 0 11 5 2 5 0 10-5 12-41 14-63 45-63 46-2 2-5 3-8 3z">
          <text:p/>
        </draw:path>
        <draw:path draw:style-name="gr9" draw:text-style-name="P9" draw:layer="layout" svg:width="0.078cm" svg:height="0.064cm" svg:x="18.034cm" svg:y="13.005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8.097cm" svg:y="13.042cm" svg:viewBox="0 0 70 61" svg:d="M9 61c-2 0-4-1-5-2-4-3-5-8-3-12 1-1 20-29 56-46 5-2 10 0 12 4 2 5 1 10-4 12-32 15-48 40-49 40-1 3-4 4-7 4z">
          <text:p/>
        </draw:path>
        <draw:path draw:style-name="gr11" draw:text-style-name="P11" draw:layer="layout" svg:width="0.313cm" svg:height="0.069cm" svg:x="16.76cm" svg:y="8.601cm" svg:viewBox="0 0 314 70" svg:d="M17 70c0 0 201-6 226-13 24-7 71-37 71-48-1-11-73 6-73 6l-241-15z">
          <text:p/>
        </draw:path>
        <draw:path draw:style-name="gr12" draw:text-style-name="P12" draw:layer="layout" svg:width="0.762cm" svg:height="0.315cm" svg:x="16.339cm" svg:y="8.448cm" svg:viewBox="0 0 763 316" svg:d="M10 7c0 0-35 166 23 212 59 46 341 102 394 97s324-29 335-56c11-26-295-73-295-73 0 0-50-8-22-57 0 0-105-108-162-119-58-11-205-16-273-4z">
          <text:p/>
        </draw:path>
        <draw:path draw:style-name="gr5" draw:text-style-name="P5" draw:layer="layout" svg:width="1.258cm" svg:height="5.161cm" svg:x="19.279cm" svg:y="8.194cm" svg:viewBox="0 0 1259 5162" svg:d="M743 5162h516l-820-5162c-270 0-476 241-434 508z">
          <text:p/>
        </draw:path>
        <draw:polygon draw:style-name="gr2" draw:text-style-name="P2" draw:layer="layout" svg:width="1.245cm" svg:height="0.373cm" svg:x="19.608cm" svg:y="11.078cm" svg:viewBox="0 0 1246 374" draw:points="1246,374 0,374 0,0 1246,0">
          <text:p/>
        </draw:polygon>
        <draw:polygon draw:style-name="gr2" draw:text-style-name="P2" draw:layer="layout" svg:width="1.245cm" svg:height="0.373cm" svg:x="19.61cm" svg:y="11.078cm" svg:viewBox="0 0 1246 374" draw:points="1246,374 0,374 0,0 1246,0">
          <text:p/>
        </draw:polygon>
        <draw:path draw:style-name="gr5" draw:text-style-name="P5" draw:layer="layout" svg:width="1.258cm" svg:height="5.161cm" svg:x="16.324cm" svg:y="8.194cm" svg:viewBox="0 0 1259 5162" svg:d="M744 5162h515l-819-5162c-270 0-477 241-435 508z">
          <text:p/>
        </draw:path>
        <draw:path draw:style-name="gr4" draw:text-style-name="P4" draw:layer="layout" svg:width="2.564cm" svg:height="0.917cm" svg:x="17.436cm" svg:y="12.438cm" svg:viewBox="0 0 2565 918" svg:d="M2413 918h-2267l-146-918h2268c97 0 189 79 204 177l91 564c15 97-51 177-150 177z">
          <text:p/>
        </draw:path>
        <draw:path draw:style-name="gr6" draw:text-style-name="P6" draw:layer="layout" svg:width="2.568cm" svg:height="1.206cm" svg:x="16.771cm" svg:y="8cm" svg:viewBox="0 0 2569 1207" svg:d="M2398 1207h-2244l-151-952c-21-133 82-255 218-255h1986c111 0 215 90 233 201l127 805c18 111-58 201-169 201z">
          <text:p/>
        </draw:path>
        <draw:path draw:style-name="gr6" draw:text-style-name="P6" draw:layer="layout" svg:width="0.648cm" svg:height="1.206cm" svg:x="18.691cm" svg:y="8cm" svg:viewBox="0 0 649 1207" svg:d="M477 1207h-285c111 0 187-90 169-201l-127-805c-18-111-122-201-234-201h285c111 0 216 90 234 201l127 805c18 111-58 201-169 201z">
          <text:p/>
        </draw:path>
        <draw:path draw:style-name="gr6" draw:text-style-name="P6" draw:layer="layout" svg:width="1.566cm" svg:height="1.197cm" svg:x="17.156cm" svg:y="8cm" svg:viewBox="0 0 1567 1198" svg:d="M1567 0c-151 159-288 896-330 1182l-2 16h-618l-3-16c-87-535-536-1088-614-1182h48c116 142 512 656 600 1161h555c19-128 145-926 317-1161z">
          <text:p/>
        </draw:path>
        <draw:path draw:style-name="gr6" draw:text-style-name="P6" draw:layer="layout" svg:width="2.916cm" svg:height="3.28cm" svg:x="16.921cm" svg:y="9.19cm" svg:viewBox="0 0 2917 3281" svg:d="M2634 3281h-2113l-521-3281h2113c183 0 356 149 385 332l415 2618c29 183-96 331-279 331z">
          <text:p/>
        </draw:path>
        <draw:path draw:style-name="gr6" draw:text-style-name="P6" draw:layer="layout" svg:width="2.004cm" svg:height="2.304cm" svg:x="17.423cm" svg:y="10.171cm" svg:viewBox="0 0 2005 2305" svg:d="M2005 2305l-319-2073c-20-128-140-232-269-232h-1035c-234 0-413 210-377 441l286 1864z">
          <text:p/>
        </draw:path>
        <draw:polygon draw:style-name="gr1" draw:text-style-name="P1" draw:layer="layout" svg:width="1.545cm" svg:height="0.159cm" svg:x="16.761cm" svg:y="14.576cm" svg:viewBox="0 0 1546 160" draw:points="1546,160 0,160 0,0 1546,0">
          <text:p/>
        </draw:polygon>
        <draw:polygon draw:style-name="gr2" draw:text-style-name="P2" draw:layer="layout" svg:width="1.768cm" svg:height="3.274cm" svg:x="16.691cm" svg:y="11.365cm" svg:viewBox="0 0 1769 3275" draw:points="0,45 0,3275 1769,3275 1769,1443 1072,0">
          <text:p/>
        </draw:polygon>
        <draw:polygon draw:style-name="gr3" draw:text-style-name="P3" draw:layer="layout" svg:width="0.927cm" svg:height="3.274cm" svg:x="17.532cm" svg:y="11.365cm" svg:viewBox="0 0 928 3275" draw:points="928,1443 928,3275 692,3275 692,1443 0,10 232,0">
          <text:p/>
        </draw:polygon>
        <draw:path draw:style-name="gr2" draw:text-style-name="P2" draw:layer="layout" svg:width="1.764cm" svg:height="0.181cm" svg:x="16.689cm" svg:y="14.726cm" svg:viewBox="0 0 1765 182" svg:d="M1765 182h-1765v-182h1700c36 0 65 28 65 64z">
          <text:p/>
        </draw:path>
        <draw:path draw:style-name="gr3" draw:text-style-name="P3" draw:layer="layout" svg:width="0.374cm" svg:height="0.181cm" svg:x="18.079cm" svg:y="14.726cm" svg:viewBox="0 0 375 182" svg:d="M375 182h-375v-118c0-36 29-64 65-64h244c37 0 66 28 66 64z">
          <text:p/>
        </draw:path>
        <draw:polygon draw:style-name="gr2" draw:text-style-name="P2" draw:layer="layout" svg:width="1.244cm" svg:height="0.373cm" svg:x="16.653cm" svg:y="11.078cm" svg:viewBox="0 0 1245 374" draw:points="1245,374 0,374 0,0 1245,0">
          <text:p/>
        </draw:polygon>
        <draw:path draw:style-name="gr2" draw:text-style-name="P2" draw:layer="layout" svg:width="0.632cm" svg:height="0.527cm" svg:x="17.712cm" svg:y="10.982cm" svg:viewBox="0 0 633 528" svg:d="M568 528h-502c-36 0-66-29-66-66v-462h633v462c0 37-29 66-65 66z">
          <text:p/>
        </draw:path>
        <draw:polygon draw:style-name="gr1" draw:text-style-name="P1" draw:layer="layout" svg:width="1.545cm" svg:height="0.159cm" svg:x="16.763cm" svg:y="14.576cm" svg:viewBox="0 0 1546 160" draw:points="1546,160 0,160 0,0 1546,0">
          <text:p/>
        </draw:polygon>
        <draw:polygon draw:style-name="gr2" draw:text-style-name="P2" draw:layer="layout" svg:width="1.768cm" svg:height="3.274cm" svg:x="16.693cm" svg:y="11.365cm" svg:viewBox="0 0 1769 3275" draw:points="0,45 0,3275 1769,3275 1769,1443 1072,0">
          <text:p/>
        </draw:polygon>
        <draw:polygon draw:style-name="gr3" draw:text-style-name="P3" draw:layer="layout" svg:width="0.927cm" svg:height="3.274cm" svg:x="17.534cm" svg:y="11.365cm" svg:viewBox="0 0 928 3275" draw:points="928,1443 928,3275 692,3275 692,1443 0,10 232,0">
          <text:p/>
        </draw:polygon>
        <draw:path draw:style-name="gr2" draw:text-style-name="P2" draw:layer="layout" svg:width="1.764cm" svg:height="0.181cm" svg:x="16.691cm" svg:y="14.726cm" svg:viewBox="0 0 1765 182" svg:d="M1765 182h-1765v-182h1700c36 0 65 28 65 64z">
          <text:p/>
        </draw:path>
        <draw:path draw:style-name="gr3" draw:text-style-name="P3" draw:layer="layout" svg:width="0.374cm" svg:height="0.181cm" svg:x="18.081cm" svg:y="14.726cm" svg:viewBox="0 0 375 182" svg:d="M375 182h-375v-118c0-36 29-64 65-64h245c36 0 65 28 65 64z">
          <text:p/>
        </draw:path>
        <draw:polygon draw:style-name="gr2" draw:text-style-name="P2" draw:layer="layout" svg:width="1.244cm" svg:height="0.373cm" svg:x="16.655cm" svg:y="11.078cm" svg:viewBox="0 0 1245 374" draw:points="1245,374 0,374 0,0 1245,0">
          <text:p/>
        </draw:polygon>
        <draw:path draw:style-name="gr2" draw:text-style-name="P2" draw:layer="layout" svg:width="0.632cm" svg:height="0.527cm" svg:x="17.714cm" svg:y="10.982cm" svg:viewBox="0 0 633 528" svg:d="M568 528h-502c-36 0-66-29-66-66v-462h633v462c0 37-29 66-65 66z">
          <text:p/>
        </draw:path>
        <draw:path draw:style-name="gr5" draw:text-style-name="P5" draw:layer="layout" svg:width="2.563cm" svg:height="0.917cm" svg:x="16.25cm" svg:y="12.438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18.133cm" svg:y="12.438cm" svg:viewBox="0 0 681 918" svg:d="M530 918h-264c98 0 164-79 149-177l-70-443c-27-165-181-298-345-298h263c165 0 320 133 346 298l70 443c16 98-51 177-149 177z">
          <text:p/>
        </draw:path>
        <draw:path draw:style-name="gr5" draw:text-style-name="P5" draw:layer="layout" svg:width="1.258cm" svg:height="5.161cm" svg:x="19.282cm" svg:y="8.123cm" svg:viewBox="0 0 1259 5162" svg:d="M744 5162h515l-819-5162c-270 0-477 241-434 508z">
          <text:p/>
        </draw:path>
        <draw:path draw:style-name="gr8" draw:text-style-name="P8" draw:layer="layout" svg:width="0.85cm" svg:height="0.519cm" svg:x="20.069cm" svg:y="9.915cm" svg:viewBox="0 0 851 520" svg:d="M851 490l-19 30c-299-120-580-284-832-486 4-11 8-23 13-34 253 203 537 369 838 490z">
          <text:p/>
        </draw:path>
        <draw:path draw:style-name="gr9" draw:text-style-name="P9" draw:layer="layout" svg:width="0.282cm" svg:height="0.076cm" svg:x="20.281cm" svg:y="10.811cm" svg:viewBox="0 0 283 77" svg:d="M266 77c-1 0-2 0-3 0l-248-41c-10-2-16-11-15-21 2-10 11-16 21-15l248 42c9 2 16 11 14 21-1 8-9 14-17 14z">
          <text:p/>
        </draw:path>
        <draw:polygon draw:style-name="gr9" draw:text-style-name="P9" draw:layer="layout" svg:width="0.847cm" svg:height="0.339cm" svg:x="19.93cm" svg:y="10.318cm" svg:viewBox="0 0 848 340" draw:points="42,0 848,205 756,340 0,117">
          <text:p/>
        </draw:polygon>
        <draw:polygon draw:style-name="gr2" draw:text-style-name="P2" draw:layer="layout" svg:width="1.245cm" svg:height="0.373cm" svg:x="19.61cm" svg:y="11.007cm" svg:viewBox="0 0 1246 374" draw:points="1246,374 0,374 0,0 1246,0">
          <text:p/>
        </draw:polygon>
        <draw:polygon draw:style-name="gr13" draw:text-style-name="P13" draw:layer="layout" svg:width="29.986cm" svg:height="17.638cm" svg:x="0cm" svg:y="-0.013cm" svg:viewBox="0 0 29987 17639" draw:points="0,17639 29987,17639 29987,0 0,0">
          <text:p/>
        </draw:polygon>
        <draw:polygon draw:style-name="gr2" draw:text-style-name="P2" draw:layer="layout" svg:width="8.114cm" svg:height="17.639cm" svg:x="21.872cm" svg:y="-0.014cm" svg:viewBox="0 0 8115 17640" draw:points="743,0 743,4387 0,6280 1110,17640 8115,17640 8115,0">
          <text:p/>
        </draw:polygon>
        <draw:polygon draw:style-name="gr14" draw:text-style-name="P14" draw:layer="layout" svg:width="3.25cm" svg:height="1.911cm" svg:x="10.563cm" svg:y="-0.013cm" svg:viewBox="0 0 3251 1912" draw:points="0,1912 3251,1912 3251,0 0,0">
          <text:p/>
        </draw:polygon>
        <draw:polygon draw:style-name="gr15" draw:text-style-name="P15" draw:layer="layout" svg:width="3.249cm" svg:height="1.912cm" svg:x="10.563cm" svg:y="-0.014cm" svg:viewBox="0 0 3250 1913" draw:points="3004,0 3004,1631 0,1631 0,1913 3250,1913 3250,0">
          <text:p/>
        </draw:polygon>
        <draw:polygon draw:style-name="gr16" draw:text-style-name="P16" draw:layer="layout" svg:width="29.986cm" svg:height="2.504cm" svg:x="0cm" svg:y="15.121cm" svg:viewBox="0 0 29987 2505" draw:points="0,2505 29987,2505 29987,0 0,0">
          <text:p/>
        </draw:polygon>
        <draw:polygon draw:style-name="gr17" draw:text-style-name="P17" draw:layer="layout" svg:width="26.423cm" svg:height="2.716cm" svg:x="0cm" svg:y="7.107cm" svg:viewBox="0 0 26424 2717" draw:points="0,2717 26424,2717 26424,0 0,0">
          <text:p/>
        </draw:polygon>
        <draw:polygon draw:style-name="gr16" draw:text-style-name="P16" draw:layer="layout" svg:width="26.423cm" svg:height="0.378cm" svg:x="0cm" svg:y="7.107cm" svg:viewBox="0 0 26424 379" draw:points="0,379 26424,379 26424,0 0,0">
          <text:p/>
        </draw:polygon>
        <draw:polygon draw:style-name="gr17" draw:text-style-name="P17" draw:layer="layout" svg:width="22.615cm" svg:height="2.716cm" svg:x="0cm" svg:y="4.373cm" svg:viewBox="0 0 22616 2717" draw:points="0,2717 22616,2717 22616,0 0,0">
          <text:p/>
        </draw:polygon>
        <draw:polygon draw:style-name="gr16" draw:text-style-name="P16" draw:layer="layout" svg:width="22.615cm" svg:height="0.378cm" svg:x="0cm" svg:y="4.373cm" svg:viewBox="0 0 22616 379" draw:points="0,379 22616,379 22616,0 0,0">
          <text:p/>
        </draw:polygon>
        <draw:polygon draw:style-name="gr17" draw:text-style-name="P17" draw:layer="layout" svg:width="28.806cm" svg:height="2.717cm" svg:x="0cm" svg:y="9.811cm" svg:viewBox="0 0 28807 2718" draw:points="0,2718 28807,2718 28807,0 0,0">
          <text:p/>
        </draw:polygon>
        <draw:polygon draw:style-name="gr16" draw:text-style-name="P16" draw:layer="layout" svg:width="28.806cm" svg:height="0.379cm" svg:x="0cm" svg:y="9.811cm" svg:viewBox="0 0 28807 380" draw:points="0,380 28807,380 28807,0 0,0">
          <text:p/>
        </draw:polygon>
        <draw:polygon draw:style-name="gr17" draw:text-style-name="P17" draw:layer="layout" svg:width="29.986cm" svg:height="2.661cm" svg:x="0cm" svg:y="12.46cm" svg:viewBox="0 0 29987 2662" draw:points="0,2662 29987,2662 29987,0 0,0">
          <text:p/>
        </draw:polygon>
        <draw:polygon draw:style-name="gr16" draw:text-style-name="P16" draw:layer="layout" svg:width="29.986cm" svg:height="0.371cm" svg:x="0cm" svg:y="12.46cm" svg:viewBox="0 0 29987 372" draw:points="0,372 29987,372 29987,0 0,0">
          <text:p/>
        </draw:polygon>
        <draw:polygon draw:style-name="gr1" draw:text-style-name="P1" draw:layer="layout" svg:width="1.544cm" svg:height="0.159cm" svg:x="20.213cm" svg:y="9.458cm" svg:viewBox="0 0 1545 160" draw:points="1545,160 0,160 0,0 1545,0">
          <text:p/>
        </draw:polygon>
        <draw:polygon draw:style-name="gr2" draw:text-style-name="P2" draw:layer="layout" svg:width="1.768cm" svg:height="3.274cm" svg:x="20.143cm" svg:y="6.248cm" svg:viewBox="0 0 1769 3275" draw:points="0,44 0,3275 1769,3275 1769,1442 1073,0">
          <text:p/>
        </draw:polygon>
        <draw:polygon draw:style-name="gr3" draw:text-style-name="P3" draw:layer="layout" svg:width="0.928cm" svg:height="3.274cm" svg:x="20.983cm" svg:y="6.248cm" svg:viewBox="0 0 929 3275" draw:points="929,1442 929,3275 691,3275 691,1442 0,9 232,0">
          <text:p/>
        </draw:polygon>
        <draw:path draw:style-name="gr2" draw:text-style-name="P2" draw:layer="layout" svg:width="1.764cm" svg:height="0.182cm" svg:x="20.14cm" svg:y="9.608cm" svg:viewBox="0 0 1765 183" svg:d="M1765 183h-1765v-183h1701c35 0 64 29 64 65z">
          <text:p/>
        </draw:path>
        <draw:path draw:style-name="gr3" draw:text-style-name="P3" draw:layer="layout" svg:width="0.373cm" svg:height="0.182cm" svg:x="21.531cm" svg:y="9.608cm" svg:viewBox="0 0 374 183" svg:d="M374 183h-374v-118c0-36 29-65 64-65h246c35 0 64 29 64 65z">
          <text:p/>
        </draw:path>
        <draw:polygon draw:style-name="gr2" draw:text-style-name="P2" draw:layer="layout" svg:width="1.245cm" svg:height="0.374cm" svg:x="20.104cm" svg:y="5.96cm" svg:viewBox="0 0 1246 375" draw:points="1246,375 0,375 0,0 1246,0">
          <text:p/>
        </draw:polygon>
        <draw:path draw:style-name="gr2" draw:text-style-name="P2" draw:layer="layout" svg:width="0.632cm" svg:height="0.526cm" svg:x="21.164cm" svg:y="5.865cm" svg:viewBox="0 0 633 527" svg:d="M566 527h-501c-36 0-65-29-65-65v-462h633v462c0 36-31 65-67 65z">
          <text:p/>
        </draw:path>
        <draw:path draw:style-name="gr5" draw:text-style-name="P5" draw:layer="layout" svg:width="1.258cm" svg:height="5.161cm" svg:x="16.818cm" svg:y="3.076cm" svg:viewBox="0 0 1259 5162" svg:d="M745 5162h514l-819-5162c-270 0-477 242-434 508z">
          <text:p/>
        </draw:path>
        <draw:path draw:style-name="gr5" draw:text-style-name="P5" draw:layer="layout" svg:width="2.564cm" svg:height="0.916cm" svg:x="19.699cm" svg:y="7.321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21.582cm" svg:y="7.321cm" svg:viewBox="0 0 682 917" svg:d="M531 917h-265c98 0 165-79 149-177l-70-443c-26-164-180-297-345-297h264c164 0 320 133 346 297l70 443c15 98-51 177-149 177z">
          <text:p/>
        </draw:path>
        <draw:path draw:style-name="gr4" draw:text-style-name="P4" draw:layer="layout" svg:width="2.563cm" svg:height="0.916cm" svg:x="17.931cm" svg:y="7.321cm" svg:viewBox="0 0 2564 917" svg:d="M2413 917h-2268l-145-917h2268c98 0 189 79 205 176l89 564c16 98-51 177-149 177z">
          <text:p/>
        </draw:path>
        <draw:path draw:style-name="gr6" draw:text-style-name="P6" draw:layer="layout" svg:width="2.569cm" svg:height="1.206cm" svg:x="17.265cm" svg:y="2.883cm" svg:viewBox="0 0 2570 1207" svg:d="M2398 1207h-2244l-151-951c-21-134 83-256 218-256h1986c111 0 215 90 233 202l128 804c17 111-59 201-170 201z">
          <text:p/>
        </draw:path>
        <draw:path draw:style-name="gr6" draw:text-style-name="P6" draw:layer="layout" svg:width="0.647cm" svg:height="1.206cm" svg:x="19.186cm" svg:y="2.883cm" svg:viewBox="0 0 648 1207" svg:d="M475 1207h-284c111 0 187-90 169-201l-127-804c-18-112-122-202-233-202h284c111 0 215 90 233 202l129 804c17 111-59 201-171 201z">
          <text:p/>
        </draw:path>
        <draw:path draw:style-name="gr6" draw:text-style-name="P6" draw:layer="layout" svg:width="1.565cm" svg:height="1.196cm" svg:x="17.651cm" svg:y="2.883cm" svg:viewBox="0 0 1566 1197" svg:d="M1566 0c-151 159-288 895-330 1181l-2 16h-617l-2-15c-87-535-537-1089-615-1182h48c115 142 512 656 601 1160h553c19-128 146-924 317-1160z">
          <text:p/>
        </draw:path>
        <draw:path draw:style-name="gr6" draw:text-style-name="P6" draw:layer="layout" svg:width="2.915cm" svg:height="3.28cm" svg:x="17.416cm" svg:y="4.073cm" svg:viewBox="0 0 2916 3281" svg:d="M2633 3281h-2113l-520-3281h2113c183 0 355 148 384 331l415 2618c29 183-96 332-279 332z">
          <text:p/>
        </draw:path>
        <draw:path draw:style-name="gr6" draw:text-style-name="P6" draw:layer="layout" svg:width="2.003cm" svg:height="2.305cm" svg:x="17.917cm" svg:y="5.053cm" svg:viewBox="0 0 2004 2306" svg:d="M2004 2306l-318-2073c-21-129-141-233-269-233h-1036c-234 0-413 210-376 442l285 1864z">
          <text:p/>
        </draw:path>
        <draw:path draw:style-name="gr18" draw:text-style-name="P18" draw:layer="layout" svg:width="0.842cm" svg:height="0.516cm" svg:x="20.155cm" svg:y="9.588cm" svg:viewBox="0 0 843 517" svg:d="M743 432c-77-32-249-132-362-199l17-233h-398c31 131 56 229 66 268-21 43-90 197-43 249h819c0 0 19-36-99-85z">
          <text:p/>
        </draw:path>
        <draw:path draw:style-name="gr19" draw:text-style-name="P19" draw:layer="layout" svg:width="0.855cm" svg:height="0.205cm" svg:x="20.143cm" svg:y="9.934cm" svg:viewBox="0 0 856 206" svg:d="M608 0c0 0-127 35-150 76l38 17c0 0-362 14-411 9s-51-70-51-70c0 0-72 126-7 162 62 35 740-19 824-26 4 0 6-4 4-8-11-19-47-73-128-94-98-27-119-66-119-66z">
          <text:p/>
        </draw:path>
        <draw:path draw:style-name="gr10" draw:text-style-name="P10" draw:layer="layout" svg:width="2.87cm" svg:height="3.819cm" svg:x="17.905cm" svg:y="5.863cm" svg:viewBox="0 0 2871 3820" svg:d="M2135 3820h606c31-537 177-2179 115-2409-99-369-1552-1411-1552-1411l-1235 80c0 0-247 952 194 1173 441 220 1659 590 1659 590z">
          <text:p/>
        </draw:path>
        <draw:path draw:style-name="gr18" draw:text-style-name="P18" draw:layer="layout" svg:width="0.836cm" svg:height="0.516cm" svg:x="21.402cm" svg:y="9.588cm" svg:viewBox="0 0 837 517" svg:d="M736 432c-77-32-249-132-361-199l18-233h-393c32 133 57 229 65 258-12 23-98 203-48 259h819c0 0 20-36-100-85z">
          <text:p/>
        </draw:path>
        <draw:path draw:style-name="gr19" draw:text-style-name="P19" draw:layer="layout" svg:width="0.855cm" svg:height="0.205cm" svg:x="21.384cm" svg:y="9.934cm" svg:viewBox="0 0 856 206" svg:d="M610 0c0 0-128 35-151 76l38 17c0 0-363 14-412 9-48-5-51-70-51-70 0 0-72 126-6 162 61 35 740-19 823-26 4 0 6-4 4-8-11-19-47-73-126-94-98-27-119-66-119-66z">
          <text:p/>
        </draw:path>
        <draw:path draw:style-name="gr10" draw:text-style-name="P10" draw:layer="layout" svg:width="2.751cm" svg:height="3.819cm" svg:x="19.208cm" svg:y="5.863cm" svg:viewBox="0 0 2752 3820" svg:d="M2115 3820h539c30-411 150-2120 72-2329-88-238-2038-1491-2038-1491h-688l115 1147 1747 714z">
          <text:p/>
        </draw:path>
        <draw:path draw:style-name="gr18" draw:text-style-name="P18" draw:layer="layout" svg:width="0.738cm" svg:height="0.456cm" svg:x="20.866cm" svg:y="5.607cm" svg:viewBox="0 0 739 457" svg:d="M36 457c-13-152-25-304-36-457 359 39 700 104 736 195 37 94-316 188-700 262z">
          <text:p/>
        </draw:path>
        <draw:path draw:style-name="gr20" draw:text-style-name="P20" draw:layer="layout" svg:width="0.308cm" svg:height="0.12cm" svg:x="21.854cm" svg:y="5.791cm" svg:viewBox="0 0 309 121" svg:d="M31 0c0 0 195 47 218 59s63 50 60 60c-3 11-71-20-71-20l-238-34z">
          <text:p/>
        </draw:path>
        <draw:path draw:style-name="gr18" draw:text-style-name="P18" draw:layer="layout" svg:width="0.786cm" svg:height="0.28cm" svg:x="21.422cm" svg:y="5.687cm" svg:viewBox="0 0 787 281" svg:d="M0 229c0 0-1-170 66-203 66-34 354-30 404-14 51 15 311 94 317 121 6 28-303 13-303 13 0 0-51-3-33 50 0 0-125 86-183 85s-204-27-268-52z">
          <text:p/>
        </draw:path>
        <draw:path draw:style-name="gr18" draw:text-style-name="P18" draw:layer="layout" svg:width="0.373cm" svg:height="0.119cm" svg:x="21.649cm" svg:y="5.854cm" svg:viewBox="0 0 374 120" svg:d="M166 2c0 0 116 54 141 57s77 25 66 42-293 31-347 5c-55-26-5-106-5-106z">
          <text:p/>
        </draw:path>
        <draw:path draw:style-name="gr19" draw:text-style-name="P19" draw:layer="layout" svg:width="1.836cm" svg:height="2.824cm" svg:x="19.589cm" svg:y="3.326cm" svg:viewBox="0 0 1837 2825" svg:d="M1837 2282l-65 477c0 0-1236 170-1582-36-129-76-178-472-188-939-1-48-2-96-2-145v-1c0-31 0-62 0-93 0-16 0-30 0-46 6-725 78-1499 78-1499 0 0 152 62 264 141 12 8 23 17 34 26 32 26 58 53 72 80 9 17 18 61 28 126 2 13 4 27 7 42 63 457 142 1656 142 1656l10 1 176 31z">
          <text:p/>
        </draw:path>
        <draw:polygon draw:style-name="gr9" draw:text-style-name="P9" draw:layer="layout" svg:width="0.842cm" svg:height="1.909cm" svg:x="19.971cm" svg:y="4.242cm" svg:viewBox="0 0 843 1910" draw:points="92,1729 0,0 221,1694 843,1897 363,1910">
          <text:p/>
        </draw:polygon>
        <draw:path draw:style-name="gr19" draw:text-style-name="P19" draw:layer="layout" svg:width="0.343cm" svg:height="0.313cm" svg:x="20.13cm" svg:y="5.397cm" svg:viewBox="0 0 344 314" svg:d="M344 196c0 11-8 21-20 22-11 1-21-7-22-19-4-45-17-84-40-114-24-33-61-55-98-57-50-3-101 35-116 85s2 109 43 145c9 7 16 11 22 13 14 5 33-2 47-17 12-13 20-31 25-58 2-11 13-19 25-16 12 2 19 13 17 24-7 35-19 60-36 79-19 20-44 31-68 31-8 0-15-1-22-3-13-4-24-11-37-22-54-47-77-122-57-188 14-44 47-82 87-101l177 31c9 9 18 18 25 29 27 36 43 83 48 136z">
          <text:p/>
        </draw:path>
        <draw:path draw:style-name="gr18" draw:text-style-name="P18" draw:layer="layout" svg:width="2.194cm" svg:height="1.297cm" svg:x="17.632cm" svg:y="2.705cm" svg:viewBox="0 0 2195 1298" svg:d="M535 1180c286 73 596 151 891 103 29-4 57-10 85-15 62-69 129-134 201-192 92-73 193-123 291-184 68-43 130-93 192-144-64-61-158-120-294-150-63-14-118-28-165-41-220-61-394-231-454-451-2-5-2-8-2-8l-217 42-244-140c0 0 12 425-91 524 0 0-124 70-488 250-129 63-201 146-240 226 179 59 354 134 535 180z">
          <text:p/>
        </draw:path>
        <draw:path draw:style-name="gr20" draw:text-style-name="P20" draw:layer="layout" svg:width="0.507cm" svg:height="0.223cm" svg:x="18.451cm" svg:y="2.736cm" svg:viewBox="0 0 508 224" svg:d="M508 193c-97 40-223 48-346-17-63-34-116-88-162-150 1-10 0-19 0-26 29 27 60 51 92 69 134 71 270 55 370 6l1 1c11 41 26 80 45 117z">
          <text:p/>
        </draw:path>
        <draw:path draw:style-name="gr19" draw:text-style-name="P19" draw:layer="layout" svg:width="2.564cm" svg:height="2.927cm" svg:x="17.503cm" svg:y="3.326cm" svg:viewBox="0 0 2565 2928" svg:d="M188 259c0 0 876 435 1364 194 489-241 613-453 613-453 0 0 270 182 323 282s-117 930-94 1024c24 94 171 1376 171 1376 0 0-1318 382-2194 194l211-1305-582-1083c0 0 100-176 188-229z">
          <text:p/>
        </draw:path>
        <draw:path draw:style-name="gr19" draw:text-style-name="P19" draw:layer="layout" svg:width="0.313cm" svg:height="0.326cm" svg:x="18.356cm" svg:y="4.666cm" svg:viewBox="0 0 314 327" svg:d="M176 327c-55 0-108-24-141-66-45-57-47-141-4-196 30-40 80-64 133-65 45-2 93 11 140 38 10 6 13 19 8 29-6 10-19 14-29 8-40-23-81-35-117-34-42 2-80 21-102 49-31 40-29 103 4 145 32 40 91 59 143 45 11-2 18-5 23-9 12-10 18-30 13-48-4-18-14-35-33-54-8-9-8-22 0-30 9-8 22-8 30 0 25 25 39 50 45 74 8 35-3 71-29 90-10 8-22 14-38 18-15 4-31 6-46 6z">
          <text:p/>
        </draw:path>
        <draw:path draw:style-name="gr19" draw:text-style-name="P19" draw:layer="layout" svg:width="0.326cm" svg:height="0.301cm" svg:x="19.048cm" svg:y="3.913cm" svg:viewBox="0 0 327 302" svg:d="M284 302c-3 0-6 0-9-1-10-5-15-17-10-28 18-41 24-83 19-119-6-42-28-78-59-97-43-26-106-17-143 20-37 36-49 98-29 149 3 10 7 17 12 22 11 11 31 14 49 7 17-5 33-18 50-39 7-9 21-10 29-3 9 7 11 21 3 30-22 26-44 43-68 52-34 12-70 5-93-18-9-9-17-20-23-36-25-67-9-145 40-194 51-50 135-62 195-25 41 25 70 72 78 126 7 44-1 93-22 142-3 8-11 12-19 12z">
          <text:p/>
        </draw:path>
        <draw:path draw:style-name="gr19" draw:text-style-name="P19" draw:layer="layout" svg:width="0.313cm" svg:height="0.326cm" svg:x="19.33cm" svg:y="4.807cm" svg:viewBox="0 0 314 327" svg:d="M176 327c-55 0-108-24-142-66-44-58-46-142-3-197 29-38 79-62 133-64 45-2 94 12 140 38 10 6 13 19 7 29-5 10-18 13-28 7-40-22-81-33-118-32-41 1-79 19-101 48-31 39-29 103 3 145 32 40 91 59 144 46 10-3 18-6 24-10 12-10 17-29 13-49-4-17-16-34-35-54-8-8-7-22 1-30s23-8 31 1c24 25 38 49 44 74 8 36-3 71-28 91-10 8-22 13-40 17-15 4-30 6-45 6z">
          <text:p/>
        </draw:path>
        <draw:path draw:style-name="gr19" draw:text-style-name="P19" draw:layer="layout" svg:width="0.181cm" svg:height="0.274cm" svg:x="19.89cm" svg:y="3.467cm" svg:viewBox="0 0 182 275" svg:d="M182 275h-5c-55 0-109-24-142-66-45-58-47-142-4-197 3-5 6-8 10-12 12 8 23 17 34 26-4 3-8 7-11 11-31 40-29 103 4 145 24 32 66 50 108 51 2 13 4 27 6 42z">
          <text:p/>
        </draw:path>
        <draw:path draw:style-name="gr19" draw:text-style-name="P19" draw:layer="layout" svg:width="0.342cm" svg:height="0.328cm" svg:x="18.785cm" svg:y="5.325cm" svg:viewBox="0 0 343 329" svg:d="M122 329c-7 0-15-1-22-4-12-3-24-10-36-21-54-47-77-123-57-189 21-70 89-119 160-115 49 3 97 30 129 74 27 36 43 83 47 136 1 12-7 22-19 23-11 1-22-8-23-19-3-46-17-85-39-115-24-33-61-55-98-57-49-2-101 35-117 86-15 49 3 108 44 144 8 7 15 11 22 13 14 5 33-2 46-16 12-13 20-32 26-59 2-11 14-18 25-16 12 2 19 13 17 25-7 34-19 59-37 78-18 20-43 32-68 32z">
          <text:p/>
        </draw:path>
        <draw:path draw:style-name="gr9" draw:text-style-name="P9" draw:layer="layout" svg:width="0.458cm" svg:height="0.755cm" svg:x="18.787cm" svg:y="4.799cm" svg:viewBox="0 0 459 756" svg:d="M18 756c-4 0-8-1-11-3-8-6-9-17-3-25 170-220 312-461 422-717 4-9 14-13 23-9s13 14 9 23c-110 259-254 502-426 725-4 4-9 6-14 6z">
          <text:p/>
        </draw:path>
        <draw:path draw:style-name="gr9" draw:text-style-name="P9" draw:layer="layout" svg:width="0.383cm" svg:height="0.818cm" svg:x="18.937cm" svg:y="4.926cm" svg:viewBox="0 0 384 819" svg:d="M18 819c-5 0-10-2-14-6-6-8-5-19 2-25 115-98 177-243 228-385 45-128 84-259 116-390 2-9 11-15 21-13 9 3 15 12 13 22-32 132-72 264-117 393-52 146-117 296-237 400-3 2-7 4-12 4z">
          <text:p/>
        </draw:path>
        <draw:path draw:style-name="gr18" draw:text-style-name="P18" draw:layer="layout" svg:width="0.848cm" svg:height="0.474cm" svg:x="18.237cm" svg:y="5.611cm" svg:viewBox="0 0 849 475" svg:d="M112 475c-32-157-75-316-112-475 395 38 805 104 846 206 39 97-339 194-734 269z">
          <text:p/>
        </draw:path>
        <draw:path draw:style-name="gr20" draw:text-style-name="P20" draw:layer="layout" svg:width="0.308cm" svg:height="0.121cm" svg:x="19.335cm" svg:y="5.806cm" svg:viewBox="0 0 309 122" svg:d="M31 0c0 0 195 48 218 60 23 11 63 49 60 60s-70-21-70-21l-239-34z">
          <text:p/>
        </draw:path>
        <draw:path draw:style-name="gr18" draw:text-style-name="P18" draw:layer="layout" svg:width="0.786cm" svg:height="0.279cm" svg:x="18.903cm" svg:y="5.702cm" svg:viewBox="0 0 787 280" svg:d="M0 228c0 0-1-169 66-202 66-33 354-30 405-15 50 16 311 94 316 121 6 28-303 13-303 13 0 0-51-3-33 51 0 0-126 85-184 84s-203-26-267-52z">
          <text:p/>
        </draw:path>
        <draw:path draw:style-name="gr18" draw:text-style-name="P18" draw:layer="layout" svg:width="0.373cm" svg:height="0.12cm" svg:x="19.13cm" svg:y="5.869cm" svg:viewBox="0 0 374 121" svg:d="M167 2c0 0 115 55 140 57 25 3 77 25 66 42-10 17-292 33-347 5-55-26-5-106-5-106z">
          <text:p/>
        </draw:path>
        <draw:path draw:style-name="gr19" draw:text-style-name="P19" draw:layer="layout" svg:width="1.771cm" svg:height="2.557cm" svg:x="16.791cm" svg:y="3.585cm" svg:viewBox="0 0 1772 2558" svg:d="M1772 2047l-12 435c-553 153-1541 59-1729-147-9-8-15-19-20-32v-1c-8-23-12-54-11-90 0-26 2-56 7-88v-1c3-23 7-47 12-73 104-530 584-1576 635-1720 2-6 5-11 7-17 7-18 15-36 25-53 78-149 215-260 215-260l553 1048-564 817z">
          <text:p/>
        </draw:path>
        <draw:path draw:style-name="gr19" draw:text-style-name="P19" draw:layer="layout" svg:width="0.314cm" svg:height="0.253cm" svg:x="17.451cm" svg:y="3.724cm" svg:viewBox="0 0 315 254" svg:d="M311 114c-17 70-74 125-142 137-9 2-19 3-28 3-58 0-114-31-141-80 7-19 15-37 25-54 1 9 4 17 7 24 21 47 78 76 129 66 51-9 96-54 109-106 3-11 3-19 2-25-2-15-18-29-36-34s-38-4-65 4c-11 3-22-3-26-14-3-11 4-23 15-26 34-10 61-11 87-5 35 10 61 36 66 67 3 13 2 26-2 43z">
          <text:p/>
        </draw:path>
        <draw:path draw:style-name="gr19" draw:text-style-name="P19" draw:layer="layout" svg:width="0.346cm" svg:height="0.331cm" svg:x="17.145cm" svg:y="5.042cm" svg:viewBox="0 0 347 332" svg:d="M131 332c-5 0-10-1-15-2-13-2-25-8-39-18-58-41-88-114-74-181 14-72 78-128 147-131 49-2 99 21 135 62 30 33 52 78 61 130 2 12-5 23-17 25s-23-6-25-17c-8-45-25-83-50-110-28-32-65-49-102-48-50 2-98 45-108 97-10 50 13 108 58 139 8 7 16 10 22 11 15 4 34-5 45-20s17-34 20-61c1-12 11-20 23-19 11 1 20 12 18 23-3 35-12 61-27 82-19 24-46 38-72 38z">
          <text:p/>
        </draw:path>
        <draw:path draw:style-name="gr19" draw:text-style-name="P19" draw:layer="layout" svg:width="0.244cm" svg:height="0.194cm" svg:x="16.791cm" svg:y="5.735cm" svg:viewBox="0 0 245 195" svg:d="M242 80c8 35-3 72-28 91-10 8-22 14-39 18-15 4-30 6-45 6-44 0-87-15-119-42v-1c-8-24-12-55-11-91 4 15 11 28 20 41 32 41 92 60 145 46 11-2 18-5 23-10 12-10 17-30 13-48s-15-35-33-54c-9-9-8-22 0-30s22-8 29 0c25 25 39 50 45 74z">
          <text:p/>
        </draw:path>
        <draw:path draw:style-name="gr19" draw:text-style-name="P19" draw:layer="layout" svg:width="0.259cm" svg:height="0.104cm" svg:x="16.798cm" svg:y="5.603cm" svg:viewBox="0 0 260 105" svg:d="M258 67c-6 10-19 14-29 8-40-22-81-35-118-34-41 2-79 21-101 49-4 5-7 10-10 15 3-23 7-47 12-74 28-19 62-30 98-31 45-2 94 11 140 38 10 5 13 20 8 29z">
          <text:p/>
        </draw:path>
        <draw:path draw:style-name="gr9" draw:text-style-name="P9" draw:layer="layout" svg:width="2.222cm" svg:height="0.667cm" svg:x="17.563cm" svg:y="3.36cm" svg:viewBox="0 0 2223 668" svg:d="M1086 668c-507 0-1049-284-1076-299-9-4-12-15-8-24 5-8 16-11 24-7s790 414 1342 259c551-155 821-584 823-589 5-8 16-11 25-5 8 5 10 16 5 24-2 4-279 445-843 604-94 26-192 37-292 37z">
          <text:p/>
        </draw:path>
        <draw:path draw:style-name="gr9" draw:text-style-name="P9" draw:layer="layout" svg:width="0.256cm" svg:height="0.119cm" svg:x="17.453cm" svg:y="5.353cm" svg:viewBox="0 0 257 120" svg:d="M19 120c-11 0-19-7-19-17s8-18 18-18l160-3-80-49c-8-5-11-16-6-24 5-9 16-11 24-6l132 80c7 4 10 12 8 20-2 7-9 13-16 13z">
          <text:p/>
        </draw:path>
        <draw:path draw:style-name="gr9" draw:text-style-name="P9" draw:layer="layout" svg:width="0.904cm" svg:height="0.224cm" svg:x="17.674cm" svg:y="5.432cm" svg:viewBox="0 0 905 225" svg:d="M887 225c-1 0-2 0-4 0l-869-191c-10-2-16-11-14-21 2-9 11-15 21-13l870 191c9 2 15 11 13 21-2 8-9 13-17 13z">
          <text:p/>
        </draw:path>
        <draw:path draw:style-name="gr9" draw:text-style-name="P9" draw:layer="layout" svg:width="0.666cm" svg:height="0.152cm" svg:x="17.881cm" svg:y="6.054cm" svg:viewBox="0 0 667 153" svg:d="M13 85c0 0 491-22 654-85 0 0-447 187-667 147z">
          <text:p/>
        </draw:path>
        <draw:polygon draw:style-name="gr9" draw:text-style-name="P9" draw:layer="layout" svg:width="0.313cm" svg:height="0.736cm" svg:x="18.022cm" svg:y="4.564cm" svg:viewBox="0 0 314 737" draw:points="53,318 314,0 0,737">
          <text:p/>
        </draw:polygon>
        <draw:path draw:style-name="gr18" draw:text-style-name="P18" draw:layer="layout" svg:width="0.975cm" svg:height="1.101cm" svg:x="18.153cm" svg:y="1.752cm" svg:viewBox="0 0 976 1102" svg:d="M971 597c-13-117-52-226-87-292 0 0 0-1-1-1-11-27-26-54-42-80-145-218-421-289-619-159-172 113-228 341-146 542-19-3-49-4-68 14-31 29 29 292 193 242 49 76 112 149 188 191 208 111 423 10 497-96 27-32 46-68 60-106 30-80 35-170 25-255z">
          <text:p/>
        </draw:path>
        <draw:path draw:style-name="gr21" draw:text-style-name="P21" draw:layer="layout" svg:width="0.282cm" svg:height="0.282cm" svg:x="18.425cm" svg:y="2.419cm" svg:viewBox="0 0 283 283" svg:d="M282 122c10 78-44 150-122 160-77 10-149-46-159-123s45-148 123-158c77-10 148 44 158 121z">
          <text:p/>
        </draw:path>
        <draw:path draw:style-name="gr21" draw:text-style-name="P21" draw:layer="layout" svg:width="0.101cm" svg:height="0.255cm" svg:x="19.027cm" svg:y="2.348cm" svg:viewBox="0 0 102 256" svg:d="M97 0c10 86 5 176-25 256-37-21-65-58-71-103-8-68 33-132 96-153z">
          <text:p/>
        </draw:path>
        <draw:path draw:style-name="gr9" draw:text-style-name="P9" draw:layer="layout" svg:width="0.149cm" svg:height="0.18cm" svg:x="18.201cm" svg:y="2.388cm" svg:viewBox="0 0 150 181" svg:d="M29 101c-14-15-23-34-28-55-2-9-3-24 6-34 8-9 21-13 32-11 24 3 42 21 53 39 12 17 23 34 33 52 10 19 19 38 23 59 1 6 2 12 0 19-3 8-12 13-20 11-14-2-21-10-29-17-15-15-27-35-31-56-3-20 1-45 19-57-15 15-16 37-11 56 6 19 16 36 31 48 7 6 16 13 23 13 5 1 7-5 5-14-5-19-13-37-23-54-10-18-20-36-31-52-12-17-26-32-44-35-8-2-17 0-23 6s-6 16-5 26c2 20 9 39 20 56z">
          <text:p/>
        </draw:path>
        <draw:path draw:style-name="gr22" draw:text-style-name="P22" draw:layer="layout" svg:width="0.025cm" svg:height="0.015cm" svg:x="18.815cm" svg:y="2.383cm" svg:viewBox="0 0 26 16" svg:d="M0 12c1 4 8 5 15 4 7-2 12-6 11-10-1-5-7-7-15-5-7 2-12 7-11 11z">
          <text:p/>
        </draw:path>
        <draw:path draw:style-name="gr9" draw:text-style-name="P9" draw:layer="layout" svg:width="0.049cm" svg:height="0.143cm" svg:x="18.825cm" svg:y="2.291cm" svg:viewBox="0 0 50 144" svg:d="M0 0c6 13 12 25 20 37 6 13 13 24 21 36 7 12 12 29 6 44-5 14-18 25-33 27 13-7 22-18 25-30s-1-24-8-35c-6-12-16-24-20-37-6-14-10-28-11-42z">
          <text:p/>
        </draw:path>
        <draw:path draw:style-name="gr9" draw:text-style-name="P9" draw:layer="layout" svg:width="0.024cm" svg:height="0.018cm" svg:x="18.788cm" svg:y="2.417cm" svg:viewBox="0 0 25 19" svg:d="M25 18c-7 2-12-1-17-4-3-3-7-8-8-14 7-1 11 2 15 4 5 3 8 7 10 14z">
          <text:p/>
        </draw:path>
        <draw:path draw:style-name="gr9" draw:text-style-name="P9" draw:layer="layout" svg:width="0.081cm" svg:height="0.017cm" svg:x="18.797cm" svg:y="2.556cm" svg:viewBox="0 0 82 18" svg:d="M0 11c28 1 55-4 82-11-6 4-12 8-18 11-7 2-14 5-22 6-14 2-29 2-42-6z">
          <text:p/>
        </draw:path>
        <draw:path draw:style-name="gr20" draw:text-style-name="P20" draw:layer="layout" svg:width="0.149cm" svg:height="0.049cm" svg:x="18.754cm" svg:y="2.466cm" svg:viewBox="0 0 150 50" svg:d="M0 42c0 0 28-38 75-42s75 20 75 20c0 0-63 47-150 22z">
          <text:p/>
        </draw:path>
        <draw:path draw:style-name="gr9" draw:text-style-name="P9" draw:layer="layout" svg:width="0.221cm" svg:height="0.059cm" svg:x="18.716cm" svg:y="2.462cm" svg:viewBox="0 0 222 60" svg:d="M0 29c19 7 38 12 57 14s39 3 58 0c18-3 37-8 54-16 18-7 35-17 53-27-7 8-15 15-22 21-9 6-16 12-25 17-18 10-38 17-58 21-42 5-85-3-117-30z">
          <text:p/>
        </draw:path>
        <draw:path draw:style-name="gr9" draw:text-style-name="P9" draw:layer="layout" svg:width="0.056cm" svg:height="0.109cm" svg:x="18.892cm" svg:y="2.25cm" svg:viewBox="0 0 57 110" svg:d="M55 51c5 31-5 57-20 59-15 1-30-21-34-52-5-30 5-56 20-58s30 21 34 51z">
          <text:p/>
        </draw:path>
        <draw:path draw:style-name="gr9" draw:text-style-name="P9" draw:layer="layout" svg:width="0.053cm" svg:height="0.054cm" svg:x="18.913cm" svg:y="2.229cm" svg:viewBox="0 0 54 55" svg:d="M0 22c0 0 37-3 54-22 0 0 0 43-33 55z">
          <text:p/>
        </draw:path>
        <draw:path draw:style-name="gr18" draw:text-style-name="P18" draw:layer="layout" svg:width="0.08cm" svg:height="0.032cm" svg:x="18.906cm" svg:y="2.335cm" svg:viewBox="0 0 81 33" svg:d="M8 33l-8-13c1-1 48-31 81-15l-6 14c-22-9-55 7-67 14z">
          <text:p/>
        </draw:path>
        <draw:path draw:style-name="gr9" draw:text-style-name="P9" draw:layer="layout" svg:width="0.176cm" svg:height="0.07cm" svg:x="18.865cm" svg:y="2.134cm" svg:viewBox="0 0 177 71" svg:d="M1 32c8-21 25-27 42-30s34-3 51 1c35 6 64 29 81 56 3 3 2 8-2 10-2 2-5 2-8 1-13-7-25-14-38-18-14-5-26-7-39-8-12-1-25 0-37 2-13 3-25 6-43-1h-2c-5-2-7-8-5-13z">
          <text:p/>
        </draw:path>
        <draw:path draw:style-name="gr9" draw:text-style-name="P9" draw:layer="layout" svg:width="0.035cm" svg:height="0.034cm" svg:x="18.857cm" svg:y="2.146cm" svg:viewBox="0 0 36 35" svg:d="M1 0c8 7 13 12 18 17l6 7c4 2 7 4 11 7-8 8-22 4-28-3-7-8-10-17-7-28z">
          <text:p/>
        </draw:path>
        <draw:path draw:style-name="gr9" draw:text-style-name="P9" draw:layer="layout" svg:width="0.056cm" svg:height="0.108cm" svg:x="18.664cm" svg:y="2.28cm" svg:viewBox="0 0 57 109" svg:d="M1 58c4 30 20 53 35 51s24-28 20-58-19-53-34-51c-16 2-25 27-21 58z">
          <text:p/>
        </draw:path>
        <draw:path draw:style-name="gr9" draw:text-style-name="P9" draw:layer="layout" svg:width="0.057cm" svg:height="0.044cm" svg:x="18.628cm" svg:y="2.273cm" svg:viewBox="0 0 58 45" svg:d="M58 7c0 0-38 6-58-7 0 0 11 42 45 45z">
          <text:p/>
        </draw:path>
        <draw:path draw:style-name="gr18" draw:text-style-name="P18" draw:layer="layout" svg:width="0.082cm" svg:height="0.024cm" svg:x="18.637cm" svg:y="2.373cm" svg:viewBox="0 0 83 25" svg:d="M78 21c-1 0-46-14-69 4l-9-12c28-24 80-7 83-6z">
          <text:p/>
        </draw:path>
        <draw:path draw:style-name="gr9" draw:text-style-name="P9" draw:layer="layout" svg:width="0.164cm" svg:height="0.098cm" svg:x="18.547cm" svg:y="2.168cm" svg:viewBox="0 0 165 99" svg:d="M159 33c-16 11-28 12-41 12-14 1-26 4-38 8s-23 9-34 17c-12 7-21 17-32 27h-1c-3 3-8 3-11-1-2-2-2-5-2-7 10-30 33-59 64-75 16-7 32-12 49-14 18-1 36 0 49 18 4 4 3 11-1 14h-1z">
          <text:p/>
        </draw:path>
        <draw:path draw:style-name="gr9" draw:text-style-name="P9" draw:layer="layout" svg:width="0.029cm" svg:height="0.04cm" svg:x="18.686cm" svg:y="2.165cm" svg:viewBox="0 0 30 41" svg:d="M26 0c-6 8-9 14-13 20l-5 9c-1 3-5 6-8 10 10 5 22-2 26-10 5-10 6-20 0-29z">
          <text:p/>
        </draw:path>
        <draw:path draw:style-name="gr23" draw:text-style-name="P23" draw:layer="layout" svg:width="1.071cm" svg:height="1.318cm" svg:x="18.056cm" svg:y="1.656cm" svg:viewBox="0 0 1072 1319" svg:d="M1058 147c-13 39-58 64-99 65 20-62 21-147 17-212-71 60-175 49-268 39-153-16-318-18-445 67-87 58-141 151-156 256-91 90-109 230-107 359 2 86 14 181 75 242 39 39 92 59 137 88 93 59 156 160 172 268 10-95 12-190 12-238-37-36-70-78-98-122-164 51-225-213-193-242 17-16 42-17 61-15 70 39 184 84 184 84l-21-85c77-106 27-256 27-256 0 0 483 198 678 90 37-128 50-264 24-388z">
          <text:p/>
        </draw:path>
        <draw:path draw:style-name="gr23" draw:text-style-name="P23" draw:layer="layout" svg:width="1.071cm" svg:height="0.581cm" svg:x="18.056cm" svg:y="1.82cm" svg:viewBox="0 0 1072 582" svg:d="M1038 14c-14 15-34 25-54 30-21 11-41 21-60 29-152 67-317 89-479 118-104 20-277 26-394 83-43 84-52 187-51 283 1 8 1 16 1 25 102-97 235-169 370-212-3-51-15-89-15-89 0 0 64 27 155 55 16-3 32-5 47-7 161-18 318-15 476-52 8-2 15-3 23-5 17-92 20-185 4-272-8 5-15 10-23 14z">
          <text:p/>
        </draw:path>
        <draw:polygon draw:style-name="gr1" draw:text-style-name="P1" draw:layer="layout" svg:width="1.544cm" svg:height="0.159cm" svg:x="17.256cm" svg:y="9.458cm" svg:viewBox="0 0 1545 160" draw:points="1545,160 0,160 0,0 1545,0">
          <text:p/>
        </draw:polygon>
        <draw:polygon draw:style-name="gr2" draw:text-style-name="P2" draw:layer="layout" svg:width="1.768cm" svg:height="3.274cm" svg:x="17.185cm" svg:y="6.248cm" svg:viewBox="0 0 1769 3275" draw:points="0,44 0,3275 1769,3275 1769,1442 1073,0">
          <text:p/>
        </draw:polygon>
        <draw:polygon draw:style-name="gr3" draw:text-style-name="P3" draw:layer="layout" svg:width="0.928cm" svg:height="3.274cm" svg:x="18.026cm" svg:y="6.248cm" svg:viewBox="0 0 929 3275" draw:points="929,1442 929,3275 692,3275 692,1442 0,9 233,0">
          <text:p/>
        </draw:polygon>
        <draw:path draw:style-name="gr2" draw:text-style-name="P2" draw:layer="layout" svg:width="1.764cm" svg:height="0.182cm" svg:x="17.183cm" svg:y="9.608cm" svg:viewBox="0 0 1765 183" svg:d="M1765 183h-1765v-183h1700c36 0 65 29 65 65z">
          <text:p/>
        </draw:path>
        <draw:path draw:style-name="gr3" draw:text-style-name="P3" draw:layer="layout" svg:width="0.373cm" svg:height="0.182cm" svg:x="18.574cm" svg:y="9.608cm" svg:viewBox="0 0 374 183" svg:d="M374 183h-374v-118c0-36 29-65 64-65h245c36 0 65 29 65 65z">
          <text:p/>
        </draw:path>
        <draw:polygon draw:style-name="gr2" draw:text-style-name="P2" draw:layer="layout" svg:width="1.245cm" svg:height="0.374cm" svg:x="17.147cm" svg:y="5.96cm" svg:viewBox="0 0 1246 375" draw:points="1246,375 0,375 0,0 1246,0">
          <text:p/>
        </draw:polygon>
        <draw:path draw:style-name="gr2" draw:text-style-name="P2" draw:layer="layout" svg:width="0.632cm" svg:height="0.526cm" svg:x="18.207cm" svg:y="5.865cm" svg:viewBox="0 0 633 527" svg:d="M567 527h-502c-36 0-65-29-65-65v-462h633v462c0 36-30 65-66 65z">
          <text:p/>
        </draw:path>
        <draw:polygon draw:style-name="gr1" draw:text-style-name="P1" draw:layer="layout" svg:width="1.544cm" svg:height="0.159cm" svg:x="17.258cm" svg:y="9.458cm" svg:viewBox="0 0 1545 160" draw:points="1545,160 0,160 0,0 1545,0">
          <text:p/>
        </draw:polygon>
        <draw:polygon draw:style-name="gr2" draw:text-style-name="P2" draw:layer="layout" svg:width="1.768cm" svg:height="3.274cm" svg:x="17.187cm" svg:y="6.248cm" svg:viewBox="0 0 1769 3275" draw:points="0,44 0,3275 1769,3275 1769,1442 1073,0">
          <text:p/>
        </draw:polygon>
        <draw:polygon draw:style-name="gr3" draw:text-style-name="P3" draw:layer="layout" svg:width="0.928cm" svg:height="3.274cm" svg:x="18.028cm" svg:y="6.248cm" svg:viewBox="0 0 929 3275" draw:points="929,1442 929,3275 692,3275 692,1442 0,9 233,0">
          <text:p/>
        </draw:polygon>
        <draw:path draw:style-name="gr2" draw:text-style-name="P2" draw:layer="layout" svg:width="1.764cm" svg:height="0.182cm" svg:x="17.185cm" svg:y="9.608cm" svg:viewBox="0 0 1765 183" svg:d="M1765 183h-1765v-183h1700c36 0 65 29 65 65z">
          <text:p/>
        </draw:path>
        <draw:path draw:style-name="gr3" draw:text-style-name="P3" draw:layer="layout" svg:width="0.373cm" svg:height="0.182cm" svg:x="18.576cm" svg:y="9.608cm" svg:viewBox="0 0 374 183" svg:d="M374 183h-374v-118c0-36 29-65 64-65h245c36 0 65 29 65 65z">
          <text:p/>
        </draw:path>
        <draw:polygon draw:style-name="gr2" draw:text-style-name="P2" draw:layer="layout" svg:width="1.245cm" svg:height="0.374cm" svg:x="17.149cm" svg:y="5.96cm" svg:viewBox="0 0 1246 375" draw:points="1246,375 0,375 0,0 1246,0">
          <text:p/>
        </draw:polygon>
        <draw:path draw:style-name="gr2" draw:text-style-name="P2" draw:layer="layout" svg:width="0.631cm" svg:height="0.526cm" svg:x="18.209cm" svg:y="5.865cm" svg:viewBox="0 0 632 527" svg:d="M567 527h-502c-36 0-65-29-65-65v-462h632v462c0 36-29 65-65 65z">
          <text:p/>
        </draw:path>
        <draw:path draw:style-name="gr5" draw:text-style-name="P5" draw:layer="layout" svg:width="1.258cm" svg:height="5.161cm" svg:x="13.863cm" svg:y="3.076cm" svg:viewBox="0 0 1259 5162" svg:d="M744 5162h515l-820-5162c-270 0-476 242-434 508z">
          <text:p/>
        </draw:path>
        <draw:path draw:style-name="gr5" draw:text-style-name="P5" draw:layer="layout" svg:width="2.564cm" svg:height="0.916cm" svg:x="16.744cm" svg:y="7.321cm" svg:viewBox="0 0 2565 917" svg:d="M2413 917h-2267l-146-917h2147c164 0 318 133 345 297l71 443c15 98-52 177-150 177z">
          <text:p/>
        </draw:path>
        <draw:path draw:style-name="gr6" draw:text-style-name="P6" draw:layer="layout" svg:width="0.68cm" svg:height="0.916cm" svg:x="18.627cm" svg:y="7.321cm" svg:viewBox="0 0 681 917" svg:d="M531 917h-264c98 0 164-79 149-177l-70-443c-26-164-181-297-346-297h265c164 0 318 133 344 297l70 443c16 98-51 177-148 177z">
          <text:p/>
        </draw:path>
        <draw:path draw:style-name="gr4" draw:text-style-name="P4" draw:layer="layout" svg:width="2.563cm" svg:height="0.916cm" svg:x="14.976cm" svg:y="7.321cm" svg:viewBox="0 0 2564 917" svg:d="M2413 917h-2268l-145-917h2268c97 0 189 79 205 176l89 564c15 98-51 177-149 177z">
          <text:p/>
        </draw:path>
        <draw:path draw:style-name="gr6" draw:text-style-name="P6" draw:layer="layout" svg:width="2.568cm" svg:height="1.206cm" svg:x="14.31cm" svg:y="2.883cm" svg:viewBox="0 0 2569 1207" svg:d="M2398 1207h-2244l-151-951c-21-134 82-256 218-256h1985c111 0 216 90 234 202l127 804c18 111-58 201-169 201z">
          <text:p/>
        </draw:path>
        <draw:path draw:style-name="gr6" draw:text-style-name="P6" draw:layer="layout" svg:width="0.648cm" svg:height="1.206cm" svg:x="16.23cm" svg:y="2.883cm" svg:viewBox="0 0 649 1207" svg:d="M477 1207h-285c112 0 188-90 170-201l-128-804c-18-112-122-202-234-202h286c111 0 215 90 233 202l127 804c18 111-58 201-169 201z">
          <text:p/>
        </draw:path>
        <draw:path draw:style-name="gr6" draw:text-style-name="P6" draw:layer="layout" svg:width="1.566cm" svg:height="1.196cm" svg:x="14.695cm" svg:y="2.883cm" svg:viewBox="0 0 1567 1197" svg:d="M1567 0c-151 159-288 895-330 1181l-2 16h-617l-3-15c-86-535-536-1089-615-1182h48c116 142 513 656 601 1160h554c19-128 145-924 317-1160z">
          <text:p/>
        </draw:path>
        <draw:path draw:style-name="gr6" draw:text-style-name="P6" draw:layer="layout" svg:width="2.916cm" svg:height="3.28cm" svg:x="14.46cm" svg:y="4.073cm" svg:viewBox="0 0 2917 3281" svg:d="M2634 3281h-2113l-521-3281h2114c183 0 355 148 384 331l415 2618c29 183-96 332-279 332z">
          <text:p/>
        </draw:path>
        <draw:path draw:style-name="gr6" draw:text-style-name="P6" draw:layer="layout" svg:width="2.004cm" svg:height="2.305cm" svg:x="14.962cm" svg:y="5.053cm" svg:viewBox="0 0 2005 2306" svg:d="M2005 2306l-318-2073c-21-129-141-233-270-233h-1034c-234 0-414 210-378 442l287 1864z">
          <text:p/>
        </draw:path>
        <draw:polygon draw:style-name="gr1" draw:text-style-name="P1" draw:layer="layout" svg:width="1.545cm" svg:height="0.159cm" svg:x="14.3cm" svg:y="9.458cm" svg:viewBox="0 0 1546 160" draw:points="1546,160 0,160 0,0 1546,0">
          <text:p/>
        </draw:polygon>
        <draw:polygon draw:style-name="gr2" draw:text-style-name="P2" draw:layer="layout" svg:width="1.768cm" svg:height="3.274cm" svg:x="14.23cm" svg:y="6.248cm" svg:viewBox="0 0 1769 3275" draw:points="0,44 0,3275 1769,3275 1769,1442 1073,0">
          <text:p/>
        </draw:polygon>
        <draw:polygon draw:style-name="gr3" draw:text-style-name="P3" draw:layer="layout" svg:width="0.927cm" svg:height="3.274cm" svg:x="15.071cm" svg:y="6.248cm" svg:viewBox="0 0 928 3275" draw:points="928,1442 928,3275 692,3275 692,1442 0,9 232,0">
          <text:p/>
        </draw:polygon>
        <draw:path draw:style-name="gr2" draw:text-style-name="P2" draw:layer="layout" svg:width="1.764cm" svg:height="0.182cm" svg:x="14.228cm" svg:y="9.608cm" svg:viewBox="0 0 1765 183" svg:d="M1765 183h-1765v-183h1700c36 0 65 29 65 65z">
          <text:p/>
        </draw:path>
        <draw:path draw:style-name="gr3" draw:text-style-name="P3" draw:layer="layout" svg:width="0.374cm" svg:height="0.182cm" svg:x="15.618cm" svg:y="9.608cm" svg:viewBox="0 0 375 183" svg:d="M375 183h-375v-118c0-36 29-65 65-65h245c36 0 65 29 65 65z">
          <text:p/>
        </draw:path>
        <draw:polygon draw:style-name="gr2" draw:text-style-name="P2" draw:layer="layout" svg:width="1.245cm" svg:height="0.374cm" svg:x="14.192cm" svg:y="5.96cm" svg:viewBox="0 0 1246 375" draw:points="1246,375 0,375 0,0 1246,0">
          <text:p/>
        </draw:polygon>
        <draw:path draw:style-name="gr2" draw:text-style-name="P2" draw:layer="layout" svg:width="0.632cm" svg:height="0.526cm" svg:x="15.251cm" svg:y="5.865cm" svg:viewBox="0 0 633 527" svg:d="M568 527h-502c-36 0-66-29-66-65v-462h633v462c0 36-29 65-65 65z">
          <text:p/>
        </draw:path>
        <draw:polygon draw:style-name="gr1" draw:text-style-name="P1" draw:layer="layout" svg:width="1.545cm" svg:height="0.159cm" svg:x="14.302cm" svg:y="9.458cm" svg:viewBox="0 0 1546 160" draw:points="1546,160 0,160 0,0 1546,0">
          <text:p/>
        </draw:polygon>
        <draw:polygon draw:style-name="gr2" draw:text-style-name="P2" draw:layer="layout" svg:width="1.768cm" svg:height="3.274cm" svg:x="14.232cm" svg:y="6.248cm" svg:viewBox="0 0 1769 3275" draw:points="0,44 0,3275 1769,3275 1769,1442 1073,0">
          <text:p/>
        </draw:polygon>
        <draw:polygon draw:style-name="gr3" draw:text-style-name="P3" draw:layer="layout" svg:width="0.927cm" svg:height="3.274cm" svg:x="15.073cm" svg:y="6.248cm" svg:viewBox="0 0 928 3275" draw:points="928,1442 928,3275 692,3275 692,1442 0,9 232,0">
          <text:p/>
        </draw:polygon>
        <draw:path draw:style-name="gr2" draw:text-style-name="P2" draw:layer="layout" svg:width="1.764cm" svg:height="0.182cm" svg:x="14.23cm" svg:y="9.608cm" svg:viewBox="0 0 1765 183" svg:d="M1765 183h-1765v-183h1700c36 0 65 29 65 65z">
          <text:p/>
        </draw:path>
        <draw:path draw:style-name="gr3" draw:text-style-name="P3" draw:layer="layout" svg:width="0.374cm" svg:height="0.182cm" svg:x="15.62cm" svg:y="9.608cm" svg:viewBox="0 0 375 183" svg:d="M375 183h-375v-118c0-36 29-65 65-65h245c36 0 65 29 65 65z">
          <text:p/>
        </draw:path>
        <draw:polygon draw:style-name="gr2" draw:text-style-name="P2" draw:layer="layout" svg:width="1.245cm" svg:height="0.374cm" svg:x="14.194cm" svg:y="5.96cm" svg:viewBox="0 0 1246 375" draw:points="1246,375 0,375 0,0 1246,0">
          <text:p/>
        </draw:polygon>
        <draw:path draw:style-name="gr2" draw:text-style-name="P2" draw:layer="layout" svg:width="0.632cm" svg:height="0.526cm" svg:x="15.253cm" svg:y="5.865cm" svg:viewBox="0 0 633 527" svg:d="M568 527h-502c-36 0-66-29-66-65v-462h633v462c0 36-29 65-65 65z">
          <text:p/>
        </draw:path>
        <draw:path draw:style-name="gr5" draw:text-style-name="P5" draw:layer="layout" svg:width="1.258cm" svg:height="5.161cm" svg:x="10.908cm" svg:y="3.076cm" svg:viewBox="0 0 1259 5162" svg:d="M743 5162h516l-820-5162c-270 0-476 242-434 508z">
          <text:p/>
        </draw:path>
        <draw:path draw:style-name="gr5" draw:text-style-name="P5" draw:layer="layout" svg:width="2.563cm" svg:height="0.916cm" svg:x="13.789cm" svg:y="7.321cm" svg:viewBox="0 0 2564 917" svg:d="M2413 917h-2268l-145-917h2148c164 0 318 133 344 297l70 443c16 98-51 177-149 177z">
          <text:p/>
        </draw:path>
        <draw:path draw:style-name="gr6" draw:text-style-name="P6" draw:layer="layout" svg:width="0.68cm" svg:height="0.916cm" svg:x="15.672cm" svg:y="7.321cm" svg:viewBox="0 0 681 917" svg:d="M530 917h-264c99 0 165-79 150-177l-70-443c-27-164-182-297-346-297h264c165 0 319 133 345 297l70 443c16 98-51 177-149 177z">
          <text:p/>
        </draw:path>
        <draw:path draw:style-name="gr4" draw:text-style-name="P4" draw:layer="layout" svg:width="2.564cm" svg:height="0.916cm" svg:x="12.02cm" svg:y="7.321cm" svg:viewBox="0 0 2565 917" svg:d="M2414 917h-2268l-146-917h2268c98 0 190 79 205 176l90 564c15 98-52 177-149 177z">
          <text:p/>
        </draw:path>
        <draw:path draw:style-name="gr6" draw:text-style-name="P6" draw:layer="layout" svg:width="2.568cm" svg:height="1.206cm" svg:x="11.354cm" svg:y="2.883cm" svg:viewBox="0 0 2569 1207" svg:d="M2398 1207h-2244l-151-951c-21-134 82-256 219-256h1984c112 0 216 90 234 202l127 804c18 111-58 201-169 201z">
          <text:p/>
        </draw:path>
        <draw:path draw:style-name="gr6" draw:text-style-name="P6" draw:layer="layout" svg:width="0.648cm" svg:height="1.206cm" svg:x="13.275cm" svg:y="2.883cm" svg:viewBox="0 0 649 1207" svg:d="M476 1207h-284c111 0 186-90 169-201l-128-804c-17-112-122-202-233-202h284c112 0 216 90 234 202l128 804c18 111-59 201-170 201z">
          <text:p/>
        </draw:path>
        <draw:path draw:style-name="gr6" draw:text-style-name="P6" draw:layer="layout" svg:width="1.566cm" svg:height="1.196cm" svg:x="11.74cm" svg:y="2.883cm" svg:viewBox="0 0 1567 1197" svg:d="M1567 0c-152 159-289 895-331 1181l-2 16h-617l-3-15c-87-535-536-1089-614-1182h48c116 142 512 656 600 1160h553c20-128 146-924 318-1160z">
          <text:p/>
        </draw:path>
        <draw:path draw:style-name="gr6" draw:text-style-name="P6" draw:layer="layout" svg:width="2.916cm" svg:height="3.28cm" svg:x="11.505cm" svg:y="4.073cm" svg:viewBox="0 0 2917 3281" svg:d="M2634 3281h-2114l-520-3281h2114c183 0 355 148 384 331l415 2618c29 183-96 332-279 332z">
          <text:p/>
        </draw:path>
        <draw:path draw:style-name="gr6" draw:text-style-name="P6" draw:layer="layout" svg:width="2.004cm" svg:height="2.305cm" svg:x="12.007cm" svg:y="5.053cm" svg:viewBox="0 0 2005 2306" svg:d="M2005 2306l-319-2073c-20-129-141-233-269-233h-1035c-235 0-414 210-377 442l285 1864z">
          <text:p/>
        </draw:path>
        <draw:polygon draw:style-name="gr1" draw:text-style-name="P1" draw:layer="layout" svg:width="1.545cm" svg:height="0.159cm" svg:x="20.213cm" svg:y="9.387cm" svg:viewBox="0 0 1546 160" draw:points="1546,160 0,160 0,0 1546,0">
          <text:p/>
        </draw:polygon>
        <draw:polygon draw:style-name="gr2" draw:text-style-name="P2" draw:layer="layout" svg:width="1.768cm" svg:height="3.274cm" svg:x="11.275cm" svg:y="6.248cm" svg:viewBox="0 0 1769 3275" draw:points="0,44 0,3275 1769,3275 1769,1442 1073,0">
          <text:p/>
        </draw:polygon>
        <draw:polygon draw:style-name="gr3" draw:text-style-name="P3" draw:layer="layout" svg:width="0.927cm" svg:height="3.274cm" svg:x="12.116cm" svg:y="6.248cm" svg:viewBox="0 0 928 3275" draw:points="928,1442 928,3275 692,3275 692,1442 0,9 231,0">
          <text:p/>
        </draw:polygon>
        <draw:path draw:style-name="gr2" draw:text-style-name="P2" draw:layer="layout" svg:width="1.764cm" svg:height="0.182cm" svg:x="20.141cm" svg:y="9.537cm" svg:viewBox="0 0 1765 183" svg:d="M1765 183h-1765v-183h1700c36 0 65 29 65 65z">
          <text:p/>
        </draw:path>
        <draw:path draw:style-name="gr3" draw:text-style-name="P3" draw:layer="layout" svg:width="0.374cm" svg:height="0.182cm" svg:x="21.531cm" svg:y="9.537cm" svg:viewBox="0 0 375 183" svg:d="M375 183h-375v-118c0-36 29-65 65-65h245c36 0 65 29 65 65z">
          <text:p/>
        </draw:path>
        <draw:polygon draw:style-name="gr2" draw:text-style-name="P2" draw:layer="layout" svg:width="1.244cm" svg:height="0.374cm" svg:x="11.237cm" svg:y="5.96cm" svg:viewBox="0 0 1245 375" draw:points="1245,375 0,375 0,0 1245,0">
          <text:p/>
        </draw:polygon>
        <draw:path draw:style-name="gr2" draw:text-style-name="P2" draw:layer="layout" svg:width="0.632cm" svg:height="0.526cm" svg:x="12.296cm" svg:y="5.865cm" svg:viewBox="0 0 633 527" svg:d="M568 527h-501c-37 0-67-29-67-65v-462h633v462c0 36-29 65-65 65z">
          <text:p/>
        </draw:path>
        <draw:polygon draw:style-name="gr1" draw:text-style-name="P1" draw:layer="layout" svg:width="1.545cm" svg:height="0.159cm" svg:x="20.215cm" svg:y="9.387cm" svg:viewBox="0 0 1546 160" draw:points="1546,160 0,160 0,0 1546,0">
          <text:p/>
        </draw:polygon>
        <draw:polygon draw:style-name="gr2" draw:text-style-name="P2" draw:layer="layout" svg:width="1.768cm" svg:height="3.274cm" svg:x="11.277cm" svg:y="6.248cm" svg:viewBox="0 0 1769 3275" draw:points="0,44 0,3275 1769,3275 1769,1442 1073,0">
          <text:p/>
        </draw:polygon>
        <draw:polygon draw:style-name="gr3" draw:text-style-name="P3" draw:layer="layout" svg:width="0.927cm" svg:height="3.274cm" svg:x="12.118cm" svg:y="6.248cm" svg:viewBox="0 0 928 3275" draw:points="928,1442 928,3275 692,3275 692,1442 0,9 231,0">
          <text:p/>
        </draw:polygon>
        <draw:path draw:style-name="gr2" draw:text-style-name="P2" draw:layer="layout" svg:width="1.764cm" svg:height="0.182cm" svg:x="20.143cm" svg:y="9.537cm" svg:viewBox="0 0 1765 183" svg:d="M1765 183h-1765v-183h1700c36 0 65 29 65 65z">
          <text:p/>
        </draw:path>
        <draw:path draw:style-name="gr3" draw:text-style-name="P3" draw:layer="layout" svg:width="0.374cm" svg:height="0.182cm" svg:x="21.533cm" svg:y="9.537cm" svg:viewBox="0 0 375 183" svg:d="M375 183h-375v-118c0-36 29-65 65-65h245c36 0 65 29 65 65z">
          <text:p/>
        </draw:path>
        <draw:polygon draw:style-name="gr2" draw:text-style-name="P2" draw:layer="layout" svg:width="1.244cm" svg:height="0.374cm" svg:x="11.239cm" svg:y="5.96cm" svg:viewBox="0 0 1245 375" draw:points="1245,375 0,375 0,0 1245,0">
          <text:p/>
        </draw:polygon>
        <draw:path draw:style-name="gr2" draw:text-style-name="P2" draw:layer="layout" svg:width="0.632cm" svg:height="0.526cm" svg:x="12.298cm" svg:y="5.865cm" svg:viewBox="0 0 633 527" svg:d="M568 527h-501c-37 0-67-29-67-65v-462h633v462c0 36-29 65-65 65z">
          <text:p/>
        </draw:path>
        <draw:path draw:style-name="gr5" draw:text-style-name="P5" draw:layer="layout" svg:width="1.257cm" svg:height="5.161cm" svg:x="7.953cm" svg:y="3.076cm" svg:viewBox="0 0 1258 5162" svg:d="M744 5162h514l-818-5162c-271 0-477 242-435 508z">
          <text:p/>
        </draw:path>
        <draw:path draw:style-name="gr5" draw:text-style-name="P5" draw:layer="layout" svg:width="2.563cm" svg:height="0.916cm" svg:x="19.702cm" svg:y="7.25cm" svg:viewBox="0 0 2564 917" svg:d="M2413 917h-2268l-145-917h2147c165 0 319 133 345 297l70 443c16 98-51 177-149 177z">
          <text:p/>
        </draw:path>
        <draw:path draw:style-name="gr6" draw:text-style-name="P6" draw:layer="layout" svg:width="0.68cm" svg:height="0.916cm" svg:x="21.585cm" svg:y="7.25cm" svg:viewBox="0 0 681 917" svg:d="M529 917h-263c97 0 164-79 149-177l-71-443c-26-164-180-297-344-297h263c165 0 320 133 346 297l70 443c16 98-51 177-150 177z">
          <text:p/>
        </draw:path>
        <draw:path draw:style-name="gr4" draw:text-style-name="P4" draw:layer="layout" svg:width="2.563cm" svg:height="0.916cm" svg:x="17.933cm" svg:y="7.25cm" svg:viewBox="0 0 2564 917" svg:d="M2413 917h-2268l-145-917h2267c98 0 190 79 206 176l89 564c16 98-51 177-149 177z">
          <text:p/>
        </draw:path>
        <draw:path draw:style-name="gr6" draw:text-style-name="P6" draw:layer="layout" svg:width="2.568cm" svg:height="1.206cm" svg:x="8.399cm" svg:y="2.883cm" svg:viewBox="0 0 2569 1207" svg:d="M2398 1207h-2244l-151-951c-21-134 82-256 217-256h1986c111 0 216 90 233 202l128 804c17 111-59 201-169 201z">
          <text:p/>
        </draw:path>
        <draw:path draw:style-name="gr6" draw:text-style-name="P6" draw:layer="layout" svg:width="0.647cm" svg:height="1.206cm" svg:x="10.32cm" svg:y="2.883cm" svg:viewBox="0 0 648 1207" svg:d="M477 1207h-286c111 0 188-90 171-201l-129-804c-17-112-122-202-233-202h284c112 0 217 90 234 202l128 804c17 111-59 201-169 201z">
          <text:p/>
        </draw:path>
        <draw:path draw:style-name="gr6" draw:text-style-name="P6" draw:layer="layout" svg:width="1.566cm" svg:height="1.196cm" svg:x="8.785cm" svg:y="2.883cm" svg:viewBox="0 0 1567 1197" svg:d="M1567 0c-152 159-289 895-331 1181l-3 16h-616l-3-15c-87-535-536-1089-614-1182h48c116 142 512 656 600 1160h553c20-128 146-924 319-1160z">
          <text:p/>
        </draw:path>
        <draw:path draw:style-name="gr6" draw:text-style-name="P6" draw:layer="layout" svg:width="2.916cm" svg:height="3.28cm" svg:x="8.55cm" svg:y="4.073cm" svg:viewBox="0 0 2917 3281" svg:d="M2634 3281h-2114l-520-3281h2114c183 0 355 148 384 331l415 2618c29 183-96 332-279 332z">
          <text:p/>
        </draw:path>
        <draw:path draw:style-name="gr6" draw:text-style-name="P6" draw:layer="layout" svg:width="2.004cm" svg:height="2.305cm" svg:x="9.051cm" svg:y="5.053cm" svg:viewBox="0 0 2005 2306" svg:d="M2005 2306l-320-2073c-20-129-141-233-269-233h-1034c-235 0-414 210-377 442l285 1864z">
          <text:p/>
        </draw:path>
        <draw:polygon draw:style-name="gr1" draw:text-style-name="P1" draw:layer="layout" svg:width="1.545cm" svg:height="0.159cm" svg:x="17.258cm" svg:y="9.387cm" svg:viewBox="0 0 1546 160" draw:points="1546,160 0,160 0,0 1546,0">
          <text:p/>
        </draw:polygon>
        <draw:polygon draw:style-name="gr2" draw:text-style-name="P2" draw:layer="layout" svg:width="1.768cm" svg:height="3.274cm" svg:x="8.32cm" svg:y="6.248cm" svg:viewBox="0 0 1769 3275" draw:points="0,44 0,3275 1769,3275 1769,1442 1072,0">
          <text:p/>
        </draw:polygon>
        <draw:polygon draw:style-name="gr3" draw:text-style-name="P3" draw:layer="layout" svg:width="0.928cm" svg:height="3.274cm" svg:x="9.16cm" svg:y="6.248cm" svg:viewBox="0 0 929 3275" draw:points="929,1442 929,3275 693,3275 693,1442 0,9 232,0">
          <text:p/>
        </draw:polygon>
        <draw:path draw:style-name="gr2" draw:text-style-name="P2" draw:layer="layout" svg:width="1.764cm" svg:height="0.182cm" svg:x="17.185cm" svg:y="9.537cm" svg:viewBox="0 0 1765 183" svg:d="M1765 183h-1765v-183h1701c35 0 64 29 64 65z">
          <text:p/>
        </draw:path>
        <draw:path draw:style-name="gr3" draw:text-style-name="P3" draw:layer="layout" svg:width="0.373cm" svg:height="0.182cm" svg:x="18.576cm" svg:y="9.537cm" svg:viewBox="0 0 374 183" svg:d="M374 183h-374v-118c0-36 29-65 65-65h245c35 0 64 29 64 65z">
          <text:p/>
        </draw:path>
        <draw:polygon draw:style-name="gr2" draw:text-style-name="P2" draw:layer="layout" svg:width="1.245cm" svg:height="0.374cm" svg:x="8.281cm" svg:y="5.96cm" svg:viewBox="0 0 1246 375" draw:points="1246,375 0,375 0,0 1246,0">
          <text:p/>
        </draw:polygon>
        <draw:path draw:style-name="gr2" draw:text-style-name="P2" draw:layer="layout" svg:width="0.632cm" svg:height="0.526cm" svg:x="9.341cm" svg:y="5.865cm" svg:viewBox="0 0 633 527" svg:d="M567 527h-502c-36 0-65-29-65-65v-462h633v462c0 36-29 65-66 65z">
          <text:p/>
        </draw:path>
        <draw:polygon draw:style-name="gr1" draw:text-style-name="P1" draw:layer="layout" svg:width="1.545cm" svg:height="0.159cm" svg:x="17.26cm" svg:y="9.387cm" svg:viewBox="0 0 1546 160" draw:points="1546,160 0,160 0,0 1546,0">
          <text:p/>
        </draw:polygon>
        <draw:polygon draw:style-name="gr2" draw:text-style-name="P2" draw:layer="layout" svg:width="1.768cm" svg:height="3.274cm" svg:x="8.322cm" svg:y="6.248cm" svg:viewBox="0 0 1769 3275" draw:points="0,44 0,3275 1769,3275 1769,1442 1072,0">
          <text:p/>
        </draw:polygon>
        <draw:polygon draw:style-name="gr3" draw:text-style-name="P3" draw:layer="layout" svg:width="0.928cm" svg:height="3.274cm" svg:x="9.162cm" svg:y="6.248cm" svg:viewBox="0 0 929 3275" draw:points="929,1442 929,3275 693,3275 693,1442 0,9 232,0">
          <text:p/>
        </draw:polygon>
        <draw:path draw:style-name="gr2" draw:text-style-name="P2" draw:layer="layout" svg:width="1.764cm" svg:height="0.182cm" svg:x="17.187cm" svg:y="9.537cm" svg:viewBox="0 0 1765 183" svg:d="M1765 183h-1765v-183h1701c35 0 64 29 64 65z">
          <text:p/>
        </draw:path>
        <draw:path draw:style-name="gr3" draw:text-style-name="P3" draw:layer="layout" svg:width="0.373cm" svg:height="0.182cm" svg:x="18.578cm" svg:y="9.537cm" svg:viewBox="0 0 374 183" svg:d="M374 183h-374v-118c0-36 29-65 65-65h245c35 0 64 29 64 65z">
          <text:p/>
        </draw:path>
        <draw:polygon draw:style-name="gr2" draw:text-style-name="P2" draw:layer="layout" svg:width="1.245cm" svg:height="0.374cm" svg:x="8.283cm" svg:y="5.96cm" svg:viewBox="0 0 1246 375" draw:points="1246,375 0,375 0,0 1246,0">
          <text:p/>
        </draw:polygon>
        <draw:path draw:style-name="gr2" draw:text-style-name="P2" draw:layer="layout" svg:width="0.632cm" svg:height="0.526cm" svg:x="9.343cm" svg:y="5.865cm" svg:viewBox="0 0 633 527" svg:d="M567 527h-502c-36 0-65-29-65-65v-462h633v462c0 36-30 65-66 65z">
          <text:p/>
        </draw:path>
        <draw:path draw:style-name="gr5" draw:text-style-name="P5" draw:layer="layout" svg:width="1.258cm" svg:height="5.161cm" svg:x="4.998cm" svg:y="3.076cm" svg:viewBox="0 0 1259 5162" svg:d="M745 5162h514l-819-5162c-271 0-477 242-434 508z">
          <text:p/>
        </draw:path>
        <draw:path draw:style-name="gr5" draw:text-style-name="P5" draw:layer="layout" svg:width="2.564cm" svg:height="0.916cm" svg:x="16.746cm" svg:y="7.25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18.629cm" svg:y="7.25cm" svg:viewBox="0 0 682 917" svg:d="M531 917h-264c98 0 165-79 149-177l-70-443c-26-164-180-297-346-297h265c164 0 319 133 345 297l70 443c15 98-51 177-149 177z">
          <text:p/>
        </draw:path>
        <draw:path draw:style-name="gr4" draw:text-style-name="P4" draw:layer="layout" svg:width="2.563cm" svg:height="0.916cm" svg:x="6.11cm" svg:y="7.321cm" svg:viewBox="0 0 2564 917" svg:d="M2413 917h-2268l-145-917h2268c98 0 189 79 205 176l89 564c16 98-51 177-149 177z">
          <text:p/>
        </draw:path>
        <draw:path draw:style-name="gr6" draw:text-style-name="P6" draw:layer="layout" svg:width="2.569cm" svg:height="1.206cm" svg:x="5.444cm" svg:y="2.883cm" svg:viewBox="0 0 2570 1207" svg:d="M2398 1207h-2244l-151-951c-21-134 83-256 218-256h1986c111 0 216 90 233 202l128 804c17 111-59 201-170 201z">
          <text:p/>
        </draw:path>
        <draw:path draw:style-name="gr6" draw:text-style-name="P6" draw:layer="layout" svg:width="0.647cm" svg:height="1.206cm" svg:x="7.365cm" svg:y="2.883cm" svg:viewBox="0 0 648 1207" svg:d="M476 1207h-284c111 0 187-90 169-201l-127-804c-18-112-122-202-234-202h285c111 0 216 90 233 202l128 804c17 111-59 201-170 201z">
          <text:p/>
        </draw:path>
        <draw:path draw:style-name="gr6" draw:text-style-name="P6" draw:layer="layout" svg:width="1.565cm" svg:height="1.196cm" svg:x="5.83cm" svg:y="2.883cm" svg:viewBox="0 0 1566 1197" svg:d="M1566 0c-151 159-288 895-330 1181l-2 16h-618l-2-15c-87-535-536-1089-614-1182h48c115 142 511 656 600 1160h553c20-128 147-924 319-1160z">
          <text:p/>
        </draw:path>
        <draw:path draw:style-name="gr6" draw:text-style-name="P6" draw:layer="layout" svg:width="2.915cm" svg:height="3.28cm" svg:x="5.595cm" svg:y="4.073cm" svg:viewBox="0 0 2916 3281" svg:d="M2633 3281h-2113l-520-3281h2113c183 0 355 148 384 331l415 2618c29 183-96 332-279 332z">
          <text:p/>
        </draw:path>
        <draw:path draw:style-name="gr6" draw:text-style-name="P6" draw:layer="layout" svg:width="2.003cm" svg:height="2.305cm" svg:x="6.096cm" svg:y="5.053cm" svg:viewBox="0 0 2004 2306" svg:d="M2004 2306l-318-2073c-21-129-141-233-269-233h-1035c-235 0-414 210-377 442l285 1864z">
          <text:p/>
        </draw:path>
        <draw:path draw:style-name="gr24" draw:text-style-name="P24" draw:layer="layout" svg:width="0.853cm" svg:height="0.686cm" svg:x="17.323cm" svg:y="9.37cm" svg:viewBox="0 0 854 687" svg:d="M754 603c-87-35-269-166-360-232l28-371h-422c56 207 99 355 99 355 0 0 9 34 24 79-36 51-134 204-89 253h819c0 0 19-36-99-84z">
          <text:p/>
        </draw:path>
        <draw:path draw:style-name="gr10" draw:text-style-name="P10" draw:layer="layout" svg:width="0.867cm" svg:height="0.346cm" svg:x="17.338cm" svg:y="9.734cm" svg:viewBox="0 0 868 347" svg:d="M111 54c0 0 68 123 114 119 47-5 89-91 86-111-2-20 47-58 73-62 27-5 69 58 69 58 17 7 287 183 287 183 0 0 73 24 95 38 22 13 33 68 33 68h-863c-22-71 31-154 31-181 0-26 62-108 62-108z">
          <text:p/>
        </draw:path>
        <draw:polygon draw:style-name="gr8" draw:text-style-name="P8" draw:layer="layout" svg:width="0.884cm" svg:height="0.044cm" svg:x="17.328cm" svg:y="10.06cm" svg:viewBox="0 0 885 45" draw:points="885,45 0,45 0,0 885,0">
          <text:p/>
        </draw:polygon>
        <draw:path draw:style-name="gr8" draw:text-style-name="P8" draw:layer="layout" svg:width="0.088cm" svg:height="0.066cm" svg:x="17.74cm" svg:y="9.793cm" svg:viewBox="0 0 89 67" svg:d="M9 67c-2 0-4 0-5-1-4-3-5-8-3-13 1-2 27-38 77-52 4-2 9 1 11 6 1 4-2 9-6 11-44 12-67 45-67 46-2 2-5 3-7 3z">
          <text:p/>
        </draw:path>
        <draw:path draw:style-name="gr8" draw:text-style-name="P8" draw:layer="layout" svg:width="0.082cm" svg:height="0.064cm" svg:x="17.8cm" svg:y="9.827cm" svg:viewBox="0 0 83 65" svg:d="M9 65c-2 0-4-1-5-2-4-2-5-8-2-12 1-1 25-35 69-51 5-1 10 1 12 6 1 4-1 9-6 11-39 13-61 44-61 44-1 3-4 4-7 4z">
          <text:p/>
        </draw:path>
        <draw:path draw:style-name="gr8" draw:text-style-name="P8" draw:layer="layout" svg:width="0.075cm" svg:height="0.062cm" svg:x="17.86cm" svg:y="9.861cm" svg:viewBox="0 0 76 63" svg:d="M9 63c-2 0-3-1-5-2-4-3-5-8-2-12 1-1 22-32 62-48 5-2 10 0 12 5 2 4-1 9-5 11-36 15-54 42-55 42-1 2-4 4-7 4z">
          <text:p/>
        </draw:path>
        <draw:path draw:style-name="gr8" draw:text-style-name="P8" draw:layer="layout" svg:width="0.068cm" svg:height="0.058cm" svg:x="17.921cm" svg:y="9.896cm" svg:viewBox="0 0 69 59" svg:d="M9 59c-1 0-3 0-5-1-4-3-5-9-2-13 1-1 19-27 54-44 4-2 10 0 12 4 2 5 0 10-4 12-30 15-47 38-47 38-2 3-5 4-8 4z">
          <text:p/>
        </draw:path>
        <draw:path draw:style-name="gr8" draw:text-style-name="P8" draw:layer="layout" svg:width="2.784cm" svg:height="3.999cm" svg:x="6.26cm" svg:y="5.801cm" svg:viewBox="0 0 2785 4000" svg:d="M20 71c0 0-94 1001 129 1189 224 188 1812 705 1812 705l153 2035h576c0 0 124-2505 89-2599-36-94-1582-1401-1582-1401z">
          <text:p/>
        </draw:path>
        <draw:path draw:style-name="gr24" draw:text-style-name="P24" draw:layer="layout" svg:width="0.852cm" svg:height="0.686cm" svg:x="18.565cm" svg:y="9.37cm" svg:viewBox="0 0 853 687" svg:d="M754 603c-77-31-249-132-361-199l30-404h-423c55 207 99 355 99 355 0 0 10 37 27 85-34 45-138 196-92 247h818c0 0 20-36-98-84z">
          <text:p/>
        </draw:path>
        <draw:path draw:style-name="gr10" draw:text-style-name="P10" draw:layer="layout" svg:width="0.867cm" svg:height="0.346cm" svg:x="18.572cm" svg:y="9.734cm" svg:viewBox="0 0 868 347" svg:d="M111 54c0 0 68 123 114 119 47-5 89-91 87-111s46-58 73-62c26-5 68 58 68 58 18 7 287 183 287 183 0 0 73 24 95 38 22 13 33 68 33 68h-863c-22-71 31-154 31-181 0-26 61-108 61-108z">
          <text:p/>
        </draw:path>
        <draw:polygon draw:style-name="gr8" draw:text-style-name="P8" draw:layer="layout" svg:width="0.884cm" svg:height="0.044cm" svg:x="18.562cm" svg:y="10.06cm" svg:viewBox="0 0 885 45" draw:points="885,45 0,45 0,0 885,0">
          <text:p/>
        </draw:polygon>
        <draw:path draw:style-name="gr8" draw:text-style-name="P8" draw:layer="layout" svg:width="0.088cm" svg:height="0.066cm" svg:x="18.975cm" svg:y="9.793cm" svg:viewBox="0 0 89 67" svg:d="M9 67c-1 0-3 0-5-1-4-3-5-8-2-13 1-2 27-38 77-52 4-2 9 1 10 6 2 4-1 9-6 11-43 12-66 45-66 46-2 2-5 3-8 3z">
          <text:p/>
        </draw:path>
        <draw:path draw:style-name="gr8" draw:text-style-name="P8" draw:layer="layout" svg:width="0.082cm" svg:height="0.064cm" svg:x="19.035cm" svg:y="9.827cm" svg:viewBox="0 0 83 65" svg:d="M9 65c-2 0-4-1-5-2-4-2-5-8-3-12 1-1 25-35 69-51 5-1 11 1 12 6 2 4-1 9-6 11-39 13-60 44-60 44-2 3-5 4-7 4z">
          <text:p/>
        </draw:path>
        <draw:path draw:style-name="gr8" draw:text-style-name="P8" draw:layer="layout" svg:width="0.075cm" svg:height="0.062cm" svg:x="19.095cm" svg:y="9.861cm" svg:viewBox="0 0 76 63" svg:d="M9 63c-2 0-4-1-5-2-4-3-5-8-2-12 1-1 22-32 62-48 4-2 10 0 11 5 2 4 0 9-4 11-35 15-54 42-54 42-1 2-4 4-8 4z">
          <text:p/>
        </draw:path>
        <draw:path draw:style-name="gr8" draw:text-style-name="P8" draw:layer="layout" svg:width="0.067cm" svg:height="0.058cm" svg:x="19.155cm" svg:y="9.896cm" svg:viewBox="0 0 68 59" svg:d="M9 59c-2 0-3 0-5-1-4-3-5-9-2-13 1-1 18-27 54-44 4-2 9 0 11 4 3 5 1 10-4 12-30 15-46 38-47 38-1 3-4 4-7 4z">
          <text:p/>
        </draw:path>
        <draw:path draw:style-name="gr8" draw:text-style-name="P8" draw:layer="layout" svg:width="2.853cm" svg:height="3.987cm" svg:x="7.349cm" svg:y="5.813cm" svg:viewBox="0 0 2854 3988" svg:d="M0 12l729-12c0 0 94 201 141 225 47 23 1800 1011 1930 1305 129 294-12 2458-12 2458h-424c0 0-236-1223-306-2058l-1940-718z">
          <text:p/>
        </draw:path>
        <draw:path draw:style-name="gr24" draw:text-style-name="P24" draw:layer="layout" svg:width="2.377cm" svg:height="1.197cm" svg:x="5.91cm" svg:y="2.57cm" svg:viewBox="0 0 2378 1198" svg:d="M1985 677c-355-111-440-195-440-195-106-98-137-356-137-356l-219 24-228-150c0 0-45 392-138 504 0 0-90 122-468 270-380 148-355 424-355 424l455-29 1479-85 444-27c0 0-53-274-393-380z">
          <text:p/>
        </draw:path>
        <draw:path draw:style-name="gr25" draw:text-style-name="P25" draw:layer="layout" svg:width="0.471cm" svg:height="0.223cm" svg:x="6.865cm" svg:y="2.592cm" svg:viewBox="0 0 472 224" svg:d="M472 205c-101 32-226 29-342-47-51-34-94-82-130-135 1-9 2-17 3-23 25 28 52 53 83 73 127 83 264 78 369 38 2 14 7 49 17 94z">
          <text:p/>
        </draw:path>
        <draw:path draw:style-name="gr23" draw:text-style-name="P23" draw:layer="layout" svg:width="3.245cm" svg:height="3.222cm" svg:x="5.45cm" svg:y="2.879cm" svg:viewBox="0 0 3246 3223" svg:d="M3246 1347l-20 22-293 313-33 34-264 282-8 8-21-35c1 19 4 41 6 65v1c7 65 15 147 25 237 37 353 85 820 85 820l-400 91-33 8-132 30-141-182-67 112-31 51-8 14-359-49-35-5-290-40-36-5-403-55c0 0-6-299 12-399 7-41-39-373-93-760-5-40-11-80-17-121-3-22-6-44-9-66-135 74-269 157-359 215-14 10-28 19-40 27-44 28-70 46-70 46l-212 118c0 0 203-997 420-1384 13-23 26-44 39-62 9-13 19-26 29-37 47-52 100-99 156-139 10-7 20-15 30-22 58-39 118-73 174-101 11-6 22-11 32-16 8-4 16-8 24-11 116-53 209-79 231-86 4-1 5-1 5-1 6-10 12-21 20-33 63-92 198-208 198-208l-35 123 294 177 33 45 65 90 60 82c0 0 30-188 18-235s106-306 106-306l36 40 76 82 76 84h1c59 5 116 17 170 34 17 4 33 10 49 16 134 48 244 118 301 159 32 16 60 30 76 43 4 2 7 4 10 7 9 8 23 25 41 48 0 1 0 1 0 1 144 194 511 833 511 833z">
          <text:p/>
        </draw:path>
        <draw:path draw:style-name="gr23" draw:text-style-name="P23" draw:layer="layout" svg:width="0.379cm" svg:height="2.76cm" svg:x="6.298cm" svg:y="3.242cm" svg:viewBox="0 0 380 2761" svg:d="M380 2761l-36-5c-9-610-39-1226-86-1833-25-327-66-664-258-907 11-6 22-11 32-16 194 250 236 590 262 920 48 610 76 1228 86 1841z">
          <text:p/>
        </draw:path>
        <draw:path draw:style-name="gr23" draw:text-style-name="P23" draw:layer="layout" svg:width="0.13cm" svg:height="1.425cm" svg:x="6.094cm" svg:y="3.359cm" svg:viewBox="0 0 131 1426" svg:d="M63 1426c-5-40-11-80-17-121 62-416 85-867-46-1283 10-7 20-15 30-22 149 465 109 971 33 1426z">
          <text:p/>
        </draw:path>
        <draw:path draw:style-name="gr23" draw:text-style-name="P23" draw:layer="layout" svg:width="0.177cm" svg:height="1.281cm" svg:x="5.732cm" svg:y="3.557cm" svg:viewBox="0 0 178 1282" svg:d="M178 0c-25 419-71 840-138 1256-14 9-28 18-40 26 67-405 113-813 138-1220 13-23 26-44 40-62z">
          <text:p/>
        </draw:path>
        <draw:path draw:style-name="gr23" draw:text-style-name="P23" draw:layer="layout" svg:width="0.417cm" svg:height="2.936cm" svg:x="6.585cm" svg:y="3.111cm" svg:viewBox="0 0 418 2937" svg:d="M418 2937l-35-5c-3-936-23-1975-383-2898 4-1 5-1 5-1 6-10 12-21 20-33 370 936 390 1990 393 2937z">
          <text:p/>
        </draw:path>
        <draw:path draw:style-name="gr23" draw:text-style-name="P23" draw:layer="layout" svg:width="0.3cm" svg:height="2.834cm" svg:x="7.1cm" svg:y="3.248cm" svg:viewBox="0 0 301 2835" svg:d="M301 2784l-31 51c-28-310-33-624-39-929-3-170-7-346-13-519-17-409-58-912-218-1387l65 90c135 449 174 914 189 1296 7 173 10 349 12 519 6 289 11 585 35 879z">
          <text:p/>
        </draw:path>
        <draw:path draw:style-name="gr23" draw:text-style-name="P23" draw:layer="layout" svg:width="0.388cm" svg:height="3.152cm" svg:x="7.385cm" svg:y="2.919cm" svg:viewBox="0 0 389 3153" svg:d="M389 3143v2l-33 8c-2-2-2-5-2-7l-159-2194c-23-310-49-657-195-952l76 82c112 278 134 587 154 867z">
          <text:p/>
        </draw:path>
        <draw:path draw:style-name="gr23" draw:text-style-name="P23" draw:layer="layout" svg:width="0.38cm" svg:height="2.033cm" svg:x="7.708cm" svg:y="3.119cm" svg:viewBox="0 0 381 2034" svg:d="M381 2034c-7-1-12-6-14-13-69-265-87-543-104-811-5-82-11-163-17-245-26-309-75-663-246-965 17 4 33 10 49 16 159 301 207 645 232 947 7 81 12 163 17 244 13 194 26 394 58 588v1c7 65 15 147 25 238z">
          <text:p/>
        </draw:path>
        <draw:path draw:style-name="gr23" draw:text-style-name="P23" draw:layer="layout" svg:width="0.248cm" svg:height="1.258cm" svg:x="8.134cm" svg:y="3.337cm" svg:viewBox="0 0 249 1259" svg:d="M249 1225l-33 34c-39-425-112-846-216-1259 3 2 6 4 9 7 9 8 23 25 41 48 0 1 0 1 0 1 93 384 161 775 199 1169z">
          <text:p/>
        </draw:path>
        <draw:path draw:style-name="gr9" draw:text-style-name="P9" draw:layer="layout" svg:width="0.287cm" svg:height="2.527cm" svg:x="7.205cm" svg:y="3.413cm" svg:viewBox="0 0 288 2528" svg:d="M270 2528c-9 0-17-7-18-16l-252-2493c-1-9 6-18 16-19s18 6 19 16l253 2492c1 10-7 19-16 20-1 0-1 0-2 0z">
          <text:p/>
        </draw:path>
        <draw:path draw:style-name="gr9" draw:text-style-name="P9" draw:layer="layout" svg:width="0.238cm" svg:height="0.075cm" svg:x="7.628cm" svg:y="4.043cm" svg:viewBox="0 0 239 76" svg:d="M36 40h168v-4h-168zM222 76h-204c-10 0-18-7-18-17v-41c0-10 8-18 18-18h204c10 0 17 8 17 18v41c0 10-7 17-17 17z">
          <text:p/>
        </draw:path>
        <draw:path draw:style-name="gr9" draw:text-style-name="P9" draw:layer="layout" svg:width="0.235cm" svg:height="0.585cm" svg:x="7.866cm" svg:y="4.308cm" svg:viewBox="0 0 236 586" svg:d="M218 586c-7 0-14-4-17-12l-200-550c-4-9 1-20 11-23 9-3 19 1 23 11l200 550c3 10-2 20-11 23-2 1-4 1-6 1z">
          <text:p/>
        </draw:path>
        <draw:path draw:style-name="gr9" draw:text-style-name="P9" draw:layer="layout" svg:width="0.232cm" svg:height="0.199cm" svg:x="6.151cm" svg:y="3.321cm" svg:viewBox="0 0 233 200" svg:d="M215 200c-5 0-9-1-13-5-60-60-126-115-195-163-8-6-10-17-4-25s16-10 24-4c71 50 138 106 200 167 8 7 8 18 0 25-3 4-8 5-12 5z">
          <text:p/>
        </draw:path>
        <draw:path draw:style-name="gr9" draw:text-style-name="P9" draw:layer="layout" svg:width="0.215cm" svg:height="0.691cm" svg:x="6.126cm" svg:y="3.902cm" svg:viewBox="0 0 216 692" svg:d="M18 692c-2 0-3 0-5 0-9-3-15-13-12-22l179-657c3-9 13-15 23-12 9 3 15 12 12 22l-180 656c-2 8-10 13-17 13z">
          <text:p/>
        </draw:path>
        <draw:path draw:style-name="gr9" draw:text-style-name="P9" draw:layer="layout" svg:width="0.988cm" svg:height="0.529cm" svg:x="6.574cm" svg:y="3.069cm" svg:viewBox="0 0 989 530" svg:d="M652 530c-4 0-7-1-11-4-99-75-263-198-278-206-12-3-228-135-355-212-8-6-11-16-6-25 5-8 16-11 24-6 133 81 335 204 350 211 12 4 150 107 270 198l96-190 214-289c6-8 17-9 25-4 8 6 10 17 4 25l-213 287-104 205c-3 5-7 8-12 10-1 0-3 0-4 0z">
          <text:p/>
        </draw:path>
        <draw:path draw:style-name="gr9" draw:text-style-name="P9" draw:layer="layout" svg:width="0.142cm" svg:height="0.262cm" svg:x="7.856cm" svg:y="3.253cm" svg:viewBox="0 0 143 263" svg:d="M17 263c0 0-1-1-2-1-9-1-16-10-15-20 9-89 50-173 113-237 6-6 18-7 25 0s7 18 0 25c-57 58-94 135-102 216-1 9-9 17-19 17z">
          <text:p/>
        </draw:path>
        <draw:polygon draw:style-name="gr10" draw:text-style-name="P10" draw:layer="layout" svg:width="0.548cm" svg:height="0.942cm" svg:x="7.027cm" svg:y="3.435cm" svg:viewBox="0 0 549 943" draw:points="509,943 41,943 0,0 549,0">
          <text:p/>
        </draw:polygon>
        <draw:path draw:style-name="gr8" draw:text-style-name="P8" draw:layer="layout" svg:width="0.223cm" svg:height="0.487cm" svg:x="7.19cm" svg:y="3.646cm" svg:viewBox="0 0 224 488" svg:d="M224 244c0 134-50 244-112 244s-112-110-112-244c0-135 50-244 112-244s112 109 112 244z">
          <text:p/>
        </draw:path>
        <draw:polygon draw:style-name="gr8" draw:text-style-name="P8" draw:layer="layout" svg:width="0.621cm" svg:height="0.069cm" svg:x="6.995cm" svg:y="3.378cm" svg:viewBox="0 0 622 70" draw:points="622,70 0,70 0,0 622,0">
          <text:p/>
        </draw:polygon>
        <draw:polygon draw:style-name="gr8" draw:text-style-name="P8" draw:layer="layout" svg:width="0.316cm" svg:height="0.328cm" svg:x="7.033cm" svg:y="3.081cm" svg:viewBox="0 0 317 329" draw:points="265,329 224,134 0,51 19,0 270,94 317,318">
          <text:p/>
        </draw:polygon>
        <draw:path draw:style-name="gr24" draw:text-style-name="P24" draw:layer="layout" svg:width="2.082cm" svg:height="1.468cm" svg:x="5.45cm" svg:y="3.933cm" svg:viewBox="0 0 2083 1469" svg:d="M1884 312c-15-3 205-143 199-174-7-31-219 101-219 101 0 0 201-150 186-174s-246 128-246 128c0 0 163-172 152-192-9-17-205 162-273 225l8-86c0 0 32-81 15-83-13-1-77 86-106 143l-2 4c0 0 0 1-1 3-6 14-10 25-11 33-9 30-20 72-23 106-230 50-574 183-852 302l-1 1c-248 133-498 302-498 302l-212 118c5 9 38 88 76 179 79 186 298 275 479 186 11-6 21-11 29-17 137-97 942-653 1167-931 38-21 143-81 152-101 0 0 143-80 163-104 19-24-168 34-182 31z">
          <text:p/>
        </draw:path>
        <draw:path draw:style-name="gr9" draw:text-style-name="P9" draw:layer="layout" svg:width="0.717cm" svg:height="0.508cm" svg:x="5.444cm" svg:y="4.576cm" svg:viewBox="0 0 718 509" svg:d="M0 427c0 0 35 70 41 82s677-474 677-474l-17-35z">
          <text:p/>
        </draw:path>
        <draw:path draw:style-name="gr9" draw:text-style-name="P9" draw:layer="layout" svg:width="0.335cm" svg:height="0.332cm" svg:x="5.844cm" svg:y="4.593cm" svg:viewBox="0 0 336 333" svg:d="M17 333c-4 0-8-1-11-4-7-6-8-17-2-25 95-112 294-292 303-299 7-7 18-6 24 1 7 7 6 18-1 25-2 2-206 187-298 296-4 4-8 6-15 6z">
          <text:p/>
        </draw:path>
        <draw:path draw:style-name="gr24" draw:text-style-name="P24" draw:layer="layout" svg:width="1.775cm" svg:height="1.587cm" svg:x="7.392cm" svg:y="4.248cm" svg:viewBox="0 0 1776 1588" svg:d="M1729 1409c-5 4-9 7-14 10 0 0-73 25-97 29-168 24-1159 181-1501 130-76-12-120-33-117-68 4-42 61-94 150-150 202-129 574-282 872-391-107-105-218-221-327-341l589-628c142 265 287 560 382 814 107 280 151 511 63 595z">
          <text:p/>
        </draw:path>
        <draw:path draw:style-name="gr24" draw:text-style-name="P24" draw:layer="layout" svg:width="0.314cm" svg:height="0.079cm" svg:x="6.82cm" svg:y="5.723cm" svg:viewBox="0 0 315 80" svg:d="M293 80c0 0-200-18-224-26-25-9-70-39-69-50 1-12 73 9 73 9l242-2z">
          <text:p/>
        </draw:path>
        <draw:path draw:style-name="gr24" draw:text-style-name="P24" draw:layer="layout" svg:width="0.771cm" svg:height="0.3cm" svg:x="6.787cm" svg:y="5.596cm" svg:viewBox="0 0 772 301" svg:d="M766 14c0 0 26 168-35 211s-347 83-399 75c-53-7-323-45-332-72-10-27 299-58 299-58 0 0 50-6 24-56 0 0 112-101 169-109 59-8 207-6 274 9z">
          <text:p/>
        </draw:path>
        <draw:path draw:style-name="gr24" draw:text-style-name="P24" draw:layer="layout" svg:width="0.376cm" svg:height="0.126cm" svg:x="6.952cm" svg:y="5.601cm" svg:viewBox="0 0 377 127" svg:d="M221 127c0 0-122-36-147-35s-81-13-73-32c9-18 286-75 344-57 59 18 20 103 20 103z">
          <text:p/>
        </draw:path>
        <draw:polygon draw:style-name="gr9" draw:text-style-name="P9" draw:layer="layout" svg:width="0.632cm" svg:height="0.697cm" svg:x="8.084cm" svg:y="4.24cm" svg:viewBox="0 0 633 698" draw:points="0,636 56,698 633,83 592,0">
          <text:p/>
        </draw:polygon>
        <draw:path draw:style-name="gr9" draw:text-style-name="P9" draw:layer="layout" svg:width="0.336cm" svg:height="0.089cm" svg:x="8.396cm" svg:y="5.136cm" svg:viewBox="0 0 337 90" svg:d="M18 90c-7 0-13-4-16-11-4-9 0-19 9-24 7-2 160-66 310-54 9 1 16 9 16 19-1 10-9 17-19 16-141-11-291 52-293 53s-4 1-7 1z">
          <text:p/>
        </draw:path>
        <draw:path draw:style-name="gr24" draw:text-style-name="P24" draw:layer="layout" svg:width="0.972cm" svg:height="1.111cm" svg:x="6.596cm" svg:y="1.62cm" svg:viewBox="0 0 973 1112" svg:d="M973 641c-3-117-33-229-61-298-1 0-1-1-1-1-9-28-21-56-36-83-124-230-394-324-603-211-181 98-256 321-191 528-19-5-48-8-70 8-33 26 4 294 172 258 43 79 99 157 172 204 197 130 421 46 503-52 29-30 51-64 69-100 37-78 49-167 46-253z">
          <text:p/>
        </draw:path>
        <draw:path draw:style-name="gr26" draw:text-style-name="P26" draw:layer="layout" svg:width="0.282cm" svg:height="0.282cm" svg:x="6.854cm" svg:y="2.283cm" svg:viewBox="0 0 283 283" svg:d="M283 136c4 78-56 144-134 147-78 4-145-57-149-134-3-79 58-145 136-149 78-3 144 57 147 136z">
          <text:p/>
        </draw:path>
        <draw:path draw:style-name="gr26" draw:text-style-name="P26" draw:layer="layout" svg:width="0.108cm" svg:height="0.253cm" svg:x="7.461cm" svg:y="2.26cm" svg:viewBox="0 0 109 254" svg:d="M108 0c3 86-9 176-47 254-35-24-59-64-61-109-3-70 43-129 108-145z">
          <text:p/>
        </draw:path>
        <draw:path draw:style-name="gr9" draw:text-style-name="P9" draw:layer="layout" svg:width="0.137cm" svg:height="0.188cm" svg:x="6.643cm" svg:y="2.224cm" svg:viewBox="0 0 138 189" svg:d="M25 99c-13-16-20-36-24-57-1-9-2-23 9-32 9-9 22-11 33-9 24 5 39 25 49 43 11 18 20 36 28 55 9 20 16 40 18 61 1 6 1 12-2 19s-13 12-20 10c-14-4-21-12-28-20-14-16-23-37-25-58-1-22 5-46 23-57-16 14-19 36-15 56 3 19 12 37 26 51 6 6 15 14 21 15s8-5 7-14c-3-19-10-38-19-56-8-19-17-38-26-56-9-17-22-32-39-37-9-3-18-1-24 4-7 5-8 15-8 25 1 20 6 39 16 57z">
          <text:p/>
        </draw:path>
        <draw:path draw:style-name="gr22" draw:text-style-name="P22" draw:layer="layout" svg:width="0.025cm" svg:height="0.014cm" svg:x="7.258cm" svg:y="2.271cm" svg:viewBox="0 0 26 15" svg:d="M0 10c0 4 8 6 15 5 6-1 12-5 11-9s-7-7-14-6c-8 1-13 6-12 10z">
          <text:p/>
        </draw:path>
        <draw:path draw:style-name="gr9" draw:text-style-name="P9" draw:layer="layout" svg:width="0.04cm" svg:height="0.143cm" svg:x="7.276cm" svg:y="2.179cm" svg:viewBox="0 0 41 144" svg:d="M0 0c5 14 10 27 16 39 5 13 11 24 18 37 7 12 11 30 2 44-6 13-20 23-34 24 13-5 22-16 26-28 4-11 2-24-5-35-5-12-12-25-16-39-4-13-7-27-7-42z">
          <text:p/>
        </draw:path>
        <draw:path draw:style-name="gr9" draw:text-style-name="P9" draw:layer="layout" svg:width="0.023cm" svg:height="0.019cm" svg:x="7.228cm" svg:y="2.301cm" svg:viewBox="0 0 24 20" svg:d="M24 20c-8 1-12-2-16-5-4-5-7-9-8-15 8 0 11 2 16 5 3 4 7 7 8 15z">
          <text:p/>
        </draw:path>
        <draw:path draw:style-name="gr9" draw:text-style-name="P9" draw:layer="layout" svg:width="0.082cm" svg:height="0.013cm" svg:x="7.225cm" svg:y="2.447cm" svg:viewBox="0 0 83 14" svg:d="M0 4c29 5 55 1 83-4-7 4-13 8-20 10s-14 3-21 4c-14 0-30-1-42-10z">
          <text:p/>
        </draw:path>
        <draw:path draw:style-name="gr9" draw:text-style-name="P9" draw:layer="layout" svg:width="0.222cm" svg:height="0.048cm" svg:x="7.151cm" svg:y="2.359cm" svg:viewBox="0 0 223 49" svg:d="M0 11c18 8 36 15 55 19 20 3 39 6 58 4 19-1 37-5 56-11 18-5 36-14 54-23-8 7-15 14-24 20-8 4-17 10-26 14-19 9-39 13-59 15-41 2-85-10-114-38z">
          <text:p/>
        </draw:path>
        <draw:path draw:style-name="gr9" draw:text-style-name="P9" draw:layer="layout" svg:width="0.054cm" svg:height="0.109cm" svg:x="7.343cm" svg:y="2.145cm" svg:viewBox="0 0 55 110" svg:d="M55 54c1 31-10 56-25 56-16 1-29-23-30-54-2-30 9-55 24-56 16-1 29 23 31 54z">
          <text:p/>
        </draw:path>
        <draw:path draw:style-name="gr24" draw:text-style-name="P24" draw:layer="layout" svg:width="0.082cm" svg:height="0.028cm" svg:x="7.351cm" svg:y="2.234cm" svg:viewBox="0 0 83 29" svg:d="M7 29l-7-14c2-1 50-27 83-9l-8 15c-21-12-56 2-68 8z">
          <text:p/>
        </draw:path>
        <draw:path draw:style-name="gr9" draw:text-style-name="P9" draw:layer="layout" svg:width="0.173cm" svg:height="0.078cm" svg:x="7.327cm" svg:y="2.031cm" svg:viewBox="0 0 174 79" svg:d="M2 26c10-20 27-25 44-26s34 1 51 6c33 9 61 34 76 62 2 3 1 8-3 10-2 2-5 1-8 0-14-8-25-16-38-21-12-6-24-9-36-11-13-2-25-2-38-1-13 2-25 4-42-5l-2-1c-5-2-7-7-5-12z">
          <text:p/>
        </draw:path>
        <draw:path draw:style-name="gr9" draw:text-style-name="P9" draw:layer="layout" svg:width="0.034cm" svg:height="0.036cm" svg:x="7.32cm" svg:y="2.037cm" svg:viewBox="0 0 35 37" svg:d="M3 0c7 7 11 12 16 17l7 8c2 2 5 4 9 9-8 6-22 2-28-7-6-8-9-18-4-27z">
          <text:p/>
        </draw:path>
        <draw:path draw:style-name="gr9" draw:text-style-name="P9" draw:layer="layout" svg:width="0.054cm" svg:height="0.11cm" svg:x="7.113cm" svg:y="2.155cm" svg:viewBox="0 0 55 111" svg:d="M0 56c1 31 14 55 29 55 16-1 27-26 26-57-1-30-16-54-31-54-14 1-25 26-24 56z">
          <text:p/>
        </draw:path>
        <draw:path draw:style-name="gr24" draw:text-style-name="P24" draw:layer="layout" svg:width="0.082cm" svg:height="0.024cm" svg:x="7.081cm" svg:y="2.247cm" svg:viewBox="0 0 83 25" svg:d="M77 25c-1 0-44-19-69-2l-8-13c31-22 81 0 83 1z">
          <text:p/>
        </draw:path>
        <draw:path draw:style-name="gr9" draw:text-style-name="P9" draw:layer="layout" svg:width="0.168cm" svg:height="0.089cm" svg:x="7.002cm" svg:y="2.042cm" svg:viewBox="0 0 169 90" svg:d="M163 37c-17 10-30 9-42 8-13 0-26 2-38 5s-24 7-36 14c-12 6-22 15-34 24-4 3-9 2-11-1s-2-6-1-8c12-29 37-56 69-69 16-6 34-9 51-10 16 0 35 3 47 23 3 4 2 10-3 13z">
          <text:p/>
        </draw:path>
        <draw:path draw:style-name="gr9" draw:text-style-name="P9" draw:layer="layout" svg:width="0.032cm" svg:height="0.037cm" svg:x="7.145cm" svg:y="2.044cm" svg:viewBox="0 0 33 38" svg:d="M29 0c-7 7-10 13-14 18l-6 8c-2 3-4 5-9 10 10 5 22 0 27-9 7-8 8-18 2-27z">
          <text:p/>
        </draw:path>
        <draw:path draw:style-name="gr8" draw:text-style-name="P8" draw:layer="layout" svg:width="1.051cm" svg:height="1.251cm" svg:x="6.524cm" svg:y="1.498cm" svg:viewBox="0 0 1052 1252" svg:d="M936 974c-64 58-150-68-150-68l-51 9c0 0-121 108-172 99-42-7-176-230-222-308 12-48 23-116 12-191 0 0-9-88 44-97s256 62 335 41c79-20 141-104 170-95 14 5 45 76 74 150 49 125 52 265 2 389-12 31-26 57-42 71zM1043 709c-1-4-2-9-3-12 1 0 2 5 3 12zM1046 728c2-71-28-212-15-272 28-134 0-288-105-374-51-43-116-66-181-76-166-26-342 30-463 146-27 26-52 55-77 83-32 36-57 77-98 103-78 53-113 154-106 248 6 77 36 151 75 219-7-42-4-76 7-84 22-17 50-13 70-8-1-3 83 37 111 59 10 85-11 200-11 200 44 88 145 207 279 256 135 48 287 31 430-135 103-119 96-282 84-365z">
          <text:p/>
        </draw:path>
        <draw:path draw:style-name="gr8" draw:text-style-name="P8" draw:layer="layout" svg:width="1.003cm" svg:height="0.308cm" svg:x="6.561cm" svg:y="1.771cm" svg:viewBox="0 0 1004 309" svg:d="M314 227c0-27 6-76 45-83 35-6 138 24 226 38 55-9 108-16 161-19 54-32 96-79 118-72 9 3 25 33 43 74 13 1 25 2 38 4 18 2 34 4 50 6 11-57 12-118 1-175-46 9-90 17-132 24-293 49-766-81-864 285 101-39 207-63 314-82z">
          <text:p/>
        </draw:path>
        <draw:path draw:style-name="gr9" draw:text-style-name="P9" draw:layer="layout" svg:width="0.279cm" svg:height="0.226cm" svg:x="7.306cm" svg:y="2.097cm" svg:viewBox="0 0 280 227" svg:d="M18 33l3 63c2 32 16 61 40 82 24 22 56 33 88 31 66-4 117-61 113-127l-3-63zM149 218h1zM142 227c-34 0-67-13-93-35-27-25-43-59-45-95l-4-73c0-2 0-5 2-6 2-2 4-3 6-3l259-15c5 0 9 4 9 9l4 72c4 76-54 141-130 146-3 0-5 0-8 0z">
          <text:p/>
        </draw:path>
        <draw:path draw:style-name="gr9" draw:text-style-name="P9" draw:layer="layout" svg:width="0.279cm" svg:height="0.226cm" svg:x="6.983cm" svg:y="2.115cm" svg:viewBox="0 0 280 227" svg:d="M18 33l4 62c3 67 60 117 127 114 67-4 117-61 114-127l-4-63zM150 218zM143 227c-35 0-68-13-93-36-28-24-44-58-46-95l-4-71c0-2 1-5 2-7 2-1 4-2 7-2l258-16c5 0 9 4 9 9l4 72c5 76-54 141-130 145-2 1-5 1-7 1z">
          <text:p/>
        </draw:path>
        <draw:path draw:style-name="gr9" draw:text-style-name="P9" draw:layer="layout" svg:width="0.082cm" svg:height="0.021cm" svg:x="7.241cm" svg:y="2.112cm" svg:viewBox="0 0 83 22" svg:d="M9 22c-5 0-9-4-9-8 0-5 3-10 8-11l66-3c5 0 9 3 9 9 1 5-3 9-8 9z">
          <text:p/>
        </draw:path>
        <draw:path draw:style-name="gr9" draw:text-style-name="P9" draw:layer="layout" svg:width="0.354cm" svg:height="0.081cm" svg:x="6.647cm" svg:y="2.13cm" svg:viewBox="0 0 355 82" svg:d="M348 18l-342 64c-2 1-5-1-6-4 0-3 2-5 4-6l340-72c5-1 10 2 11 8 1 4-2 9-7 10z">
          <text:p/>
        </draw:path>
        <draw:polygon draw:style-name="gr1" draw:text-style-name="P1" draw:layer="layout" svg:width="1.544cm" svg:height="0.159cm" svg:x="5.435cm" svg:y="9.458cm" svg:viewBox="0 0 1545 160" draw:points="1545,160 0,160 0,0 1545,0">
          <text:p/>
        </draw:polygon>
        <draw:polygon draw:style-name="gr2" draw:text-style-name="P2" draw:layer="layout" svg:width="1.767cm" svg:height="3.274cm" svg:x="5.365cm" svg:y="6.248cm" svg:viewBox="0 0 1768 3275" draw:points="0,44 0,3275 1768,3275 1768,1442 1073,0">
          <text:p/>
        </draw:polygon>
        <draw:polygon draw:style-name="gr3" draw:text-style-name="P3" draw:layer="layout" svg:width="0.928cm" svg:height="3.274cm" svg:x="6.205cm" svg:y="6.248cm" svg:viewBox="0 0 929 3275" draw:points="929,1442 929,3275 691,3275 691,1442 0,9 232,0">
          <text:p/>
        </draw:polygon>
        <draw:path draw:style-name="gr2" draw:text-style-name="P2" draw:layer="layout" svg:width="1.764cm" svg:height="0.182cm" svg:x="5.362cm" svg:y="9.608cm" svg:viewBox="0 0 1765 183" svg:d="M1765 183h-1765v-183h1700c36 0 65 29 65 65z">
          <text:p/>
        </draw:path>
        <draw:path draw:style-name="gr3" draw:text-style-name="P3" draw:layer="layout" svg:width="0.373cm" svg:height="0.182cm" svg:x="6.753cm" svg:y="9.608cm" svg:viewBox="0 0 374 183" svg:d="M374 183h-374v-118c0-36 29-65 64-65h245c36 0 65 29 65 65z">
          <text:p/>
        </draw:path>
        <draw:polygon draw:style-name="gr2" draw:text-style-name="P2" draw:layer="layout" svg:width="1.245cm" svg:height="0.374cm" svg:x="5.326cm" svg:y="5.96cm" svg:viewBox="0 0 1246 375" draw:points="1246,375 0,375 0,0 1246,0">
          <text:p/>
        </draw:polygon>
        <draw:path draw:style-name="gr2" draw:text-style-name="P2" draw:layer="layout" svg:width="0.632cm" svg:height="0.526cm" svg:x="6.386cm" svg:y="5.865cm" svg:viewBox="0 0 633 527" svg:d="M567 527h-502c-36 0-65-29-65-65v-462h633v462c0 36-30 65-66 65z">
          <text:p/>
        </draw:path>
        <draw:polygon draw:style-name="gr1" draw:text-style-name="P1" draw:layer="layout" svg:width="1.544cm" svg:height="0.159cm" svg:x="5.437cm" svg:y="9.458cm" svg:viewBox="0 0 1545 160" draw:points="1545,160 0,160 0,0 1545,0">
          <text:p/>
        </draw:polygon>
        <draw:polygon draw:style-name="gr2" draw:text-style-name="P2" draw:layer="layout" svg:width="1.767cm" svg:height="3.274cm" svg:x="5.367cm" svg:y="6.248cm" svg:viewBox="0 0 1768 3275" draw:points="0,44 0,3275 1768,3275 1768,1442 1073,0">
          <text:p/>
        </draw:polygon>
        <draw:polygon draw:style-name="gr3" draw:text-style-name="P3" draw:layer="layout" svg:width="0.928cm" svg:height="3.274cm" svg:x="6.207cm" svg:y="6.248cm" svg:viewBox="0 0 929 3275" draw:points="929,1442 929,3275 691,3275 691,1442 0,9 232,0">
          <text:p/>
        </draw:polygon>
        <draw:path draw:style-name="gr2" draw:text-style-name="P2" draw:layer="layout" svg:width="1.764cm" svg:height="0.182cm" svg:x="5.364cm" svg:y="9.608cm" svg:viewBox="0 0 1765 183" svg:d="M1765 183h-1765v-183h1700c36 0 65 29 65 65z">
          <text:p/>
        </draw:path>
        <draw:path draw:style-name="gr3" draw:text-style-name="P3" draw:layer="layout" svg:width="0.373cm" svg:height="0.182cm" svg:x="6.755cm" svg:y="9.608cm" svg:viewBox="0 0 374 183" svg:d="M374 183h-374v-118c0-36 29-65 64-65h245c36 0 65 29 65 65z">
          <text:p/>
        </draw:path>
        <draw:polygon draw:style-name="gr2" draw:text-style-name="P2" draw:layer="layout" svg:width="1.245cm" svg:height="0.374cm" svg:x="5.328cm" svg:y="5.96cm" svg:viewBox="0 0 1246 375" draw:points="1246,375 0,375 0,0 1246,0">
          <text:p/>
        </draw:polygon>
        <draw:path draw:style-name="gr2" draw:text-style-name="P2" draw:layer="layout" svg:width="0.632cm" svg:height="0.526cm" svg:x="6.388cm" svg:y="5.865cm" svg:viewBox="0 0 633 527" svg:d="M567 527h-502c-36 0-65-29-65-65v-462h633v462c0 36-30 65-66 65z">
          <text:p/>
        </draw:path>
        <draw:path draw:style-name="gr5" draw:text-style-name="P5" draw:layer="layout" svg:width="1.258cm" svg:height="5.161cm" svg:x="2.042cm" svg:y="3.076cm" svg:viewBox="0 0 1259 5162" svg:d="M743 5162h516l-820-5162c-270 0-476 242-434 508z">
          <text:p/>
        </draw:path>
        <draw:path draw:style-name="gr5" draw:text-style-name="P5" draw:layer="layout" svg:width="2.564cm" svg:height="0.916cm" svg:x="4.923cm" svg:y="7.321cm" svg:viewBox="0 0 2565 917" svg:d="M2414 917h-2268l-146-917h2148c164 0 318 133 344 297l71 443c15 98-52 177-149 177z">
          <text:p/>
        </draw:path>
        <draw:path draw:style-name="gr6" draw:text-style-name="P6" draw:layer="layout" svg:width="0.681cm" svg:height="0.916cm" svg:x="6.806cm" svg:y="7.321cm" svg:viewBox="0 0 682 917" svg:d="M531 917h-265c99 0 165-79 150-177l-70-443c-27-164-182-297-346-297h264c165 0 319 133 345 297l71 443c15 98-52 177-149 177z">
          <text:p/>
        </draw:path>
        <draw:path draw:style-name="gr4" draw:text-style-name="P4" draw:layer="layout" svg:width="2.563cm" svg:height="0.916cm" svg:x="3.155cm" svg:y="7.321cm" svg:viewBox="0 0 2564 917" svg:d="M2413 917h-2268l-145-917h2268c97 0 189 79 205 176l89 564c15 98-51 177-149 177z">
          <text:p/>
        </draw:path>
        <draw:path draw:style-name="gr6" draw:text-style-name="P6" draw:layer="layout" svg:width="2.568cm" svg:height="1.206cm" svg:x="2.489cm" svg:y="2.883cm" svg:viewBox="0 0 2569 1207" svg:d="M2398 1207h-2244l-151-951c-21-134 82-256 218-256h1986c111 0 215 90 233 202l127 804c18 111-58 201-169 201z">
          <text:p/>
        </draw:path>
        <draw:path draw:style-name="gr6" draw:text-style-name="P6" draw:layer="layout" svg:width="0.647cm" svg:height="1.206cm" svg:x="4.41cm" svg:y="2.883cm" svg:viewBox="0 0 648 1207" svg:d="M476 1207h-285c111 0 187-90 169-201l-127-804c-18-112-122-202-233-202h284c111 0 216 90 234 202l127 804c18 111-58 201-169 201z">
          <text:p/>
        </draw:path>
        <draw:path draw:style-name="gr6" draw:text-style-name="P6" draw:layer="layout" svg:width="1.566cm" svg:height="1.196cm" svg:x="2.874cm" svg:y="2.883cm" svg:viewBox="0 0 1567 1197" svg:d="M1567 0c-151 159-288 895-330 1181l-2 16h-618l-2-15c-87-535-536-1089-615-1182h48c116 142 512 656 600 1160h555c19-128 146-924 317-1160z">
          <text:p/>
        </draw:path>
        <draw:path draw:style-name="gr6" draw:text-style-name="P6" draw:layer="layout" svg:width="2.915cm" svg:height="3.28cm" svg:x="2.64cm" svg:y="4.073cm" svg:viewBox="0 0 2916 3281" svg:d="M2633 3281h-2113l-520-3281h2113c183 0 355 148 384 331l415 2618c29 183-96 332-279 332z">
          <text:p/>
        </draw:path>
        <draw:path draw:style-name="gr6" draw:text-style-name="P6" draw:layer="layout" svg:width="2.004cm" svg:height="2.305cm" svg:x="3.141cm" svg:y="5.053cm" svg:viewBox="0 0 2005 2306" svg:d="M2005 2306l-319-2073c-21-129-141-233-270-233h-1034c-234 0-413 210-377 442l286 1864z">
          <text:p/>
        </draw:path>
        <draw:polygon draw:style-name="gr1" draw:text-style-name="P1" draw:layer="layout" svg:width="1.544cm" svg:height="0.159cm" svg:x="2.48cm" svg:y="9.458cm" svg:viewBox="0 0 1545 160" draw:points="1545,160 0,160 0,0 1545,0">
          <text:p/>
        </draw:polygon>
        <draw:polygon draw:style-name="gr2" draw:text-style-name="P2" draw:layer="layout" svg:width="1.768cm" svg:height="3.274cm" svg:x="2.409cm" svg:y="6.248cm" svg:viewBox="0 0 1769 3275" draw:points="0,44 0,3275 1769,3275 1769,1442 1074,0">
          <text:p/>
        </draw:polygon>
        <draw:polygon draw:style-name="gr3" draw:text-style-name="P3" draw:layer="layout" svg:width="0.927cm" svg:height="3.274cm" svg:x="3.25cm" svg:y="6.248cm" svg:viewBox="0 0 928 3275" draw:points="928,1442 928,3275 691,3275 691,1442 0,9 232,0">
          <text:p/>
        </draw:polygon>
        <draw:path draw:style-name="gr2" draw:text-style-name="P2" draw:layer="layout" svg:width="1.764cm" svg:height="0.182cm" svg:x="2.407cm" svg:y="9.608cm" svg:viewBox="0 0 1765 183" svg:d="M1765 183h-1765v-183h1700c36 0 65 29 65 65z">
          <text:p/>
        </draw:path>
        <draw:path draw:style-name="gr3" draw:text-style-name="P3" draw:layer="layout" svg:width="0.374cm" svg:height="0.182cm" svg:x="3.797cm" svg:y="9.608cm" svg:viewBox="0 0 375 183" svg:d="M375 183h-375v-118c0-36 29-65 65-65h245c36 0 65 29 65 65z">
          <text:p/>
        </draw:path>
        <draw:polygon draw:style-name="gr2" draw:text-style-name="P2" draw:layer="layout" svg:width="1.245cm" svg:height="0.374cm" svg:x="2.371cm" svg:y="5.96cm" svg:viewBox="0 0 1246 375" draw:points="1246,375 0,375 0,0 1246,0">
          <text:p/>
        </draw:polygon>
        <draw:path draw:style-name="gr2" draw:text-style-name="P2" draw:layer="layout" svg:width="0.632cm" svg:height="0.526cm" svg:x="3.43cm" svg:y="5.865cm" svg:viewBox="0 0 633 527" svg:d="M568 527h-501c-37 0-67-29-67-65v-462h633v462c0 36-29 65-65 65z">
          <text:p/>
        </draw:path>
        <draw:polygon draw:style-name="gr1" draw:text-style-name="P1" draw:layer="layout" svg:width="1.544cm" svg:height="0.16cm" svg:x="22.758cm" svg:y="12.125cm" svg:viewBox="0 0 1545 161" draw:points="1545,161 0,161 0,0 1545,0">
          <text:p/>
        </draw:polygon>
        <draw:polygon draw:style-name="gr2" draw:text-style-name="P2" draw:layer="layout" svg:width="1.768cm" svg:height="3.274cm" svg:x="22.687cm" svg:y="8.915cm" svg:viewBox="0 0 1769 3275" draw:points="0,45 0,3275 1769,3275 1769,1442 1073,0">
          <text:p/>
        </draw:polygon>
        <draw:polygon draw:style-name="gr3" draw:text-style-name="P3" draw:layer="layout" svg:width="0.927cm" svg:height="3.274cm" svg:x="23.528cm" svg:y="8.915cm" svg:viewBox="0 0 928 3275" draw:points="928,1442 928,3275 692,3275 692,1442 0,9 233,0">
          <text:p/>
        </draw:polygon>
        <draw:path draw:style-name="gr2" draw:text-style-name="P2" draw:layer="layout" svg:width="1.764cm" svg:height="0.182cm" svg:x="22.685cm" svg:y="12.275cm" svg:viewBox="0 0 1765 183" svg:d="M1765 183h-1765v-183h1700c36 0 65 29 65 65z">
          <text:p/>
        </draw:path>
        <draw:path draw:style-name="gr3" draw:text-style-name="P3" draw:layer="layout" svg:width="0.373cm" svg:height="0.182cm" svg:x="24.076cm" svg:y="12.275cm" svg:viewBox="0 0 374 183" svg:d="M374 183h-374v-118c0-36 28-65 64-65h244c36 0 66 29 66 65z">
          <text:p/>
        </draw:path>
        <draw:polygon draw:style-name="gr2" draw:text-style-name="P2" draw:layer="layout" svg:width="1.245cm" svg:height="0.373cm" svg:x="22.649cm" svg:y="8.628cm" svg:viewBox="0 0 1246 374" draw:points="1246,374 0,374 0,0 1246,0">
          <text:p/>
        </draw:polygon>
        <draw:path draw:style-name="gr2" draw:text-style-name="P2" draw:layer="layout" svg:width="0.631cm" svg:height="0.527cm" svg:x="23.709cm" svg:y="8.532cm" svg:viewBox="0 0 632 528" svg:d="M566 528h-501c-36 0-65-30-65-66v-462h632v462c0 36-29 66-66 66z">
          <text:p/>
        </draw:path>
        <draw:path draw:style-name="gr5" draw:text-style-name="P5" draw:layer="layout" svg:width="1.258cm" svg:height="5.16cm" svg:x="19.363cm" svg:y="5.744cm" svg:viewBox="0 0 1259 5161" svg:d="M744 5161h515l-819-5161c-270 0-477 241-435 508z">
          <text:p/>
        </draw:path>
        <draw:path draw:style-name="gr5" draw:text-style-name="P5" draw:layer="layout" svg:width="2.563cm" svg:height="0.916cm" svg:x="22.244cm" svg:y="9.988cm" svg:viewBox="0 0 2564 917" svg:d="M2414 917h-2269l-145-917h2148c164 0 318 133 344 297l70 443c16 98-51 177-148 177z">
          <text:p/>
        </draw:path>
        <draw:path draw:style-name="gr6" draw:text-style-name="P6" draw:layer="layout" svg:width="0.681cm" svg:height="0.916cm" svg:x="24.127cm" svg:y="9.988cm" svg:viewBox="0 0 682 917" svg:d="M531 917h-264c98 0 164-79 149-176l-70-444c-26-164-181-297-346-297h265c164 0 318 133 344 297l70 444c17 97-51 176-148 176z">
          <text:p/>
        </draw:path>
        <draw:path draw:style-name="gr4" draw:text-style-name="P4" draw:layer="layout" svg:width="2.564cm" svg:height="0.916cm" svg:x="20.475cm" svg:y="9.988cm" svg:viewBox="0 0 2565 917" svg:d="M2414 917h-2268l-146-917h2269c97 0 189 79 205 177l89 563c15 98-51 177-149 177z">
          <text:p/>
        </draw:path>
        <draw:path draw:style-name="gr6" draw:text-style-name="P6" draw:layer="layout" svg:width="2.568cm" svg:height="1.206cm" svg:x="19.81cm" svg:y="5.55cm" svg:viewBox="0 0 2569 1207" svg:d="M2398 1207h-2244l-151-952c-21-134 82-255 218-255h1986c111 0 215 90 233 201l127 804c18 112-58 202-169 202z">
          <text:p/>
        </draw:path>
        <draw:path draw:style-name="gr6" draw:text-style-name="P6" draw:layer="layout" svg:width="0.648cm" svg:height="1.206cm" svg:x="21.73cm" svg:y="5.55cm" svg:viewBox="0 0 649 1207" svg:d="M476 1207h-284c111 0 187-90 169-202l-127-804c-18-111-122-201-234-201h285c111 0 215 90 233 201l128 804c18 112-59 202-170 202z">
          <text:p/>
        </draw:path>
        <draw:path draw:style-name="gr6" draw:text-style-name="P6" draw:layer="layout" svg:width="1.566cm" svg:height="1.196cm" svg:x="20.195cm" svg:y="5.55cm" svg:viewBox="0 0 1567 1197" svg:d="M1567 0c-151 158-288 894-330 1182l-2 15h-618l-3-15c-87-536-536-1089-614-1182h48c116 141 512 655 600 1160h555c19-127 145-925 317-1160z">
          <text:p/>
        </draw:path>
        <draw:path draw:style-name="gr6" draw:text-style-name="P6" draw:layer="layout" svg:width="2.916cm" svg:height="3.28cm" svg:x="19.96cm" svg:y="6.74cm" svg:viewBox="0 0 2917 3281" svg:d="M2634 3281h-2113l-521-3281h2114c183 0 355 148 384 331l415 2618c29 184-96 332-279 332z">
          <text:p/>
        </draw:path>
        <draw:path draw:style-name="gr6" draw:text-style-name="P6" draw:layer="layout" svg:width="2.004cm" svg:height="2.304cm" svg:x="20.462cm" svg:y="7.721cm" svg:viewBox="0 0 2005 2305" svg:d="M2005 2305l-319-2073c-20-128-140-232-269-232h-1035c-234 0-413 209-377 442l286 1863z">
          <text:p/>
        </draw:path>
        <draw:polygon draw:style-name="gr1" draw:text-style-name="P1" draw:layer="layout" svg:width="1.545cm" svg:height="0.16cm" svg:x="19.8cm" svg:y="12.125cm" svg:viewBox="0 0 1546 161" draw:points="1546,161 0,161 0,0 1546,0">
          <text:p/>
        </draw:polygon>
        <draw:polygon draw:style-name="gr2" draw:text-style-name="P2" draw:layer="layout" svg:width="1.768cm" svg:height="3.274cm" svg:x="19.73cm" svg:y="8.915cm" svg:viewBox="0 0 1769 3275" draw:points="0,45 0,3275 1769,3275 1769,1442 1073,0">
          <text:p/>
        </draw:polygon>
        <draw:polygon draw:style-name="gr3" draw:text-style-name="P3" draw:layer="layout" svg:width="0.927cm" svg:height="3.274cm" svg:x="20.571cm" svg:y="8.915cm" svg:viewBox="0 0 928 3275" draw:points="928,1442 928,3275 692,3275 692,1442 0,9 231,0">
          <text:p/>
        </draw:polygon>
        <draw:path draw:style-name="gr2" draw:text-style-name="P2" draw:layer="layout" svg:width="1.764cm" svg:height="0.182cm" svg:x="19.728cm" svg:y="12.275cm" svg:viewBox="0 0 1765 183" svg:d="M1765 183h-1765v-183h1700c36 0 65 29 65 65z">
          <text:p/>
        </draw:path>
        <draw:path draw:style-name="gr3" draw:text-style-name="P3" draw:layer="layout" svg:width="0.374cm" svg:height="0.182cm" svg:x="21.118cm" svg:y="12.275cm" svg:viewBox="0 0 375 183" svg:d="M375 183h-375v-118c0-36 29-65 65-65h244c37 0 66 29 66 65z">
          <text:p/>
        </draw:path>
        <draw:polygon draw:style-name="gr2" draw:text-style-name="P2" draw:layer="layout" svg:width="1.244cm" svg:height="0.373cm" svg:x="19.692cm" svg:y="8.628cm" svg:viewBox="0 0 1245 374" draw:points="1245,374 0,374 0,0 1245,0">
          <text:p/>
        </draw:polygon>
        <draw:path draw:style-name="gr2" draw:text-style-name="P2" draw:layer="layout" svg:width="0.632cm" svg:height="0.527cm" svg:x="20.751cm" svg:y="8.532cm" svg:viewBox="0 0 633 528" svg:d="M568 528h-502c-36 0-66-30-66-66v-462h633v462c0 36-29 66-65 66z">
          <text:p/>
        </draw:path>
        <draw:polygon draw:style-name="gr1" draw:text-style-name="P1" draw:layer="layout" svg:width="1.545cm" svg:height="0.16cm" svg:x="19.802cm" svg:y="12.125cm" svg:viewBox="0 0 1546 161" draw:points="1546,161 0,161 0,0 1546,0">
          <text:p/>
        </draw:polygon>
        <draw:polygon draw:style-name="gr2" draw:text-style-name="P2" draw:layer="layout" svg:width="1.768cm" svg:height="3.274cm" svg:x="19.732cm" svg:y="8.915cm" svg:viewBox="0 0 1769 3275" draw:points="0,45 0,3275 1769,3275 1769,1442 1073,0">
          <text:p/>
        </draw:polygon>
        <draw:polygon draw:style-name="gr3" draw:text-style-name="P3" draw:layer="layout" svg:width="0.927cm" svg:height="3.274cm" svg:x="20.573cm" svg:y="8.915cm" svg:viewBox="0 0 928 3275" draw:points="928,1442 928,3275 692,3275 692,1442 0,9 231,0">
          <text:p/>
        </draw:polygon>
        <draw:path draw:style-name="gr2" draw:text-style-name="P2" draw:layer="layout" svg:width="1.764cm" svg:height="0.182cm" svg:x="19.73cm" svg:y="12.275cm" svg:viewBox="0 0 1765 183" svg:d="M1765 183h-1765v-183h1700c36 0 65 29 65 65z">
          <text:p/>
        </draw:path>
        <draw:path draw:style-name="gr3" draw:text-style-name="P3" draw:layer="layout" svg:width="0.374cm" svg:height="0.182cm" svg:x="21.12cm" svg:y="12.275cm" svg:viewBox="0 0 375 183" svg:d="M375 183h-375v-118c0-36 29-65 65-65h244c37 0 66 29 66 65z">
          <text:p/>
        </draw:path>
        <draw:polygon draw:style-name="gr2" draw:text-style-name="P2" draw:layer="layout" svg:width="1.244cm" svg:height="0.373cm" svg:x="19.694cm" svg:y="8.628cm" svg:viewBox="0 0 1245 374" draw:points="1245,374 0,374 0,0 1245,0">
          <text:p/>
        </draw:polygon>
        <draw:path draw:style-name="gr2" draw:text-style-name="P2" draw:layer="layout" svg:width="0.632cm" svg:height="0.527cm" svg:x="20.753cm" svg:y="8.532cm" svg:viewBox="0 0 633 528" svg:d="M568 528h-502c-36 0-66-30-66-66v-462h633v462c0 36-29 66-65 66z">
          <text:p/>
        </draw:path>
        <draw:path draw:style-name="gr5" draw:text-style-name="P5" draw:layer="layout" svg:width="1.258cm" svg:height="5.16cm" svg:x="16.408cm" svg:y="5.744cm" svg:viewBox="0 0 1259 5161" svg:d="M744 5161h515l-820-5161c-270 0-476 241-434 508z">
          <text:p/>
        </draw:path>
        <draw:path draw:style-name="gr5" draw:text-style-name="P5" draw:layer="layout" svg:width="2.563cm" svg:height="0.916cm" svg:x="19.289cm" svg:y="9.988cm" svg:viewBox="0 0 2564 917" svg:d="M2412 917h-2267l-145-917h2146c165 0 319 133 345 297l71 443c16 98-51 177-150 177z">
          <text:p/>
        </draw:path>
        <draw:path draw:style-name="gr6" draw:text-style-name="P6" draw:layer="layout" svg:width="0.68cm" svg:height="0.916cm" svg:x="21.172cm" svg:y="9.988cm" svg:viewBox="0 0 681 917" svg:d="M530 917h-263c98 0 164-79 149-176l-70-444c-27-164-182-297-346-297h265c164 0 318 133 344 297l70 444c16 97-51 176-149 176z">
          <text:p/>
        </draw:path>
        <draw:path draw:style-name="gr4" draw:text-style-name="P4" draw:layer="layout" svg:width="2.564cm" svg:height="0.916cm" svg:x="17.52cm" svg:y="9.988cm" svg:viewBox="0 0 2565 917" svg:d="M2414 917h-2268l-146-917h2268c98 0 190 79 205 177l90 563c15 98-52 177-149 177z">
          <text:p/>
        </draw:path>
        <draw:path draw:style-name="gr6" draw:text-style-name="P6" draw:layer="layout" svg:width="2.568cm" svg:height="1.206cm" svg:x="16.854cm" svg:y="5.55cm" svg:viewBox="0 0 2569 1207" svg:d="M2397 1207h-2243l-151-952c-21-134 82-255 218-255h1984c112 0 217 90 234 201l128 804c18 112-58 202-170 202z">
          <text:p/>
        </draw:path>
        <draw:path draw:style-name="gr6" draw:text-style-name="P6" draw:layer="layout" svg:width="0.648cm" svg:height="1.206cm" svg:x="18.775cm" svg:y="5.55cm" svg:viewBox="0 0 649 1207" svg:d="M477 1207h-286c111 0 188-90 171-202l-129-804c-17-111-122-201-233-201h284c113 0 217 90 234 201l128 804c18 112-58 202-169 202z">
          <text:p/>
        </draw:path>
        <draw:path draw:style-name="gr6" draw:text-style-name="P6" draw:layer="layout" svg:width="1.566cm" svg:height="1.196cm" svg:x="17.24cm" svg:y="5.55cm" svg:viewBox="0 0 1567 1197" svg:d="M1567 0c-151 158-288 894-330 1182l-3 15h-617l-3-15c-87-536-536-1089-614-1182h48c116 141 512 655 600 1160h554c20-127 146-925 318-1160z">
          <text:p/>
        </draw:path>
        <draw:path draw:style-name="gr6" draw:text-style-name="P6" draw:layer="layout" svg:width="2.916cm" svg:height="3.28cm" svg:x="17.005cm" svg:y="6.74cm" svg:viewBox="0 0 2917 3281" svg:d="M2634 3281h-2114l-520-3281h2114c183 0 355 148 384 331l415 2618c29 184-96 332-279 332z">
          <text:p/>
        </draw:path>
        <draw:path draw:style-name="gr6" draw:text-style-name="P6" draw:layer="layout" svg:width="2.004cm" svg:height="2.304cm" svg:x="17.507cm" svg:y="7.721cm" svg:viewBox="0 0 2005 2305" svg:d="M2005 2305l-319-2073c-20-128-141-232-270-232h-1034c-235 0-414 209-377 442l285 1863z">
          <text:p/>
        </draw:path>
        <draw:polygon draw:style-name="gr1" draw:text-style-name="P1" draw:layer="layout" svg:width="1.545cm" svg:height="0.16cm" svg:x="16.845cm" svg:y="12.125cm" svg:viewBox="0 0 1546 161" draw:points="1546,161 0,161 0,0 1546,0">
          <text:p/>
        </draw:polygon>
        <draw:polygon draw:style-name="gr2" draw:text-style-name="P2" draw:layer="layout" svg:width="1.768cm" svg:height="3.274cm" svg:x="16.775cm" svg:y="8.915cm" svg:viewBox="0 0 1769 3275" draw:points="0,45 0,3275 1769,3275 1769,1442 1073,0">
          <text:p/>
        </draw:polygon>
        <draw:polygon draw:style-name="gr3" draw:text-style-name="P3" draw:layer="layout" svg:width="0.927cm" svg:height="3.274cm" svg:x="17.616cm" svg:y="8.915cm" svg:viewBox="0 0 928 3275" draw:points="928,1442 928,3275 692,3275 692,1442 0,9 231,0">
          <text:p/>
        </draw:polygon>
        <draw:path draw:style-name="gr2" draw:text-style-name="P2" draw:layer="layout" svg:width="1.763cm" svg:height="0.182cm" svg:x="16.773cm" svg:y="12.275cm" svg:viewBox="0 0 1764 183" svg:d="M1764 183h-1764v-183h1699c36 0 65 29 65 65z">
          <text:p/>
        </draw:path>
        <draw:path draw:style-name="gr3" draw:text-style-name="P3" draw:layer="layout" svg:width="0.373cm" svg:height="0.182cm" svg:x="18.163cm" svg:y="12.275cm" svg:viewBox="0 0 374 183" svg:d="M374 183h-374v-118c0-36 29-65 65-65h245c36 0 64 29 64 65z">
          <text:p/>
        </draw:path>
        <draw:polygon draw:style-name="gr2" draw:text-style-name="P2" draw:layer="layout" svg:width="1.244cm" svg:height="0.373cm" svg:x="16.737cm" svg:y="8.628cm" svg:viewBox="0 0 1245 374" draw:points="1245,374 0,374 0,0 1245,0">
          <text:p/>
        </draw:polygon>
        <draw:path draw:style-name="gr2" draw:text-style-name="P2" draw:layer="layout" svg:width="0.632cm" svg:height="0.527cm" svg:x="17.796cm" svg:y="8.532cm" svg:viewBox="0 0 633 528" svg:d="M568 528h-502c-37 0-66-30-66-66v-462h633v462c0 36-29 66-65 66z">
          <text:p/>
        </draw:path>
        <draw:polygon draw:style-name="gr1" draw:text-style-name="P1" draw:layer="layout" svg:width="1.545cm" svg:height="0.16cm" svg:x="16.847cm" svg:y="12.125cm" svg:viewBox="0 0 1546 161" draw:points="1546,161 0,161 0,0 1546,0">
          <text:p/>
        </draw:polygon>
        <draw:polygon draw:style-name="gr2" draw:text-style-name="P2" draw:layer="layout" svg:width="1.768cm" svg:height="3.274cm" svg:x="16.777cm" svg:y="8.915cm" svg:viewBox="0 0 1769 3275" draw:points="0,45 0,3275 1769,3275 1769,1442 1073,0">
          <text:p/>
        </draw:polygon>
        <draw:polygon draw:style-name="gr3" draw:text-style-name="P3" draw:layer="layout" svg:width="0.927cm" svg:height="3.274cm" svg:x="17.618cm" svg:y="8.915cm" svg:viewBox="0 0 928 3275" draw:points="928,1442 928,3275 692,3275 692,1442 0,9 231,0">
          <text:p/>
        </draw:polygon>
        <draw:path draw:style-name="gr2" draw:text-style-name="P2" draw:layer="layout" svg:width="1.763cm" svg:height="0.182cm" svg:x="16.775cm" svg:y="12.275cm" svg:viewBox="0 0 1764 183" svg:d="M1764 183h-1764v-183h1699c36 0 65 29 65 65z">
          <text:p/>
        </draw:path>
        <draw:path draw:style-name="gr3" draw:text-style-name="P3" draw:layer="layout" svg:width="0.373cm" svg:height="0.182cm" svg:x="18.165cm" svg:y="12.275cm" svg:viewBox="0 0 374 183" svg:d="M374 183h-374v-118c0-36 29-65 65-65h245c36 0 64 29 64 65z">
          <text:p/>
        </draw:path>
        <draw:polygon draw:style-name="gr2" draw:text-style-name="P2" draw:layer="layout" svg:width="1.244cm" svg:height="0.373cm" svg:x="16.739cm" svg:y="8.628cm" svg:viewBox="0 0 1245 374" draw:points="1245,374 0,374 0,0 1245,0">
          <text:p/>
        </draw:polygon>
        <draw:path draw:style-name="gr2" draw:text-style-name="P2" draw:layer="layout" svg:width="0.632cm" svg:height="0.527cm" svg:x="17.798cm" svg:y="8.532cm" svg:viewBox="0 0 633 528" svg:d="M568 528h-502c-37 0-66-30-66-66v-462h633v462c0 36-29 66-65 66z">
          <text:p/>
        </draw:path>
        <draw:path draw:style-name="gr5" draw:text-style-name="P5" draw:layer="layout" svg:width="1.258cm" svg:height="5.16cm" svg:x="13.453cm" svg:y="5.744cm" svg:viewBox="0 0 1259 5161" svg:d="M744 5161h515l-819-5161c-270 0-477 241-434 508z">
          <text:p/>
        </draw:path>
        <draw:path draw:style-name="gr5" draw:text-style-name="P5" draw:layer="layout" svg:width="2.563cm" svg:height="0.916cm" svg:x="16.334cm" svg:y="9.988cm" svg:viewBox="0 0 2564 917" svg:d="M2413 917h-2268l-145-917h2147c164 0 319 133 345 297l70 443c15 98-51 177-149 177z">
          <text:p/>
        </draw:path>
        <draw:path draw:style-name="gr6" draw:text-style-name="P6" draw:layer="layout" svg:width="0.68cm" svg:height="0.916cm" svg:x="18.217cm" svg:y="9.988cm" svg:viewBox="0 0 681 917" svg:d="M530 917h-265c98 0 165-79 150-176l-71-444c-26-164-180-297-344-297h263c165 0 320 133 346 297l70 444c15 97-51 176-149 176z">
          <text:p/>
        </draw:path>
        <draw:path draw:style-name="gr4" draw:text-style-name="P4" draw:layer="layout" svg:width="2.563cm" svg:height="0.916cm" svg:x="14.565cm" svg:y="9.988cm" svg:viewBox="0 0 2564 917" svg:d="M2413 917h-2268l-145-917h2268c98 0 190 79 205 177l89 563c16 98-51 177-149 177z">
          <text:p/>
        </draw:path>
        <draw:path draw:style-name="gr6" draw:text-style-name="P6" draw:layer="layout" svg:width="2.568cm" svg:height="1.206cm" svg:x="13.899cm" svg:y="5.55cm" svg:viewBox="0 0 2569 1207" svg:d="M2397 1207h-2243l-151-952c-21-134 82-255 218-255h1985c111 0 216 90 233 201l128 804c17 112-59 202-170 202z">
          <text:p/>
        </draw:path>
        <draw:path draw:style-name="gr6" draw:text-style-name="P6" draw:layer="layout" svg:width="0.647cm" svg:height="1.206cm" svg:x="15.82cm" svg:y="5.55cm" svg:viewBox="0 0 648 1207" svg:d="M476 1207h-284c111 0 187-90 170-202l-128-804c-18-111-122-201-234-201h285c111 0 216 90 233 201l128 804c17 112-59 202-170 202z">
          <text:p/>
        </draw:path>
        <draw:path draw:style-name="gr6" draw:text-style-name="P6" draw:layer="layout" svg:width="1.566cm" svg:height="1.196cm" svg:x="14.285cm" svg:y="5.55cm" svg:viewBox="0 0 1567 1197" svg:d="M1567 0c-152 158-289 894-331 1182l-2 15h-617l-2-15c-88-536-537-1089-615-1182h48c115 141 512 655 601 1160h553c20-127 146-925 318-1160z">
          <text:p/>
        </draw:path>
        <draw:path draw:style-name="gr6" draw:text-style-name="P6" draw:layer="layout" svg:width="2.916cm" svg:height="3.28cm" svg:x="14.05cm" svg:y="6.74cm" svg:viewBox="0 0 2917 3281" svg:d="M2634 3281h-2114l-520-3281h2113c184 0 355 148 385 331l415 2618c29 184-96 332-279 332z">
          <text:p/>
        </draw:path>
        <draw:path draw:style-name="gr6" draw:text-style-name="P6" draw:layer="layout" svg:width="2.003cm" svg:height="2.304cm" svg:x="14.551cm" svg:y="7.721cm" svg:viewBox="0 0 2004 2305" svg:d="M2004 2305l-318-2073c-20-128-141-232-269-232h-1035c-235 0-414 209-377 442l285 1863z">
          <text:p/>
        </draw:path>
        <draw:polygon draw:style-name="gr1" draw:text-style-name="P1" draw:layer="layout" svg:width="1.544cm" svg:height="0.16cm" svg:x="13.89cm" svg:y="12.125cm" svg:viewBox="0 0 1545 161" draw:points="1545,161 0,161 0,0 1545,0">
          <text:p/>
        </draw:polygon>
        <draw:polygon draw:style-name="gr2" draw:text-style-name="P2" draw:layer="layout" svg:width="1.768cm" svg:height="3.274cm" svg:x="13.82cm" svg:y="8.915cm" svg:viewBox="0 0 1769 3275" draw:points="0,45 0,3275 1769,3275 1769,1442 1072,0">
          <text:p/>
        </draw:polygon>
        <draw:polygon draw:style-name="gr3" draw:text-style-name="P3" draw:layer="layout" svg:width="0.928cm" svg:height="3.274cm" svg:x="14.66cm" svg:y="8.915cm" svg:viewBox="0 0 929 3275" draw:points="929,1442 929,3275 692,3275 692,1442 0,9 232,0">
          <text:p/>
        </draw:polygon>
        <draw:path draw:style-name="gr2" draw:text-style-name="P2" draw:layer="layout" svg:width="1.764cm" svg:height="0.182cm" svg:x="13.817cm" svg:y="12.275cm" svg:viewBox="0 0 1765 183" svg:d="M1765 183h-1765v-183h1701c35 0 64 29 64 65z">
          <text:p/>
        </draw:path>
        <draw:path draw:style-name="gr3" draw:text-style-name="P3" draw:layer="layout" svg:width="0.373cm" svg:height="0.182cm" svg:x="15.208cm" svg:y="12.275cm" svg:viewBox="0 0 374 183" svg:d="M374 183h-374v-118c0-36 29-65 65-65h245c35 0 64 29 64 65z">
          <text:p/>
        </draw:path>
        <draw:polygon draw:style-name="gr2" draw:text-style-name="P2" draw:layer="layout" svg:width="1.245cm" svg:height="0.373cm" svg:x="13.781cm" svg:y="8.628cm" svg:viewBox="0 0 1246 374" draw:points="1246,374 0,374 0,0 1246,0">
          <text:p/>
        </draw:polygon>
        <draw:path draw:style-name="gr2" draw:text-style-name="P2" draw:layer="layout" svg:width="0.632cm" svg:height="0.527cm" svg:x="14.841cm" svg:y="8.532cm" svg:viewBox="0 0 633 528" svg:d="M566 528h-501c-36 0-65-30-65-66v-462h633v462c0 36-31 66-67 66z">
          <text:p/>
        </draw:path>
        <draw:polygon draw:style-name="gr1" draw:text-style-name="P1" draw:layer="layout" svg:width="1.544cm" svg:height="0.16cm" svg:x="13.892cm" svg:y="12.125cm" svg:viewBox="0 0 1545 161" draw:points="1545,161 0,161 0,0 1545,0">
          <text:p/>
        </draw:polygon>
        <draw:polygon draw:style-name="gr2" draw:text-style-name="P2" draw:layer="layout" svg:width="1.768cm" svg:height="3.274cm" svg:x="13.822cm" svg:y="8.915cm" svg:viewBox="0 0 1769 3275" draw:points="0,45 0,3275 1769,3275 1769,1442 1072,0">
          <text:p/>
        </draw:polygon>
        <draw:polygon draw:style-name="gr3" draw:text-style-name="P3" draw:layer="layout" svg:width="0.928cm" svg:height="3.274cm" svg:x="14.662cm" svg:y="8.915cm" svg:viewBox="0 0 929 3275" draw:points="929,1442 929,3275 692,3275 692,1442 0,9 232,0">
          <text:p/>
        </draw:polygon>
        <draw:path draw:style-name="gr2" draw:text-style-name="P2" draw:layer="layout" svg:width="1.764cm" svg:height="0.182cm" svg:x="13.819cm" svg:y="12.275cm" svg:viewBox="0 0 1765 183" svg:d="M1765 183h-1765v-183h1701c35 0 64 29 64 65z">
          <text:p/>
        </draw:path>
        <draw:path draw:style-name="gr3" draw:text-style-name="P3" draw:layer="layout" svg:width="0.373cm" svg:height="0.182cm" svg:x="15.21cm" svg:y="12.275cm" svg:viewBox="0 0 374 183" svg:d="M374 183h-374v-118c0-36 29-65 64-65h246c35 0 64 29 64 65z">
          <text:p/>
        </draw:path>
        <draw:polygon draw:style-name="gr2" draw:text-style-name="P2" draw:layer="layout" svg:width="1.245cm" svg:height="0.373cm" svg:x="13.783cm" svg:y="8.628cm" svg:viewBox="0 0 1246 374" draw:points="1246,374 0,374 0,0 1246,0">
          <text:p/>
        </draw:polygon>
        <draw:path draw:style-name="gr2" draw:text-style-name="P2" draw:layer="layout" svg:width="0.632cm" svg:height="0.527cm" svg:x="14.843cm" svg:y="8.532cm" svg:viewBox="0 0 633 528" svg:d="M566 528h-501c-36 0-65-30-65-66v-462h633v462c0 36-31 66-67 66z">
          <text:p/>
        </draw:path>
        <draw:path draw:style-name="gr5" draw:text-style-name="P5" draw:layer="layout" svg:width="1.258cm" svg:height="5.16cm" svg:x="10.497cm" svg:y="5.744cm" svg:viewBox="0 0 1259 5161" svg:d="M745 5161h514l-819-5161c-271 0-477 241-434 508z">
          <text:p/>
        </draw:path>
        <draw:path draw:style-name="gr5" draw:text-style-name="P5" draw:layer="layout" svg:width="2.564cm" svg:height="0.916cm" svg:x="13.378cm" svg:y="9.988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15.261cm" svg:y="9.988cm" svg:viewBox="0 0 682 917" svg:d="M531 917h-264c98 0 165-79 149-176l-70-444c-26-164-180-297-346-297h265c164 0 319 133 345 297l70 444c15 97-51 176-149 176z">
          <text:p/>
        </draw:path>
        <draw:path draw:style-name="gr4" draw:text-style-name="P4" draw:layer="layout" svg:width="2.563cm" svg:height="0.916cm" svg:x="11.61cm" svg:y="9.988cm" svg:viewBox="0 0 2564 917" svg:d="M2412 917h-2267l-145-917h2267c98 0 189 79 205 177l90 563c16 98-51 177-150 177z">
          <text:p/>
        </draw:path>
        <draw:path draw:style-name="gr6" draw:text-style-name="P6" draw:layer="layout" svg:width="2.568cm" svg:height="1.206cm" svg:x="10.944cm" svg:y="5.55cm" svg:viewBox="0 0 2569 1207" svg:d="M2398 1207h-2244l-151-952c-21-134 83-255 218-255h1986c111 0 215 90 233 201l127 804c18 112-58 202-169 202z">
          <text:p/>
        </draw:path>
        <draw:path draw:style-name="gr6" draw:text-style-name="P6" draw:layer="layout" svg:width="0.647cm" svg:height="1.206cm" svg:x="12.865cm" svg:y="5.55cm" svg:viewBox="0 0 648 1207" svg:d="M476 1207h-285c111 0 187-90 169-202l-127-804c-18-111-122-201-233-201h284c111 0 216 90 234 201l127 804c18 112-58 202-169 202z">
          <text:p/>
        </draw:path>
        <draw:path draw:style-name="gr6" draw:text-style-name="P6" draw:layer="layout" svg:width="1.565cm" svg:height="1.196cm" svg:x="11.33cm" svg:y="5.55cm" svg:viewBox="0 0 1566 1197" svg:d="M1566 0c-151 158-288 894-330 1182l-2 15h-617l-2-15c-87-536-537-1089-615-1182h48c115 141 512 655 601 1160h553c19-127 146-925 317-1160z">
          <text:p/>
        </draw:path>
        <draw:path draw:style-name="gr6" draw:text-style-name="P6" draw:layer="layout" svg:width="2.915cm" svg:height="3.28cm" svg:x="11.095cm" svg:y="6.74cm" svg:viewBox="0 0 2916 3281" svg:d="M2633 3281h-2113l-520-3281h2113c183 0 355 148 384 331l415 2618c29 184-96 332-279 332z">
          <text:p/>
        </draw:path>
        <draw:path draw:style-name="gr6" draw:text-style-name="P6" draw:layer="layout" svg:width="2.003cm" svg:height="2.304cm" svg:x="20.464cm" svg:y="7.65cm" svg:viewBox="0 0 2004 2305" svg:d="M2004 2305l-318-2073c-21-128-141-232-270-232h-1035c-234 0-413 209-376 442l285 1863z">
          <text:p/>
        </draw:path>
        <draw:path draw:style-name="gr7" draw:text-style-name="P7" draw:layer="layout" svg:width="0.39cm" svg:height="0.525cm" svg:x="15.486cm" svg:y="12.875cm" svg:viewBox="0 0 391 526" svg:d="M0 0c46 179 80 301 80 301 0 0 99 303 189 206 92-98 102-229 102-229l20-278z">
          <text:p/>
        </draw:path>
        <draw:path draw:style-name="gr8" draw:text-style-name="P8" draw:layer="layout" svg:width="0.898cm" svg:height="0.358cm" svg:x="15.443cm" svg:y="13.091cm" svg:viewBox="0 0 899 359" svg:d="M115 54c0 0 71 128 119 124 49-5 92-94 90-114-2-21 48-60 75-64 28-5 71 59 71 59 18 7 297 189 297 189 0 0 75 26 98 39 23 14 34 72 34 72h-893c-23-74 32-161 32-188 0-28 64-112 64-112z">
          <text:p/>
        </draw:path>
        <draw:polygon draw:style-name="gr9" draw:text-style-name="P9" draw:layer="layout" svg:width="0.915cm" svg:height="0.046cm" svg:x="15.433cm" svg:y="13.428cm" svg:viewBox="0 0 916 47" draw:points="916,47 0,47 0,0 916,0">
          <text:p/>
        </draw:polygon>
        <draw:path draw:style-name="gr9" draw:text-style-name="P9" draw:layer="layout" svg:width="0.092cm" svg:height="0.069cm" svg:x="15.86cm" svg:y="13.152cm" svg:viewBox="0 0 93 70" svg:d="M10 70c-2 0-4-1-5-2-5-3-6-9-3-13 1-2 29-40 79-54 5-2 10 1 12 6 1 5-2 10-7 11-44 13-68 48-69 48-1 2-4 4-7 4z">
          <text:p/>
        </draw:path>
        <draw:path draw:style-name="gr9" draw:text-style-name="P9" draw:layer="layout" svg:width="0.084cm" svg:height="0.066cm" svg:x="15.922cm" svg:y="13.187cm" svg:viewBox="0 0 85 67" svg:d="M9 67c-2 0-3 0-5-1-4-3-5-9-2-13 1-1 25-37 71-52 5-2 11 0 12 5 2 5-1 10-6 12-41 14-62 45-62 46-2 2-5 3-8 3z">
          <text:p/>
        </draw:path>
        <draw:path draw:style-name="gr9" draw:text-style-name="P9" draw:layer="layout" svg:width="0.078cm" svg:height="0.064cm" svg:x="15.984cm" svg:y="13.222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6.047cm" svg:y="13.259cm" svg:viewBox="0 0 70 61" svg:d="M9 61c-2 0-4-1-5-2-4-3-5-8-3-12 1-1 20-29 55-46 4-2 11 0 13 4 2 5 0 10-5 12-31 15-47 40-48 40-1 3-4 4-7 4z">
          <text:p/>
        </draw:path>
        <draw:path draw:style-name="gr10" draw:text-style-name="P10" draw:layer="layout" svg:width="2.984cm" svg:height="4.127cm" svg:x="13.061cm" svg:y="8.868cm" svg:viewBox="0 0 2985 4128" svg:d="M2091 2188l300 1940h480c45-441 194-2018 58-2328-159-362-1843-1315-1887-1368s-194-432-194-432h-689l-159 608 1174 1218z">
          <text:p/>
        </draw:path>
        <draw:path draw:style-name="gr7" draw:text-style-name="P7" draw:layer="layout" svg:width="0.384cm" svg:height="0.525cm" svg:x="14.251cm" svg:y="12.875cm" svg:viewBox="0 0 385 526" svg:d="M0 0c46 175 80 294 80 294 0 0 93 310 183 213 91-98 101-229 101-229l21-278z">
          <text:p/>
        </draw:path>
        <draw:path draw:style-name="gr8" draw:text-style-name="P8" draw:layer="layout" svg:width="0.898cm" svg:height="0.358cm" svg:x="14.211cm" svg:y="13.091cm" svg:viewBox="0 0 899 359" svg:d="M116 54c0 0 70 128 118 124 48-5 91-94 89-114-2-21 48-60 75-64 28-5 71 59 71 59 18 7 298 189 298 189 0 0 75 26 98 39 23 14 34 72 34 72h-893c-23-74 32-161 32-188 0-28 64-112 64-112z">
          <text:p/>
        </draw:path>
        <draw:polygon draw:style-name="gr9" draw:text-style-name="P9" draw:layer="layout" svg:width="0.915cm" svg:height="0.046cm" svg:x="14.201cm" svg:y="13.428cm" svg:viewBox="0 0 916 47" draw:points="916,47 0,47 0,0 916,0">
          <text:p/>
        </draw:polygon>
        <draw:path draw:style-name="gr9" draw:text-style-name="P9" draw:layer="layout" svg:width="0.092cm" svg:height="0.069cm" svg:x="14.628cm" svg:y="13.152cm" svg:viewBox="0 0 93 70" svg:d="M9 70c-2 0-4-1-5-2-4-3-6-9-3-13 1-2 28-40 79-54 5-2 10 1 12 6 1 5-2 10-7 11-45 13-68 47-69 48-1 2-4 4-7 4z">
          <text:p/>
        </draw:path>
        <draw:path draw:style-name="gr9" draw:text-style-name="P9" draw:layer="layout" svg:width="0.085cm" svg:height="0.066cm" svg:x="14.69cm" svg:y="13.187cm" svg:viewBox="0 0 86 67" svg:d="M9 67c-2 0-3 0-5-1-4-3-5-9-2-13 1-1 25-37 72-52 5-2 10 0 11 5 2 5 0 10-5 12-41 14-63 45-63 46-2 2-5 3-8 3z">
          <text:p/>
        </draw:path>
        <draw:path draw:style-name="gr9" draw:text-style-name="P9" draw:layer="layout" svg:width="0.078cm" svg:height="0.064cm" svg:x="14.752cm" svg:y="13.222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4.815cm" svg:y="13.259cm" svg:viewBox="0 0 70 61" svg:d="M9 61c-2 0-4-1-5-2-4-3-5-8-3-12 1-1 20-29 56-46 5-2 10 0 12 4 2 5 1 10-4 12-32 15-48 40-49 40-1 3-4 4-7 4z">
          <text:p/>
        </draw:path>
        <draw:path draw:style-name="gr10" draw:text-style-name="P10" draw:layer="layout" svg:width="2.888cm" svg:height="4.154cm" svg:x="11.947cm" svg:y="8.841cm" svg:viewBox="0 0 2889 4155" svg:d="M2768 4155c40-548 155-2196 111-2328-53-159-1605-1800-1605-1800l-1130-27c0 0-79 185-79 230 0 44-168 749 35 934 203 186 1915 1024 1915 1024l251 1967z">
          <text:p/>
        </draw:path>
        <draw:path draw:style-name="gr27" draw:text-style-name="P27" draw:layer="layout" svg:width="0.636cm" svg:height="0.543cm" svg:x="12.764cm" svg:y="5.751cm" svg:viewBox="0 0 637 544" svg:d="M340 499c99 19 198 33 297 45-38-131-15-311-15-311l-219-31-185-202c0 0-111 293-218 417 111 32 224 60 340 82z">
          <text:p/>
        </draw:path>
        <draw:path draw:style-name="gr28" draw:text-style-name="P28" draw:layer="layout" svg:width="0.418cm" svg:height="0.315cm" svg:x="12.966cm" svg:y="5.772cm" svg:viewBox="0 0 419 316" svg:d="M413 315c-105 6-226-28-320-130-42-45-72-102-93-162 3-9 6-16 8-23 17 35 38 66 63 93 103 111 238 140 348 127-1 14-5 49-6 95z">
          <text:p/>
        </draw:path>
        <draw:path draw:style-name="gr8" draw:text-style-name="P8" draw:layer="layout" svg:width="2.174cm" svg:height="3.083cm" svg:x="11.759cm" svg:y="5.831cm" svg:viewBox="0 0 2175 3084" svg:d="M912 353c0 0 71-106 94-189 24-82 71-170 124-164s429 223 523 217c94-5 70 318 70 318 0 0 324 247 371 306 47 58 6 1400 0 1453s29 317 53 370c23 53 41 353 17 412 0 0-1805 18-1869 0-65-18-41-318-41-347s-78-1471-113-1530-141-400-141-400c0 0 141-258 383-282 241-23 529-164 529-164z">
          <text:p/>
        </draw:path>
        <draw:path draw:style-name="gr9" draw:text-style-name="P9" draw:layer="layout" svg:width="0.276cm" svg:height="0.519cm" svg:x="22.027cm" svg:y="7.568cm" svg:viewBox="0 0 277 520" svg:d="M259 520c-5 0-11-2-14-7-104-153-186-317-244-490-4-9 1-19 11-22 9-3 19 1 22 11 58 170 138 331 240 481 5 8 3 19-5 24-3 2-6 3-10 3z">
          <text:p/>
        </draw:path>
        <draw:path draw:style-name="gr9" draw:text-style-name="P9" draw:layer="layout" svg:width="0.235cm" svg:height="0.808cm" svg:x="21.949cm" svg:y="7.592cm" svg:viewBox="0 0 236 809" svg:d="M218 809c-6 0-12-3-15-8-141-239-174-526-203-780-1-10 6-19 15-21 10-1 19 7 20 17 28 250 61 534 198 766 5 8 3 19-6 24-3 3-6 2-9 2z">
          <text:p/>
        </draw:path>
        <draw:path draw:style-name="gr12" draw:text-style-name="P12" draw:layer="layout" svg:width="0.318cm" svg:height="0.42cm" svg:x="13.502cm" svg:y="5.972cm" svg:viewBox="0 0 319 421" svg:d="M319 307c-111-203-210-340-265-300-53 38-62 203-48 414 102-41 203-86 313-114z">
          <text:p/>
        </draw:path>
        <draw:path draw:style-name="gr11" draw:text-style-name="P11" draw:layer="layout" svg:width="0.107cm" svg:height="0.304cm" svg:x="13.703cm" svg:y="5.543cm" svg:viewBox="0 0 108 305" svg:d="M72 303c0 0 38-197 36-223-1-26-19-78-30-80s-10 74-10 74l-68 231z">
          <text:p/>
        </draw:path>
        <draw:path draw:style-name="gr12" draw:text-style-name="P12" draw:layer="layout" svg:width="0.418cm" svg:height="0.72cm" svg:x="13.471cm" svg:y="5.537cm" svg:viewBox="0 0 419 721" svg:d="M0 683c0 0 155 70 213 22 57-47 172-312 179-364 6-53 42-323 19-340-22-16-136 273-136 273 0 0-18 47-59 9 0 0-128 80-152 133-23 54-60 198-64 267z">
          <text:p/>
        </draw:path>
        <draw:path draw:style-name="gr12" draw:text-style-name="P12" draw:layer="layout" svg:width="0.163cm" svg:height="0.364cm" svg:x="13.535cm" svg:y="5.653cm" svg:viewBox="0 0 164 365" svg:d="M153 230c0 0-2-128 6-152s9-81-11-78-150 255-148 315c1 62 95 49 95 49z">
          <text:p/>
        </draw:path>
        <draw:path draw:style-name="gr8" draw:text-style-name="P8" draw:layer="layout" svg:width="1.15cm" svg:height="2.447cm" svg:x="13.446cm" svg:y="6.117cm" svg:viewBox="0 0 1151 2448" svg:d="M41 314c0 0-41-177-41-212s335-130 353-94c18 35 265 664 347 747 82 82 462 1196 451 1290-12 94-227 350-363 392-135 41-329-42-329-42 0 0-312-1529-306-1664s-112-417-112-417z">
          <text:p/>
        </draw:path>
        <draw:path draw:style-name="gr9" draw:text-style-name="P9" draw:layer="layout" svg:width="0.481cm" svg:height="2.351cm" svg:x="13.436cm" svg:y="6.165cm" svg:viewBox="0 0 482 2352" svg:d="M464 2352c-8 0-15-6-17-14l-84-376c-22-119-213-1163-213-1212v-125c-9-29-89-305-114-371-27-73-36-215-36-222-1-8 4-15 12-17l40-14c9-3 19 2 22 12 3 9-2 19-11 22l-27 9c3 37 13 142 33 197 27 71 112 364 115 376 1 2 1 4 1 5v128c0 35 128 740 212 1205l84 375c2 10-4 19-13 21-1 1-3 1-4 1z">
          <text:p/>
        </draw:path>
        <draw:path draw:style-name="gr12" draw:text-style-name="P12" draw:layer="layout" svg:width="0.472cm" svg:height="0.359cm" svg:x="21.622cm" svg:y="8.455cm" svg:viewBox="0 0 473 360" svg:d="M344 143c-70-45-166-93-272-143-24 119-47 239-72 357 128 6 244 4 328-8 71-9 121-27 139-54 25-38-27-92-123-152z">
          <text:p/>
        </draw:path>
        <draw:path draw:style-name="gr11" draw:text-style-name="P11" draw:layer="layout" svg:width="0.313cm" svg:height="0.069cm" svg:x="13.478cm" svg:y="8.818cm" svg:viewBox="0 0 314 70" svg:d="M17 70c0 0 201-6 226-13 24-7 71-37 71-48-1-11-73 6-73 6l-241-15z">
          <text:p/>
        </draw:path>
        <draw:path draw:style-name="gr12" draw:text-style-name="P12" draw:layer="layout" svg:width="0.762cm" svg:height="0.315cm" svg:x="13.057cm" svg:y="8.665cm" svg:viewBox="0 0 763 316" svg:d="M10 7c0 0-35 166 23 212 59 46 341 102 394 97s324-29 335-56c11-26-295-73-295-73 0 0-50-8-22-57 0 0-105-108-162-119-58-11-205-16-273-4z">
          <text:p/>
        </draw:path>
        <draw:path draw:style-name="gr12" draw:text-style-name="P12" draw:layer="layout" svg:width="0.374cm" svg:height="0.132cm" svg:x="22.157cm" svg:y="8.607cm" svg:viewBox="0 0 375 133" svg:d="M151 133c0 0 123-30 148-27 25 2 82-9 75-28s-281-90-339-76c-59 15-26 103-26 103z">
          <text:p/>
        </draw:path>
        <draw:path draw:style-name="gr8" draw:text-style-name="P8" draw:layer="layout" svg:width="2.024cm" svg:height="2.65cm" svg:x="11.135cm" svg:y="6.348cm" svg:viewBox="0 0 2025 2651" svg:d="M1007 0c0 0-265 24-441 319-176 294-223 576-347 770-123 194-307 853-170 1011 135 159 1093 518 1228 535 136 18 618 18 671 12s77-370 77-370c0 0-218-124-365-165s-694-294-694-294l623-1335z">
          <text:p/>
        </draw:path>
        <draw:path draw:style-name="gr9" draw:text-style-name="P9" draw:layer="layout" svg:width="1.059cm" svg:height="1.786cm" svg:x="12.104cm" svg:y="6.835cm" svg:viewBox="0 0 1060 1787" svg:d="M619 0l-619 1324c0 0 636 291 694 313 57 22 366 150 366 150l-966-521z">
          <text:p/>
        </draw:path>
        <draw:path draw:style-name="gr9" draw:text-style-name="P9" draw:layer="layout" svg:width="0.286cm" svg:height="0.32cm" svg:x="12.278cm" svg:y="6.316cm" svg:viewBox="0 0 287 321" svg:d="M270 321c-7 0-13-4-16-10-55-115-140-211-246-279-8-5-10-16-5-24s16-11 24-5c111 71 201 172 259 292 4 9 0 20-8 24-3 1-5 2-8 2z">
          <text:p/>
        </draw:path>
        <draw:path draw:style-name="gr9" draw:text-style-name="P9" draw:layer="layout" svg:width="0.093cm" svg:height="0.106cm" svg:x="20.161cm" svg:y="8.188cm" svg:viewBox="0 0 94 107" svg:d="M76 107c-5 0-11-2-15-7l-57-71c-6-8-5-19 2-25 8-6 19-5 25 3l59 71c6 8 5 19-3 25-3 3-7 4-11 4z">
          <text:p/>
        </draw:path>
        <draw:path draw:style-name="gr27" draw:text-style-name="P27" draw:layer="layout" svg:width="0.968cm" svg:height="1.13cm" svg:x="12.788cm" svg:y="4.864cm" svg:viewBox="0 0 969 1131" svg:d="M961 456c0-1 0-1 0-1-2-30-7-60-14-90-64-253-302-411-532-353-201 51-328 249-316 466-17-10-45-20-70-10-38 17-67 284 103 292 22 87 58 177 117 241 160 173 396 147 500 73 36-22 66-50 91-81 55-66 89-149 108-233 25-115 24-230 13-304z">
          <text:p/>
        </draw:path>
        <draw:path draw:style-name="gr29" draw:text-style-name="P29" draw:layer="layout" svg:width="0.282cm" svg:height="0.282cm" svg:x="12.998cm" svg:y="5.5cm" svg:viewBox="0 0 283 283" svg:d="M280 170c-15 76-90 126-167 110s-126-91-110-168c16-76 90-125 168-109 76 16 125 90 109 167z">
          <text:p/>
        </draw:path>
        <draw:path draw:style-name="gr29" draw:text-style-name="P29" draw:layer="layout" svg:width="0.142cm" svg:height="0.233cm" svg:x="13.593cm" svg:y="5.623cm" svg:viewBox="0 0 143 234" svg:d="M143 0c-19 85-53 168-108 234-29-31-42-76-32-120 15-68 74-114 140-114z">
          <text:p/>
        </draw:path>
        <draw:path draw:style-name="gr9" draw:text-style-name="P9" draw:layer="layout" svg:width="0.106cm" svg:height="0.205cm" svg:x="12.837cm" svg:y="5.368cm" svg:viewBox="0 0 107 206" svg:d="M10 95c-8-18-11-40-9-61 1-10 5-24 16-30 12-6 25-5 35 0 22 11 32 34 37 54 6 20 10 40 14 60 4 21 5 42 3 63-1 6-2 12-7 18s-16 8-22 5c-12-7-17-17-22-26-10-20-13-42-10-63 4-20 16-42 36-48-19 9-27 30-28 49-2 20 3 39 12 56 5 8 11 17 17 19 5 3 9-2 10-11 2-20 0-40-4-59-3-20-7-40-12-59s-14-38-29-47c-8-5-17-6-25-2-8 3-11 12-13 23-5 19-4 40 1 59z">
          <text:p/>
        </draw:path>
        <draw:path draw:style-name="gr22" draw:text-style-name="P22" draw:layer="layout" svg:width="0.025cm" svg:height="0.014cm" svg:x="13.429cm" svg:y="5.56cm" svg:viewBox="0 0 26 15" svg:d="M0 7c0 4 5 8 13 8 7 1 13-2 13-6 1-4-5-8-12-9-8-1-14 2-14 7z">
          <text:p/>
        </draw:path>
        <draw:path draw:style-name="gr9" draw:text-style-name="P9" draw:layer="layout" svg:width="0.049cm" svg:height="0.14cm" svg:x="13.438cm" svg:y="5.472cm" svg:viewBox="0 0 50 141" svg:d="M35 0c1 15 3 29 5 42 2 14 6 26 9 40s2 32-9 43c-9 12-25 18-40 15 15-2 27-10 33-20 7-10 8-23 5-36-2-13-6-27-7-41 0-14 0-28 4-43z">
          <text:p/>
        </draw:path>
        <draw:path draw:style-name="gr9" draw:text-style-name="P9" draw:layer="layout" svg:width="0.017cm" svg:height="0.024cm" svg:x="13.395cm" svg:y="5.579cm" svg:viewBox="0 0 18 25" svg:d="M18 25c-6-1-10-5-14-9-2-5-5-10-4-16 7 1 11 5 15 9 2 5 4 9 3 16z">
          <text:p/>
        </draw:path>
        <draw:path draw:style-name="gr9" draw:text-style-name="P9" draw:layer="layout" svg:width="0.08cm" svg:height="0.02cm" svg:x="13.355cm" svg:y="5.724cm" svg:viewBox="0 0 81 21" svg:d="M0 0c26 10 53 14 81 17-7 2-14 3-21 4-7 0-14-1-21-2-15-3-29-9-39-19z">
          <text:p/>
        </draw:path>
        <draw:path draw:style-name="gr9" draw:text-style-name="P9" draw:layer="layout" svg:width="0.24cm" svg:height="0.059cm" svg:x="13.287cm" svg:y="5.637cm" svg:viewBox="0 0 241 60" svg:d="M0 0c40 14 78 27 118 35 20 6 40 10 61 13 20 3 41 5 62 7-42 8-85 5-126-4-41-11-81-26-115-51z">
          <text:p/>
        </draw:path>
        <draw:path draw:style-name="gr9" draw:text-style-name="P9" draw:layer="layout" svg:width="0.057cm" svg:height="0.108cm" svg:x="13.528cm" svg:y="5.462cm" svg:viewBox="0 0 58 109" svg:d="M56 60c-7 30-23 51-38 48-16-3-22-29-16-59 6-31 24-52 38-49 15 3 22 29 16 60z">
          <text:p/>
        </draw:path>
        <draw:path draw:style-name="gr27" draw:text-style-name="P27" draw:layer="layout" svg:width="0.081cm" svg:height="0.026cm" svg:x="13.527cm" svg:y="5.555cm" svg:viewBox="0 0 82 27" svg:d="M4 19l-4-16c2 0 56-13 82 13l-10 11c-17-16-55-11-68-8z">
          <text:p/>
        </draw:path>
        <draw:path draw:style-name="gr9" draw:text-style-name="P9" draw:layer="layout" svg:width="0.147cm" svg:height="0.121cm" svg:x="13.545cm" svg:y="5.367cm" svg:viewBox="0 0 148 122" svg:d="M3 11c17-15 35-13 51-6 16 5 32 12 45 23 29 21 45 54 49 85 0 4-3 8-7 9-3 0-6-1-8-4-9-12-16-23-26-33-10-9-20-17-31-24-11-6-22-11-35-15-12-3-24-5-37-19l-1-2c-4-4-4-10 0-13z">
          <text:p/>
        </draw:path>
        <draw:path draw:style-name="gr9" draw:text-style-name="P9" draw:layer="layout" svg:width="0.024cm" svg:height="0.043cm" svg:x="13.543cm" svg:y="5.358cm" svg:viewBox="0 0 25 44" svg:d="M8 0c5 9 6 16 9 22l3 10c1 3 3 6 5 11-10 3-21-6-24-15-3-11-1-21 7-28z">
          <text:p/>
        </draw:path>
        <draw:path draw:style-name="gr9" draw:text-style-name="P9" draw:layer="layout" svg:width="0.057cm" svg:height="0.109cm" svg:x="13.303cm" svg:y="5.415cm" svg:viewBox="0 0 58 110" svg:d="M2 48c-6 30 1 57 17 61 14 3 31-19 37-50 6-29 0-56-15-59s-31 19-39 48z">
          <text:p/>
        </draw:path>
        <draw:path draw:style-name="gr27" draw:text-style-name="P27" draw:layer="layout" svg:width="0.08cm" svg:height="0.036cm" svg:x="13.263cm" svg:y="5.496cm" svg:viewBox="0 0 81 37" svg:d="M71 37c0 0-39-29-66-20l-5-14c35-13 79 21 81 22z">
          <text:p/>
        </draw:path>
        <draw:path draw:style-name="gr9" draw:text-style-name="P9" draw:layer="layout" svg:width="0.178cm" svg:height="0.058cm" svg:x="13.243cm" svg:y="5.315cm" svg:viewBox="0 0 179 59" svg:d="M168 58c-19 3-30-2-41-7-13-5-25-8-38-10-12-1-25-2-38 0-14 2-27 6-41 10-5 1-9-1-10-5-1-3 0-6 2-8 22-23 55-39 89-38 17-1 36 3 52 9 15 5 31 15 35 37 1 6-2 11-7 12h-1z">
          <text:p/>
        </draw:path>
        <draw:path draw:style-name="gr9" draw:text-style-name="P9" draw:layer="layout" svg:width="0.039cm" svg:height="0.028cm" svg:x="13.393cm" svg:y="5.344cm" svg:viewBox="0 0 40 29" svg:d="M40 0c-9 4-14 9-20 12l-8 6c-3 2-6 3-12 5 7 8 21 8 29 2s13-14 11-25z">
          <text:p/>
        </draw:path>
        <draw:path draw:style-name="gr9" draw:text-style-name="P9" draw:layer="layout" svg:width="1.103cm" svg:height="0.709cm" svg:x="12.839cm" svg:y="4.791cm" svg:viewBox="0 0 1104 710" svg:d="M1086 294c6-11 16-29 18-42-49 21-106 25-157 8-87-28-147-104-223-153-37-24-78-41-119-57-107-40-223-67-333-38-65 17-117 63-161 113-7-17-24-31-42-35 14 34 5 73-6 108-33 111-79 226-57 339 10 1 20 4 28 7 31 47 123 141 123 141l18-56c144-73 132-256 132-256 0 0 209 215 394 259 186 44 213 78 213 78 56-54 99-119 123-189-36 4-78-31-88-67 57-41 102-98 137-160z">
          <text:p/>
        </draw:path>
        <draw:path draw:style-name="gr9" draw:text-style-name="P9" draw:layer="layout" svg:width="0.975cm" svg:height="0.532cm" svg:x="12.9cm" svg:y="4.893cm" svg:viewBox="0 0 976 533" svg:d="M888 353c22-16 42-35 61-55-37-9-72-18-103-29-162-55-316-127-475-189-76-29-202-87-300-79-7 7-14 15-21 22-3-6-7-12-12-17-8 3-16 5-24 9 3 27-4 55-12 81 0 2-1 5-2 7 62 2 124 11 186 33 131 46 231 130 337 213 112 87 249 170 394 184 24-36 45-74 59-114-36 4-78-30-88-66z">
          <text:p/>
        </draw:path>
        <draw:polygon draw:style-name="gr1" draw:text-style-name="P1" draw:layer="layout" svg:width="1.544cm" svg:height="0.16cm" svg:x="19.803cm" svg:y="12.054cm" svg:viewBox="0 0 1545 161" draw:points="1545,161 0,161 0,0 1545,0">
          <text:p/>
        </draw:polygon>
        <draw:polygon draw:style-name="gr2" draw:text-style-name="P2" draw:layer="layout" svg:width="1.768cm" svg:height="3.274cm" svg:x="19.732cm" svg:y="8.844cm" svg:viewBox="0 0 1769 3275" draw:points="0,45 0,3275 1769,3275 1769,1442 1074,0">
          <text:p/>
        </draw:polygon>
        <draw:polygon draw:style-name="gr3" draw:text-style-name="P3" draw:layer="layout" svg:width="0.928cm" svg:height="3.274cm" svg:x="20.573cm" svg:y="8.844cm" svg:viewBox="0 0 929 3275" draw:points="929,1442 929,3275 691,3275 691,1442 0,9 232,0">
          <text:p/>
        </draw:polygon>
        <draw:path draw:style-name="gr2" draw:text-style-name="P2" draw:layer="layout" svg:width="1.764cm" svg:height="0.182cm" svg:x="19.73cm" svg:y="12.204cm" svg:viewBox="0 0 1765 183" svg:d="M1765 183h-1765v-183h1700c36 0 65 29 65 65z">
          <text:p/>
        </draw:path>
        <draw:path draw:style-name="gr3" draw:text-style-name="P3" draw:layer="layout" svg:width="0.373cm" svg:height="0.182cm" svg:x="21.121cm" svg:y="12.204cm" svg:viewBox="0 0 374 183" svg:d="M374 183h-374v-118c0-36 29-65 64-65h245c36 0 65 29 65 65z">
          <text:p/>
        </draw:path>
        <draw:polygon draw:style-name="gr2" draw:text-style-name="P2" draw:layer="layout" svg:width="1.245cm" svg:height="0.373cm" svg:x="19.694cm" svg:y="8.557cm" svg:viewBox="0 0 1246 374" draw:points="1246,374 0,374 0,0 1246,0">
          <text:p/>
        </draw:polygon>
        <draw:path draw:style-name="gr2" draw:text-style-name="P2" draw:layer="layout" svg:width="0.631cm" svg:height="0.527cm" svg:x="20.754cm" svg:y="8.461cm" svg:viewBox="0 0 632 528" svg:d="M567 528h-502c-36 0-65-30-65-66v-462h632v462c0 36-29 66-65 66z">
          <text:p/>
        </draw:path>
        <draw:polygon draw:style-name="gr1" draw:text-style-name="P1" draw:layer="layout" svg:width="1.544cm" svg:height="0.16cm" svg:x="19.805cm" svg:y="12.054cm" svg:viewBox="0 0 1545 161" draw:points="1545,161 0,161 0,0 1545,0">
          <text:p/>
        </draw:polygon>
        <draw:polygon draw:style-name="gr2" draw:text-style-name="P2" draw:layer="layout" svg:width="1.768cm" svg:height="3.274cm" svg:x="19.734cm" svg:y="8.844cm" svg:viewBox="0 0 1769 3275" draw:points="0,45 0,3275 1769,3275 1769,1442 1074,0">
          <text:p/>
        </draw:polygon>
        <draw:polygon draw:style-name="gr3" draw:text-style-name="P3" draw:layer="layout" svg:width="0.927cm" svg:height="3.274cm" svg:x="20.575cm" svg:y="8.844cm" svg:viewBox="0 0 928 3275" draw:points="928,1442 928,3275 691,3275 691,1442 0,9 232,0">
          <text:p/>
        </draw:polygon>
        <draw:path draw:style-name="gr2" draw:text-style-name="P2" draw:layer="layout" svg:width="1.764cm" svg:height="0.182cm" svg:x="19.732cm" svg:y="12.204cm" svg:viewBox="0 0 1765 183" svg:d="M1765 183h-1765v-183h1700c36 0 65 29 65 65z">
          <text:p/>
        </draw:path>
        <draw:path draw:style-name="gr3" draw:text-style-name="P3" draw:layer="layout" svg:width="0.373cm" svg:height="0.182cm" svg:x="21.123cm" svg:y="12.204cm" svg:viewBox="0 0 374 183" svg:d="M374 183h-374v-118c0-36 29-65 64-65h245c36 0 65 29 65 65z">
          <text:p/>
        </draw:path>
        <draw:polygon draw:style-name="gr2" draw:text-style-name="P2" draw:layer="layout" svg:width="1.245cm" svg:height="0.373cm" svg:x="19.696cm" svg:y="8.557cm" svg:viewBox="0 0 1246 374" draw:points="1246,374 0,374 0,0 1246,0">
          <text:p/>
        </draw:polygon>
        <draw:path draw:style-name="gr2" draw:text-style-name="P2" draw:layer="layout" svg:width="0.631cm" svg:height="0.527cm" svg:x="20.756cm" svg:y="8.461cm" svg:viewBox="0 0 632 528" svg:d="M567 528h-502c-36 0-65-30-65-66v-462h632v462c0 36-29 66-65 66z">
          <text:p/>
        </draw:path>
        <draw:path draw:style-name="gr5" draw:text-style-name="P5" draw:layer="layout" svg:width="1.258cm" svg:height="5.16cm" svg:x="7.542cm" svg:y="5.744cm" svg:viewBox="0 0 1259 5161" svg:d="M744 5161h515l-820-5161c-270 0-476 241-434 508z">
          <text:p/>
        </draw:path>
        <draw:path draw:style-name="gr5" draw:text-style-name="P5" draw:layer="layout" svg:width="2.564cm" svg:height="0.916cm" svg:x="19.291cm" svg:y="9.917cm" svg:viewBox="0 0 2565 917" svg:d="M2414 917h-2268l-146-917h2148c164 0 318 133 344 297l71 443c15 98-52 177-149 177z">
          <text:p/>
        </draw:path>
        <draw:path draw:style-name="gr6" draw:text-style-name="P6" draw:layer="layout" svg:width="0.68cm" svg:height="0.916cm" svg:x="21.174cm" svg:y="9.917cm" svg:viewBox="0 0 681 917" svg:d="M531 917h-265c99 0 165-79 150-176l-70-444c-26-164-182-297-346-297h264c165 0 319 133 345 297l70 444c16 97-51 176-148 176z">
          <text:p/>
        </draw:path>
        <draw:path draw:style-name="gr4" draw:text-style-name="P4" draw:layer="layout" svg:width="2.563cm" svg:height="0.916cm" svg:x="17.523cm" svg:y="9.917cm" svg:viewBox="0 0 2564 917" svg:d="M2413 917h-2268l-145-917h2268c97 0 189 79 205 177l89 563c15 98-51 177-149 177z">
          <text:p/>
        </draw:path>
        <draw:path draw:style-name="gr6" draw:text-style-name="P6" draw:layer="layout" svg:width="2.568cm" svg:height="1.206cm" svg:x="7.989cm" svg:y="5.55cm" svg:viewBox="0 0 2569 1207" svg:d="M2398 1207h-2244l-151-952c-21-134 82-255 218-255h1986c111 0 215 90 233 201l127 804c18 112-58 202-169 202z">
          <text:p/>
        </draw:path>
        <draw:path draw:style-name="gr6" draw:text-style-name="P6" draw:layer="layout" svg:width="0.647cm" svg:height="1.206cm" svg:x="9.91cm" svg:y="5.55cm" svg:viewBox="0 0 648 1207" svg:d="M476 1207h-284c111 0 187-90 169-202l-127-804c-18-111-123-201-234-201h285c111 0 215 90 233 201l127 804c18 112-58 202-169 202z">
          <text:p/>
        </draw:path>
        <draw:path draw:style-name="gr6" draw:text-style-name="P6" draw:layer="layout" svg:width="1.566cm" svg:height="1.196cm" svg:x="8.374cm" svg:y="5.55cm" svg:viewBox="0 0 1567 1197" svg:d="M1567 0c-151 158-288 894-330 1182l-2 15h-617l-3-15c-86-536-536-1089-615-1182h48c116 141 513 655 601 1160h554c19-127 145-925 317-1160z">
          <text:p/>
        </draw:path>
        <draw:path draw:style-name="gr6" draw:text-style-name="P6" draw:layer="layout" svg:width="2.915cm" svg:height="3.28cm" svg:x="8.14cm" svg:y="6.74cm" svg:viewBox="0 0 2916 3281" svg:d="M2633 3281h-2113l-520-3281h2113c183 0 355 148 384 331l415 2618c29 184-96 332-279 332z">
          <text:p/>
        </draw:path>
        <draw:path draw:style-name="gr6" draw:text-style-name="P6" draw:layer="layout" svg:width="2.004cm" svg:height="2.304cm" svg:x="17.509cm" svg:y="7.65cm" svg:viewBox="0 0 2005 2305" svg:d="M2005 2305l-318-2073c-21-128-141-232-270-232h-1034c-235 0-414 209-378 442l286 1863z">
          <text:p/>
        </draw:path>
        <draw:polygon draw:style-name="gr1" draw:text-style-name="P1" draw:layer="layout" svg:width="1.545cm" svg:height="0.16cm" svg:x="16.847cm" svg:y="12.054cm" svg:viewBox="0 0 1546 161" draw:points="1546,161 0,161 0,0 1546,0">
          <text:p/>
        </draw:polygon>
        <draw:polygon draw:style-name="gr2" draw:text-style-name="P2" draw:layer="layout" svg:width="1.768cm" svg:height="3.274cm" svg:x="16.777cm" svg:y="8.844cm" svg:viewBox="0 0 1769 3275" draw:points="0,45 0,3275 1769,3275 1769,1442 1073,0">
          <text:p/>
        </draw:polygon>
        <draw:polygon draw:style-name="gr3" draw:text-style-name="P3" draw:layer="layout" svg:width="0.927cm" svg:height="3.274cm" svg:x="17.618cm" svg:y="8.844cm" svg:viewBox="0 0 928 3275" draw:points="928,1442 928,3275 692,3275 692,1442 0,9 232,0">
          <text:p/>
        </draw:polygon>
        <draw:path draw:style-name="gr2" draw:text-style-name="P2" draw:layer="layout" svg:width="1.764cm" svg:height="0.182cm" svg:x="16.775cm" svg:y="12.204cm" svg:viewBox="0 0 1765 183" svg:d="M1765 183h-1765v-183h1700c36 0 65 29 65 65z">
          <text:p/>
        </draw:path>
        <draw:path draw:style-name="gr3" draw:text-style-name="P3" draw:layer="layout" svg:width="0.374cm" svg:height="0.182cm" svg:x="18.165cm" svg:y="12.204cm" svg:viewBox="0 0 375 183" svg:d="M375 183h-375v-118c0-36 29-65 65-65h245c36 0 65 29 65 65z">
          <text:p/>
        </draw:path>
        <draw:polygon draw:style-name="gr2" draw:text-style-name="P2" draw:layer="layout" svg:width="1.245cm" svg:height="0.373cm" svg:x="16.739cm" svg:y="8.557cm" svg:viewBox="0 0 1246 374" draw:points="1246,374 0,374 0,0 1246,0">
          <text:p/>
        </draw:polygon>
        <draw:path draw:style-name="gr2" draw:text-style-name="P2" draw:layer="layout" svg:width="0.632cm" svg:height="0.527cm" svg:x="17.798cm" svg:y="8.461cm" svg:viewBox="0 0 633 528" svg:d="M568 528h-502c-36 0-66-30-66-66v-462h633v462c0 36-29 66-65 66z">
          <text:p/>
        </draw:path>
        <draw:polygon draw:style-name="gr1" draw:text-style-name="P1" draw:layer="layout" svg:width="1.545cm" svg:height="0.16cm" svg:x="16.849cm" svg:y="12.054cm" svg:viewBox="0 0 1546 161" draw:points="1546,161 0,161 0,0 1546,0">
          <text:p/>
        </draw:polygon>
        <draw:polygon draw:style-name="gr2" draw:text-style-name="P2" draw:layer="layout" svg:width="1.768cm" svg:height="3.274cm" svg:x="16.779cm" svg:y="8.844cm" svg:viewBox="0 0 1769 3275" draw:points="0,45 0,3275 1769,3275 1769,1442 1073,0">
          <text:p/>
        </draw:polygon>
        <draw:polygon draw:style-name="gr3" draw:text-style-name="P3" draw:layer="layout" svg:width="0.927cm" svg:height="3.274cm" svg:x="17.62cm" svg:y="8.844cm" svg:viewBox="0 0 928 3275" draw:points="928,1442 928,3275 692,3275 692,1442 0,9 232,0">
          <text:p/>
        </draw:polygon>
        <draw:path draw:style-name="gr2" draw:text-style-name="P2" draw:layer="layout" svg:width="1.764cm" svg:height="0.182cm" svg:x="16.777cm" svg:y="12.204cm" svg:viewBox="0 0 1765 183" svg:d="M1765 183h-1765v-183h1700c36 0 65 29 65 65z">
          <text:p/>
        </draw:path>
        <draw:path draw:style-name="gr3" draw:text-style-name="P3" draw:layer="layout" svg:width="0.374cm" svg:height="0.182cm" svg:x="18.167cm" svg:y="12.204cm" svg:viewBox="0 0 375 183" svg:d="M375 183h-375v-118c0-36 29-65 65-65h245c36 0 65 29 65 65z">
          <text:p/>
        </draw:path>
        <draw:polygon draw:style-name="gr2" draw:text-style-name="P2" draw:layer="layout" svg:width="1.245cm" svg:height="0.373cm" svg:x="16.741cm" svg:y="8.557cm" svg:viewBox="0 0 1246 374" draw:points="1246,374 0,374 0,0 1246,0">
          <text:p/>
        </draw:polygon>
        <draw:path draw:style-name="gr2" draw:text-style-name="P2" draw:layer="layout" svg:width="0.632cm" svg:height="0.527cm" svg:x="17.8cm" svg:y="8.461cm" svg:viewBox="0 0 633 528" svg:d="M568 528h-502c-36 0-66-30-66-66v-462h633v462c0 36-29 66-65 66z">
          <text:p/>
        </draw:path>
        <draw:path draw:style-name="gr5" draw:text-style-name="P5" draw:layer="layout" svg:width="1.258cm" svg:height="5.16cm" svg:x="4.587cm" svg:y="5.744cm" svg:viewBox="0 0 1259 5161" svg:d="M743 5161h516l-820-5161c-270 0-476 241-434 508z">
          <text:p/>
        </draw:path>
        <draw:path draw:style-name="gr5" draw:text-style-name="P5" draw:layer="layout" svg:width="2.563cm" svg:height="0.916cm" svg:x="16.336cm" svg:y="9.917cm" svg:viewBox="0 0 2564 917" svg:d="M2413 917h-2268l-145-917h2148c164 0 318 133 344 297l70 443c16 98-51 177-149 177z">
          <text:p/>
        </draw:path>
        <draw:path draw:style-name="gr6" draw:text-style-name="P6" draw:layer="layout" svg:width="0.68cm" svg:height="0.916cm" svg:x="18.219cm" svg:y="9.917cm" svg:viewBox="0 0 681 917" svg:d="M530 917h-264c98 0 164-79 149-176l-70-444c-27-164-181-297-345-297h264c164 0 319 133 345 297l70 444c16 97-51 176-149 176z">
          <text:p/>
        </draw:path>
        <draw:path draw:style-name="gr4" draw:text-style-name="P4" draw:layer="layout" svg:width="2.564cm" svg:height="0.916cm" svg:x="5.699cm" svg:y="9.988cm" svg:viewBox="0 0 2565 917" svg:d="M2414 917h-2268l-146-917h2268c98 0 190 79 205 177l90 563c15 98-52 177-149 177z">
          <text:p/>
        </draw:path>
        <draw:path draw:style-name="gr6" draw:text-style-name="P6" draw:layer="layout" svg:width="2.568cm" svg:height="1.206cm" svg:x="5.033cm" svg:y="5.55cm" svg:viewBox="0 0 2569 1207" svg:d="M2398 1207h-2244l-151-952c-21-134 82-255 218-255h1985c112 0 216 90 234 201l127 804c18 112-58 202-169 202z">
          <text:p/>
        </draw:path>
        <draw:path draw:style-name="gr6" draw:text-style-name="P6" draw:layer="layout" svg:width="0.648cm" svg:height="1.206cm" svg:x="6.954cm" svg:y="5.55cm" svg:viewBox="0 0 649 1207" svg:d="M476 1207h-284c110 0 186-90 169-202l-128-804c-17-111-121-201-233-201h284c112 0 217 90 235 201l127 804c18 112-58 202-170 202z">
          <text:p/>
        </draw:path>
        <draw:path draw:style-name="gr6" draw:text-style-name="P6" draw:layer="layout" svg:width="1.566cm" svg:height="1.196cm" svg:x="5.419cm" svg:y="5.55cm" svg:viewBox="0 0 1567 1197" svg:d="M1567 0c-151 158-288 894-330 1182l-2 15h-617l-3-15c-87-536-536-1089-615-1182h48c117 141 513 655 601 1160h553c20-127 146-925 318-1160z">
          <text:p/>
        </draw:path>
        <draw:path draw:style-name="gr6" draw:text-style-name="P6" draw:layer="layout" svg:width="2.916cm" svg:height="3.28cm" svg:x="5.184cm" svg:y="6.74cm" svg:viewBox="0 0 2917 3281" svg:d="M2634 3281h-2114l-520-3281h2114c183 0 355 148 384 331l415 2618c29 184-96 332-279 332z">
          <text:p/>
        </draw:path>
        <draw:path draw:style-name="gr6" draw:text-style-name="P6" draw:layer="layout" svg:width="2.004cm" svg:height="2.304cm" svg:x="5.686cm" svg:y="7.721cm" svg:viewBox="0 0 2005 2305" svg:d="M2005 2305l-319-2073c-20-128-141-232-269-232h-1035c-235 0-414 209-377 442l285 1863z">
          <text:p/>
        </draw:path>
        <draw:polygon draw:style-name="gr1" draw:text-style-name="P1" draw:layer="layout" svg:width="1.545cm" svg:height="0.16cm" svg:x="5.024cm" svg:y="12.125cm" svg:viewBox="0 0 1546 161" draw:points="1546,161 0,161 0,0 1546,0">
          <text:p/>
        </draw:polygon>
        <draw:polygon draw:style-name="gr2" draw:text-style-name="P2" draw:layer="layout" svg:width="1.768cm" svg:height="3.274cm" svg:x="4.954cm" svg:y="8.915cm" svg:viewBox="0 0 1769 3275" draw:points="0,45 0,3275 1769,3275 1769,1442 1072,0">
          <text:p/>
        </draw:polygon>
        <draw:polygon draw:style-name="gr3" draw:text-style-name="P3" draw:layer="layout" svg:width="0.927cm" svg:height="3.274cm" svg:x="5.795cm" svg:y="8.915cm" svg:viewBox="0 0 928 3275" draw:points="928,1442 928,3275 692,3275 692,1442 0,9 232,0">
          <text:p/>
        </draw:polygon>
        <draw:path draw:style-name="gr2" draw:text-style-name="P2" draw:layer="layout" svg:width="1.764cm" svg:height="0.182cm" svg:x="4.952cm" svg:y="12.275cm" svg:viewBox="0 0 1765 183" svg:d="M1765 183h-1765v-183h1700c36 0 65 29 65 65z">
          <text:p/>
        </draw:path>
        <draw:path draw:style-name="gr3" draw:text-style-name="P3" draw:layer="layout" svg:width="0.374cm" svg:height="0.182cm" svg:x="6.342cm" svg:y="12.275cm" svg:viewBox="0 0 375 183" svg:d="M375 183h-375v-118c0-36 29-65 65-65h245c36 0 65 29 65 65z">
          <text:p/>
        </draw:path>
        <draw:polygon draw:style-name="gr2" draw:text-style-name="P2" draw:layer="layout" svg:width="1.244cm" svg:height="0.373cm" svg:x="4.916cm" svg:y="8.628cm" svg:viewBox="0 0 1245 374" draw:points="1245,374 0,374 0,0 1245,0">
          <text:p/>
        </draw:polygon>
        <draw:path draw:style-name="gr2" draw:text-style-name="P2" draw:layer="layout" svg:width="0.632cm" svg:height="0.527cm" svg:x="5.975cm" svg:y="8.532cm" svg:viewBox="0 0 633 528" svg:d="M568 528h-501c-37 0-67-30-67-66v-462h633v462c0 36-29 66-65 66z">
          <text:p/>
        </draw:path>
        <draw:polygon draw:style-name="gr1" draw:text-style-name="P1" draw:layer="layout" svg:width="1.545cm" svg:height="0.159cm" svg:x="25.302cm" svg:y="14.793cm" svg:viewBox="0 0 1546 160" draw:points="1546,160 0,160 0,0 1546,0">
          <text:p/>
        </draw:polygon>
        <draw:polygon draw:style-name="gr2" draw:text-style-name="P2" draw:layer="layout" svg:width="1.768cm" svg:height="3.274cm" svg:x="25.232cm" svg:y="11.582cm" svg:viewBox="0 0 1769 3275" draw:points="0,45 0,3275 1769,3275 1769,1443 1073,0">
          <text:p/>
        </draw:polygon>
        <draw:polygon draw:style-name="gr3" draw:text-style-name="P3" draw:layer="layout" svg:width="0.927cm" svg:height="3.274cm" svg:x="26.073cm" svg:y="11.582cm" svg:viewBox="0 0 928 3275" draw:points="928,1443 928,3275 692,3275 692,1443 0,10 231,0">
          <text:p/>
        </draw:polygon>
        <draw:path draw:style-name="gr2" draw:text-style-name="P2" draw:layer="layout" svg:width="1.764cm" svg:height="0.181cm" svg:x="25.23cm" svg:y="14.943cm" svg:viewBox="0 0 1765 182" svg:d="M1765 182h-1765v-182h1700c36 0 65 28 65 64z">
          <text:p/>
        </draw:path>
        <draw:path draw:style-name="gr3" draw:text-style-name="P3" draw:layer="layout" svg:width="0.374cm" svg:height="0.181cm" svg:x="26.62cm" svg:y="14.943cm" svg:viewBox="0 0 375 182" svg:d="M375 182h-375v-118c0-36 29-64 66-64h244c36 0 65 28 65 64z">
          <text:p/>
        </draw:path>
        <draw:polygon draw:style-name="gr2" draw:text-style-name="P2" draw:layer="layout" svg:width="1.244cm" svg:height="0.373cm" svg:x="25.194cm" svg:y="11.295cm" svg:viewBox="0 0 1245 374" draw:points="1245,374 0,374 0,0 1245,0">
          <text:p/>
        </draw:polygon>
        <draw:path draw:style-name="gr2" draw:text-style-name="P2" draw:layer="layout" svg:width="0.632cm" svg:height="0.527cm" svg:x="26.253cm" svg:y="11.199cm" svg:viewBox="0 0 633 528" svg:d="M568 528h-502c-36 0-66-29-66-66v-462h633v462c0 37-29 66-65 66z">
          <text:p/>
        </draw:path>
        <draw:path draw:style-name="gr5" draw:text-style-name="P5" draw:layer="layout" svg:width="1.257cm" svg:height="5.161cm" svg:x="21.908cm" svg:y="8.411cm" svg:viewBox="0 0 1258 5162" svg:d="M744 5162h514l-818-5162c-270 0-477 241-435 508z">
          <text:p/>
        </draw:path>
        <draw:path draw:style-name="gr5" draw:text-style-name="P5" draw:layer="layout" svg:width="2.563cm" svg:height="0.917cm" svg:x="24.789cm" svg:y="12.655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26.672cm" svg:y="12.655cm" svg:viewBox="0 0 681 918" svg:d="M530 918h-263c98 0 164-79 149-177l-71-443c-26-165-181-298-345-298h264c165 0 319 133 345 298l70 443c16 98-51 177-149 177z">
          <text:p/>
        </draw:path>
        <draw:path draw:style-name="gr4" draw:text-style-name="P4" draw:layer="layout" svg:width="2.563cm" svg:height="0.917cm" svg:x="23.02cm" svg:y="12.655cm" svg:viewBox="0 0 2564 918" svg:d="M2414 918h-2269l-145-918h2268c98 0 190 79 205 177l89 564c16 97-51 177-148 177z">
          <text:p/>
        </draw:path>
        <draw:path draw:style-name="gr6" draw:text-style-name="P6" draw:layer="layout" svg:width="2.568cm" svg:height="1.206cm" svg:x="22.354cm" svg:y="8.217cm" svg:viewBox="0 0 2569 1207" svg:d="M2398 1207h-2244l-151-952c-21-133 82-255 217-255h1986c112 0 216 90 233 201l128 805c17 111-58 201-169 201z">
          <text:p/>
        </draw:path>
        <draw:path draw:style-name="gr6" draw:text-style-name="P6" draw:layer="layout" svg:width="0.647cm" svg:height="1.206cm" svg:x="24.275cm" svg:y="8.217cm" svg:viewBox="0 0 648 1207" svg:d="M476 1207h-285c111 0 187-90 170-201l-128-805c-17-111-122-201-233-201h284c112 0 216 90 233 201l129 805c17 111-59 201-170 201z">
          <text:p/>
        </draw:path>
        <draw:path draw:style-name="gr6" draw:text-style-name="P6" draw:layer="layout" svg:width="1.566cm" svg:height="1.197cm" svg:x="22.74cm" svg:y="8.217cm" svg:viewBox="0 0 1567 1198" svg:d="M1567 0c-152 159-289 896-331 1182l-3 16h-616l-3-16c-87-535-536-1088-614-1182h48c116 142 512 656 600 1161h553c20-128 146-926 319-1161z">
          <text:p/>
        </draw:path>
        <draw:path draw:style-name="gr6" draw:text-style-name="P6" draw:layer="layout" svg:width="2.916cm" svg:height="3.28cm" svg:x="22.505cm" svg:y="9.407cm" svg:viewBox="0 0 2917 3281" svg:d="M2634 3281h-2114l-520-3281h2113c184 0 356 149 385 332l415 2618c29 183-96 331-279 331z">
          <text:p/>
        </draw:path>
        <draw:path draw:style-name="gr6" draw:text-style-name="P6" draw:layer="layout" svg:width="2.004cm" svg:height="2.304cm" svg:x="23.007cm" svg:y="10.388cm" svg:viewBox="0 0 2005 2305" svg:d="M2005 2305l-319-2073c-20-128-141-232-269-232h-1034c-235 0-415 210-378 441l286 1864z">
          <text:p/>
        </draw:path>
        <draw:path draw:style-name="gr30" draw:text-style-name="P30" draw:layer="layout" svg:width="1.804cm" svg:height="2.515cm" svg:x="25.403cm" svg:y="13.163cm" svg:viewBox="0 0 1805 2516" svg:d="M1797 507c-7-45-21-84-46-109-46-73-151-221-278-398-106 30-212 58-318 88-156 44-309 97-462 151 227 208 390 354 390 354 0 0 13 11 37 27-93 65-185 134-256 201-229 213-691 1019-691 1019 0 0-25 41-49 91-50 18-121 50-124 92l441 493c0 0 8-33-29-129-30-81-66-298-78-369l1294-1028c106-85 172-211 176-347 2-34 1-69-2-101-1-12-2-23-5-35z">
          <text:p/>
        </draw:path>
        <draw:path draw:style-name="gr9" draw:text-style-name="P9" draw:layer="layout" svg:width="0.801cm" svg:height="0.275cm" svg:x="26.203cm" svg:y="13.258cm" svg:viewBox="0 0 802 276" svg:d="M802 86l-224 57-39 10-421 108-38 10-22 5c-16-24-35-53-58-86l33-8 421-108 39-11 248-63c21 30 42 58 61 86z">
          <text:p/>
        </draw:path>
        <draw:path draw:style-name="gr8" draw:text-style-name="P8" draw:layer="layout" svg:width="0.463cm" svg:height="0.632cm" svg:x="25.395cm" svg:y="15.102cm" svg:viewBox="0 0 464 633" svg:d="M434 381c0 0-89-70-129-64l8 34c0 0-198-237-220-273s13-78 13-78c0 0-114 23-105 86 9 60 396 493 443 546 3 2 7 2 8-2 8-17 25-70-1-135-33-80-17-114-17-114z">
          <text:p/>
        </draw:path>
        <draw:path draw:style-name="gr30" draw:text-style-name="P30" draw:layer="layout" svg:width="1.803cm" svg:height="2.297cm" svg:x="24.53cm" svg:y="13.381cm" svg:viewBox="0 0 1804 2298" svg:d="M1797 289c-8-45-22-84-47-109-25-40-68-103-123-180-232 81-460 169-695 241 93 84 149 134 149 134 0 0 13 11 37 27-93 64-185 133-256 200-228 213-690 1020-690 1020 0 0-25 41-49 91-50 18-121 50-123 92l441 493c0 0 7-33-29-129-31-81-67-298-78-369l1293-1029c106-85 172-211 177-346 1-34 0-69-3-101-1-12-2-23-4-35z">
          <text:p/>
        </draw:path>
        <draw:path draw:style-name="gr9" draw:text-style-name="P9" draw:layer="layout" svg:width="0.786cm" svg:height="0.265cm" svg:x="25.475cm" svg:y="13.447cm" svg:viewBox="0 0 787 266" svg:d="M787 86l-18 5-210 54-39 11-182 46-48 12-202 52c-23-20-53-47-88-79l205-53 48-12 181-47 40-10 209-53 41-11 5-1c23 33 42 62 58 86z">
          <text:p/>
        </draw:path>
        <draw:path draw:style-name="gr8" draw:text-style-name="P8" draw:layer="layout" svg:width="0.464cm" svg:height="0.632cm" svg:x="24.521cm" svg:y="15.102cm" svg:viewBox="0 0 465 633" svg:d="M434 381c0 0-90-70-130-64l9 34c0 0-198-237-220-273s13-78 13-78c0 0-115 23-105 86 9 60 396 493 443 546 3 2 7 2 8-2 8-17 25-70-1-135-33-80-17-114-17-114z">
          <text:p/>
        </draw:path>
        <draw:path draw:style-name="gr23" draw:text-style-name="P23" draw:layer="layout" svg:width="2.796cm" svg:height="1.87cm" svg:x="24.173cm" svg:y="11.778cm" svg:viewBox="0 0 2797 1871" svg:d="M2797 1474l-273 70-39 10-422 108-38 9-250 64-40 10-181 47-48 12-262 67c0 0-908-759-1146-1085-239-326 35-698 35-698l117-8 36-3 294-20 34-3 438-30 36-3 297-21c36 8 76 25 119 51 16 9 32 20 48 31 463 316 1245 1392 1245 1392z">
          <text:p/>
        </draw:path>
        <draw:path draw:style-name="gr23" draw:text-style-name="P23" draw:layer="layout" svg:width="1.312cm" svg:height="1.726cm" svg:x="24.415cm" svg:y="11.855cm" svg:viewBox="0 0 1313 1727" svg:d="M1313 1715l-48 12c-323-199-627-482-925-862-109-138-219-291-284-466-50-136-67-272-48-396l36-3c-19 120-5 253 45 386 63 171 171 321 278 457 306 389 616 675 946 872z">
          <text:p/>
        </draw:path>
        <draw:path draw:style-name="gr23" draw:text-style-name="P23" draw:layer="layout" svg:width="1.196cm" svg:height="1.69cm" svg:x="24.752cm" svg:y="11.832cm" svg:viewBox="0 0 1197 1691" svg:d="M1197 1681l-40 10c-255-245-475-523-695-810-127-165-238-314-325-479-71-137-117-270-137-399l35-3c20 125 65 253 133 385 86 163 196 311 321 475 224 291 448 573 708 821z">
          <text:p/>
        </draw:path>
        <draw:path draw:style-name="gr23" draw:text-style-name="P23" draw:layer="layout" svg:width="1.011cm" svg:height="1.649cm" svg:x="25.225cm" svg:y="11.799cm" svg:viewBox="0 0 1012 1650" svg:d="M1012 1641l-38 9c-333-379-612-801-829-1259-58-123-114-253-145-388l36-3c30 130 84 256 141 376 218 460 499 884 835 1265z">
          <text:p/>
        </draw:path>
        <draw:path draw:style-name="gr23" draw:text-style-name="P23" draw:layer="layout" svg:width="1.019cm" svg:height="1.502cm" svg:x="25.677cm" svg:y="11.829cm" svg:viewBox="0 0 1020 1503" svg:d="M1020 1493l-39 10c-207-239-437-508-628-801-160-241-276-473-353-702 16 9 32 20 48 31 76 212 186 428 334 652 194 295 428 568 638 810z">
          <text:p/>
        </draw:path>
        <draw:path draw:style-name="gr9" draw:text-style-name="P9" draw:layer="layout" svg:width="0.479cm" svg:height="0.402cm" svg:x="25.534cm" svg:y="12.48cm" svg:viewBox="0 0 480 403" svg:d="M462 403c-3 0-5 0-8-1-181-81-337-210-451-375-6-8-4-19 4-24 8-6 19-4 25 4 110 158 261 284 437 362 9 4 13 15 9 24-3 6-10 10-16 10z">
          <text:p/>
        </draw:path>
        <draw:path draw:style-name="gr9" draw:text-style-name="P9" draw:layer="layout" svg:width="0.406cm" svg:height="0.47cm" svg:x="25.452cm" svg:y="12.556cm" svg:viewBox="0 0 407 471" svg:d="M389 471c-2 0-5-1-8-2-175-96-313-259-380-445-3-10 2-20 11-23s19 1 22 11c64 179 196 334 364 426 8 5 12 15 7 24-3 6-9 9-16 9z">
          <text:p/>
        </draw:path>
        <draw:path draw:style-name="gr9" draw:text-style-name="P9" draw:layer="layout" svg:width="1.11cm" svg:height="1.474cm" svg:x="24.389cm" svg:y="12.126cm" svg:viewBox="0 0 1111 1475" svg:d="M1093 1475c-4 0-8-1-11-3-100-80-197-158-291-238-112-95-243-209-356-343-171-203-307-451-417-760-14-39-26-80-12-120 3-9 14-14 23-10 9 3 14 13 10 22-10 29 1 64 12 96 109 305 243 550 411 749 112 132 240 245 351 339 95 80 191 158 291 237 7 6 9 17 2 25-3 4-8 6-13 6z">
          <text:p/>
        </draw:path>
        <draw:path draw:style-name="gr9" draw:text-style-name="P9" draw:layer="layout" svg:width="0.257cm" svg:height="0.098cm" svg:x="24.438cm" svg:y="12.546cm" svg:viewBox="0 0 258 99" svg:d="M240 99c-2 0-4 0-6-1-70-28-144-49-218-62-11-3-17-12-16-21 2-10 12-16 22-15 77 14 152 36 225 65 9 4 13 14 10 23-3 7-10 11-17 11z">
          <text:p/>
        </draw:path>
        <draw:path draw:style-name="gr9" draw:text-style-name="P9" draw:layer="layout" svg:width="0.186cm" svg:height="0.058cm" svg:x="24.584cm" svg:y="12.71cm" svg:viewBox="0 0 187 59" svg:d="M169 59c-1 0-2 0-3 0-50-9-101-17-151-23-10-1-17-10-15-20 1-10 10-18 19-16 51 6 103 15 153 24 9 2 16 11 14 20-1 9-9 15-17 15z">
          <text:p/>
        </draw:path>
        <draw:path draw:style-name="gr30" draw:text-style-name="P30" draw:layer="layout" svg:width="1.519cm" svg:height="0.494cm" svg:x="26.715cm" svg:y="10.303cm" svg:viewBox="0 0 1520 495" svg:d="M53 231c0 0 184-172 330-185 145-12 1158-112 1137 25s-887 390-1039 419c-113 22-481-37-481-37z">
          <text:p/>
        </draw:path>
        <draw:path draw:style-name="gr30" draw:text-style-name="P30" draw:layer="layout" svg:width="0.203cm" svg:height="0.126cm" svg:x="28.398cm" svg:y="10.21cm" svg:viewBox="0 0 204 127" svg:d="M32 127c0 0 127-63 140-74 14-13 36-45 32-52s-45 25-45 25l-159 62z">
          <text:p/>
        </draw:path>
        <draw:path draw:style-name="gr30" draw:text-style-name="P30" draw:layer="layout" svg:width="0.555cm" svg:height="0.209cm" svg:x="28.092cm" svg:y="10.246cm" svg:viewBox="0 0 556 210" svg:d="M0 79c0 0 27 118 78 130 51 11 247-36 279-55 33-19 199-115 199-135 0-19-211 40-211 40 0 0-35 10-30-29 0 0-100-38-139-28-40 9-136 49-176 77z">
          <text:p/>
        </draw:path>
        <draw:path draw:style-name="gr30" draw:text-style-name="P30" draw:layer="layout" svg:width="0.252cm" svg:height="0.126cm" svg:x="28.247cm" svg:y="10.201cm" svg:viewBox="0 0 253 127" svg:d="M125 103c0 0 71-56 87-62 17-6 50-29 39-39-10-10-206 25-239 51-33 28 13 74 13 74z">
          <text:p/>
        </draw:path>
        <draw:path draw:style-name="gr9" draw:text-style-name="P9" draw:layer="layout" svg:width="0.161cm" svg:height="0.444cm" svg:x="27.199cm" svg:y="10.335cm" svg:viewBox="0 0 162 445" svg:d="M0 6c0 0 53 340 50 439l112-28-100-417z">
          <text:p/>
        </draw:path>
        <draw:path draw:style-name="gr30" draw:text-style-name="P30" draw:layer="layout" svg:width="1.541cm" svg:height="0.81cm" svg:x="24.151cm" svg:y="9.693cm" svg:viewBox="0 0 1542 811" svg:d="M0 693l1542 118-1-3c-32-171-138-319-289-407-58-33-94-56-94-56-71-62-51-289-51-289l-63 33-134-7-122-24-77-58c0 0-6 254-87 304 0 0-137 64-318 121-134 42-246 138-304 265z">
          <text:p/>
        </draw:path>
        <draw:path draw:style-name="gr31" draw:text-style-name="P31" draw:layer="layout" svg:width="0.397cm" svg:height="0.206cm" svg:x="24.861cm" svg:y="9.698cm" svg:viewBox="0 0 398 207" svg:d="M398 198c-98 21-218 7-320-79-30-26-56-58-78-93 0-12 1-21 1-26 12 14 26 28 40 40 115 97 251 104 354 72 0 25 1 56 3 86z">
          <text:p/>
        </draw:path>
        <draw:path draw:style-name="gr8" draw:text-style-name="P8" draw:layer="layout" svg:width="3.127cm" svg:height="2.11cm" svg:x="24.121cm" svg:y="9.922cm" svg:viewBox="0 0 3128 2111" svg:d="M3070 374l-300 53c0 0-1103-35-1209-97-66-38-202-111-294-161-12-18-19-28-19-28 0 0-14-128-106-124 0 0-84 133-203 141-119 9-238-158-238-158 0 0-84 8-106 75 0 0-595 110-595 476s136 1513 136 1513c0 0 1107 106 1310 0 0 0 183-675 240-991 264-32 1413-172 1437-196 26-26-53-503-53-503z">
          <text:p/>
        </draw:path>
        <draw:path draw:style-name="gr9" draw:text-style-name="P9" draw:layer="layout" svg:width="0.11cm" svg:height="0.432cm" svg:x="25.629cm" svg:y="10.389cm" svg:viewBox="0 0 111 433" svg:d="M89 433c-1 0-1 0-2 0-10-1-17-10-16-19 22-200-69-387-69-389-5-8-1-19 8-23 8-4 19-1 23 8 4 8 96 198 74 407-1 9-9 16-18 16z">
          <text:p/>
        </draw:path>
        <draw:path draw:style-name="gr9" draw:text-style-name="P9" draw:layer="layout" svg:width="0.664cm" svg:height="0.224cm" svg:x="24.712cm" svg:y="10.005cm" svg:viewBox="0 0 665 225" svg:d="M346 225c-166 0-335-187-342-195-6-7-6-19 1-25 8-7 19-6 25 1 2 2 166 184 316 184 2 0 5 0 7 0 153-6 281-122 282-123 8-7 19-6 25 1 7 7 6 18-1 25-5 5-139 126-305 132-3 0-5 0-8 0z">
          <text:p/>
        </draw:path>
        <draw:path draw:style-name="gr19" draw:text-style-name="P19" draw:layer="layout" svg:width="1.082cm" svg:height="0.416cm" svg:x="25.112cm" svg:y="10.755cm" svg:viewBox="0 0 1083 417" svg:d="M1016 210c-2-4-4-8-7-12 9-12 14-27 14-43 0-42-34-75-75-75-42 0-75 33-75 75 0 5 0 11 1 16-9-4-19-7-30-7-1 0-3 1-4 1-4-38-35-68-75-68-8 0-15 1-22 3 0-2 0-3 0-6 0-41-34-75-75-75-32 0-60 21-70 49-3 0-6 0-8 0-4-38-36-68-75-68-41 0-75 34-75 75 0 14 4 27 11 39-11 2-21 6-30 12-11-27-38-45-69-45-20 0-38 7-51 20 0-4 1-7 1-11 0-41-35-75-76-75-42 0-76 34-76 75 0 11 3 21 6 30-6-2-12-3-19-3-42 0-76 33-76 75 0 11 3 22 8 31-39 4-69 37-69 76 0 42 34 75 75 75 27 0 50-14 64-35 13 15 33 25 55 25 17 0 32-6 45-16 13 23 37 39 66 39 17 0 32-5 44-14 12 26 38 44 69 44 32 0 60-21 70-50 14 20 37 34 63 34 35 0 63-23 72-54 1 0 2 0 2 0 18 0 34-6 46-16 5 1 9 2 14 3 5 37 36 65 74 65 24 0 46-12 60-30 13 19 36 32 61 32 37 0 68-27 74-63 14 14 32 23 53 23 42 0 76-34 76-76 0-38-30-71-67-75z">
          <text:p/>
        </draw:path>
        <draw:polygon draw:style-name="gr6" draw:text-style-name="P6" draw:layer="layout" svg:width="0.738cm" svg:height="1.105cm" svg:x="25.459cm" svg:y="11.082cm" svg:viewBox="0 0 739 1106" draw:points="581,1106 56,1106 0,0 739,0">
          <text:p/>
        </draw:polygon>
        <draw:polygon draw:style-name="gr8" draw:text-style-name="P8" draw:layer="layout" svg:width="0.232cm" svg:height="1.105cm" svg:x="25.965cm" svg:y="11.082cm" svg:viewBox="0 0 233 1106" draw:points="75,1106 0,1106 129,0 233,0">
          <text:p/>
        </draw:polygon>
        <draw:polygon draw:style-name="gr8" draw:text-style-name="P8" draw:layer="layout" svg:width="0.163cm" svg:height="1.105cm" svg:x="25.795cm" svg:y="11.082cm" svg:viewBox="0 0 164 1106" draw:points="75,1106 0,1106 59,0 164,0">
          <text:p/>
        </draw:polygon>
        <draw:polygon draw:style-name="gr8" draw:text-style-name="P8" draw:layer="layout" svg:width="0.104cm" svg:height="1.105cm" svg:x="25.614cm" svg:y="11.082cm" svg:viewBox="0 0 105 1106" draw:points="86,1106 11,1106 0,0 105,0">
          <text:p/>
        </draw:polygon>
        <draw:polygon draw:style-name="gr6" draw:text-style-name="P6" draw:layer="layout" svg:width="0.408cm" svg:height="1.105cm" svg:x="25.106cm" svg:y="11.082cm" svg:viewBox="0 0 409 1106" draw:points="409,1106 158,1106 0,0 353,0">
          <text:p/>
        </draw:polygon>
        <draw:polygon draw:style-name="gr8" draw:text-style-name="P8" draw:layer="layout" svg:width="0.16cm" svg:height="1.105cm" svg:x="25.354cm" svg:y="11.082cm" svg:viewBox="0 0 161 1106" draw:points="161,1106 87,1106 0,0 106,0">
          <text:p/>
        </draw:polygon>
        <draw:polygon draw:style-name="gr8" draw:text-style-name="P8" draw:layer="layout" svg:width="0.225cm" svg:height="1.105cm" svg:x="25.129cm" svg:y="11.082cm" svg:viewBox="0 0 226 1106" draw:points="226,1106 151,1106 0,0 104,0">
          <text:p/>
        </draw:polygon>
        <draw:path draw:style-name="gr19" draw:text-style-name="P19" draw:layer="layout" svg:width="0.424cm" svg:height="0.424cm" svg:x="25.589cm" svg:y="11.434cm" svg:viewBox="0 0 425 425" svg:d="M425 212c0 118-95 213-212 213s-213-95-213-213c0-117 96-212 213-212s212 95 212 212z">
          <text:p/>
        </draw:path>
        <draw:path draw:style-name="gr30" draw:text-style-name="P30" draw:layer="layout" svg:width="0.887cm" svg:height="0.409cm" svg:x="24.696cm" svg:y="11.732cm" svg:viewBox="0 0 888 410" svg:d="M79 0c-24 109-48 218-65 326-5 28-9 56-14 84 317-34 853-117 887-218 31-93-463-158-808-192z">
          <text:p/>
        </draw:path>
        <draw:path draw:style-name="gr30" draw:text-style-name="P30" draw:layer="layout" svg:width="0.457cm" svg:height="0.336cm" svg:x="25.426cm" svg:y="11.745cm" svg:viewBox="0 0 458 337" svg:d="M135 16c1 0 2 0 2 0l4-1c49-13 135-20 141-12 8 12-57 35-57 35l-56 40c73 8 283 31 278 45-6 18-195 10-195 10 0 0 213 60 206 81s-203-20-203-20c0 0 192 58 177 78-16 20-216-39-210-28 6 10 139 92 114 93s-148-43-148-43c-21 6-151-42-151-42-45-69-42-128-28-156 6-23 65-52 100-69 1 0 1 0 1 0 5-4 14-7 25-11z">
          <text:p/>
        </draw:path>
        <draw:path draw:style-name="gr8" draw:text-style-name="P8" draw:layer="layout" svg:width="0.9cm" svg:height="1.914cm" svg:x="23.997cm" svg:y="10.261cm" svg:viewBox="0 0 901 1915" svg:d="M238 0c0 0-114 62-114 212 0 151-194 1447-97 1553s803 150 803 150l71-441-354-62 301-1297z">
          <text:p/>
        </draw:path>
        <draw:polygon draw:style-name="gr9" draw:text-style-name="P9" draw:layer="layout" svg:width="0.353cm" svg:height="1.054cm" svg:x="24.553cm" svg:y="10.684cm" svg:viewBox="0 0 354 1055" draw:points="354,1055 0,980 207,0 75,932">
          <text:p/>
        </draw:polygon>
        <draw:path draw:style-name="gr9" draw:text-style-name="P9" draw:layer="layout" svg:width="0.194cm" svg:height="0.039cm" svg:x="24.438cm" svg:y="11.624cm" svg:viewBox="0 0 195 40" svg:d="M18 40c-10 0-18-7-18-17 0-9 8-19 17-19l160-4c10-1 18 8 18 18s-7 18-17 18z">
          <text:p/>
        </draw:path>
        <draw:path draw:style-name="gr30" draw:text-style-name="P30" draw:layer="layout" svg:width="0.898cm" svg:height="1.042cm" svg:x="24.621cm" svg:y="8.785cm" svg:viewBox="0 0 899 1043" svg:d="M873 369c-1-1-1-1-1-1-5-27-13-54-23-81-89-225-327-342-531-262-178 71-273 267-235 465-18-6-45-13-66 0-34 20-29 270 130 256 30 78 74 156 136 208 167 142 381 89 467 8 31-24 55-53 75-84 43-68 64-149 71-228 10-108-5-214-23-281z">
          <text:p/>
        </draw:path>
        <draw:path draw:style-name="gr32" draw:text-style-name="P32" draw:layer="layout" svg:width="0.262cm" svg:height="0.262cm" svg:x="24.839cm" svg:y="9.39cm" svg:viewBox="0 0 263 263" svg:d="M262 141c-6 72-68 126-141 121-73-6-127-69-121-142 5-72 68-126 141-120 72 5 126 68 121 141z">
          <text:p/>
        </draw:path>
        <draw:path draw:style-name="gr32" draw:text-style-name="P32" draw:layer="layout" svg:width="0.115cm" svg:height="0.228cm" svg:x="25.401cm" svg:y="9.434cm" svg:viewBox="0 0 116 229" svg:d="M116 0c-7 79-28 160-72 229-29-26-47-67-43-109 4-63 53-112 115-120z">
          <text:p/>
        </draw:path>
        <draw:path draw:style-name="gr9" draw:text-style-name="P9" draw:layer="layout" svg:width="0.113cm" svg:height="0.183cm" svg:x="24.664cm" svg:y="9.301cm" svg:viewBox="0 0 114 184" svg:d="M15 92c-10-17-14-37-15-57 0-9 2-21 11-28s23-8 33-5c21 8 33 27 40 45 8 19 14 36 20 55 6 18 10 37 10 57 0 6-1 11-4 17-4 7-14 10-20 7-12-4-17-13-23-21-12-17-17-37-17-57 1-19 9-40 27-49-16 12-21 32-20 49 1 19 8 36 19 50 5 7 12 15 18 16 4 2 7-3 7-12-1-17-5-36-10-53-6-18-12-36-19-54-6-17-17-33-32-39-7-4-17-3-23 1-7 4-9 12-10 22-2 18 1 38 8 56z">
          <text:p/>
        </draw:path>
        <draw:path draw:style-name="gr22" draw:text-style-name="P22" draw:layer="layout" svg:width="0.024cm" svg:height="0.013cm" svg:x="25.228cm" svg:y="9.411cm" svg:viewBox="0 0 25 14" svg:d="M0 7c0 4 6 7 12 7 8 0 13-3 13-8 0-3-6-6-13-6s-12 3-12 7z">
          <text:p/>
        </draw:path>
        <draw:path draw:style-name="gr9" draw:text-style-name="P9" draw:layer="layout" svg:width="0.04cm" svg:height="0.131cm" svg:x="25.242cm" svg:y="9.327cm" svg:viewBox="0 0 41 132" svg:d="M14 0c3 12 7 25 11 38 4 12 8 23 13 35 4 13 6 29-3 41-7 12-22 20-35 18 12-3 23-12 28-22s4-22 0-33c-4-12-10-25-12-37-2-14-3-27-2-40z">
          <text:p/>
        </draw:path>
        <draw:path draw:style-name="gr9" draw:text-style-name="P9" draw:layer="layout" svg:width="0.018cm" svg:height="0.021cm" svg:x="25.199cm" svg:y="9.433cm" svg:viewBox="0 0 19 22" svg:d="M19 22c-6 0-10-4-14-7-3-4-6-7-5-15 6 1 11 5 14 8 3 4 5 7 5 14z">
          <text:p/>
        </draw:path>
        <draw:path draw:style-name="gr9" draw:text-style-name="P9" draw:layer="layout" svg:width="0.075cm" svg:height="0.012cm" svg:x="25.179cm" svg:y="9.572cm" svg:viewBox="0 0 76 13" svg:d="M0 0c25 6 49 6 76 5-12 7-26 9-39 8s-27-5-37-13z">
          <text:p/>
        </draw:path>
        <draw:path draw:style-name="gr31" draw:text-style-name="P31" draw:layer="layout" svg:width="0.139cm" svg:height="0.043cm" svg:x="25.151cm" svg:y="9.486cm" svg:viewBox="0 0 140 44" svg:d="M0 24c0 0 32-28 76-23 43 5 64 33 64 33 0 0-65 30-140-10z">
          <text:p/>
        </draw:path>
        <draw:path draw:style-name="gr9" draw:text-style-name="P9" draw:layer="layout" svg:width="0.205cm" svg:height="0.048cm" svg:x="25.12cm" svg:y="9.487cm" svg:viewBox="0 0 206 49" svg:d="M0 0c31 21 65 34 100 35 18 1 35 0 53-3 17-3 34-9 53-16-7 6-16 11-25 16-8 3-16 8-26 10-18 6-37 7-56 7-38-3-76-19-99-49z">
          <text:p/>
        </draw:path>
        <draw:path draw:style-name="gr9" draw:text-style-name="P9" draw:layer="layout" svg:width="0.051cm" svg:height="0.101cm" svg:x="25.315cm" svg:y="9.306cm" svg:viewBox="0 0 52 102" svg:d="M51 53c-2 28-15 50-29 49-15-1-24-25-22-53 2-29 16-50 30-49s23 25 21 53z">
          <text:p/>
        </draw:path>
        <draw:path draw:style-name="gr9" draw:text-style-name="P9" draw:layer="layout" svg:width="0.052cm" svg:height="0.043cm" svg:x="25.344cm" svg:y="9.297cm" svg:viewBox="0 0 53 44" svg:d="M0 9c0 0 36 4 53-9 0 0-8 39-40 44z">
          <text:p/>
        </draw:path>
        <draw:path draw:style-name="gr30" draw:text-style-name="P30" draw:layer="layout" svg:width="0.077cm" svg:height="0.021cm" svg:x="25.317cm" svg:y="9.391cm" svg:viewBox="0 0 78 22" svg:d="M6 22l-6-14c2-1 50-19 78 2l-9 12c-18-14-52-4-63 0z">
          <text:p/>
        </draw:path>
        <draw:path draw:style-name="gr9" draw:text-style-name="P9" draw:layer="layout" svg:width="0.154cm" svg:height="0.086cm" svg:x="25.316cm" svg:y="9.201cm" svg:viewBox="0 0 155 87" svg:d="M1 20c12-18 30-21 45-20 16 1 32 5 46 12 15 6 28 16 39 27s18 24 24 38c1 3 0 8-4 9-2 1-5 1-7-1h-1c-10-9-20-17-31-24-10-7-22-10-33-14-11-3-22-5-34-5s-23 1-39-9l-2-1c-4-2-5-8-3-12z">
          <text:p/>
        </draw:path>
        <draw:path draw:style-name="gr9" draw:text-style-name="P9" draw:layer="layout" svg:width="0.028cm" svg:height="0.035cm" svg:x="25.311cm" svg:y="9.201cm" svg:viewBox="0 0 29 36" svg:d="M3 0c6 7 9 14 14 19l5 7c2 3 4 5 7 9-8 4-20-1-25-9-5-7-6-18-1-26z">
          <text:p/>
        </draw:path>
        <draw:path draw:style-name="gr9" draw:text-style-name="P9" draw:layer="layout" svg:width="0.051cm" svg:height="0.102cm" svg:x="25.102cm" svg:y="9.289cm" svg:viewBox="0 0 52 103" svg:d="M0 50c-2 28 8 52 21 53 15 1 28-21 30-49 2-29-7-53-21-54-15-1-27 21-30 50z">
          <text:p/>
        </draw:path>
        <draw:path draw:style-name="gr9" draw:text-style-name="P9" draw:layer="layout" svg:width="0.05cm" svg:height="0.048cm" svg:x="25.081cm" svg:y="9.273cm" svg:viewBox="0 0 51 49" svg:d="M51 17c0 0-36-1-51-17 0 0 2 40 33 49z">
          <text:p/>
        </draw:path>
        <draw:path draw:style-name="gr30" draw:text-style-name="P30" draw:layer="layout" svg:width="0.075cm" svg:height="0.028cm" svg:x="25.068cm" svg:y="9.371cm" svg:viewBox="0 0 76 29" svg:d="M69 29c0 0-38-23-63-11l-6-12c31-17 74 9 76 10z">
          <text:p/>
        </draw:path>
        <draw:path draw:style-name="gr9" draw:text-style-name="P9" draw:layer="layout" svg:width="0.162cm" svg:height="0.07cm" svg:x="25.01cm" svg:y="9.183cm" svg:viewBox="0 0 163 71" svg:d="M155 39c-16 7-27 5-39 3-11-1-23-1-35 0-11 2-23 4-34 9-12 5-24 11-35 18l-1 1c-4 2-8 1-10-3-1-2-1-5 0-7 8-13 17-25 31-34 12-9 26-18 42-22 15-4 31-5 47-3 16 1 32 6 41 25 2 5 0 10-5 12z">
          <text:p/>
        </draw:path>
        <draw:path draw:style-name="gr9" draw:text-style-name="P9" draw:layer="layout" svg:width="0.031cm" svg:height="0.032cm" svg:x="25.147cm" svg:y="9.191cm" svg:viewBox="0 0 32 33" svg:d="M31 0c-7 6-12 11-16 15l-7 7c-2 2-5 4-8 8 7 6 20 2 26-5 6-8 8-17 5-25z">
          <text:p/>
        </draw:path>
        <draw:path draw:style-name="gr9" draw:text-style-name="P9" draw:layer="layout" svg:width="1.319cm" svg:height="1.179cm" svg:x="24.432cm" svg:y="8.747cm" svg:viewBox="0 0 1320 1180" svg:d="M1262 734c-55-93-178-173-161-280 15-89 22-185-17-266-33-69-97-121-168-149-71-29-149-37-225-39-85-1-172 6-251 38-98 40-224 110-218 216 3 36-15 71-38 99-23 29-52 52-76 79-85 91-124 223-102 346 21 123 103 234 214 291 26 14 54 4 84 4 37 0 75 6 111 15 9-46 12-90 14-116 1-9 1-16 1-20v-1c-41-47-72-107-95-166-158 14-163-237-129-257 18-11 39-8 56-2 59 60 132 158 132 158l-2-119c97-55 108-225 108-225 0 0 31 154 51 179 0 0 423 24 531 2 6 51 7 109 2 167-7 79-28 160-71 228-20 31-44 60-75 84-27 26-68 48-115 63 0 16 0 34 1 53 1 10 1 21 2 32v1c1 7 2 15 3 22 148 16 296 13 442-23 68-127 65-290-9-414z">
          <text:p/>
        </draw:path>
        <draw:path draw:style-name="gr9" draw:text-style-name="P9" draw:layer="layout" svg:width="1.197cm" svg:height="0.523cm" svg:x="24.495cm" svg:y="8.97cm" svg:viewBox="0 0 1198 524" svg:d="M1039 231c6-32 10-66 11-99-3-1-6-1-9-1-135-16-264-49-396-78-103-22-345-82-484-37-1 4-1 9-1 14 3 36-15 71-38 99-23 30-52 53-76 80-18 18-33 39-46 60 10 2 19 4 29 6 109 22 222 28 333 42 68-70 76-201 76-201 0 0 31 155 51 180 0 0 423 24 531 2 6 51 7 109 2 167-2 18-4 36-7 55 50 6 103 5 160-6 6-1 14-3 23-5-55-93-176-172-159-278z">
          <text:p/>
        </draw:path>
        <draw:polygon draw:style-name="gr1" draw:text-style-name="P1" draw:layer="layout" svg:width="1.545cm" svg:height="0.159cm" svg:x="22.345cm" svg:y="14.793cm" svg:viewBox="0 0 1546 160" draw:points="1546,160 0,160 0,0 1546,0">
          <text:p/>
        </draw:polygon>
        <draw:polygon draw:style-name="gr2" draw:text-style-name="P2" draw:layer="layout" svg:width="1.768cm" svg:height="3.274cm" svg:x="22.275cm" svg:y="11.582cm" svg:viewBox="0 0 1769 3275" draw:points="0,45 0,3275 1769,3275 1769,1443 1072,0">
          <text:p/>
        </draw:polygon>
        <draw:polygon draw:style-name="gr3" draw:text-style-name="P3" draw:layer="layout" svg:width="0.928cm" svg:height="3.274cm" svg:x="23.115cm" svg:y="11.582cm" svg:viewBox="0 0 929 3275" draw:points="929,1443 929,3275 693,3275 693,1443 0,10 232,0">
          <text:p/>
        </draw:polygon>
        <draw:path draw:style-name="gr2" draw:text-style-name="P2" draw:layer="layout" svg:width="1.763cm" svg:height="0.181cm" svg:x="22.273cm" svg:y="14.943cm" svg:viewBox="0 0 1764 182" svg:d="M1764 182h-1764v-182h1700c35 0 64 28 64 64z">
          <text:p/>
        </draw:path>
        <draw:path draw:style-name="gr3" draw:text-style-name="P3" draw:layer="layout" svg:width="0.373cm" svg:height="0.181cm" svg:x="23.663cm" svg:y="14.943cm" svg:viewBox="0 0 374 182" svg:d="M374 182h-374v-118c0-36 30-64 66-64h244c35 0 64 28 64 64z">
          <text:p/>
        </draw:path>
        <draw:polygon draw:style-name="gr2" draw:text-style-name="P2" draw:layer="layout" svg:width="1.244cm" svg:height="0.373cm" svg:x="22.237cm" svg:y="11.295cm" svg:viewBox="0 0 1245 374" draw:points="1245,374 0,374 0,0 1245,0">
          <text:p/>
        </draw:polygon>
        <draw:path draw:style-name="gr2" draw:text-style-name="P2" draw:layer="layout" svg:width="0.632cm" svg:height="0.527cm" svg:x="23.296cm" svg:y="11.199cm" svg:viewBox="0 0 633 528" svg:d="M568 528h-503c-36 0-65-29-65-66v-462h633v462c0 37-29 66-65 66z">
          <text:p/>
        </draw:path>
        <draw:polygon draw:style-name="gr23" draw:text-style-name="P23" draw:layer="layout" svg:width="0.636cm" svg:height="1.093cm" svg:x="23.296cm" svg:y="10.316cm" svg:viewBox="0 0 637 1094" draw:points="590,1094 48,1094 0,0 637,0">
          <text:p/>
        </draw:polygon>
        <draw:path draw:style-name="gr8" draw:text-style-name="P8" draw:layer="layout" svg:width="0.259cm" svg:height="0.565cm" svg:x="23.485cm" svg:y="10.561cm" svg:viewBox="0 0 260 566" svg:d="M260 283c0 156-58 283-130 283s-130-127-130-283 58-283 130-283 130 127 130 283z">
          <text:p/>
        </draw:path>
        <draw:polygon draw:style-name="gr8" draw:text-style-name="P8" draw:layer="layout" svg:width="0.72cm" svg:height="0.081cm" svg:x="23.259cm" svg:y="10.25cm" svg:viewBox="0 0 721 82" draw:points="721,82 0,82 0,0 721,0">
          <text:p/>
        </draw:polygon>
        <draw:polygon draw:style-name="gr8" draw:text-style-name="P8" draw:layer="layout" svg:width="0.367cm" svg:height="0.382cm" svg:x="23.303cm" svg:y="9.905cm" svg:viewBox="0 0 368 383" draw:points="307,383 259,155 0,59 23,0 314,108 368,370">
          <text:p/>
        </draw:polygon>
        <draw:polygon draw:style-name="gr1" draw:text-style-name="P1" draw:layer="layout" svg:width="1.545cm" svg:height="0.159cm" svg:x="22.347cm" svg:y="14.793cm" svg:viewBox="0 0 1546 160" draw:points="1546,160 0,160 0,0 1546,0">
          <text:p/>
        </draw:polygon>
        <draw:polygon draw:style-name="gr2" draw:text-style-name="P2" draw:layer="layout" svg:width="1.768cm" svg:height="3.274cm" svg:x="22.277cm" svg:y="11.582cm" svg:viewBox="0 0 1769 3275" draw:points="0,45 0,3275 1769,3275 1769,1443 1072,0">
          <text:p/>
        </draw:polygon>
        <draw:polygon draw:style-name="gr3" draw:text-style-name="P3" draw:layer="layout" svg:width="0.928cm" svg:height="3.274cm" svg:x="23.117cm" svg:y="11.582cm" svg:viewBox="0 0 929 3275" draw:points="929,1443 929,3275 693,3275 693,1443 0,10 232,0">
          <text:p/>
        </draw:polygon>
        <draw:path draw:style-name="gr2" draw:text-style-name="P2" draw:layer="layout" svg:width="1.764cm" svg:height="0.181cm" svg:x="22.274cm" svg:y="14.943cm" svg:viewBox="0 0 1765 182" svg:d="M1765 182h-1765v-182h1701c35 0 64 28 64 64z">
          <text:p/>
        </draw:path>
        <draw:path draw:style-name="gr3" draw:text-style-name="P3" draw:layer="layout" svg:width="0.373cm" svg:height="0.181cm" svg:x="23.665cm" svg:y="14.943cm" svg:viewBox="0 0 374 182" svg:d="M374 182h-374v-118c0-36 30-64 66-64h244c35 0 64 28 64 64z">
          <text:p/>
        </draw:path>
        <draw:polygon draw:style-name="gr2" draw:text-style-name="P2" draw:layer="layout" svg:width="1.244cm" svg:height="0.373cm" svg:x="22.239cm" svg:y="11.295cm" svg:viewBox="0 0 1245 374" draw:points="1245,374 0,374 0,0 1245,0">
          <text:p/>
        </draw:polygon>
        <draw:path draw:style-name="gr2" draw:text-style-name="P2" draw:layer="layout" svg:width="0.632cm" svg:height="0.527cm" svg:x="23.298cm" svg:y="11.199cm" svg:viewBox="0 0 633 528" svg:d="M567 528h-502c-36 0-65-29-65-66v-462h633v462c0 37-29 66-66 66z">
          <text:p/>
        </draw:path>
        <draw:path draw:style-name="gr5" draw:text-style-name="P5" draw:layer="layout" svg:width="1.258cm" svg:height="5.161cm" svg:x="18.953cm" svg:y="8.411cm" svg:viewBox="0 0 1259 5162" svg:d="M745 5162h514l-819-5162c-270 0-477 241-434 508z">
          <text:p/>
        </draw:path>
        <draw:path draw:style-name="gr5" draw:text-style-name="P5" draw:layer="layout" svg:width="2.563cm" svg:height="0.917cm" svg:x="21.834cm" svg:y="12.655cm" svg:viewBox="0 0 2564 918" svg:d="M2412 918h-2267l-145-918h2146c164 0 319 133 345 298l71 443c15 97-52 177-150 177z">
          <text:p/>
        </draw:path>
        <draw:path draw:style-name="gr6" draw:text-style-name="P6" draw:layer="layout" svg:width="0.681cm" svg:height="0.917cm" svg:x="23.716cm" svg:y="12.655cm" svg:viewBox="0 0 682 918" svg:d="M531 918h-265c98 0 166-79 149-177l-70-443c-26-165-180-298-345-298h264c166 0 320 133 346 298l70 443c15 98-51 177-149 177z">
          <text:p/>
        </draw:path>
        <draw:path draw:style-name="gr4" draw:text-style-name="P4" draw:layer="layout" svg:width="2.563cm" svg:height="0.917cm" svg:x="20.065cm" svg:y="12.655cm" svg:viewBox="0 0 2564 918" svg:d="M2413 918h-2268l-145-918h2268c98 0 190 79 205 177l89 564c16 97-51 177-149 177z">
          <text:p/>
        </draw:path>
        <draw:path draw:style-name="gr6" draw:text-style-name="P6" draw:layer="layout" svg:width="2.568cm" svg:height="1.206cm" svg:x="19.399cm" svg:y="8.217cm" svg:viewBox="0 0 2569 1207" svg:d="M2396 1207h-2242l-151-952c-21-133 82-255 217-255h1985c111 0 217 90 234 201l128 805c17 111-59 201-171 201z">
          <text:p/>
        </draw:path>
        <draw:path draw:style-name="gr6" draw:text-style-name="P6" draw:layer="layout" svg:width="0.647cm" svg:height="1.206cm" svg:x="21.32cm" svg:y="8.217cm" svg:viewBox="0 0 648 1207" svg:d="M476 1207h-285c111 0 188-90 170-201l-128-805c-18-111-122-201-233-201h284c112 0 217 90 234 201l128 805c17 111-59 201-170 201z">
          <text:p/>
        </draw:path>
        <draw:path draw:style-name="gr6" draw:text-style-name="P6" draw:layer="layout" svg:width="1.566cm" svg:height="1.197cm" svg:x="19.785cm" svg:y="8.217cm" svg:viewBox="0 0 1567 1198" svg:d="M1567 0c-152 159-290 896-332 1182l-2 16h-617l-2-16c-87-535-536-1088-614-1182h48c115 142 512 656 600 1161h553c20-128 147-926 319-1161z">
          <text:p/>
        </draw:path>
        <draw:path draw:style-name="gr6" draw:text-style-name="P6" draw:layer="layout" svg:width="2.915cm" svg:height="3.28cm" svg:x="19.55cm" svg:y="9.407cm" svg:viewBox="0 0 2916 3281" svg:d="M2634 3281h-2114l-520-3281h2112c183 0 356 149 385 332l415 2618c30 183-95 331-278 331z">
          <text:p/>
        </draw:path>
        <draw:path draw:style-name="gr6" draw:text-style-name="P6" draw:layer="layout" svg:width="2.003cm" svg:height="2.304cm" svg:x="20.051cm" svg:y="10.388cm" svg:viewBox="0 0 2004 2305" svg:d="M2004 2305l-318-2073c-20-128-141-232-269-232h-1035c-235 0-414 210-377 441l285 1864z">
          <text:p/>
        </draw:path>
        <draw:path draw:style-name="gr30" draw:text-style-name="P30" draw:layer="layout" svg:width="1.466cm" svg:height="3.228cm" svg:x="22.861cm" svg:y="12.532cm" svg:viewBox="0 0 1467 3229" svg:d="M1202 209c-30-23-79-43-131-57-68-44-151-96-242-152-264 213-536 414-829 586 325 122 550 203 550 203 0 0 70 22 174 33-30 183-54 383-54 547 1 406 341 1558 341 1558 0 0 101 383 191 287 91-97 101-228 101-228l162-2178c17-231-78-459-263-599z">
          <text:p/>
        </draw:path>
        <draw:path draw:style-name="gr9" draw:text-style-name="P9" draw:layer="layout" svg:width="0.967cm" svg:height="0.544cm" svg:x="23.067cm" svg:y="12.69cm" svg:viewBox="0 0 968 545" svg:d="M93 540c1 2 1 4 1 5-26-9-52-19-81-30 0-1 0-3 0-5 0 0 0-1-1-2-2-23-6-47-12-70l63-31 823-407c11 3 22 7 32 11 10 6 20 12 30 18 7 2 14 4 20 6l-887 439c6 22 10 44 12 66z">
          <text:p/>
        </draw:path>
        <draw:path draw:style-name="gr19" draw:text-style-name="P19" draw:layer="layout" svg:width="0.867cm" svg:height="0.347cm" svg:x="23.776cm" svg:y="15.44cm" svg:viewBox="0 0 868 348" svg:d="M112 53c0 0 68 124 115 119 46-4 88-90 86-110-3-20 46-57 72-62 27-4 69 58 69 58 17 6 286 183 286 183 0 0 73 24 95 37 22 14 33 70 33 70h-863c-22-72 31-156 31-182 0-27 63-108 63-108z">
          <text:p/>
        </draw:path>
        <draw:polygon draw:style-name="gr9" draw:text-style-name="P9" draw:layer="layout" svg:width="0.884cm" svg:height="0.044cm" svg:x="23.766cm" svg:y="15.767cm" svg:viewBox="0 0 885 45" draw:points="885,45 0,45 0,0 885,0">
          <text:p/>
        </draw:polygon>
        <draw:path draw:style-name="gr9" draw:text-style-name="P9" draw:layer="layout" svg:width="0.088cm" svg:height="0.066cm" svg:x="24.178cm" svg:y="15.5cm" svg:viewBox="0 0 89 67" svg:d="M9 67c-2 0-4 0-5-2-4-2-5-8-2-12 1-1 26-39 76-53 5-1 10 2 11 6 1 5-2 10-6 11-44 12-67 46-67 46-2 3-4 4-7 4z">
          <text:p/>
        </draw:path>
        <draw:path draw:style-name="gr9" draw:text-style-name="P9" draw:layer="layout" svg:width="0.082cm" svg:height="0.065cm" svg:x="24.238cm" svg:y="15.533cm" svg:viewBox="0 0 83 66" svg:d="M9 66c-2 0-3-1-5-2-4-3-5-8-2-12 1-2 25-36 70-51 4-2 9 1 11 5 1 5-1 10-6 12-38 13-60 44-61 44-1 2-4 4-7 4z">
          <text:p/>
        </draw:path>
        <draw:path draw:style-name="gr9" draw:text-style-name="P9" draw:layer="layout" svg:width="0.076cm" svg:height="0.062cm" svg:x="24.299cm" svg:y="15.568cm" svg:viewBox="0 0 77 63" svg:d="M9 63c-1 0-3 0-5-1-4-3-5-9-2-13 1-1 23-31 62-48 5-2 10 1 12 6s0 10-5 12c-35 14-53 40-53 40-2 3-5 4-9 4z">
          <text:p/>
        </draw:path>
        <draw:path draw:style-name="gr9" draw:text-style-name="P9" draw:layer="layout" svg:width="0.067cm" svg:height="0.058cm" svg:x="24.359cm" svg:y="15.603cm" svg:viewBox="0 0 68 59" svg:d="M9 59c-2 0-4-1-5-2-4-2-5-8-3-12 1-1 19-28 54-44 4-2 10-1 12 4 2 4 0 10-4 12-30 15-47 38-47 38-2 3-5 4-7 4z">
          <text:p/>
        </draw:path>
        <draw:polygon draw:style-name="gr8" draw:text-style-name="P8" draw:layer="layout" svg:width="2.44cm" svg:height="1.77cm" svg:x="21.542cm" svg:y="11.434cm" svg:viewBox="0 0 2441 1771" draw:points="541,865 1370,1771 2441,1242 583,0 0,89">
          <text:p/>
        </draw:polygon>
        <draw:path draw:style-name="gr30" draw:text-style-name="P30" draw:layer="layout" svg:width="1.046cm" svg:height="2.893cm" svg:x="22.039cm" svg:y="12.747cm" svg:viewBox="0 0 1047 2894" svg:d="M791 0c-252 190-545 331-791 527 82 31 130 48 130 48 0 0 70 22 175 33-30 183-55 383-55 547 1 406 342 1557 342 1557 0 0 6 23 17 57l-34 14c0 0-14 29-30 68 58 44 182 46 240 42 74-6 155-24 231-55-47-27-93-54-131-77l160-2167c17-228-75-453-254-594z">
          <text:p/>
        </draw:path>
        <draw:path draw:style-name="gr9" draw:text-style-name="P9" draw:layer="layout" svg:width="0.751cm" svg:height="0.448cm" svg:x="22.276cm" svg:y="12.944cm" svg:viewBox="0 0 752 449" svg:d="M62 449c2-13 4-25 6-38-25-3-48-6-68-9 170-101 519-305 722-402 11 20 21 41 30 62-208 102-532 293-690 387z">
          <text:p/>
        </draw:path>
        <draw:path draw:style-name="gr19" draw:text-style-name="P19" draw:layer="layout" svg:width="0.867cm" svg:height="0.347cm" svg:x="22.534cm" svg:y="15.44cm" svg:viewBox="0 0 868 348" svg:d="M111 53c0 0 68 124 114 119 47-4 88-90 86-110s47-57 73-62c26-4 69 58 69 58 18 6 287 183 287 183 0 0 73 24 95 37 22 14 33 70 33 70h-863c-22-72 31-156 31-182 0-27 61-108 61-108z">
          <text:p/>
        </draw:path>
        <draw:polygon draw:style-name="gr9" draw:text-style-name="P9" draw:layer="layout" svg:width="0.884cm" svg:height="0.044cm" svg:x="22.524cm" svg:y="15.767cm" svg:viewBox="0 0 885 45" draw:points="885,45 0,45 0,0 885,0">
          <text:p/>
        </draw:polygon>
        <draw:path draw:style-name="gr9" draw:text-style-name="P9" draw:layer="layout" svg:width="0.089cm" svg:height="0.066cm" svg:x="22.937cm" svg:y="15.5cm" svg:viewBox="0 0 90 67" svg:d="M9 67c-1 0-3 0-5-2-4-2-5-8-2-12 1-1 27-39 77-53 4-1 9 2 11 6 1 5-2 10-7 11-43 12-66 46-66 46-2 3-5 4-8 4z">
          <text:p/>
        </draw:path>
        <draw:path draw:style-name="gr9" draw:text-style-name="P9" draw:layer="layout" svg:width="0.082cm" svg:height="0.065cm" svg:x="22.997cm" svg:y="15.533cm" svg:viewBox="0 0 83 66" svg:d="M9 66c-2 0-4-1-5-2-4-3-5-8-3-12 1-2 25-36 70-51 5-2 10 1 11 5 2 5 0 10-5 12-40 13-61 44-61 44-2 2-4 4-7 4z">
          <text:p/>
        </draw:path>
        <draw:path draw:style-name="gr9" draw:text-style-name="P9" draw:layer="layout" svg:width="0.075cm" svg:height="0.062cm" svg:x="23.057cm" svg:y="15.568cm" svg:viewBox="0 0 76 63" svg:d="M9 63c-2 0-3 0-5-1-4-3-5-9-2-13 1-1 21-31 61-48 4-2 11 1 13 6 1 5-1 10-5 12-36 14-55 40-55 40-1 3-4 4-7 4z">
          <text:p/>
        </draw:path>
        <draw:path draw:style-name="gr9" draw:text-style-name="P9" draw:layer="layout" svg:width="0.068cm" svg:height="0.058cm" svg:x="23.117cm" svg:y="15.603cm" svg:viewBox="0 0 69 59" svg:d="M9 59c-1 0-3-1-5-2-4-2-5-8-2-12 1-1 20-28 54-44 4-2 9-1 12 4 2 4 0 10-5 12-29 15-45 38-45 38-3 3-6 4-9 4z">
          <text:p/>
        </draw:path>
        <draw:path draw:style-name="gr8" draw:text-style-name="P8" draw:layer="layout" svg:width="2.87cm" svg:height="1.97cm" svg:x="20.237cm" svg:y="11.434cm" svg:viewBox="0 0 2871 1971" svg:d="M142 6c0 0-335 894 24 1199l1776 766c0 0 741-447 929-506l-852-577-129-888z">
          <text:p/>
        </draw:path>
        <draw:path draw:style-name="gr9" draw:text-style-name="P9" draw:layer="layout" svg:width="1.129cm" svg:height="0.967cm" svg:x="21.982cm" svg:y="11.932cm" svg:viewBox="0 0 1130 968" svg:d="M1130 968l-1130-745c0 0 151-235 151-222 0 14-9 218-9 218z">
          <text:p/>
        </draw:path>
        <draw:path draw:style-name="gr9" draw:text-style-name="P9" draw:layer="layout" svg:width="1.844cm" svg:height="1.843cm" svg:x="20.447cm" svg:y="11.491cm" svg:viewBox="0 0 1845 1844" svg:d="M1827 1844c-3 0-6-1-9-3-177-101-1736-991-1803-1150-68-164 115-659 123-680 4-9 14-14 23-10 9 3 14 13 10 22-2 5-186 504-123 654 46 113 1095 740 1788 1134 8 5 11 15 6 24-3 6-9 9-15 9z">
          <text:p/>
        </draw:path>
        <draw:path draw:style-name="gr9" draw:text-style-name="P9" draw:layer="layout" svg:width="1.831cm" svg:height="1.804cm" svg:x="20.539cm" svg:y="11.487cm" svg:viewBox="0 0 1832 1805" svg:d="M1815 1805c-3 0-6-1-9-3-177-107-1738-1049-1792-1125-55-78 73-567 99-664 2-9 12-15 21-12 10 2 15 12 13 21-59 220-139 585-104 635 40 54 1088 696 1781 1115 9 5 11 16 6 24-3 6-9 9-15 9z">
          <text:p/>
        </draw:path>
        <draw:path draw:style-name="gr30" draw:text-style-name="P30" draw:layer="layout" svg:width="0.972cm" svg:height="1.111cm" svg:x="20.672cm" svg:y="7.282cm" svg:viewBox="0 0 973 1112" svg:d="M973 640c-3-117-33-229-62-298v-1c-10-28-21-56-36-83-124-229-394-323-602-211-182 98-257 321-192 528-19-5-49-8-70 8-33 26 4 294 172 258 44 79 100 157 173 205 197 129 420 46 502-53 29-30 51-64 68-100 37-78 49-167 47-253z">
          <text:p/>
        </draw:path>
        <draw:path draw:style-name="gr32" draw:text-style-name="P32" draw:layer="layout" svg:width="0.282cm" svg:height="0.282cm" svg:x="20.93cm" svg:y="7.945cm" svg:viewBox="0 0 283 283" svg:d="M283 136c4 78-57 144-134 147-79 4-145-57-149-134-3-79 57-145 136-149 78-3 144 57 147 136z">
          <text:p/>
        </draw:path>
        <draw:path draw:style-name="gr32" draw:text-style-name="P32" draw:layer="layout" svg:width="0.107cm" svg:height="0.253cm" svg:x="21.537cm" svg:y="7.922cm" svg:viewBox="0 0 108 254" svg:d="M108 0c2 87-10 176-47 254-34-24-59-64-61-109-3-69 44-128 108-145z">
          <text:p/>
        </draw:path>
        <draw:path draw:style-name="gr9" draw:text-style-name="P9" draw:layer="layout" svg:width="0.138cm" svg:height="0.188cm" svg:x="20.719cm" svg:y="7.887cm" svg:viewBox="0 0 139 189" svg:d="M24 99c-13-16-20-36-23-58-2-9-2-23 8-32 9-9 22-11 34-8 24 4 39 24 49 42 10 19 19 37 28 56s15 39 18 60c1 6 1 12-2 19s-13 12-20 10c-14-3-21-12-28-20-14-16-23-37-25-58-1-21 5-45 23-56-16 14-19 36-15 55 3 19 12 37 26 51 6 7 15 14 21 15 5 1 8-4 6-14-3-19-9-38-18-56-8-18-17-37-26-54-9-19-22-34-40-39-9-3-18-1-25 4-6 5-7 15-7 25 1 21 6 40 16 58z">
          <text:p/>
        </draw:path>
        <draw:path draw:style-name="gr22" draw:text-style-name="P22" draw:layer="layout" svg:width="0.025cm" svg:height="0.015cm" svg:x="21.334cm" svg:y="7.933cm" svg:viewBox="0 0 26 16" svg:d="M0 10c0 5 7 7 14 6 7-2 12-6 12-10-1-3-7-7-14-5-7 1-13 5-12 9z">
          <text:p/>
        </draw:path>
        <draw:path draw:style-name="gr9" draw:text-style-name="P9" draw:layer="layout" svg:width="0.04cm" svg:height="0.143cm" svg:x="21.352cm" svg:y="7.841cm" svg:viewBox="0 0 41 144" svg:d="M0 0c5 13 10 26 15 39 6 13 12 24 20 37 6 12 10 30 2 44-6 13-21 23-35 24 13-5 22-16 26-28 5-11 2-24-5-35-5-12-12-25-16-39-4-13-7-28-7-42z">
          <text:p/>
        </draw:path>
        <draw:path draw:style-name="gr9" draw:text-style-name="P9" draw:layer="layout" svg:width="0.023cm" svg:height="0.019cm" svg:x="21.304cm" svg:y="7.963cm" svg:viewBox="0 0 24 20" svg:d="M24 20c-7 1-11-2-15-5-4-5-8-9-9-15 9 0 12 2 16 5 4 4 7 7 8 15z">
          <text:p/>
        </draw:path>
        <draw:path draw:style-name="gr9" draw:text-style-name="P9" draw:layer="layout" svg:width="0.081cm" svg:height="0.012cm" svg:x="21.301cm" svg:y="8.11cm" svg:viewBox="0 0 82 13" svg:d="M0 3c28 5 55 1 82-3-6 3-12 6-19 9-7 2-14 3-22 4-14 0-29-1-41-10z">
          <text:p/>
        </draw:path>
        <draw:path draw:style-name="gr9" draw:text-style-name="P9" draw:layer="layout" svg:width="0.222cm" svg:height="0.048cm" svg:x="21.227cm" svg:y="8.021cm" svg:viewBox="0 0 223 49" svg:d="M0 11c18 9 36 15 55 19 19 3 38 6 56 4 19-1 38-5 56-11 19-5 37-14 56-23-8 7-16 14-24 20-10 4-18 10-27 14-19 9-39 13-60 15-40 2-83-10-112-38z">
          <text:p/>
        </draw:path>
        <draw:path draw:style-name="gr9" draw:text-style-name="P9" draw:layer="layout" svg:width="0.053cm" svg:height="0.109cm" svg:x="21.419cm" svg:y="7.807cm" svg:viewBox="0 0 54 110" svg:d="M54 54c2 31-10 56-25 56-15 1-28-23-29-54-2-30 9-55 24-56 15 0 29 23 30 54z">
          <text:p/>
        </draw:path>
        <draw:path draw:style-name="gr30" draw:text-style-name="P30" draw:layer="layout" svg:width="0.082cm" svg:height="0.027cm" svg:x="21.427cm" svg:y="7.896cm" svg:viewBox="0 0 83 28" svg:d="M7 28l-7-13c2-1 49-27 83-9l-9 14c-21-12-55 2-67 8z">
          <text:p/>
        </draw:path>
        <draw:path draw:style-name="gr9" draw:text-style-name="P9" draw:layer="layout" svg:width="0.173cm" svg:height="0.078cm" svg:x="21.402cm" svg:y="7.693cm" svg:viewBox="0 0 174 79" svg:d="M1 26c12-20 29-25 46-26s34 1 51 6c33 9 60 33 75 62 2 4 1 8-3 10-3 2-6 1-8 0-13-8-24-16-37-21-12-7-24-10-37-12-12-2-25-2-37-1-13 2-25 4-43-4l-2-1c-5-3-7-8-5-13z">
          <text:p/>
        </draw:path>
        <draw:path draw:style-name="gr9" draw:text-style-name="P9" draw:layer="layout" svg:width="0.034cm" svg:height="0.036cm" svg:x="21.395cm" svg:y="7.699cm" svg:viewBox="0 0 35 37" svg:d="M2 0c9 8 13 13 17 18l7 8c2 2 5 4 9 8-8 6-21 2-27-6-7-8-10-17-6-28z">
          <text:p/>
        </draw:path>
        <draw:path draw:style-name="gr9" draw:text-style-name="P9" draw:layer="layout" svg:width="0.054cm" svg:height="0.11cm" svg:x="21.189cm" svg:y="7.817cm" svg:viewBox="0 0 55 111" svg:d="M0 56c1 31 15 55 30 55 15-1 26-26 25-57-2-30-15-54-30-54-15 1-27 26-25 56z">
          <text:p/>
        </draw:path>
        <draw:path draw:style-name="gr30" draw:text-style-name="P30" draw:layer="layout" svg:width="0.082cm" svg:height="0.024cm" svg:x="21.157cm" svg:y="7.909cm" svg:viewBox="0 0 83 25" svg:d="M77 25c-1 0-45-19-69-2l-8-14c30-21 81 0 83 2z">
          <text:p/>
        </draw:path>
        <draw:path draw:style-name="gr9" draw:text-style-name="P9" draw:layer="layout" svg:width="0.169cm" svg:height="0.088cm" svg:x="21.078cm" svg:y="7.705cm" svg:viewBox="0 0 170 89" svg:d="M163 35c-17 10-29 9-42 8-12 0-25 2-37 5s-24 7-36 14c-12 6-22 16-34 25-4 3-10 2-13-1-1-3-2-6 0-8 13-30 38-57 70-69 16-6 33-9 50-9 17-1 35 2 47 21 3 4 1 10-3 13z">
          <text:p/>
        </draw:path>
        <draw:path draw:style-name="gr9" draw:text-style-name="P9" draw:layer="layout" svg:width="0.031cm" svg:height="0.037cm" svg:x="21.221cm" svg:y="7.706cm" svg:viewBox="0 0 32 38" svg:d="M28 0c-7 7-10 13-14 18l-6 8c-2 3-5 5-8 10 9 5 21 0 26-9 7-8 8-18 2-27z">
          <text:p/>
        </draw:path>
        <draw:path draw:style-name="gr8" draw:text-style-name="P8" draw:layer="layout" svg:width="1.243cm" svg:height="1.296cm" svg:x="20.585cm" svg:y="7.219cm" svg:viewBox="0 0 1244 1297" svg:d="M1050 252c39-49 76-128 90-189-77 27-161 18-240 0-80-18-157-46-237-57-111-16-227 2-326 55-98 54-184 146-219 252-44 9-79 45-97 87-18 41-21 87-21 132 2 57 8 113 19 168 14 66 35 131 44 198s3 138-32 195c51 0 114-12 153-44 42 76 55 164 36 248 22 0 54-15 70-31 12-13 24-26 36-38 17-82 28-157 33-193-35-39-65-85-89-131-168 36-205-232-172-258 21-16 50-13 69-8 0-1 0-1 0-2 58 72 138 169 138 169l44-9-6-109c106-97 71-255 71-255 0 0 427 198 627 123 6 26 10 53 13 81 24-32 44-66 64-100 45-73 114-164 126-248-65 20-145 12-194-36z">
          <text:p/>
        </draw:path>
        <draw:path draw:style-name="gr30" draw:text-style-name="P30" draw:layer="layout" svg:width="2.377cm" svg:height="1.197cm" svg:x="19.986cm" svg:y="8.232cm" svg:viewBox="0 0 2378 1198" svg:d="M1985 676c-356-110-440-195-440-195-106-97-137-355-137-355l-220 24-228-150c0 0-45 392-137 503 0 0-90 122-468 271-381 148-355 424-355 424l455-29 1478-85 445-27c0 0-53-274-393-381z">
          <text:p/>
        </draw:path>
        <draw:path draw:style-name="gr31" draw:text-style-name="P31" draw:layer="layout" svg:width="0.471cm" svg:height="0.224cm" svg:x="20.941cm" svg:y="8.254cm" svg:viewBox="0 0 472 225" svg:d="M472 206c-100 31-225 29-341-47-51-34-95-83-131-136 1-9 2-17 3-23 25 28 53 53 84 73 127 84 264 79 368 39 2 14 7 49 17 94z">
          <text:p/>
        </draw:path>
        <draw:path draw:style-name="gr10" draw:text-style-name="P10" draw:layer="layout" svg:width="3.056cm" svg:height="2.829cm" svg:x="19.79cm" svg:y="8.682cm" svg:viewBox="0 0 3057 2830" svg:d="M2414 1734l-71 918c0 0 35 92 18 136 0 0-1037 89-1782 9 0 0-17-83 0-114 1-3 1-15-1-36-1-10-2-22-3-36-6-55-17-141-31-247-2-12-3-23-5-36-30-227-72-536-113-837-2-14-4-28-6-42-4-31-8-61-12-92l-51 8-35 6-295 50-27 5c0 0 0-179 38-390 16-84 38-173 68-258 4-12 8-23 13-35 26-66 57-129 95-183 7-10 15-20 23-30 20-26 43-50 68-71 14-38 95-82 184-123 10-5 21-10 32-16 77-35 154-67 190-90 7-4 14-9 22-14 10-6 19-12 30-19 84-51 187-113 187-113 0 0 4-39 74-39 0 0 168 322 375 304s331-349 331-349c0 0 97 22 115 67 0 0 137 43 287 106 12 5 23 10 34 14 68 30 138 63 197 98 11 7 22 13 32 20 59 37 104 77 120 115 13 17 74 122 150 256 5 10 11 21 17 31 40 70 83 146 125 221 6 10 11 20 17 31 122 217 233 418 233 418z">
          <text:p/>
        </draw:path>
        <draw:path draw:style-name="gr10" draw:text-style-name="P10" draw:layer="layout" svg:width="0.295cm" svg:height="0.242cm" svg:x="21.889cm" svg:y="8.855cm" svg:viewBox="0 0 296 243" svg:d="M264 112c-9 53-56 96-113 96-63 0-114-53-114-116 0-30 11-57 30-78-11-4-22-9-34-14-21 25-33 57-33 92 0 83 69 151 151 151 69 0 127-48 145-111-10-7-21-14-32-20z">
          <text:p/>
        </draw:path>
        <draw:path draw:style-name="gr10" draw:text-style-name="P10" draw:layer="layout" svg:width="0.256cm" svg:height="0.312cm" svg:x="22.357cm" svg:y="9.358cm" svg:viewBox="0 0 257 313" svg:d="M240 253c-22 16-48 25-76 25-70 0-129-58-129-128 0-54 34-100 80-119-6-10-12-21-17-31-58 25-98 83-98 150 0 90 74 163 164 163 35 0 66-11 93-29-6-11-11-21-17-31z">
          <text:p/>
        </draw:path>
        <draw:path draw:style-name="gr10" draw:text-style-name="P10" draw:layer="layout" svg:width="0.211cm" svg:height="0.212cm" svg:x="21.775cm" svg:y="9.564cm" svg:viewBox="0 0 212 213" svg:d="M107 37c-39 0-72 31-72 70s33 71 72 71c38 0 70-32 70-71s-32-70-70-70zM107 213c-60 0-107-47-107-106 0-58 47-107 107-107 58 0 105 49 105 107 0 59-47 106-105 106z">
          <text:p/>
        </draw:path>
        <draw:path draw:style-name="gr10" draw:text-style-name="P10" draw:layer="layout" svg:width="0.212cm" svg:height="0.212cm" svg:x="22.233cm" svg:y="9.961cm" svg:viewBox="0 0 213 213" svg:d="M107 36c-39 0-70 32-70 71s31 71 70 71 71-32 71-71-32-71-71-71zM107 213c-58 0-107-48-107-106 0-59 49-107 107-107 59 0 106 48 106 107 0 58-47 106-106 106z">
          <text:p/>
        </draw:path>
        <draw:path draw:style-name="gr10" draw:text-style-name="P10" draw:layer="layout" svg:width="0.222cm" svg:height="0.273cm" svg:x="19.895cm" svg:y="9.212cm" svg:viewBox="0 0 223 274" svg:d="M132 0c-8 10-16 20-23 30 45 12 78 53 78 102 0 58-47 107-106 107-26 0-49-9-68-25-5 12-9 23-13 35 23 16 51 25 81 25 79 0 142-63 142-142 0-60-38-112-91-132z">
          <text:p/>
        </draw:path>
        <draw:path draw:style-name="gr10" draw:text-style-name="P10" draw:layer="layout" svg:width="0.297cm" svg:height="0.236cm" svg:x="20.278cm" svg:y="8.879cm" svg:viewBox="0 0 298 237" svg:d="M275 0c-11 7-20 13-30 19 12 18 18 40 18 62 0 66-53 120-119 120-51 0-95-32-112-78-11 6-22 11-32 16 22 57 79 98 144 98 85 0 154-70 154-156 0-29-8-57-23-81z">
          <text:p/>
        </draw:path>
        <draw:path draw:style-name="gr10" draw:text-style-name="P10" draw:layer="layout" svg:width="0.326cm" svg:height="0.327cm" svg:x="20.108cm" svg:y="9.855cm" svg:viewBox="0 0 327 328" svg:d="M163 0c-90 0-163 74-163 165 0 11 1 22 3 33l35-6c-2-9-3-18-3-27 0-71 58-129 128-129s129 58 129 129c0 70-59 127-129 127-23 0-44-5-62-16 2 14 4 28 6 42 17 6 36 10 56 10 90 0 164-74 164-163 0-91-74-165-164-165z">
          <text:p/>
        </draw:path>
        <draw:path draw:style-name="gr10" draw:text-style-name="P10" draw:layer="layout" svg:width="0.212cm" svg:height="0.326cm" svg:x="20.328cm" svg:y="11.002cm" svg:viewBox="0 0 213 327" svg:d="M50 0c-18 0-35 2-50 7 2 13 3 24 5 36 14-5 28-8 45-8 70 0 128 58 128 128 0 72-58 129-128 129-5 0-9 0-13-1 1 14 2 26 3 36 3 0 6 0 10 0 90 0 163-73 163-164 0-90-73-163-163-163z">
          <text:p/>
        </draw:path>
        <draw:path draw:style-name="gr10" draw:text-style-name="P10" draw:layer="layout" svg:width="0.238cm" svg:height="0.238cm" svg:x="21.325cm" svg:y="9.547cm" svg:viewBox="0 0 239 239" svg:d="M119 35c-46 0-84 38-84 85 0 46 38 84 84 84s84-38 84-84c0-47-38-85-84-85zM119 239c-66 0-119-54-119-119 0-67 53-120 119-120s120 53 120 120c0 65-54 119-120 119z">
          <text:p/>
        </draw:path>
        <draw:path draw:style-name="gr10" draw:text-style-name="P10" draw:layer="layout" svg:width="0.203cm" svg:height="0.202cm" svg:x="20.69cm" svg:y="11.073cm" svg:viewBox="0 0 204 203" svg:d="M102 35c-36 0-66 29-66 66s30 67 66 67c37 0 66-30 66-67s-29-66-66-66zM102 203c-56 0-102-45-102-102 0-56 46-101 102-101s102 45 102 101c0 57-46 102-102 102z">
          <text:p/>
        </draw:path>
        <draw:path draw:style-name="gr9" draw:text-style-name="P9" draw:layer="layout" svg:width="0.217cm" svg:height="0.288cm" svg:x="20.716cm" svg:y="8.777cm" svg:viewBox="0 0 218 289" svg:d="M201 289c-4 0-8-2-11-5-58-52-181-249-187-257-5-9-3-20 7-25 8-5 19-2 24 6 1 2 126 201 179 249 7 6 8 17 1 26-3 4-8 6-13 6z">
          <text:p/>
        </draw:path>
        <draw:path draw:style-name="gr9" draw:text-style-name="P9" draw:layer="layout" svg:width="0.335cm" svg:height="0.385cm" svg:x="21.313cm" svg:y="8.75cm" svg:viewBox="0 0 336 386" svg:d="M18 386c-6 0-11-2-15-7-5-9-3-20 5-25 2-2 228-159 294-342 3-9 13-14 23-11 9 3 14 13 10 23-69 194-298 353-307 359-3 2-7 3-10 3z">
          <text:p/>
        </draw:path>
        <draw:path draw:style-name="gr9" draw:text-style-name="P9" draw:layer="layout" svg:width="0.441cm" svg:height="0.743cm" svg:x="21.698cm" svg:y="9.7cm" svg:viewBox="0 0 442 744" svg:d="M424 744c-7 0-12-3-16-8l-406-710c-5-8-2-19 6-24s19-2 24 7l407 709c5 8 2 19-7 24-2 2-5 2-8 2z">
          <text:p/>
        </draw:path>
        <draw:path draw:style-name="gr9" draw:text-style-name="P9" draw:layer="layout" svg:width="0.044cm" svg:height="0.847cm" svg:x="20.514cm" svg:y="10.64cm" svg:viewBox="0 0 45 848" svg:d="M27 848c-9 0-18-7-19-17-8-189-8-807-8-813 0-10 7-18 18-18 10 0 18 8 18 18 0 6 0 624 9 812 0 9-7 18-17 18z">
          <text:p/>
        </draw:path>
        <draw:path draw:style-name="gr30" draw:text-style-name="P30" draw:layer="layout" svg:width="1.561cm" svg:height="2.08cm" svg:x="19.817cm" svg:y="8.645cm" svg:viewBox="0 0 1562 2081" svg:d="M1538 11c-139-139-878 1103-986 1279-15 24-26 52-36 81l-516 87c9 164 57 322 171 444 80 87 185 140 294 170 89 24 180 0 249-54 102-58 260-156 321-245 117-173 643-1623 503-1762z">
          <text:p/>
        </draw:path>
        <draw:path draw:style-name="gr31" draw:text-style-name="P31" draw:layer="layout" svg:width="0.103cm" svg:height="0.304cm" svg:x="21.405cm" svg:y="8.098cm" svg:viewBox="0 0 104 305" svg:d="M72 302c0 0 34-198 32-224-2-25-20-77-31-78-12-2-10 72-10 72l-63 233z">
          <text:p/>
        </draw:path>
        <draw:path draw:style-name="gr30" draw:text-style-name="P30" draw:layer="layout" svg:width="0.407cm" svg:height="0.722cm" svg:x="21.179cm" svg:y="8.091cm" svg:viewBox="0 0 408 723" svg:d="M0 686c0 0 156 68 213 20s167-313 173-365c6-53 37-324 14-340s-131 274-131 274c0 0-18 48-60 10 0 0-128 82-150 136-22 53-57 196-59 265z">
          <text:p/>
        </draw:path>
        <draw:path draw:style-name="gr30" draw:text-style-name="P30" draw:layer="layout" svg:width="0.159cm" svg:height="0.364cm" svg:x="21.238cm" svg:y="8.21cm" svg:viewBox="0 0 160 365" svg:d="M152 229c0 0-4-127 4-151 7-24 7-81-13-78s-145 256-143 317c3 61 97 46 97 46z">
          <text:p/>
        </draw:path>
        <draw:path draw:style-name="gr9" draw:text-style-name="P9" draw:layer="layout" svg:width="0.191cm" svg:height="0.288cm" svg:x="20.161cm" svg:y="9.994cm" svg:viewBox="0 0 192 289" svg:d="M17 289c-1 0-2 0-3-1-10-2-16-11-14-21 18-86 154-254 159-261 7-7 18-9 26-2 8 6 9 17 3 24-1 2-137 169-153 247-2 8-9 14-18 14z">
          <text:p/>
        </draw:path>
        <draw:path draw:style-name="gr19" draw:text-style-name="P19" draw:layer="layout" svg:width="1.322cm" svg:height="0.518cm" svg:x="20.769cm" svg:y="10.031cm" svg:viewBox="0 0 1323 519" svg:d="M1233 207c-3-5-6-10-10-14 10-16 15-34 13-54-4-51-49-90-100-86-50 5-88 50-84 101 1 7 2 13 4 19-12-4-25-6-38-5-2 0-3 1-5 1-9-46-51-80-99-76-9 1-19 4-27 7 0-2 0-5 0-7-4-52-49-90-100-85-39 3-71 31-81 68-3-1-6-1-9-1-9-46-51-79-98-75-51 4-89 48-85 100 2 17 8 33 18 46-14 4-25 10-35 18-17-31-52-52-90-49-24 2-45 14-60 30 1-4 1-9 1-13-5-51-49-90-100-85-51 4-89 49-84 100 1 13 4 25 10 36-8-2-16-3-25-2-50 4-88 49-84 100 1 13 5 26 12 37-47 8-81 50-77 98 5 51 49 89 100 85 33-3 60-23 74-50 18 17 43 27 70 25 21-2 39-11 53-23 19 26 50 43 84 40 20-1 38-10 52-22 18 31 51 50 88 47 40-3 72-31 82-68 18 24 48 38 80 35 42-3 75-34 83-73 0 0 1 0 2 0 22-2 40-11 55-24 5 1 11 2 17 2 10 44 50 76 97 72 30-3 55-19 70-42 19 22 48 35 79 32 45-3 80-39 84-83 18 15 42 23 67 21 51-4 89-48 85-99-4-47-43-83-89-84z">
          <text:p/>
        </draw:path>
        <draw:polygon draw:style-name="gr6" draw:text-style-name="P6" draw:layer="layout" svg:width="0.902cm" svg:height="1.419cm" svg:x="21.196cm" svg:y="10.373cm" svg:viewBox="0 0 903 1420" draw:points="821,1367 180,1420 0,74 903,0">
          <text:p/>
        </draw:polygon>
        <draw:polygon draw:style-name="gr8" draw:text-style-name="P8" draw:layer="layout" svg:width="0.172cm" svg:height="1.374cm" svg:x="21.926cm" svg:y="10.373cm" svg:viewBox="0 0 173 1375" draw:points="91,1367 0,1375 46,11 173,0">
          <text:p/>
        </draw:polygon>
        <draw:polygon draw:style-name="gr8" draw:text-style-name="P8" draw:layer="layout" svg:width="0.13cm" svg:height="1.367cm" svg:x="21.678cm" svg:y="10.397cm" svg:viewBox="0 0 131 1368" draw:points="131,1360 40,1368 0,11 128,0">
          <text:p/>
        </draw:polygon>
        <draw:polygon draw:style-name="gr8" draw:text-style-name="P8" draw:layer="layout" svg:width="0.215cm" svg:height="1.36cm" svg:x="21.385cm" svg:y="10.421cm" svg:viewBox="0 0 216 1361" draw:points="216,1353 126,1361 0,11 129,0">
          <text:p/>
        </draw:polygon>
        <draw:polygon draw:style-name="gr6" draw:text-style-name="P6" draw:layer="layout" svg:width="0.61cm" svg:height="1.37cm" svg:x="20.765cm" svg:y="10.447cm" svg:viewBox="0 0 611 1371" draw:points="611,1346 305,1371 0,36 432,0">
          <text:p/>
        </draw:polygon>
        <draw:polygon draw:style-name="gr8" draw:text-style-name="P8" draw:layer="layout" svg:width="0.307cm" svg:height="1.352cm" svg:x="21.068cm" svg:y="10.447cm" svg:viewBox="0 0 308 1353" draw:points="308,1346 218,1353 0,11 128,0">
          <text:p/>
        </draw:polygon>
        <draw:polygon draw:style-name="gr8" draw:text-style-name="P8" draw:layer="layout" svg:width="0.386cm" svg:height="1.345cm" svg:x="20.793cm" svg:y="10.47cm" svg:viewBox="0 0 387 1346" draw:points="387,1339 297,1346 0,11 127,0">
          <text:p/>
        </draw:polygon>
        <draw:path draw:style-name="gr19" draw:text-style-name="P19" draw:layer="layout" svg:width="0.52cm" svg:height="0.52cm" svg:x="21.411cm" svg:y="10.842cm" svg:viewBox="0 0 521 521" svg:d="M520 239c12 144-95 270-238 281-143 12-269-94-281-238s95-269 239-281c143-12 268 95 280 238z">
          <text:p/>
        </draw:path>
        <draw:path draw:style-name="gr30" draw:text-style-name="P30" draw:layer="layout" svg:width="2.163cm" svg:height="1.542cm" svg:x="21.08cm" svg:y="10.066cm" svg:viewBox="0 0 2164 1543" svg:d="M2116 1252c-1 2-3 3-5 5-8 6-18 11-29 14-39 18-79 32-117 38-145 21-900 140-1325 140-45 0-87-1-123-4-36 12-159 53-181 47 0 0-155 52-186 51-31-2 137-103 145-116s-244 58-263 32c-18-25 208-91 221-95-16 3-245 48-253 22-8-27 259-97 259-97 0 0-236 6-244-16-6-17 257-43 349-52l-70-51c0 0-81-30-71-45 9-10 115 0 177 17l5 1c0 0 1 1 3 1 14 5 25 10 31 14 0 1 0 1 1 1 24 11 57 28 83 45h1c218-130 595-283 887-389-127-125-248-272-361-425l704-390c117 228 230 466 307 676 101 272 142 494 55 576z">
          <text:p/>
        </draw:path>
        <draw:polygon draw:style-name="gr9" draw:text-style-name="P9" draw:layer="layout" svg:width="0.791cm" svg:height="0.503cm" svg:x="22.127cm" svg:y="10.067cm" svg:viewBox="0 0 792 504" draw:points="89,504 792,168 713,0 0,377">
          <text:p/>
        </draw:polygon>
        <draw:path draw:style-name="gr9" draw:text-style-name="P9" draw:layer="layout" svg:width="0.305cm" svg:height="0.106cm" svg:x="22.466cm" svg:y="10.79cm" svg:viewBox="0 0 306 107" svg:d="M17 107c-7 0-14-4-16-11-4-10 1-20 10-23 8-3 199-73 274-73 1 0 3 0 4 0 10 1 18 9 17 19 0 9-8 16-18 17-54-3-209 50-265 70-2 1-4 1-6 1z">
          <text:p/>
        </draw:path>
        <draw:polygon draw:style-name="gr1" draw:text-style-name="P1" draw:layer="layout" svg:width="1.544cm" svg:height="0.159cm" svg:x="19.39cm" svg:y="14.793cm" svg:viewBox="0 0 1545 160" draw:points="1545,160 0,160 0,0 1545,0">
          <text:p/>
        </draw:polygon>
        <draw:polygon draw:style-name="gr2" draw:text-style-name="P2" draw:layer="layout" svg:width="1.768cm" svg:height="3.274cm" svg:x="19.32cm" svg:y="11.582cm" svg:viewBox="0 0 1769 3275" draw:points="0,45 0,3275 1769,3275 1769,1443 1073,0">
          <text:p/>
        </draw:polygon>
        <draw:polygon draw:style-name="gr3" draw:text-style-name="P3" draw:layer="layout" svg:width="0.928cm" svg:height="3.274cm" svg:x="20.16cm" svg:y="11.582cm" svg:viewBox="0 0 929 3275" draw:points="929,1443 929,3275 691,3275 691,1443 0,10 232,0">
          <text:p/>
        </draw:polygon>
        <draw:path draw:style-name="gr2" draw:text-style-name="P2" draw:layer="layout" svg:width="1.764cm" svg:height="0.181cm" svg:x="19.317cm" svg:y="14.943cm" svg:viewBox="0 0 1765 182" svg:d="M1765 182h-1765v-182h1701c35 0 64 28 64 64z">
          <text:p/>
        </draw:path>
        <draw:path draw:style-name="gr3" draw:text-style-name="P3" draw:layer="layout" svg:width="0.373cm" svg:height="0.181cm" svg:x="20.708cm" svg:y="14.943cm" svg:viewBox="0 0 374 182" svg:d="M374 182h-374v-118c0-36 29-64 64-64h245c35 0 65 28 65 64z">
          <text:p/>
        </draw:path>
        <draw:polygon draw:style-name="gr2" draw:text-style-name="P2" draw:layer="layout" svg:width="1.246cm" svg:height="0.373cm" svg:x="19.281cm" svg:y="11.295cm" svg:viewBox="0 0 1247 374" draw:points="1247,374 0,374 0,0 1247,0">
          <text:p/>
        </draw:polygon>
        <draw:path draw:style-name="gr2" draw:text-style-name="P2" draw:layer="layout" svg:width="0.632cm" svg:height="0.527cm" svg:x="20.341cm" svg:y="11.199cm" svg:viewBox="0 0 633 528" svg:d="M567 528h-502c-36 0-65-29-65-66v-462h633v462c0 37-30 66-66 66z">
          <text:p/>
        </draw:path>
        <draw:polygon draw:style-name="gr1" draw:text-style-name="P1" draw:layer="layout" svg:width="1.544cm" svg:height="0.159cm" svg:x="19.392cm" svg:y="14.793cm" svg:viewBox="0 0 1545 160" draw:points="1545,160 0,160 0,0 1545,0">
          <text:p/>
        </draw:polygon>
        <draw:polygon draw:style-name="gr2" draw:text-style-name="P2" draw:layer="layout" svg:width="1.768cm" svg:height="3.274cm" svg:x="19.322cm" svg:y="11.582cm" svg:viewBox="0 0 1769 3275" draw:points="0,45 0,3275 1769,3275 1769,1443 1073,0">
          <text:p/>
        </draw:polygon>
        <draw:polygon draw:style-name="gr3" draw:text-style-name="P3" draw:layer="layout" svg:width="0.928cm" svg:height="3.274cm" svg:x="20.162cm" svg:y="11.582cm" svg:viewBox="0 0 929 3275" draw:points="929,1443 929,3275 691,3275 691,1443 0,10 232,0">
          <text:p/>
        </draw:polygon>
        <draw:path draw:style-name="gr2" draw:text-style-name="P2" draw:layer="layout" svg:width="1.764cm" svg:height="0.181cm" svg:x="19.319cm" svg:y="14.943cm" svg:viewBox="0 0 1765 182" svg:d="M1765 182h-1765v-182h1701c35 0 64 28 64 64z">
          <text:p/>
        </draw:path>
        <draw:path draw:style-name="gr3" draw:text-style-name="P3" draw:layer="layout" svg:width="0.373cm" svg:height="0.181cm" svg:x="20.71cm" svg:y="14.943cm" svg:viewBox="0 0 374 182" svg:d="M374 182h-374v-118c0-36 29-64 64-64h245c35 0 65 28 65 64z">
          <text:p/>
        </draw:path>
        <draw:polygon draw:style-name="gr2" draw:text-style-name="P2" draw:layer="layout" svg:width="1.245cm" svg:height="0.373cm" svg:x="19.283cm" svg:y="11.295cm" svg:viewBox="0 0 1246 374" draw:points="1246,374 0,374 0,0 1246,0">
          <text:p/>
        </draw:polygon>
        <draw:path draw:style-name="gr2" draw:text-style-name="P2" draw:layer="layout" svg:width="0.632cm" svg:height="0.527cm" svg:x="20.343cm" svg:y="11.199cm" svg:viewBox="0 0 633 528" svg:d="M567 528h-502c-36 0-65-29-65-66v-462h633v462c0 37-30 66-66 66z">
          <text:p/>
        </draw:path>
        <draw:path draw:style-name="gr5" draw:text-style-name="P5" draw:layer="layout" svg:width="1.258cm" svg:height="5.161cm" svg:x="15.997cm" svg:y="8.411cm" svg:viewBox="0 0 1259 5162" svg:d="M743 5162h516l-820-5162c-270 0-476 241-434 508z">
          <text:p/>
        </draw:path>
        <draw:path draw:style-name="gr5" draw:text-style-name="P5" draw:layer="layout" svg:width="2.564cm" svg:height="0.917cm" svg:x="18.878cm" svg:y="12.655cm" svg:viewBox="0 0 2565 918" svg:d="M2414 918h-2268l-146-918h2148c164 0 319 133 345 298l70 443c15 97-51 177-149 177z">
          <text:p/>
        </draw:path>
        <draw:path draw:style-name="gr6" draw:text-style-name="P6" draw:layer="layout" svg:width="0.681cm" svg:height="0.917cm" svg:x="20.761cm" svg:y="12.655cm" svg:viewBox="0 0 682 918" svg:d="M530 918h-264c98 0 165-79 149-177l-70-443c-26-165-180-298-345-298h264c164 0 318 133 344 298l72 443c15 98-53 177-150 177z">
          <text:p/>
        </draw:path>
        <draw:path draw:style-name="gr4" draw:text-style-name="P4" draw:layer="layout" svg:width="2.563cm" svg:height="0.917cm" svg:x="17.11cm" svg:y="12.655cm" svg:viewBox="0 0 2564 918" svg:d="M2413 918h-2268l-145-918h2268c98 0 189 79 205 177l89 564c15 97-51 177-149 177z">
          <text:p/>
        </draw:path>
        <draw:path draw:style-name="gr6" draw:text-style-name="P6" draw:layer="layout" svg:width="2.568cm" svg:height="1.206cm" svg:x="16.444cm" svg:y="8.217cm" svg:viewBox="0 0 2569 1207" svg:d="M2398 1207h-2244l-151-952c-21-133 83-255 218-255h1986c111 0 215 90 233 201l127 805c18 111-58 201-169 201z">
          <text:p/>
        </draw:path>
        <draw:path draw:style-name="gr6" draw:text-style-name="P6" draw:layer="layout" svg:width="0.647cm" svg:height="1.206cm" svg:x="18.365cm" svg:y="8.217cm" svg:viewBox="0 0 648 1207" svg:d="M476 1207h-284c111 0 187-90 169-201l-127-805c-18-111-122-201-234-201h285c111 0 215 90 233 201l127 805c18 111-58 201-169 201z">
          <text:p/>
        </draw:path>
        <draw:path draw:style-name="gr6" draw:text-style-name="P6" draw:layer="layout" svg:width="1.565cm" svg:height="1.197cm" svg:x="16.83cm" svg:y="8.217cm" svg:viewBox="0 0 1566 1198" svg:d="M1566 0c-151 159-288 896-330 1182l-2 16h-618l-2-16c-87-535-536-1088-614-1182h48c115 142 511 656 600 1161h554c19-128 146-926 317-1161z">
          <text:p/>
        </draw:path>
        <draw:path draw:style-name="gr6" draw:text-style-name="P6" draw:layer="layout" svg:width="2.915cm" svg:height="3.28cm" svg:x="16.595cm" svg:y="9.407cm" svg:viewBox="0 0 2916 3281" svg:d="M2633 3281h-2113l-520-3281h2112c183 0 356 149 385 332l415 2618c29 183-96 331-279 331z">
          <text:p/>
        </draw:path>
        <draw:path draw:style-name="gr6" draw:text-style-name="P6" draw:layer="layout" svg:width="2.003cm" svg:height="2.304cm" svg:x="17.096cm" svg:y="10.388cm" svg:viewBox="0 0 2004 2305" svg:d="M2004 2305l-319-2073c-21-128-141-232-270-232h-1034c-234 0-413 210-376 441l285 1864z">
          <text:p/>
        </draw:path>
        <draw:polygon draw:style-name="gr1" draw:text-style-name="P1" draw:layer="layout" svg:width="1.544cm" svg:height="0.159cm" svg:x="16.435cm" svg:y="14.793cm" svg:viewBox="0 0 1545 160" draw:points="1545,160 0,160 0,0 1545,0">
          <text:p/>
        </draw:polygon>
        <draw:polygon draw:style-name="gr2" draw:text-style-name="P2" draw:layer="layout" svg:width="1.768cm" svg:height="3.274cm" svg:x="16.364cm" svg:y="11.582cm" svg:viewBox="0 0 1769 3275" draw:points="0,45 0,3275 1769,3275 1769,1443 1074,0">
          <text:p/>
        </draw:polygon>
        <draw:polygon draw:style-name="gr3" draw:text-style-name="P3" draw:layer="layout" svg:width="0.927cm" svg:height="3.274cm" svg:x="17.205cm" svg:y="11.582cm" svg:viewBox="0 0 928 3275" draw:points="928,1443 928,3275 691,3275 691,1443 0,10 232,0">
          <text:p/>
        </draw:polygon>
        <draw:path draw:style-name="gr2" draw:text-style-name="P2" draw:layer="layout" svg:width="1.764cm" svg:height="0.181cm" svg:x="16.362cm" svg:y="14.943cm" svg:viewBox="0 0 1765 182" svg:d="M1765 182h-1765v-182h1700c36 0 65 28 65 64z">
          <text:p/>
        </draw:path>
        <draw:path draw:style-name="gr3" draw:text-style-name="P3" draw:layer="layout" svg:width="0.373cm" svg:height="0.181cm" svg:x="17.753cm" svg:y="14.943cm" svg:viewBox="0 0 374 182" svg:d="M374 182h-374v-118c0-36 28-64 64-64h244c37 0 66 28 66 64z">
          <text:p/>
        </draw:path>
        <draw:polygon draw:style-name="gr2" draw:text-style-name="P2" draw:layer="layout" svg:width="1.245cm" svg:height="0.373cm" svg:x="16.326cm" svg:y="11.295cm" svg:viewBox="0 0 1246 374" draw:points="1246,374 0,374 0,0 1246,0">
          <text:p/>
        </draw:polygon>
        <draw:path draw:style-name="gr2" draw:text-style-name="P2" draw:layer="layout" svg:width="0.631cm" svg:height="0.527cm" svg:x="17.386cm" svg:y="11.199cm" svg:viewBox="0 0 632 528" svg:d="M566 528h-501c-36 0-65-29-65-66v-462h632v462c0 37-29 66-66 66z">
          <text:p/>
        </draw:path>
        <draw:polygon draw:style-name="gr1" draw:text-style-name="P1" draw:layer="layout" svg:width="1.544cm" svg:height="0.159cm" svg:x="16.437cm" svg:y="14.793cm" svg:viewBox="0 0 1545 160" draw:points="1545,160 0,160 0,0 1545,0">
          <text:p/>
        </draw:polygon>
        <draw:polygon draw:style-name="gr2" draw:text-style-name="P2" draw:layer="layout" svg:width="1.768cm" svg:height="3.274cm" svg:x="16.366cm" svg:y="11.582cm" svg:viewBox="0 0 1769 3275" draw:points="0,45 0,3275 1769,3275 1769,1443 1074,0">
          <text:p/>
        </draw:polygon>
        <draw:polygon draw:style-name="gr3" draw:text-style-name="P3" draw:layer="layout" svg:width="0.927cm" svg:height="3.274cm" svg:x="17.207cm" svg:y="11.582cm" svg:viewBox="0 0 928 3275" draw:points="928,1443 928,3275 691,3275 691,1443 0,10 232,0">
          <text:p/>
        </draw:polygon>
        <draw:path draw:style-name="gr2" draw:text-style-name="P2" draw:layer="layout" svg:width="1.764cm" svg:height="0.181cm" svg:x="16.364cm" svg:y="14.943cm" svg:viewBox="0 0 1765 182" svg:d="M1765 182h-1765v-182h1700c36 0 65 28 65 64z">
          <text:p/>
        </draw:path>
        <draw:path draw:style-name="gr3" draw:text-style-name="P3" draw:layer="layout" svg:width="0.373cm" svg:height="0.181cm" svg:x="17.755cm" svg:y="14.943cm" svg:viewBox="0 0 374 182" svg:d="M374 182h-374v-118c0-36 28-64 64-64h244c37 0 66 28 66 64z">
          <text:p/>
        </draw:path>
        <draw:polygon draw:style-name="gr2" draw:text-style-name="P2" draw:layer="layout" svg:width="1.245cm" svg:height="0.373cm" svg:x="16.328cm" svg:y="11.295cm" svg:viewBox="0 0 1246 374" draw:points="1246,374 0,374 0,0 1246,0">
          <text:p/>
        </draw:polygon>
        <draw:path draw:style-name="gr2" draw:text-style-name="P2" draw:layer="layout" svg:width="0.631cm" svg:height="0.527cm" svg:x="17.388cm" svg:y="11.199cm" svg:viewBox="0 0 632 528" svg:d="M566 528h-501c-36 0-65-29-65-66v-462h632v462c0 37-29 66-66 66z">
          <text:p/>
        </draw:path>
        <draw:path draw:style-name="gr5" draw:text-style-name="P5" draw:layer="layout" svg:width="1.258cm" svg:height="5.161cm" svg:x="13.042cm" svg:y="8.411cm" svg:viewBox="0 0 1259 5162" svg:d="M744 5162h515l-819-5162c-270 0-477 241-435 508z">
          <text:p/>
        </draw:path>
        <draw:path draw:style-name="gr5" draw:text-style-name="P5" draw:layer="layout" svg:width="2.563cm" svg:height="0.917cm" svg:x="15.923cm" svg:y="12.655cm" svg:viewBox="0 0 2564 918" svg:d="M2414 918h-2269l-145-918h2148c164 0 318 133 344 298l70 443c16 97-51 177-148 177z">
          <text:p/>
        </draw:path>
        <draw:path draw:style-name="gr6" draw:text-style-name="P6" draw:layer="layout" svg:width="0.68cm" svg:height="0.917cm" svg:x="17.806cm" svg:y="12.655cm" svg:viewBox="0 0 681 918" svg:d="M531 918h-264c98 0 164-79 149-177l-70-443c-26-165-182-298-346-298h265c164 0 318 133 344 298l70 443c16 98-51 177-148 177z">
          <text:p/>
        </draw:path>
        <draw:path draw:style-name="gr4" draw:text-style-name="P4" draw:layer="layout" svg:width="2.564cm" svg:height="0.917cm" svg:x="14.154cm" svg:y="12.655cm" svg:viewBox="0 0 2565 918" svg:d="M2413 918h-2267l-146-918h2268c97 0 189 79 204 177l91 564c15 97-51 177-150 177z">
          <text:p/>
        </draw:path>
        <draw:path draw:style-name="gr6" draw:text-style-name="P6" draw:layer="layout" svg:width="2.568cm" svg:height="1.206cm" svg:x="13.489cm" svg:y="8.217cm" svg:viewBox="0 0 2569 1207" svg:d="M2398 1207h-2244l-151-952c-21-133 82-255 218-255h1986c111 0 215 90 233 201l127 805c18 111-58 201-169 201z">
          <text:p/>
        </draw:path>
        <draw:path draw:style-name="gr6" draw:text-style-name="P6" draw:layer="layout" svg:width="0.648cm" svg:height="1.206cm" svg:x="15.409cm" svg:y="8.217cm" svg:viewBox="0 0 649 1207" svg:d="M477 1207h-285c111 0 187-90 169-201l-127-805c-18-111-122-201-234-201h285c111 0 216 90 234 201l127 805c18 111-58 201-169 201z">
          <text:p/>
        </draw:path>
        <draw:path draw:style-name="gr6" draw:text-style-name="P6" draw:layer="layout" svg:width="1.566cm" svg:height="1.197cm" svg:x="13.874cm" svg:y="8.217cm" svg:viewBox="0 0 1567 1198" svg:d="M1567 0c-151 159-288 896-330 1182l-2 16h-618l-3-16c-87-535-536-1088-614-1182h48c116 142 512 656 600 1161h555c19-128 145-926 317-1161z">
          <text:p/>
        </draw:path>
        <draw:path draw:style-name="gr6" draw:text-style-name="P6" draw:layer="layout" svg:width="2.916cm" svg:height="3.28cm" svg:x="13.639cm" svg:y="9.407cm" svg:viewBox="0 0 2917 3281" svg:d="M2634 3281h-2113l-521-3281h2113c183 0 356 149 385 332l415 2618c29 183-96 331-279 331z">
          <text:p/>
        </draw:path>
        <draw:path draw:style-name="gr6" draw:text-style-name="P6" draw:layer="layout" svg:width="2.004cm" svg:height="2.304cm" svg:x="14.141cm" svg:y="10.388cm" svg:viewBox="0 0 2005 2305" svg:d="M2005 2305l-319-2073c-20-128-140-232-269-232h-1035c-234 0-413 210-377 441l286 1864z">
          <text:p/>
        </draw:path>
        <draw:polygon draw:style-name="gr1" draw:text-style-name="P1" draw:layer="layout" svg:width="1.545cm" svg:height="0.159cm" svg:x="13.479cm" svg:y="14.793cm" svg:viewBox="0 0 1546 160" draw:points="1546,160 0,160 0,0 1546,0">
          <text:p/>
        </draw:polygon>
        <draw:polygon draw:style-name="gr2" draw:text-style-name="P2" draw:layer="layout" svg:width="1.768cm" svg:height="3.274cm" svg:x="13.409cm" svg:y="11.582cm" svg:viewBox="0 0 1769 3275" draw:points="0,45 0,3275 1769,3275 1769,1443 1072,0">
          <text:p/>
        </draw:polygon>
        <draw:polygon draw:style-name="gr3" draw:text-style-name="P3" draw:layer="layout" svg:width="0.927cm" svg:height="3.274cm" svg:x="14.25cm" svg:y="11.582cm" svg:viewBox="0 0 928 3275" draw:points="928,1443 928,3275 692,3275 692,1443 0,10 232,0">
          <text:p/>
        </draw:polygon>
        <draw:path draw:style-name="gr2" draw:text-style-name="P2" draw:layer="layout" svg:width="1.764cm" svg:height="0.181cm" svg:x="13.407cm" svg:y="14.943cm" svg:viewBox="0 0 1765 182" svg:d="M1765 182h-1765v-182h1700c36 0 65 28 65 64z">
          <text:p/>
        </draw:path>
        <draw:path draw:style-name="gr3" draw:text-style-name="P3" draw:layer="layout" svg:width="0.374cm" svg:height="0.181cm" svg:x="14.797cm" svg:y="14.943cm" svg:viewBox="0 0 375 182" svg:d="M375 182h-375v-118c0-36 29-64 65-64h244c37 0 66 28 66 64z">
          <text:p/>
        </draw:path>
        <draw:polygon draw:style-name="gr2" draw:text-style-name="P2" draw:layer="layout" svg:width="1.244cm" svg:height="0.373cm" svg:x="13.371cm" svg:y="11.295cm" svg:viewBox="0 0 1245 374" draw:points="1245,374 0,374 0,0 1245,0">
          <text:p/>
        </draw:polygon>
        <draw:path draw:style-name="gr2" draw:text-style-name="P2" draw:layer="layout" svg:width="0.632cm" svg:height="0.527cm" svg:x="14.43cm" svg:y="11.199cm" svg:viewBox="0 0 633 528" svg:d="M568 528h-502c-36 0-66-29-66-66v-462h633v462c0 37-29 66-65 66z">
          <text:p/>
        </draw:path>
        <draw:polygon draw:style-name="gr1" draw:text-style-name="P1" draw:layer="layout" svg:width="1.545cm" svg:height="0.159cm" svg:x="13.481cm" svg:y="14.793cm" svg:viewBox="0 0 1546 160" draw:points="1546,160 0,160 0,0 1546,0">
          <text:p/>
        </draw:polygon>
        <draw:polygon draw:style-name="gr2" draw:text-style-name="P2" draw:layer="layout" svg:width="1.768cm" svg:height="3.274cm" svg:x="13.411cm" svg:y="11.582cm" svg:viewBox="0 0 1769 3275" draw:points="0,45 0,3275 1769,3275 1769,1443 1072,0">
          <text:p/>
        </draw:polygon>
        <draw:polygon draw:style-name="gr3" draw:text-style-name="P3" draw:layer="layout" svg:width="0.927cm" svg:height="3.274cm" svg:x="14.252cm" svg:y="11.582cm" svg:viewBox="0 0 928 3275" draw:points="928,1443 928,3275 692,3275 692,1443 0,10 232,0">
          <text:p/>
        </draw:polygon>
        <draw:path draw:style-name="gr2" draw:text-style-name="P2" draw:layer="layout" svg:width="1.764cm" svg:height="0.181cm" svg:x="13.409cm" svg:y="14.943cm" svg:viewBox="0 0 1765 182" svg:d="M1765 182h-1765v-182h1700c36 0 65 28 65 64z">
          <text:p/>
        </draw:path>
        <draw:path draw:style-name="gr3" draw:text-style-name="P3" draw:layer="layout" svg:width="0.374cm" svg:height="0.181cm" svg:x="14.799cm" svg:y="14.943cm" svg:viewBox="0 0 375 182" svg:d="M375 182h-375v-118c0-36 29-64 65-64h245c36 0 65 28 65 64z">
          <text:p/>
        </draw:path>
        <draw:polygon draw:style-name="gr2" draw:text-style-name="P2" draw:layer="layout" svg:width="1.244cm" svg:height="0.373cm" svg:x="13.373cm" svg:y="11.295cm" svg:viewBox="0 0 1245 374" draw:points="1245,374 0,374 0,0 1245,0">
          <text:p/>
        </draw:polygon>
        <draw:path draw:style-name="gr2" draw:text-style-name="P2" draw:layer="layout" svg:width="0.632cm" svg:height="0.527cm" svg:x="14.432cm" svg:y="11.199cm" svg:viewBox="0 0 633 528" svg:d="M568 528h-502c-36 0-66-29-66-66v-462h633v462c0 37-29 66-65 66z">
          <text:p/>
        </draw:path>
        <draw:path draw:style-name="gr5" draw:text-style-name="P5" draw:layer="layout" svg:width="1.258cm" svg:height="5.161cm" svg:x="7.646cm" svg:y="8.338cm" svg:viewBox="0 0 1259 5162" svg:d="M744 5162h515l-820-5162c-270 0-476 241-434 508z">
          <text:p/>
        </draw:path>
        <draw:path draw:style-name="gr5" draw:text-style-name="P5" draw:layer="layout" svg:width="2.563cm" svg:height="0.917cm" svg:x="12.968cm" svg:y="12.655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14.851cm" svg:y="12.655cm" svg:viewBox="0 0 681 918" svg:d="M530 918h-264c98 0 164-79 149-177l-70-443c-27-165-181-298-345-298h263c165 0 320 133 346 298l70 443c16 98-51 177-149 177z">
          <text:p/>
        </draw:path>
        <draw:path draw:style-name="gr4" draw:text-style-name="P4" draw:layer="layout" svg:width="2.564cm" svg:height="0.917cm" svg:x="11.199cm" svg:y="12.655cm" svg:viewBox="0 0 2565 918" svg:d="M2414 918h-2268l-146-918h2268c98 0 190 79 205 177l90 564c15 97-52 177-149 177z">
          <text:p/>
        </draw:path>
        <draw:path draw:style-name="gr6" draw:text-style-name="P6" draw:layer="layout" svg:width="2.568cm" svg:height="1.206cm" svg:x="8.092cm" svg:y="8.144cm" svg:viewBox="0 0 2569 1207" svg:d="M2398 1207h-2244l-151-952c-21-133 82-255 218-255h1985c112 0 216 90 233 201l128 805c18 111-58 201-169 201z">
          <text:p/>
        </draw:path>
        <draw:path draw:style-name="gr6" draw:text-style-name="P6" draw:layer="layout" svg:width="0.648cm" svg:height="1.206cm" svg:x="10.013cm" svg:y="8.144cm" svg:viewBox="0 0 649 1207" svg:d="M477 1207h-285c111 0 187-90 170-201l-128-805c-17-111-123-201-234-201h285c112 0 216 90 233 201l128 805c18 111-58 201-169 201z">
          <text:p/>
        </draw:path>
        <draw:path draw:style-name="gr6" draw:text-style-name="P6" draw:layer="layout" svg:width="1.566cm" svg:height="1.197cm" svg:x="8.478cm" svg:y="8.144cm" svg:viewBox="0 0 1567 1198" svg:d="M1567 0c-151 159-288 896-330 1182l-3 16h-617l-3-16c-87-535-536-1088-614-1182h48c116 142 512 656 600 1161h554c20-128 146-926 318-1161z">
          <text:p/>
        </draw:path>
        <draw:path draw:style-name="gr6" draw:text-style-name="P6" draw:layer="layout" svg:width="2.916cm" svg:height="3.28cm" svg:x="10.684cm" svg:y="9.407cm" svg:viewBox="0 0 2917 3281" svg:d="M2634 3281h-2114l-520-3281h2113c183 0 356 149 385 332l415 2618c29 183-96 331-279 331z">
          <text:p/>
        </draw:path>
        <draw:path draw:style-name="gr6" draw:text-style-name="P6" draw:layer="layout" svg:width="2.004cm" svg:height="2.304cm" svg:x="8.745cm" svg:y="10.315cm" svg:viewBox="0 0 2005 2305" svg:d="M2005 2305l-320-2073c-20-128-141-232-269-232h-1034c-235 0-414 210-377 441l285 1864z">
          <text:p/>
        </draw:path>
        <draw:polygon draw:style-name="gr1" draw:text-style-name="P1" draw:layer="layout" svg:width="1.545cm" svg:height="0.159cm" svg:x="19.392cm" svg:y="14.722cm" svg:viewBox="0 0 1546 160" draw:points="1546,160 0,160 0,0 1546,0">
          <text:p/>
        </draw:polygon>
        <draw:polygon draw:style-name="gr2" draw:text-style-name="P2" draw:layer="layout" svg:width="1.768cm" svg:height="3.274cm" svg:x="19.322cm" svg:y="11.511cm" svg:viewBox="0 0 1769 3275" draw:points="0,45 0,3275 1769,3275 1769,1443 1073,0">
          <text:p/>
        </draw:polygon>
        <draw:polygon draw:style-name="gr3" draw:text-style-name="P3" draw:layer="layout" svg:width="0.928cm" svg:height="3.274cm" svg:x="20.162cm" svg:y="11.511cm" svg:viewBox="0 0 929 3275" draw:points="929,1443 929,3275 693,3275 693,1443 0,10 232,0">
          <text:p/>
        </draw:polygon>
        <draw:path draw:style-name="gr2" draw:text-style-name="P2" draw:layer="layout" svg:width="1.763cm" svg:height="0.181cm" svg:x="19.32cm" svg:y="14.872cm" svg:viewBox="0 0 1764 182" svg:d="M1764 182h-1764v-182h1700c36 0 64 28 64 64z">
          <text:p/>
        </draw:path>
        <draw:path draw:style-name="gr3" draw:text-style-name="P3" draw:layer="layout" svg:width="0.373cm" svg:height="0.181cm" svg:x="20.71cm" svg:y="14.872cm" svg:viewBox="0 0 374 182" svg:d="M374 182h-374v-118c0-36 29-64 65-64h245c36 0 64 28 64 64z">
          <text:p/>
        </draw:path>
        <draw:polygon draw:style-name="gr2" draw:text-style-name="P2" draw:layer="layout" svg:width="1.244cm" svg:height="0.373cm" svg:x="19.284cm" svg:y="11.224cm" svg:viewBox="0 0 1245 374" draw:points="1245,374 0,374 0,0 1245,0">
          <text:p/>
        </draw:polygon>
        <draw:path draw:style-name="gr2" draw:text-style-name="P2" draw:layer="layout" svg:width="0.632cm" svg:height="0.527cm" svg:x="20.343cm" svg:y="11.128cm" svg:viewBox="0 0 633 528" svg:d="M568 528h-502c-37 0-66-29-66-66v-462h633v462c0 37-29 66-65 66z">
          <text:p/>
        </draw:path>
        <draw:polygon draw:style-name="gr1" draw:text-style-name="P1" draw:layer="layout" svg:width="1.545cm" svg:height="0.159cm" svg:x="19.394cm" svg:y="14.722cm" svg:viewBox="0 0 1546 160" draw:points="1546,160 0,160 0,0 1546,0">
          <text:p/>
        </draw:polygon>
        <draw:polygon draw:style-name="gr2" draw:text-style-name="P2" draw:layer="layout" svg:width="1.768cm" svg:height="3.274cm" svg:x="10.456cm" svg:y="11.582cm" svg:viewBox="0 0 1769 3275" draw:points="0,45 0,3275 1769,3275 1769,1443 1073,0">
          <text:p/>
        </draw:polygon>
        <draw:polygon draw:style-name="gr3" draw:text-style-name="P3" draw:layer="layout" svg:width="0.928cm" svg:height="3.274cm" svg:x="20.164cm" svg:y="11.511cm" svg:viewBox="0 0 929 3275" draw:points="929,1443 929,3275 693,3275 693,1443 0,10 232,0">
          <text:p/>
        </draw:polygon>
        <draw:path draw:style-name="gr2" draw:text-style-name="P2" draw:layer="layout" svg:width="1.763cm" svg:height="0.181cm" svg:x="19.322cm" svg:y="14.872cm" svg:viewBox="0 0 1764 182" svg:d="M1764 182h-1764v-182h1700c36 0 64 28 64 64z">
          <text:p/>
        </draw:path>
        <draw:path draw:style-name="gr3" draw:text-style-name="P3" draw:layer="layout" svg:width="0.373cm" svg:height="0.181cm" svg:x="20.712cm" svg:y="14.872cm" svg:viewBox="0 0 374 182" svg:d="M374 182h-374v-118c0-36 29-64 65-64h245c36 0 64 28 64 64z">
          <text:p/>
        </draw:path>
        <draw:polygon draw:style-name="gr2" draw:text-style-name="P2" draw:layer="layout" svg:width="1.244cm" svg:height="0.373cm" svg:x="19.286cm" svg:y="11.224cm" svg:viewBox="0 0 1245 374" draw:points="1245,374 0,374 0,0 1245,0">
          <text:p/>
        </draw:polygon>
        <draw:path draw:style-name="gr2" draw:text-style-name="P2" draw:layer="layout" svg:width="0.632cm" svg:height="0.527cm" svg:x="11.477cm" svg:y="11.199cm" svg:viewBox="0 0 633 528" svg:d="M568 528h-502c-37 0-66-29-66-66v-462h633v462c0 37-29 66-65 66z">
          <text:p/>
        </draw:path>
        <draw:path draw:style-name="gr5" draw:text-style-name="P5" draw:layer="layout" svg:width="1.258cm" svg:height="5.161cm" svg:x="16cm" svg:y="8.34cm" svg:viewBox="0 0 1259 5162" svg:d="M744 5162h515l-819-5162c-270 0-477 241-434 508z">
          <text:p/>
        </draw:path>
        <draw:path draw:style-name="gr5" draw:text-style-name="P5" draw:layer="layout" svg:width="2.563cm" svg:height="0.917cm" svg:x="10.013cm" svg:y="12.655cm" svg:viewBox="0 0 2564 918" svg:d="M2413 918h-2268l-145-918h2147c165 0 319 133 345 298l70 443c15 97-51 177-149 177z">
          <text:p/>
        </draw:path>
        <draw:path draw:style-name="gr6" draw:text-style-name="P6" draw:layer="layout" svg:width="0.681cm" svg:height="0.917cm" svg:x="20.764cm" svg:y="12.584cm" svg:viewBox="0 0 682 918" svg:d="M530 918h-264c98 0 165-79 149-177l-70-443c-26-165-180-298-345-298h264c165 0 319 133 345 298l70 443c17 98-51 177-149 177z">
          <text:p/>
        </draw:path>
        <draw:path draw:style-name="gr4" draw:text-style-name="P4" draw:layer="layout" svg:width="2.563cm" svg:height="0.917cm" svg:x="8.244cm" svg:y="12.655cm" svg:viewBox="0 0 2564 918" svg:d="M2413 918h-2268l-145-918h2268c98 0 190 79 205 177l89 564c16 97-51 177-149 177z">
          <text:p/>
        </draw:path>
        <draw:path draw:style-name="gr6" draw:text-style-name="P6" draw:layer="layout" svg:width="2.568cm" svg:height="1.206cm" svg:x="7.578cm" svg:y="8.217cm" svg:viewBox="0 0 2569 1207" svg:d="M2397 1207h-2243l-151-952c-21-133 82-255 217-255h1986c111 0 216 90 233 201l128 805c17 111-59 201-170 201z">
          <text:p/>
        </draw:path>
        <draw:path draw:style-name="gr6" draw:text-style-name="P6" draw:layer="layout" svg:width="0.647cm" svg:height="1.206cm" svg:x="18.367cm" svg:y="8.146cm" svg:viewBox="0 0 648 1207" svg:d="M475 1207h-284c111 0 187-90 170-201l-128-805c-18-111-122-201-233-201h284c111 0 216 90 233 201l129 805c17 111-59 201-171 201z">
          <text:p/>
        </draw:path>
        <draw:path draw:style-name="gr6" draw:text-style-name="P6" draw:layer="layout" svg:width="1.566cm" svg:height="1.197cm" svg:x="16.832cm" svg:y="8.146cm" svg:viewBox="0 0 1567 1198" svg:d="M1567 0c-152 159-289 896-331 1182l-2 16h-618l-2-16c-87-535-536-1088-614-1182h48c115 142 512 656 601 1161h553c20-128 146-926 318-1161z">
          <text:p/>
        </draw:path>
        <draw:path draw:style-name="gr6" draw:text-style-name="P6" draw:layer="layout" svg:width="2.916cm" svg:height="3.28cm" svg:x="16.597cm" svg:y="9.336cm" svg:viewBox="0 0 2917 3281" svg:d="M2634 3281h-2114l-520-3281h2112c184 0 355 149 386 332l415 2618c29 183-96 331-279 331z">
          <text:p/>
        </draw:path>
        <draw:path draw:style-name="gr6" draw:text-style-name="P6" draw:layer="layout" svg:width="2.003cm" svg:height="2.304cm" svg:x="17.098cm" svg:y="10.317cm" svg:viewBox="0 0 2004 2305" svg:d="M2004 2305l-318-2073c-20-128-141-232-269-232h-1035c-235 0-414 210-377 441l285 1864z">
          <text:p/>
        </draw:path>
        <draw:path draw:style-name="gr18" draw:text-style-name="P18" draw:layer="layout" svg:width="1.923cm" svg:height="3.176cm" svg:x="20.37cm" svg:y="12.542cm" svg:viewBox="0 0 1924 3177" svg:d="M1824 3093c-77-31-249-131-361-198l160-2168c17-231-78-459-262-599-31-24-129-75-238-125-1-1-3-2-5-3-10 4-20 9-29 13-312 142-635 257-959 365-40 21-80 42-121 62-3 2-6 3-9 5 408 155 708 263 708 263 0 0 70 22 175 33-31 183-55 383-55 547 1 407 342 1558 342 1558 0 0 5 20 14 49 0 0-133 222-79 282h818c0 0 19-36-99-84z">
          <text:p/>
        </draw:path>
        <draw:path draw:style-name="gr9" draw:text-style-name="P9" draw:layer="layout" svg:width="0.848cm" svg:height="0.652cm" svg:x="20.772cm" svg:y="12.542cm" svg:viewBox="0 0 849 653" svg:d="M716 0c-1 1-2 1-3 1-70 80-314 341-713 596 59 21 111 41 154 56 406-265 645-530 695-589-38-19-82-40-128-61-2-1-3-2-5-3z">
          <text:p/>
        </draw:path>
        <draw:path draw:style-name="gr8" draw:text-style-name="P8" draw:layer="layout" svg:width="0.855cm" svg:height="0.206cm" svg:x="21.448cm" svg:y="15.55cm" svg:viewBox="0 0 856 207" svg:d="M609 0c0 0-128 35-151 78l38 17c0 0-362 14-411 9-48-5-51-71-51-71 0 0-72 127-6 163 61 34 740-19 823-26 4 0 6-4 4-8-11-19-47-73-126-95-99-27-120-67-120-67z">
          <text:p/>
        </draw:path>
        <draw:path draw:style-name="gr18" draw:text-style-name="P18" draw:layer="layout" svg:width="3.318cm" svg:height="2.54cm" svg:x="19.126cm" svg:y="13.166cm" svg:viewBox="0 0 3319 2541" svg:d="M3161 1995c-83 37-292 84-406 108l-1629-1814c0 0-1-1-3-1-64-78-146-177-240-288-239 115-491 225-748 291-44 32-90 63-135 94 247 198 415 329 415 329 0 0 100 72 250 125 133 191 329 455 505 623 295 281 1360 833 1360 833 0 0 30 16 71 36 12 32 79 208 152 210l566-590c0 0-41-9-158 44z">
          <text:p/>
        </draw:path>
        <draw:path draw:style-name="gr9" draw:text-style-name="P9" draw:layer="layout" svg:width="1.018cm" svg:height="0.335cm" svg:x="19.292cm" svg:y="13.427cm" svg:viewBox="0 0 1019 336" svg:d="M1019 94c-269 111-576 200-919 242-30-23-63-50-100-79 351-45 664-140 936-257 8 9 15 18 22 27 2 0 3 1 3 1z">
          <text:p/>
        </draw:path>
        <draw:path draw:style-name="gr8" draw:text-style-name="P8" draw:layer="layout" svg:width="0.684cm" svg:height="0.614cm" svg:x="21.77cm" svg:y="15.102cm" svg:viewBox="0 0 685 615" svg:d="M393 65c0 0-66 115-53 160l38-14c0 0-247 265-285 296s-93-3-93-3c0 0 44 130 116 109 68-19 514-535 568-597 3-3 1-8-3-9-21-6-85-19-156 22-89 49-132 36-132 36z">
          <text:p/>
        </draw:path>
        <draw:path draw:style-name="gr18" draw:text-style-name="P18" draw:layer="layout" svg:width="2.359cm" svg:height="1.284cm" svg:x="17.232cm" svg:y="8.302cm" svg:viewBox="0 0 2360 1285" svg:d="M1935 597c-63-14-118-28-165-41-220-60-394-230-454-450-2-5-2-8-2-8l-217 43-243-141c0 0 12 425-92 523 0 0-79 129-442 309-366 180-318 453-318 453l451-67 1466-211 441-65c0 0-76-269-425-345z">
          <text:p/>
        </draw:path>
        <draw:path draw:style-name="gr20" draw:text-style-name="P20" draw:layer="layout" svg:width="0.507cm" svg:height="0.223cm" svg:x="18.086cm" svg:y="8.333cm" svg:viewBox="0 0 508 224" svg:d="M508 193c-97 40-223 48-346-17-64-35-117-90-162-150 1-10 0-19 0-26 28 27 58 50 91 68 135 71 271 55 371 6 0 0 1 0 1 1 11 41 26 80 45 118z">
          <text:p/>
        </draw:path>
        <draw:path draw:style-name="gr8" draw:text-style-name="P8" draw:layer="layout" svg:width="3.616cm" svg:height="3.065cm" svg:x="16.655cm" svg:y="8.664cm" svg:viewBox="0 0 3617 3066" svg:d="M2973 1870l80 918c0 0-882 318-1959 274 0 0-106-80-80-185 20-79 25-595 26-859 0-13 0-26 0-38 1-73 1-119 1-119l-59 96-19 31-63 104-900-231c0 0 52-155 132-359 4-11 8-23 13-34 41-102 87-214 138-324 5-12 10-23 15-34 52-112 108-221 165-314 6-11 12-22 19-32 50-80 101-146 150-190 9-8 19-16 28-22 12-9 24-17 37-22 300-142 609-344 653-433 0 0 256 239 450 168s265-265 265-265c0 0 70 27 141 97 0 0 273 97 406 124 37 7 87 34 142 71 11 7 21 14 32 22 81 57 167 130 231 186 9 9 19 18 27 25 29 26 51 47 62 57 13 14 50 60 100 124 8 10 16 21 25 32 49 62 106 137 161 209 8 11 16 21 24 32 108 141 201 265 201 265z">
          <text:p/>
        </draw:path>
        <draw:path draw:style-name="gr8" draw:text-style-name="P8" draw:layer="layout" svg:width="1.175cm" svg:height="0.623cm" svg:x="17.287cm" svg:y="9.216cm" svg:viewBox="0 0 1176 624" svg:d="M1176 610c-1 8-9 14-17 14-1 0-2 0-3 0-433-73-846-290-1156-602 9-8 19-15 28-22 304 305 709 518 1134 589 9 2 16 11 14 21z">
          <text:p/>
        </draw:path>
        <draw:path draw:style-name="gr8" draw:text-style-name="P8" draw:layer="layout" svg:width="1.165cm" svg:height="0.653cm" svg:x="17.118cm" svg:y="9.428cm" svg:viewBox="0 0 1166 654" svg:d="M1165 641c-2 9-9 13-17 13-1 0-3 0-4 0-475-126-867-340-1144-622 6-11 12-22 19-32 339 352 796 530 1134 620 9 2 15 12 12 21z">
          <text:p/>
        </draw:path>
        <draw:path draw:style-name="gr8" draw:text-style-name="P8" draw:layer="layout" svg:width="1.266cm" svg:height="0.714cm" svg:x="16.938cm" svg:y="9.774cm" svg:viewBox="0 0 1267 715" svg:d="M1267 701c-2 8-9 14-18 14-1 0-2 0-4-1-462-113-898-353-1245-680 5-12 10-23 15-34 345 327 779 567 1239 680 9 2 15 12 13 21z">
          <text:p/>
        </draw:path>
        <draw:path draw:style-name="gr8" draw:text-style-name="P8" draw:layer="layout" svg:width="0.077cm" svg:height="0.06cm" svg:x="17.618cm" svg:y="10.621cm" svg:viewBox="0 0 78 61" svg:d="M78 23c0 12 0 25 0 38-27-9-52-19-78-30l19-31c19 9 39 16 59 23z">
          <text:p/>
        </draw:path>
        <draw:path draw:style-name="gr8" draw:text-style-name="P8" draw:layer="layout" svg:width="0.85cm" svg:height="0.519cm" svg:x="16.787cm" svg:y="10.132cm" svg:viewBox="0 0 851 520" svg:d="M851 490l-19 30c-299-120-580-284-832-486 4-11 8-23 13-34 253 203 537 369 838 490z">
          <text:p/>
        </draw:path>
        <draw:path draw:style-name="gr8" draw:text-style-name="P8" draw:layer="layout" svg:width="0.32cm" svg:height="0.134cm" svg:x="17.695cm" svg:y="10.643cm" svg:viewBox="0 0 321 135" svg:d="M321 122c-2 8-9 13-17 13-1 0-3 0-4-1-102-27-202-59-300-96 0-13 0-26 0-38 101 39 204 72 309 100 9 2 14 12 12 22z">
          <text:p/>
        </draw:path>
        <draw:path draw:style-name="gr8" draw:text-style-name="P8" draw:layer="layout" svg:width="0.337cm" svg:height="0.767cm" svg:x="19.103cm" svg:y="8.956cm" svg:viewBox="0 0 338 768" svg:d="M338 22c-63 263-189 510-304 737-3 6-9 9-15 9-3 0-7-1-9-2-9-4-12-15-8-23 116-229 244-479 305-743 10 7 20 14 31 22z">
          <text:p/>
        </draw:path>
        <draw:path draw:style-name="gr8" draw:text-style-name="P8" draw:layer="layout" svg:width="0.507cm" svg:height="0.856cm" svg:x="19.191cm" svg:y="9.164cm" svg:viewBox="0 0 508 857" svg:d="M508 25c-125 292-285 569-476 825-4 5-9 7-14 7-4 0-8-1-11-3-8-6-9-17-3-25 192-257 351-535 477-829 9 9 19 18 27 25z">
          <text:p/>
        </draw:path>
        <draw:path draw:style-name="gr8" draw:text-style-name="P8" draw:layer="layout" svg:width="0.645cm" svg:height="0.984cm" svg:x="19.24cm" svg:y="9.37cm" svg:viewBox="0 0 646 985" svg:d="M646 32c-113 279-258 545-435 791-47 67-105 140-189 161-2 0-3 1-4 1-9 0-16-5-18-14s4-19 13-21c73-18 126-86 170-147 178-250 325-519 438-803 8 10 16 21 25 32z">
          <text:p/>
        </draw:path>
        <draw:path draw:style-name="gr8" draw:text-style-name="P8" draw:layer="layout" svg:width="0.582cm" svg:height="0.995cm" svg:x="19.488cm" svg:y="9.611cm" svg:viewBox="0 0 583 996" svg:d="M583 32c-76 164-155 326-237 486-89 173-180 340-316 473-4 4-8 5-12 5-5 0-10-1-13-5-7-7-7-18 0-25 132-129 222-294 310-464 85-165 166-333 244-502 8 11 16 21 24 32z">
          <text:p/>
        </draw:path>
        <draw:path draw:style-name="gr9" draw:text-style-name="P9" draw:layer="layout" svg:width="0.388cm" svg:height="0.318cm" svg:x="18.478cm" svg:y="8.764cm" svg:viewBox="0 0 389 319" svg:d="M17 319c-7 0-13-4-16-11-4-9 1-19 10-23 2-1 265-112 344-275 4-8 15-12 24-8s12 15 8 24c-84 175-352 287-363 291-2 1-4 2-7 2z">
          <text:p/>
        </draw:path>
        <draw:polygon draw:style-name="gr9" draw:text-style-name="P9" draw:layer="layout" svg:width="0.276cm" svg:height="0.76cm" svg:x="17.693cm" svg:y="9.946cm" svg:viewBox="0 0 277 761" draw:points="0,566 277,0 3,761">
          <text:p/>
        </draw:polygon>
        <draw:path draw:style-name="gr10" draw:text-style-name="P10" draw:layer="layout" svg:width="3.863cm" svg:height="4.93cm" svg:x="17.643cm" svg:y="8.761cm" svg:viewBox="0 0 3864 4931" svg:d="M2100 2699l-115-926c0 0-44-406-62-511-15-94-168-366-319-434l-135-766-251-62 150 817c-184 11-452 36-636 54l-491-752-241 159 531 661c5 149 17 613-20 869-44 309-476 177-476 177 0 0-44 1243 27 1535 70 291 1518 1411 1518 1411 1455-158 2284-1173 2284-1173z">
          <text:p/>
        </draw:path>
        <draw:path draw:style-name="gr9" draw:text-style-name="P9" draw:layer="layout" svg:width="1.512cm" svg:height="2.863cm" svg:x="17.829cm" svg:y="10.757cm" svg:viewBox="0 0 1513 2864" svg:d="M1494 2864c-4 0-8-2-12-5-55-53-1356-1298-1439-1446-83-149-22-1346-19-1397 0-9 8-18 18-16 10 0 17 8 17 18-18 344-50 1261 15 1378 80 143 1419 1425 1433 1438 7 6 7 17 0 24-3 4-8 6-13 6z">
          <text:p/>
        </draw:path>
        <draw:path draw:style-name="gr9" draw:text-style-name="P9" draw:layer="layout" svg:width="0.083cm" svg:height="0.19cm" svg:x="18.405cm" svg:y="12.696cm" svg:viewBox="0 0 84 191" svg:d="M17 191c-1 0-3 0-4 0-9-2-15-12-13-21 11-54 27-107 48-159 5-9 16-13 24-10 9 4 14 14 10 23-20 50-37 101-48 153-2 8-9 14-17 14z">
          <text:p/>
        </draw:path>
        <draw:path draw:style-name="gr9" draw:text-style-name="P9" draw:layer="layout" svg:width="0.065cm" svg:height="0.182cm" svg:x="18.563cm" svg:y="12.815cm" svg:viewBox="0 0 66 183" svg:d="M18 183c-1 0-2 0-4-1-9-2-16-11-13-20l29-148c2-10 11-16 21-14 9 2 17 11 15 21l-31 148c-1 8-9 14-17 14z">
          <text:p/>
        </draw:path>
        <draw:path draw:style-name="gr9" draw:text-style-name="P9" draw:layer="layout" svg:width="0.86cm" svg:height="0.225cm" svg:x="19.279cm" svg:y="11.946cm" svg:viewBox="0 0 861 226" svg:d="M844 226c-1 0-1 0-2 0-271-18-581-39-833-192-9-5-11-16-6-24 5-10 16-12 24-7 245 150 550 170 818 188 10 1 17 9 16 19 0 9-8 16-17 16z">
          <text:p/>
        </draw:path>
        <draw:path draw:style-name="gr9" draw:text-style-name="P9" draw:layer="layout" svg:width="0.765cm" svg:height="0.593cm" svg:x="19.275cm" svg:y="12.062cm" svg:viewBox="0 0 766 594" svg:d="M748 594c-3 0-5-1-8-2-140-68-283-136-413-225-147-101-256-215-325-341-5-8-2-19 7-24 8-5 19-1 23 7 67 121 173 231 315 329 127 87 270 155 408 221 9 4 13 15 9 25-3 6-10 10-16 10z">
          <text:p/>
        </draw:path>
        <draw:path draw:style-name="gr9" draw:text-style-name="P9" draw:layer="layout" svg:width="0.276cm" svg:height="0.211cm" svg:x="18.985cm" svg:y="9.607cm" svg:viewBox="0 0 277 212" svg:d="M124 212c-110 0-124-186-124-194-1-9 7-18 16-18 10 0 18 6 19 16 0 2 14 166 93 161 85-5 114-150 114-151 2-10 11-16 21-14 9 1 16 11 14 20-1 7-33 174-147 180-2 0-4 0-6 0z">
          <text:p/>
        </draw:path>
        <draw:path draw:style-name="gr9" draw:text-style-name="P9" draw:layer="layout" svg:width="0.258cm" svg:height="0.278cm" svg:x="18.171cm" svg:y="9.667cm" svg:viewBox="0 0 259 279" svg:d="M182 279c-86 0-170-135-180-152-5-8-2-19 7-24 8-5 19-2 24 6 24 42 101 146 158 133 8-1 13-6 18-13 28-44 8-165-2-207-2-10 4-19 13-22 10-2 19 4 22 13 4 17 38 170-3 235-10 15-23 25-40 29-6 1-12 2-17 2z">
          <text:p/>
        </draw:path>
        <draw:path draw:style-name="gr19" draw:text-style-name="P19" draw:layer="layout" svg:width="1.499cm" svg:height="0.576cm" svg:x="17.941cm" svg:y="9.87cm" svg:viewBox="0 0 1500 577" svg:d="M1407 291c-2-5-5-11-9-15 12-18 20-38 20-61 0-57-47-105-105-105-57 0-104 48-104 105 0 8 1 15 2 23-13-6-27-10-42-10-2 0-3 1-5 1-5-53-49-95-104-95-11 0-21 3-31 6 0-3 0-6 0-9 0-58-46-105-104-105-45 0-83 29-97 68-4 0-8 0-11-1-6-52-50-93-104-93-58 0-105 46-105 104 0 20 6 39 15 54-15 3-29 9-41 18-16-38-53-65-96-65-27 0-52 11-70 29 0-5 1-9 1-15 0-58-47-105-104-105-58 0-105 47-105 105 0 15 3 29 9 41-9-2-18-4-28-4-57 0-104 47-104 105 0 15 3 30 10 43-54 5-95 49-95 104 0 57 46 104 104 104 37 0 69-19 88-49 19 21 46 34 77 34 23 0 44-8 62-21 18 32 51 54 90 54 23 0 44-8 61-20 17 36 53 61 95 61 46 0 84-29 99-70 19 29 51 48 87 48 48 0 88-32 100-75 1 0 2 0 3 0 24 0 46-9 64-22 6 2 12 3 19 4 7 51 50 90 103 90 33 0 63-16 82-41 19 26 50 44 85 44 52 0 94-38 103-87 19 19 45 31 74 31 57 0 104-47 104-104 0-54-41-98-93-104z">
          <text:p/>
        </draw:path>
        <draw:polygon draw:style-name="gr6" draw:text-style-name="P6" draw:layer="layout" svg:width="1.024cm" svg:height="1.532cm" svg:x="18.421cm" svg:y="10.322cm" svg:viewBox="0 0 1025 1533" draw:points="806,1533 78,1533 0,0 1025,0">
          <text:p/>
        </draw:polygon>
        <draw:polygon draw:style-name="gr8" draw:text-style-name="P8" draw:layer="layout" svg:width="0.322cm" svg:height="1.532cm" svg:x="19.123cm" svg:y="10.322cm" svg:viewBox="0 0 323 1533" draw:points="103,1533 0,1533 177,0 323,0">
          <text:p/>
        </draw:polygon>
        <draw:polygon draw:style-name="gr8" draw:text-style-name="P8" draw:layer="layout" svg:width="0.226cm" svg:height="1.532cm" svg:x="18.887cm" svg:y="10.322cm" svg:viewBox="0 0 227 1533" draw:points="103,1533 0,1533 81,0 227,0">
          <text:p/>
        </draw:polygon>
        <draw:polygon draw:style-name="gr8" draw:text-style-name="P8" draw:layer="layout" svg:width="0.145cm" svg:height="1.532cm" svg:x="18.636cm" svg:y="10.322cm" svg:viewBox="0 0 146 1533" draw:points="119,1533 15,1533 0,0 146,0">
          <text:p/>
        </draw:polygon>
        <draw:polygon draw:style-name="gr6" draw:text-style-name="P6" draw:layer="layout" svg:width="0.566cm" svg:height="1.532cm" svg:x="17.933cm" svg:y="10.322cm" svg:viewBox="0 0 567 1533" draw:points="567,1533 219,1533 0,0 489,0">
          <text:p/>
        </draw:polygon>
        <draw:polygon draw:style-name="gr8" draw:text-style-name="P8" draw:layer="layout" svg:width="0.222cm" svg:height="1.532cm" svg:x="18.277cm" svg:y="10.322cm" svg:viewBox="0 0 223 1533" draw:points="223,1533 120,1533 0,0 145,0">
          <text:p/>
        </draw:polygon>
        <draw:polygon draw:style-name="gr8" draw:text-style-name="P8" draw:layer="layout" svg:width="0.312cm" svg:height="1.532cm" svg:x="17.964cm" svg:y="10.322cm" svg:viewBox="0 0 313 1533" draw:points="313,1533 211,1533 0,0 146,0">
          <text:p/>
        </draw:polygon>
        <draw:path draw:style-name="gr19" draw:text-style-name="P19" draw:layer="layout" svg:width="0.588cm" svg:height="0.588cm" svg:x="18.602cm" svg:y="10.81cm" svg:viewBox="0 0 589 589" svg:d="M589 294c0 163-133 295-295 295s-294-132-294-295c0-162 132-294 294-294s295 132 295 294z">
          <text:p/>
        </draw:path>
        <draw:path draw:style-name="gr18" draw:text-style-name="P18" draw:layer="layout" svg:width="2.363cm" svg:height="1.125cm" svg:x="16.467cm" svg:y="10.534cm" svg:viewBox="0 0 2364 1126" svg:d="M2117 894c0 0 250-16 241 15-9 30-270 49-258 58 12 10 204 48 175 60s-192 14-192 14c-22 16-196 18-196 18-5-3-10-7-14-10-134 19-383 45-657 61-510 31-1107 27-1195-121-71-119 50-555 202-989l804 206-238 351 434 86 644 128 6-7c0-1 0-1 1-1 3-6 12-15 24-24 2-1 3-2 3-2l4-2c52-37 149-83 161-76 14 10-52 66-52 66l-48 72c89-23 345-88 345-69 0 23-224 98-224 98 0 0 275-25 277 3 1 28-247 65-247 65z">
          <text:p/>
        </draw:path>
        <draw:path draw:style-name="gr9" draw:text-style-name="P9" draw:layer="layout" svg:width="0.282cm" svg:height="0.076cm" svg:x="16.999cm" svg:y="11.028cm" svg:viewBox="0 0 283 77" svg:d="M266 77c-1 0-2 0-3 0l-248-41c-10-2-16-11-15-21 2-10 11-16 21-15l248 42c9 2 16 11 14 21-1 8-9 14-17 14z">
          <text:p/>
        </draw:path>
        <draw:polygon draw:style-name="gr9" draw:text-style-name="P9" draw:layer="layout" svg:width="0.847cm" svg:height="0.339cm" svg:x="16.648cm" svg:y="10.535cm" svg:viewBox="0 0 848 340" draw:points="42,0 848,205 756,340 0,117">
          <text:p/>
        </draw:polygon>
        <draw:path draw:style-name="gr18" draw:text-style-name="P18" draw:layer="layout" svg:width="2.363cm" svg:height="1.71cm" svg:x="18.313cm" svg:y="9.949cm" svg:viewBox="0 0 2364 1711" svg:d="M2343 1574c-111 188-1033 144-1571 92-116-11-214-23-282-32-4 3-8 7-13 10 0 0-174-2-196-18 0 0-164-2-192-14-29-12 163-50 175-60 11-9-249-28-258-58-9-29 210-17 238-15-28-5-245-39-244-65 2-28 277-3 277-3 0 0-225-75-225-98 0-19 257 46 346 69l-48-72c0 0-66-56-52-66 12-7 109 39 161 76l4 2c0 0 1 1 2 2 12 9 21 18 25 24v1l7 7 870-173 209-41-244-360-17-197 602-585c214 523 531 1397 426 1574z">
          <text:p/>
        </draw:path>
        <draw:path draw:style-name="gr9" draw:text-style-name="P9" draw:layer="layout" svg:width="0.269cm" svg:height="0.108cm" svg:x="19.868cm" svg:y="10.995cm" svg:viewBox="0 0 270 109" svg:d="M17 109c-7 0-13-4-16-11s-1-15 4-21l77-72c7-7 19-7 25 0 7 8 7 19-1 25l-40 38c58-5 147-11 188-6 10 1 16 10 15 19-1 10-9 17-19 16-57-7-229 12-231 12-1 0-1 0-2 0z">
          <text:p/>
        </draw:path>
        <draw:polygon draw:style-name="gr9" draw:text-style-name="P9" draw:layer="layout" svg:width="0.655cm" svg:height="0.774cm" svg:x="19.629cm" svg:y="9.95cm" svg:viewBox="0 0 656 775" draw:points="0,585 16,775 656,132 601,0">
          <text:p/>
        </draw:polygon>
        <draw:path draw:style-name="gr18" draw:text-style-name="P18" draw:layer="layout" svg:width="0.974cm" svg:height="1.101cm" svg:x="17.788cm" svg:y="7.349cm" svg:viewBox="0 0 975 1102" svg:d="M971 597c-13-117-52-226-87-292 0 0 0-1-1-1-11-27-26-54-42-80-144-218-420-289-619-159-172 113-228 341-146 542-19-3-49-4-68 14-31 29 29 293 193 243 49 76 112 148 189 190 208 111 422 10 496-95 26-32 46-68 60-106 30-81 34-171 25-256z">
          <text:p/>
        </draw:path>
        <draw:path draw:style-name="gr21" draw:text-style-name="P21" draw:layer="layout" svg:width="0.282cm" svg:height="0.282cm" svg:x="18.06cm" svg:y="8.016cm" svg:viewBox="0 0 283 283" svg:d="M282 122c10 78-45 150-123 160-77 10-148-45-158-123-10-77 45-148 122-158s149 44 159 121z">
          <text:p/>
        </draw:path>
        <draw:path draw:style-name="gr21" draw:text-style-name="P21" draw:layer="layout" svg:width="0.1cm" svg:height="0.255cm" svg:x="18.662cm" svg:y="7.945cm" svg:viewBox="0 0 101 256" svg:d="M97 0c9 86 5 176-25 256-38-21-65-58-71-103-9-68 32-131 96-153z">
          <text:p/>
        </draw:path>
        <draw:path draw:style-name="gr9" draw:text-style-name="P9" draw:layer="layout" svg:width="0.148cm" svg:height="0.18cm" svg:x="17.836cm" svg:y="7.985cm" svg:viewBox="0 0 149 181" svg:d="M29 100c-14-15-23-34-28-55-2-9-3-23 6-33 8-9 21-13 32-11 24 3 41 21 52 38 12 17 23 34 33 52 11 19 20 39 24 60 1 6 2 12-1 19-2 8-11 13-20 11-14-2-21-10-29-17-16-15-26-35-30-57-3-20 1-45 18-57-14 15-15 37-10 56 4 20 15 37 30 49 7 6 16 13 22 13 7 1 9-5 7-14-6-19-14-38-24-55-10-18-20-36-31-52-11-17-25-31-43-34-8-2-17 0-23 6s-6 15-5 25c2 20 9 39 20 56z">
          <text:p/>
        </draw:path>
        <draw:path draw:style-name="gr22" draw:text-style-name="P22" draw:layer="layout" svg:width="0.025cm" svg:height="0.015cm" svg:x="18.45cm" svg:y="7.98cm" svg:viewBox="0 0 26 16" svg:d="M0 12c1 4 8 5 15 4 7-2 12-6 11-11-1-4-7-6-14-4-8 2-13 7-12 11z">
          <text:p/>
        </draw:path>
        <draw:path draw:style-name="gr9" draw:text-style-name="P9" draw:layer="layout" svg:width="0.049cm" svg:height="0.143cm" svg:x="18.46cm" svg:y="7.888cm" svg:viewBox="0 0 50 144" svg:d="M0 0c6 13 12 25 19 37 6 12 14 24 22 36 7 12 12 29 6 44-5 14-19 25-33 27 12-7 22-18 24-30 4-12 0-24-8-35-6-12-15-24-20-38-5-13-9-27-10-41z">
          <text:p/>
        </draw:path>
        <draw:path draw:style-name="gr9" draw:text-style-name="P9" draw:layer="layout" svg:width="0.024cm" svg:height="0.018cm" svg:x="18.423cm" svg:y="8.014cm" svg:viewBox="0 0 25 19" svg:d="M25 18c-7 2-11-1-16-4-3-4-8-8-9-14 8-1 12 2 16 4 4 3 7 6 9 14z">
          <text:p/>
        </draw:path>
        <draw:path draw:style-name="gr9" draw:text-style-name="P9" draw:layer="layout" svg:width="0.081cm" svg:height="0.017cm" svg:x="18.432cm" svg:y="8.153cm" svg:viewBox="0 0 82 18" svg:d="M0 12c28 1 54-5 82-12-7 4-13 8-19 12-7 2-14 4-21 5-14 2-29 2-42-5z">
          <text:p/>
        </draw:path>
        <draw:path draw:style-name="gr20" draw:text-style-name="P20" draw:layer="layout" svg:width="0.149cm" svg:height="0.049cm" svg:x="18.389cm" svg:y="8.063cm" svg:viewBox="0 0 150 50" svg:d="M0 42c0 0 29-38 76-42 46-4 74 20 74 20 0 0-62 47-150 22z">
          <text:p/>
        </draw:path>
        <draw:path draw:style-name="gr9" draw:text-style-name="P9" draw:layer="layout" svg:width="0.221cm" svg:height="0.059cm" svg:x="18.351cm" svg:y="8.059cm" svg:viewBox="0 0 222 60" svg:d="M0 30c19 7 38 12 57 14s39 3 58 0c18-3 37-8 54-16 18-7 35-17 53-28-7 9-15 16-22 22-9 6-16 12-26 17-17 10-37 16-57 20-42 5-85-3-117-29z">
          <text:p/>
        </draw:path>
        <draw:path draw:style-name="gr9" draw:text-style-name="P9" draw:layer="layout" svg:width="0.056cm" svg:height="0.109cm" svg:x="18.527cm" svg:y="7.847cm" svg:viewBox="0 0 57 110" svg:d="M56 52c4 30-5 56-21 58-15 1-30-21-34-51s5-57 20-59 31 22 35 52z">
          <text:p/>
        </draw:path>
        <draw:path draw:style-name="gr9" draw:text-style-name="P9" draw:layer="layout" svg:width="0.053cm" svg:height="0.054cm" svg:x="18.548cm" svg:y="7.826cm" svg:viewBox="0 0 54 55" svg:d="M0 22c0 0 38-3 54-22 0 0 0 43-32 55z">
          <text:p/>
        </draw:path>
        <draw:path draw:style-name="gr18" draw:text-style-name="P18" draw:layer="layout" svg:width="0.081cm" svg:height="0.033cm" svg:x="18.54cm" svg:y="7.932cm" svg:viewBox="0 0 82 34" svg:d="M9 34l-9-14c2-1 49-31 82-15l-6 14c-22-9-56 7-67 15z">
          <text:p/>
        </draw:path>
        <draw:path draw:style-name="gr9" draw:text-style-name="P9" draw:layer="layout" svg:width="0.176cm" svg:height="0.07cm" svg:x="18.5cm" svg:y="7.731cm" svg:viewBox="0 0 177 71" svg:d="M1 32c8-21 25-27 42-30s34-3 52 1c34 6 63 29 80 56 3 3 2 8-2 10-2 2-5 2-8 1v-1c-13-6-25-13-38-17-13-5-25-7-38-8s-26 0-39 2c-12 3-24 6-42-1h-2c-5-2-7-8-5-13z">
          <text:p/>
        </draw:path>
        <draw:path draw:style-name="gr9" draw:text-style-name="P9" draw:layer="layout" svg:width="0.035cm" svg:height="0.034cm" svg:x="18.492cm" svg:y="7.743cm" svg:viewBox="0 0 36 35" svg:d="M1 0c8 6 13 12 19 17l6 7c3 2 6 4 10 7-8 7-22 4-28-3-7-8-10-18-7-28z">
          <text:p/>
        </draw:path>
        <draw:path draw:style-name="gr9" draw:text-style-name="P9" draw:layer="layout" svg:width="0.056cm" svg:height="0.108cm" svg:x="18.299cm" svg:y="7.877cm" svg:viewBox="0 0 57 109" svg:d="M1 57c5 31 20 54 35 52s24-29 20-59c-4-29-19-52-34-50s-25 27-21 57z">
          <text:p/>
        </draw:path>
        <draw:path draw:style-name="gr9" draw:text-style-name="P9" draw:layer="layout" svg:width="0.057cm" svg:height="0.044cm" svg:x="18.263cm" svg:y="7.87cm" svg:viewBox="0 0 58 45" svg:d="M58 7c0 0-38 6-58-7 0 0 11 42 46 45z">
          <text:p/>
        </draw:path>
        <draw:path draw:style-name="gr18" draw:text-style-name="P18" draw:layer="layout" svg:width="0.082cm" svg:height="0.025cm" svg:x="18.272cm" svg:y="7.97cm" svg:viewBox="0 0 83 26" svg:d="M78 21c-1 0-46-14-69 5l-9-13c28-24 80-7 83-6z">
          <text:p/>
        </draw:path>
        <draw:path draw:style-name="gr9" draw:text-style-name="P9" draw:layer="layout" svg:width="0.164cm" svg:height="0.098cm" svg:x="18.182cm" svg:y="7.765cm" svg:viewBox="0 0 165 99" svg:d="M158 32c-15 12-27 13-40 13-13 1-25 4-37 8s-24 9-35 17c-12 7-22 17-32 27h-1c-3 3-8 3-11-1-2-2-2-5-2-7 10-30 33-60 65-75 15-7 32-12 49-14 17-1 35 0 48 18 4 4 3 10-1 13h-1z">
          <text:p/>
        </draw:path>
        <draw:path draw:style-name="gr9" draw:text-style-name="P9" draw:layer="layout" svg:width="0.029cm" svg:height="0.04cm" svg:x="18.321cm" svg:y="7.762cm" svg:viewBox="0 0 30 41" svg:d="M26 0c-6 8-9 15-14 21l-5 8c-2 3-4 6-7 10 9 5 22-2 26-10 5-9 6-20 0-29z">
          <text:p/>
        </draw:path>
        <draw:path draw:style-name="gr9" draw:text-style-name="P9" draw:layer="layout" svg:width="1.66cm" svg:height="2.345cm" svg:x="17.349cm" svg:y="7.291cm" svg:viewBox="0 0 1661 2346" svg:d="M1587 1264c22-109 89-214 70-323-15-81-73-146-122-212-32-44-62-96-71-148-17-97-43-193-93-278-16-29-32-57-47-85-34-64-92-113-162-134-158-47-312-118-468-66-166 55-301 202-330 374-23 134 16 279-35 405-63 156-244 246-306 395-25 53-27 114-19 173 27 203 151 379 222 572 36 97 59 200 110 291 23 42 55 82 98 102 54 25 118 16 176 6 91-15 184-32 255-88 38-30 68-70 101-104 45-47 102-79 160-108-2-141-9-295-102-401-47-52-111-87-153-143-86-115-56-280-112-413-5-12-12-21-21-30v-6c-37-36-70-78-98-122-164 50-224-214-193-243 15-14 37-17 55-15 71 61 179 113 179 113l-20-88c359-117 392-362 392-362l347 266c4 20 7 41 10 61 10 86 5 176-25 257-14 38-34 74-60 106-26 38-70 74-126 101l1 1c3 13 7 25 11 38 1 2 2 5 3 7 3 10 7 19 11 28 3 9 8 18 12 27 2 6 5 11 8 17 30 60 69 115 116 162 7-14 10-23 10-23 0 0 70 27 141 97l1 1 75 18c-10-75-16-152-1-226z">
          <text:p/>
        </draw:path>
        <draw:path draw:style-name="gr9" draw:text-style-name="P9" draw:layer="layout" svg:width="1.132cm" svg:height="0.429cm" svg:x="17.705cm" svg:y="7.542cm" svg:viewBox="0 0 1133 430" svg:d="M1052 127c-37-1-73-4-108-9-183-28-357-95-541-112-65-6-320-24-375 60-9 24-16 49-20 75-11 67-7 136-7 205 151-22 304-18 424 7 15 3 30 6 44 10 205-124 227-288 227-288l348 267c4 20 7 41 10 61 1 9 1 18 2 27 26-8 51-17 77-27-12-24-21-48-25-72-12-71-29-139-56-204z">
          <text:p/>
        </draw:path>
        <draw:polygon draw:style-name="gr1" draw:text-style-name="P1" draw:layer="layout" svg:width="1.544cm" svg:height="0.159cm" svg:x="16.437cm" svg:y="14.722cm" svg:viewBox="0 0 1545 160" draw:points="1545,160 0,160 0,0 1545,0">
          <text:p/>
        </draw:polygon>
        <draw:polygon draw:style-name="gr2" draw:text-style-name="P2" draw:layer="layout" svg:width="1.768cm" svg:height="3.274cm" svg:x="7.499cm" svg:y="11.582cm" svg:viewBox="0 0 1769 3275" draw:points="0,45 0,3275 1769,3275 1769,1443 1073,0">
          <text:p/>
        </draw:polygon>
        <draw:polygon draw:style-name="gr3" draw:text-style-name="P3" draw:layer="layout" svg:width="0.928cm" svg:height="3.274cm" svg:x="17.207cm" svg:y="11.511cm" svg:viewBox="0 0 929 3275" draw:points="929,1443 929,3275 692,3275 692,1443 0,10 232,0">
          <text:p/>
        </draw:polygon>
        <draw:path draw:style-name="gr2" draw:text-style-name="P2" draw:layer="layout" svg:width="1.764cm" svg:height="0.181cm" svg:x="16.364cm" svg:y="14.872cm" svg:viewBox="0 0 1765 182" svg:d="M1765 182h-1765v-182h1701c35 0 64 28 64 64z">
          <text:p/>
        </draw:path>
        <draw:path draw:style-name="gr3" draw:text-style-name="P3" draw:layer="layout" svg:width="0.373cm" svg:height="0.181cm" svg:x="17.755cm" svg:y="14.872cm" svg:viewBox="0 0 374 182" svg:d="M374 182h-374v-118c0-36 29-64 65-64h245c35 0 64 28 64 64z">
          <text:p/>
        </draw:path>
        <draw:polygon draw:style-name="gr2" draw:text-style-name="P2" draw:layer="layout" svg:width="1.245cm" svg:height="0.373cm" svg:x="16.328cm" svg:y="11.224cm" svg:viewBox="0 0 1246 374" draw:points="1246,374 0,374 0,0 1246,0">
          <text:p/>
        </draw:polygon>
        <draw:path draw:style-name="gr2" draw:text-style-name="P2" draw:layer="layout" svg:width="0.632cm" svg:height="0.527cm" svg:x="8.52cm" svg:y="11.199cm" svg:viewBox="0 0 633 528" svg:d="M566 528h-501c-36 0-65-29-65-66v-462h633v462c0 37-31 66-67 66z">
          <text:p/>
        </draw:path>
        <draw:polygon draw:style-name="gr1" draw:text-style-name="P1" draw:layer="layout" svg:width="1.545cm" svg:height="0.159cm" svg:x="14.3cm" svg:y="9.459cm" svg:viewBox="0 0 1546 160" draw:points="1546,160 0,160 0,0 1546,0">
          <text:p/>
        </draw:polygon>
        <draw:path draw:style-name="gr2" draw:text-style-name="P2" draw:layer="layout" svg:width="1.764cm" svg:height="0.182cm" svg:x="14.228cm" svg:y="9.609cm" svg:viewBox="0 0 1765 183" svg:d="M1765 183h-1765v-183h1700c36 0 65 29 65 65z">
          <text:p/>
        </draw:path>
        <draw:path draw:style-name="gr3" draw:text-style-name="P3" draw:layer="layout" svg:width="0.374cm" svg:height="0.182cm" svg:x="15.618cm" svg:y="9.609cm" svg:viewBox="0 0 375 183" svg:d="M375 183h-375v-118c0-36 29-65 65-65h245c36 0 65 29 65 65z">
          <text:p/>
        </draw:path>
        <draw:polygon draw:style-name="gr1" draw:text-style-name="P1" draw:layer="layout" svg:width="1.545cm" svg:height="0.159cm" svg:x="14.302cm" svg:y="9.459cm" svg:viewBox="0 0 1546 160" draw:points="1546,160 0,160 0,0 1546,0">
          <text:p/>
        </draw:polygon>
        <draw:path draw:style-name="gr2" draw:text-style-name="P2" draw:layer="layout" svg:width="1.764cm" svg:height="0.182cm" svg:x="14.23cm" svg:y="9.609cm" svg:viewBox="0 0 1765 183" svg:d="M1765 183h-1765v-183h1700c36 0 65 29 65 65z">
          <text:p/>
        </draw:path>
        <draw:path draw:style-name="gr3" draw:text-style-name="P3" draw:layer="layout" svg:width="0.374cm" svg:height="0.182cm" svg:x="15.62cm" svg:y="9.609cm" svg:viewBox="0 0 375 183" svg:d="M375 183h-375v-118c0-36 29-65 65-65h245c36 0 65 29 65 65z">
          <text:p/>
        </draw:path>
        <draw:path draw:style-name="gr4" draw:text-style-name="P4" draw:layer="layout" svg:width="2.563cm" svg:height="0.916cm" svg:x="14.565cm" svg:y="9.989cm" svg:viewBox="0 0 2564 917" svg:d="M2413 917h-2268l-145-917h2268c98 0 190 79 205 177l89 563c16 98-51 177-149 177z">
          <text:p/>
        </draw:path>
        <draw:polygon draw:style-name="gr1" draw:text-style-name="P1" draw:layer="layout" svg:width="1.544cm" svg:height="0.16cm" svg:x="13.89cm" svg:y="12.126cm" svg:viewBox="0 0 1545 161" draw:points="1545,161 0,161 0,0 1545,0">
          <text:p/>
        </draw:polygon>
        <draw:polygon draw:style-name="gr2" draw:text-style-name="P2" draw:layer="layout" svg:width="1.768cm" svg:height="3.274cm" svg:x="13.82cm" svg:y="8.916cm" svg:viewBox="0 0 1769 3275" draw:points="0,45 0,3275 1769,3275 1769,1442 1072,0">
          <text:p/>
        </draw:polygon>
        <draw:polygon draw:style-name="gr3" draw:text-style-name="P3" draw:layer="layout" svg:width="0.928cm" svg:height="3.274cm" svg:x="14.66cm" svg:y="8.916cm" svg:viewBox="0 0 929 3275" draw:points="929,1442 929,3275 692,3275 692,1442 0,9 232,0">
          <text:p/>
        </draw:polygon>
        <draw:path draw:style-name="gr2" draw:text-style-name="P2" draw:layer="layout" svg:width="1.764cm" svg:height="0.182cm" svg:x="13.817cm" svg:y="12.276cm" svg:viewBox="0 0 1765 183" svg:d="M1765 183h-1765v-183h1701c35 0 64 29 64 65z">
          <text:p/>
        </draw:path>
        <draw:path draw:style-name="gr3" draw:text-style-name="P3" draw:layer="layout" svg:width="0.373cm" svg:height="0.182cm" svg:x="15.208cm" svg:y="12.276cm" svg:viewBox="0 0 374 183" svg:d="M374 183h-374v-118c0-36 29-65 65-65h245c35 0 64 29 64 65z">
          <text:p/>
        </draw:path>
        <draw:polygon draw:style-name="gr2" draw:text-style-name="P2" draw:layer="layout" svg:width="1.245cm" svg:height="0.373cm" svg:x="13.781cm" svg:y="8.629cm" svg:viewBox="0 0 1246 374" draw:points="1246,374 0,374 0,0 1246,0">
          <text:p/>
        </draw:polygon>
        <draw:path draw:style-name="gr2" draw:text-style-name="P2" draw:layer="layout" svg:width="0.632cm" svg:height="0.527cm" svg:x="14.841cm" svg:y="8.533cm" svg:viewBox="0 0 633 528" svg:d="M566 528h-501c-36 0-65-30-65-66v-462h633v462c0 36-31 66-67 66z">
          <text:p/>
        </draw:path>
        <draw:polygon draw:style-name="gr1" draw:text-style-name="P1" draw:layer="layout" svg:width="1.544cm" svg:height="0.16cm" svg:x="13.892cm" svg:y="12.126cm" svg:viewBox="0 0 1545 161" draw:points="1545,161 0,161 0,0 1545,0">
          <text:p/>
        </draw:polygon>
        <draw:polygon draw:style-name="gr2" draw:text-style-name="P2" draw:layer="layout" svg:width="1.768cm" svg:height="3.274cm" svg:x="13.822cm" svg:y="8.916cm" svg:viewBox="0 0 1769 3275" draw:points="0,45 0,3275 1769,3275 1769,1442 1072,0">
          <text:p/>
        </draw:polygon>
        <draw:polygon draw:style-name="gr3" draw:text-style-name="P3" draw:layer="layout" svg:width="0.928cm" svg:height="3.274cm" svg:x="14.662cm" svg:y="8.916cm" svg:viewBox="0 0 929 3275" draw:points="929,1442 929,3275 692,3275 692,1442 0,9 232,0">
          <text:p/>
        </draw:polygon>
        <draw:path draw:style-name="gr2" draw:text-style-name="P2" draw:layer="layout" svg:width="1.764cm" svg:height="0.182cm" svg:x="13.819cm" svg:y="12.276cm" svg:viewBox="0 0 1765 183" svg:d="M1765 183h-1765v-183h1701c35 0 64 29 64 65z">
          <text:p/>
        </draw:path>
        <draw:path draw:style-name="gr3" draw:text-style-name="P3" draw:layer="layout" svg:width="0.373cm" svg:height="0.182cm" svg:x="15.21cm" svg:y="12.276cm" svg:viewBox="0 0 374 183" svg:d="M374 183h-374v-118c0-36 29-65 64-65h246c35 0 64 29 64 65z">
          <text:p/>
        </draw:path>
        <draw:polygon draw:style-name="gr2" draw:text-style-name="P2" draw:layer="layout" svg:width="1.245cm" svg:height="0.373cm" svg:x="13.783cm" svg:y="8.629cm" svg:viewBox="0 0 1246 374" draw:points="1246,374 0,374 0,0 1246,0">
          <text:p/>
        </draw:polygon>
        <draw:path draw:style-name="gr2" draw:text-style-name="P2" draw:layer="layout" svg:width="0.632cm" svg:height="0.527cm" svg:x="14.843cm" svg:y="8.533cm" svg:viewBox="0 0 633 528" svg:d="M566 528h-501c-36 0-65-30-65-66v-462h633v462c0 36-31 66-67 66z">
          <text:p/>
        </draw:path>
        <draw:path draw:style-name="gr5" draw:text-style-name="P5" draw:layer="layout" svg:width="2.564cm" svg:height="0.916cm" svg:x="13.378cm" svg:y="9.989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15.261cm" svg:y="9.989cm" svg:viewBox="0 0 682 917" svg:d="M531 917h-264c98 0 165-79 149-176l-70-444c-26-164-180-297-346-297h265c164 0 319 133 345 297l70 444c15 97-51 176-149 176z">
          <text:p/>
        </draw:path>
        <draw:path draw:style-name="gr7" draw:text-style-name="P7" draw:layer="layout" svg:width="0.39cm" svg:height="0.525cm" svg:x="15.486cm" svg:y="12.876cm" svg:viewBox="0 0 391 526" svg:d="M0 0c46 179 80 301 80 301 0 0 99 303 189 206 92-98 102-229 102-229l20-278z">
          <text:p/>
        </draw:path>
        <draw:path draw:style-name="gr8" draw:text-style-name="P8" draw:layer="layout" svg:width="0.898cm" svg:height="0.358cm" svg:x="15.443cm" svg:y="13.092cm" svg:viewBox="0 0 899 359" svg:d="M115 54c0 0 71 128 119 124 49-5 92-94 90-114-2-21 48-60 75-64 28-5 71 59 71 59 18 7 297 189 297 189 0 0 75 26 98 39 23 14 34 72 34 72h-893c-23-74 32-161 32-188 0-28 64-112 64-112z">
          <text:p/>
        </draw:path>
        <draw:polygon draw:style-name="gr9" draw:text-style-name="P9" draw:layer="layout" svg:width="0.915cm" svg:height="0.046cm" svg:x="15.433cm" svg:y="13.429cm" svg:viewBox="0 0 916 47" draw:points="916,47 0,47 0,0 916,0">
          <text:p/>
        </draw:polygon>
        <draw:path draw:style-name="gr9" draw:text-style-name="P9" draw:layer="layout" svg:width="0.092cm" svg:height="0.069cm" svg:x="15.86cm" svg:y="13.153cm" svg:viewBox="0 0 93 70" svg:d="M10 70c-2 0-4-1-5-2-5-3-6-9-3-13 1-2 29-40 79-54 5-2 10 1 12 6 1 5-2 10-7 11-44 13-68 48-69 48-1 2-4 4-7 4z">
          <text:p/>
        </draw:path>
        <draw:path draw:style-name="gr9" draw:text-style-name="P9" draw:layer="layout" svg:width="0.084cm" svg:height="0.066cm" svg:x="15.922cm" svg:y="13.188cm" svg:viewBox="0 0 85 67" svg:d="M9 67c-2 0-3 0-5-1-4-3-5-9-2-13 1-1 25-37 71-52 5-2 11 0 12 5 2 5-1 10-6 12-41 14-62 45-62 46-2 2-5 3-8 3z">
          <text:p/>
        </draw:path>
        <draw:path draw:style-name="gr9" draw:text-style-name="P9" draw:layer="layout" svg:width="0.078cm" svg:height="0.064cm" svg:x="15.984cm" svg:y="13.223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6.047cm" svg:y="13.26cm" svg:viewBox="0 0 70 61" svg:d="M9 61c-2 0-4-1-5-2-4-3-5-8-3-12 1-1 20-29 55-46 4-2 11 0 13 4 2 5 0 10-5 12-31 15-47 40-48 40-1 3-4 4-7 4z">
          <text:p/>
        </draw:path>
        <draw:path draw:style-name="gr10" draw:text-style-name="P10" draw:layer="layout" svg:width="2.984cm" svg:height="4.127cm" svg:x="13.061cm" svg:y="8.869cm" svg:viewBox="0 0 2985 4128" svg:d="M2091 2188l300 1940h480c45-441 194-2018 58-2328-159-362-1843-1315-1887-1368s-194-432-194-432h-689l-159 608 1174 1218z">
          <text:p/>
        </draw:path>
        <draw:path draw:style-name="gr7" draw:text-style-name="P7" draw:layer="layout" svg:width="0.384cm" svg:height="0.525cm" svg:x="14.251cm" svg:y="12.876cm" svg:viewBox="0 0 385 526" svg:d="M0 0c46 175 80 294 80 294 0 0 93 310 183 213 91-98 101-229 101-229l21-278z">
          <text:p/>
        </draw:path>
        <draw:path draw:style-name="gr8" draw:text-style-name="P8" draw:layer="layout" svg:width="0.898cm" svg:height="0.358cm" svg:x="14.211cm" svg:y="13.092cm" svg:viewBox="0 0 899 359" svg:d="M116 54c0 0 70 128 118 124 48-5 91-94 89-114-2-21 48-60 75-64 28-5 71 59 71 59 18 7 298 189 298 189 0 0 75 26 98 39 23 14 34 72 34 72h-893c-23-74 32-161 32-188 0-28 64-112 64-112z">
          <text:p/>
        </draw:path>
        <draw:polygon draw:style-name="gr9" draw:text-style-name="P9" draw:layer="layout" svg:width="0.915cm" svg:height="0.046cm" svg:x="14.201cm" svg:y="13.429cm" svg:viewBox="0 0 916 47" draw:points="916,47 0,47 0,0 916,0">
          <text:p/>
        </draw:polygon>
        <draw:path draw:style-name="gr9" draw:text-style-name="P9" draw:layer="layout" svg:width="0.092cm" svg:height="0.069cm" svg:x="14.628cm" svg:y="13.153cm" svg:viewBox="0 0 93 70" svg:d="M9 70c-2 0-4-1-5-2-4-3-6-9-3-13 1-2 28-40 79-54 5-2 10 1 12 6 1 5-2 10-7 11-45 13-68 47-69 48-1 2-4 4-7 4z">
          <text:p/>
        </draw:path>
        <draw:path draw:style-name="gr9" draw:text-style-name="P9" draw:layer="layout" svg:width="0.085cm" svg:height="0.066cm" svg:x="14.69cm" svg:y="13.188cm" svg:viewBox="0 0 86 67" svg:d="M9 67c-2 0-3 0-5-1-4-3-5-9-2-13 1-1 25-37 72-52 5-2 10 0 11 5 2 5 0 10-5 12-41 14-63 45-63 46-2 2-5 3-8 3z">
          <text:p/>
        </draw:path>
        <draw:path draw:style-name="gr9" draw:text-style-name="P9" draw:layer="layout" svg:width="0.078cm" svg:height="0.064cm" svg:x="14.752cm" svg:y="13.223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4.815cm" svg:y="13.26cm" svg:viewBox="0 0 70 61" svg:d="M9 61c-2 0-4-1-5-2-4-3-5-8-3-12 1-1 20-29 56-46 5-2 10 0 12 4 2 5 1 10-4 12-32 15-48 40-49 40-1 3-4 4-7 4z">
          <text:p/>
        </draw:path>
        <draw:path draw:style-name="gr11" draw:text-style-name="P11" draw:layer="layout" svg:width="0.313cm" svg:height="0.069cm" svg:x="13.478cm" svg:y="8.819cm" svg:viewBox="0 0 314 70" svg:d="M17 70c0 0 201-6 226-13 24-7 71-37 71-48-1-11-73 6-73 6l-241-15z">
          <text:p/>
        </draw:path>
        <draw:path draw:style-name="gr12" draw:text-style-name="P12" draw:layer="layout" svg:width="0.762cm" svg:height="0.315cm" svg:x="13.057cm" svg:y="8.666cm" svg:viewBox="0 0 763 316" svg:d="M10 7c0 0-35 166 23 212 59 46 341 102 394 97s324-29 335-56c11-26-295-73-295-73 0 0-50-8-22-57 0 0-105-108-162-119-58-11-205-16-273-4z">
          <text:p/>
        </draw:path>
        <draw:path draw:style-name="gr5" draw:text-style-name="P5" draw:layer="layout" svg:width="1.258cm" svg:height="5.161cm" svg:x="15.997cm" svg:y="8.412cm" svg:viewBox="0 0 1259 5162" svg:d="M743 5162h516l-820-5162c-270 0-476 241-434 508z">
          <text:p/>
        </draw:path>
        <draw:polygon draw:style-name="gr2" draw:text-style-name="P2" draw:layer="layout" svg:width="1.245cm" svg:height="0.373cm" svg:x="16.326cm" svg:y="11.296cm" svg:viewBox="0 0 1246 374" draw:points="1246,374 0,374 0,0 1246,0">
          <text:p/>
        </draw:polygon>
        <draw:polygon draw:style-name="gr2" draw:text-style-name="P2" draw:layer="layout" svg:width="1.245cm" svg:height="0.373cm" svg:x="16.328cm" svg:y="11.296cm" svg:viewBox="0 0 1246 374" draw:points="1246,374 0,374 0,0 1246,0">
          <text:p/>
        </draw:polygon>
        <draw:path draw:style-name="gr5" draw:text-style-name="P5" draw:layer="layout" svg:width="1.258cm" svg:height="5.161cm" svg:x="13.042cm" svg:y="8.412cm" svg:viewBox="0 0 1259 5162" svg:d="M744 5162h515l-819-5162c-270 0-477 241-435 508z">
          <text:p/>
        </draw:path>
        <draw:path draw:style-name="gr4" draw:text-style-name="P4" draw:layer="layout" svg:width="2.564cm" svg:height="0.917cm" svg:x="14.154cm" svg:y="12.656cm" svg:viewBox="0 0 2565 918" svg:d="M2413 918h-2267l-146-918h2268c97 0 189 79 204 177l91 564c15 97-51 177-150 177z">
          <text:p/>
        </draw:path>
        <draw:path draw:style-name="gr6" draw:text-style-name="P6" draw:layer="layout" svg:width="2.568cm" svg:height="1.206cm" svg:x="13.489cm" svg:y="8.218cm" svg:viewBox="0 0 2569 1207" svg:d="M2398 1207h-2244l-151-952c-21-133 82-255 218-255h1986c111 0 215 90 233 201l127 805c18 111-58 201-169 201z">
          <text:p/>
        </draw:path>
        <draw:path draw:style-name="gr6" draw:text-style-name="P6" draw:layer="layout" svg:width="0.648cm" svg:height="1.206cm" svg:x="15.409cm" svg:y="8.218cm" svg:viewBox="0 0 649 1207" svg:d="M477 1207h-285c111 0 187-90 169-201l-127-805c-18-111-122-201-234-201h285c111 0 216 90 234 201l127 805c18 111-58 201-169 201z">
          <text:p/>
        </draw:path>
        <draw:path draw:style-name="gr6" draw:text-style-name="P6" draw:layer="layout" svg:width="1.566cm" svg:height="1.197cm" svg:x="13.874cm" svg:y="8.218cm" svg:viewBox="0 0 1567 1198" svg:d="M1567 0c-151 159-288 896-330 1182l-2 16h-618l-3-16c-87-535-536-1088-614-1182h48c116 142 512 656 600 1161h555c19-128 145-926 317-1161z">
          <text:p/>
        </draw:path>
        <draw:path draw:style-name="gr6" draw:text-style-name="P6" draw:layer="layout" svg:width="2.916cm" svg:height="3.28cm" svg:x="13.639cm" svg:y="9.408cm" svg:viewBox="0 0 2917 3281" svg:d="M2634 3281h-2113l-521-3281h2113c183 0 356 149 385 332l415 2618c29 183-96 331-279 331z">
          <text:p/>
        </draw:path>
        <draw:path draw:style-name="gr6" draw:text-style-name="P6" draw:layer="layout" svg:width="2.004cm" svg:height="2.304cm" svg:x="14.141cm" svg:y="10.389cm" svg:viewBox="0 0 2005 2305" svg:d="M2005 2305l-319-2073c-20-128-140-232-269-232h-1035c-234 0-413 210-377 441l286 1864z">
          <text:p/>
        </draw:path>
        <draw:polygon draw:style-name="gr1" draw:text-style-name="P1" draw:layer="layout" svg:width="1.545cm" svg:height="0.159cm" svg:x="13.479cm" svg:y="14.794cm" svg:viewBox="0 0 1546 160" draw:points="1546,160 0,160 0,0 1546,0">
          <text:p/>
        </draw:polygon>
        <draw:polygon draw:style-name="gr2" draw:text-style-name="P2" draw:layer="layout" svg:width="1.768cm" svg:height="3.274cm" svg:x="13.409cm" svg:y="11.583cm" svg:viewBox="0 0 1769 3275" draw:points="0,45 0,3275 1769,3275 1769,1443 1072,0">
          <text:p/>
        </draw:polygon>
        <draw:polygon draw:style-name="gr3" draw:text-style-name="P3" draw:layer="layout" svg:width="0.927cm" svg:height="3.274cm" svg:x="14.25cm" svg:y="11.583cm" svg:viewBox="0 0 928 3275" draw:points="928,1443 928,3275 692,3275 692,1443 0,10 232,0">
          <text:p/>
        </draw:polygon>
        <draw:path draw:style-name="gr2" draw:text-style-name="P2" draw:layer="layout" svg:width="1.764cm" svg:height="0.181cm" svg:x="13.407cm" svg:y="14.944cm" svg:viewBox="0 0 1765 182" svg:d="M1765 182h-1765v-182h1700c36 0 65 28 65 64z">
          <text:p/>
        </draw:path>
        <draw:path draw:style-name="gr3" draw:text-style-name="P3" draw:layer="layout" svg:width="0.374cm" svg:height="0.181cm" svg:x="14.797cm" svg:y="14.944cm" svg:viewBox="0 0 375 182" svg:d="M375 182h-375v-118c0-36 29-64 65-64h244c37 0 66 28 66 64z">
          <text:p/>
        </draw:path>
        <draw:polygon draw:style-name="gr2" draw:text-style-name="P2" draw:layer="layout" svg:width="1.244cm" svg:height="0.373cm" svg:x="13.371cm" svg:y="11.296cm" svg:viewBox="0 0 1245 374" draw:points="1245,374 0,374 0,0 1245,0">
          <text:p/>
        </draw:polygon>
        <draw:path draw:style-name="gr2" draw:text-style-name="P2" draw:layer="layout" svg:width="0.632cm" svg:height="0.527cm" svg:x="14.43cm" svg:y="11.2cm" svg:viewBox="0 0 633 528" svg:d="M568 528h-502c-36 0-66-29-66-66v-462h633v462c0 37-29 66-65 66z">
          <text:p/>
        </draw:path>
        <draw:polygon draw:style-name="gr1" draw:text-style-name="P1" draw:layer="layout" svg:width="1.545cm" svg:height="0.159cm" svg:x="13.481cm" svg:y="14.794cm" svg:viewBox="0 0 1546 160" draw:points="1546,160 0,160 0,0 1546,0">
          <text:p/>
        </draw:polygon>
        <draw:polygon draw:style-name="gr2" draw:text-style-name="P2" draw:layer="layout" svg:width="1.768cm" svg:height="3.274cm" svg:x="13.411cm" svg:y="11.583cm" svg:viewBox="0 0 1769 3275" draw:points="0,45 0,3275 1769,3275 1769,1443 1072,0">
          <text:p/>
        </draw:polygon>
        <draw:polygon draw:style-name="gr3" draw:text-style-name="P3" draw:layer="layout" svg:width="0.927cm" svg:height="3.274cm" svg:x="14.252cm" svg:y="11.583cm" svg:viewBox="0 0 928 3275" draw:points="928,1443 928,3275 692,3275 692,1443 0,10 232,0">
          <text:p/>
        </draw:polygon>
        <draw:path draw:style-name="gr2" draw:text-style-name="P2" draw:layer="layout" svg:width="1.764cm" svg:height="0.181cm" svg:x="13.409cm" svg:y="14.944cm" svg:viewBox="0 0 1765 182" svg:d="M1765 182h-1765v-182h1700c36 0 65 28 65 64z">
          <text:p/>
        </draw:path>
        <draw:path draw:style-name="gr3" draw:text-style-name="P3" draw:layer="layout" svg:width="0.374cm" svg:height="0.181cm" svg:x="14.799cm" svg:y="14.944cm" svg:viewBox="0 0 375 182" svg:d="M375 182h-375v-118c0-36 29-64 65-64h245c36 0 65 28 65 64z">
          <text:p/>
        </draw:path>
        <draw:polygon draw:style-name="gr2" draw:text-style-name="P2" draw:layer="layout" svg:width="1.244cm" svg:height="0.373cm" svg:x="13.373cm" svg:y="11.296cm" svg:viewBox="0 0 1245 374" draw:points="1245,374 0,374 0,0 1245,0">
          <text:p/>
        </draw:polygon>
        <draw:path draw:style-name="gr2" draw:text-style-name="P2" draw:layer="layout" svg:width="0.632cm" svg:height="0.527cm" svg:x="14.432cm" svg:y="11.2cm" svg:viewBox="0 0 633 528" svg:d="M568 528h-502c-36 0-66-29-66-66v-462h633v462c0 37-29 66-65 66z">
          <text:p/>
        </draw:path>
        <draw:path draw:style-name="gr5" draw:text-style-name="P5" draw:layer="layout" svg:width="2.563cm" svg:height="0.917cm" svg:x="12.968cm" svg:y="12.656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14.851cm" svg:y="12.656cm" svg:viewBox="0 0 681 918" svg:d="M530 918h-264c98 0 164-79 149-177l-70-443c-27-165-181-298-345-298h263c165 0 320 133 346 298l70 443c16 98-51 177-149 177z">
          <text:p/>
        </draw:path>
        <draw:path draw:style-name="gr5" draw:text-style-name="P5" draw:layer="layout" svg:width="1.258cm" svg:height="5.161cm" svg:x="16cm" svg:y="8.341cm" svg:viewBox="0 0 1259 5162" svg:d="M744 5162h515l-819-5162c-270 0-477 241-434 508z">
          <text:p/>
        </draw:path>
        <draw:path draw:style-name="gr8" draw:text-style-name="P8" draw:layer="layout" svg:width="0.85cm" svg:height="0.519cm" svg:x="16.787cm" svg:y="10.133cm" svg:viewBox="0 0 851 520" svg:d="M851 490l-19 30c-299-120-580-284-832-486 4-11 8-23 13-34 253 203 537 369 838 490z">
          <text:p/>
        </draw:path>
        <draw:path draw:style-name="gr9" draw:text-style-name="P9" draw:layer="layout" svg:width="0.282cm" svg:height="0.076cm" svg:x="16.999cm" svg:y="11.029cm" svg:viewBox="0 0 283 77" svg:d="M266 77c-1 0-2 0-3 0l-248-41c-10-2-16-11-15-21 2-10 11-16 21-15l248 42c9 2 16 11 14 21-1 8-9 14-17 14z">
          <text:p/>
        </draw:path>
        <draw:polygon draw:style-name="gr9" draw:text-style-name="P9" draw:layer="layout" svg:width="0.847cm" svg:height="0.339cm" svg:x="16.648cm" svg:y="10.536cm" svg:viewBox="0 0 848 340" draw:points="42,0 848,205 756,340 0,117">
          <text:p/>
        </draw:polygon>
        <draw:polygon draw:style-name="gr2" draw:text-style-name="P2" draw:layer="layout" svg:width="1.245cm" svg:height="0.373cm" svg:x="16.328cm" svg:y="11.225cm" svg:viewBox="0 0 1246 374" draw:points="1246,374 0,374 0,0 1246,0">
          <text:p/>
        </draw:polygon>
        <draw:polygon draw:style-name="gr1" draw:text-style-name="P1" draw:layer="layout" svg:width="1.545cm" svg:height="0.159cm" svg:x="8.912cm" svg:y="9.583cm" svg:viewBox="0 0 1546 160" draw:points="1546,160 0,160 0,0 1546,0">
          <text:p/>
        </draw:polygon>
        <draw:path draw:style-name="gr2" draw:text-style-name="P2" draw:layer="layout" svg:width="1.764cm" svg:height="0.182cm" svg:x="8.84cm" svg:y="9.733cm" svg:viewBox="0 0 1765 183" svg:d="M1765 183h-1765v-183h1700c36 0 65 29 65 65z">
          <text:p/>
        </draw:path>
        <draw:path draw:style-name="gr3" draw:text-style-name="P3" draw:layer="layout" svg:width="0.374cm" svg:height="0.182cm" svg:x="10.23cm" svg:y="9.733cm" svg:viewBox="0 0 375 183" svg:d="M375 183h-375v-118c0-36 29-65 65-65h245c36 0 65 29 65 65z">
          <text:p/>
        </draw:path>
        <draw:polygon draw:style-name="gr1" draw:text-style-name="P1" draw:layer="layout" svg:width="1.545cm" svg:height="0.159cm" svg:x="8.914cm" svg:y="9.583cm" svg:viewBox="0 0 1546 160" draw:points="1546,160 0,160 0,0 1546,0">
          <text:p/>
        </draw:polygon>
        <draw:path draw:style-name="gr2" draw:text-style-name="P2" draw:layer="layout" svg:width="1.764cm" svg:height="0.182cm" svg:x="8.842cm" svg:y="9.733cm" svg:viewBox="0 0 1765 183" svg:d="M1765 183h-1765v-183h1700c36 0 65 29 65 65z">
          <text:p/>
        </draw:path>
        <draw:path draw:style-name="gr3" draw:text-style-name="P3" draw:layer="layout" svg:width="0.374cm" svg:height="0.182cm" svg:x="10.232cm" svg:y="9.733cm" svg:viewBox="0 0 375 183" svg:d="M375 183h-375v-118c0-36 29-65 65-65h245c36 0 65 29 65 65z">
          <text:p/>
        </draw:path>
        <draw:path draw:style-name="gr4" draw:text-style-name="P4" draw:layer="layout" svg:width="2.563cm" svg:height="0.916cm" svg:x="9.177cm" svg:y="10.113cm" svg:viewBox="0 0 2564 917" svg:d="M2413 917h-2268l-145-917h2268c98 0 190 79 205 177l89 563c16 98-51 177-149 177z">
          <text:p/>
        </draw:path>
        <draw:polygon draw:style-name="gr1" draw:text-style-name="P1" draw:layer="layout" svg:width="1.544cm" svg:height="0.16cm" svg:x="8.502cm" svg:y="12.25cm" svg:viewBox="0 0 1545 161" draw:points="1545,161 0,161 0,0 1545,0">
          <text:p/>
        </draw:polygon>
        <draw:polygon draw:style-name="gr2" draw:text-style-name="P2" draw:layer="layout" svg:width="1.768cm" svg:height="3.274cm" svg:x="8.432cm" svg:y="9.04cm" svg:viewBox="0 0 1769 3275" draw:points="0,45 0,3275 1769,3275 1769,1442 1072,0">
          <text:p/>
        </draw:polygon>
        <draw:polygon draw:style-name="gr3" draw:text-style-name="P3" draw:layer="layout" svg:width="0.928cm" svg:height="3.274cm" svg:x="9.272cm" svg:y="9.04cm" svg:viewBox="0 0 929 3275" draw:points="929,1442 929,3275 692,3275 692,1442 0,9 232,0">
          <text:p/>
        </draw:polygon>
        <draw:path draw:style-name="gr2" draw:text-style-name="P2" draw:layer="layout" svg:width="1.764cm" svg:height="0.182cm" svg:x="8.429cm" svg:y="12.4cm" svg:viewBox="0 0 1765 183" svg:d="M1765 183h-1765v-183h1701c35 0 64 29 64 65z">
          <text:p/>
        </draw:path>
        <draw:path draw:style-name="gr3" draw:text-style-name="P3" draw:layer="layout" svg:width="0.373cm" svg:height="0.182cm" svg:x="9.82cm" svg:y="12.4cm" svg:viewBox="0 0 374 183" svg:d="M374 183h-374v-118c0-36 29-65 65-65h245c35 0 64 29 64 65z">
          <text:p/>
        </draw:path>
        <draw:polygon draw:style-name="gr2" draw:text-style-name="P2" draw:layer="layout" svg:width="1.245cm" svg:height="0.373cm" svg:x="8.393cm" svg:y="8.753cm" svg:viewBox="0 0 1246 374" draw:points="1246,374 0,374 0,0 1246,0">
          <text:p/>
        </draw:polygon>
        <draw:path draw:style-name="gr2" draw:text-style-name="P2" draw:layer="layout" svg:width="0.632cm" svg:height="0.527cm" svg:x="9.453cm" svg:y="8.657cm" svg:viewBox="0 0 633 528" svg:d="M566 528h-501c-36 0-65-30-65-66v-462h633v462c0 36-31 66-67 66z">
          <text:p/>
        </draw:path>
        <draw:polygon draw:style-name="gr1" draw:text-style-name="P1" draw:layer="layout" svg:width="1.544cm" svg:height="0.16cm" svg:x="8.504cm" svg:y="12.25cm" svg:viewBox="0 0 1545 161" draw:points="1545,161 0,161 0,0 1545,0">
          <text:p/>
        </draw:polygon>
        <draw:polygon draw:style-name="gr2" draw:text-style-name="P2" draw:layer="layout" svg:width="1.768cm" svg:height="3.274cm" svg:x="8.434cm" svg:y="9.04cm" svg:viewBox="0 0 1769 3275" draw:points="0,45 0,3275 1769,3275 1769,1442 1072,0">
          <text:p/>
        </draw:polygon>
        <draw:polygon draw:style-name="gr3" draw:text-style-name="P3" draw:layer="layout" svg:width="0.928cm" svg:height="3.274cm" svg:x="9.274cm" svg:y="9.04cm" svg:viewBox="0 0 929 3275" draw:points="929,1442 929,3275 692,3275 692,1442 0,9 232,0">
          <text:p/>
        </draw:polygon>
        <draw:path draw:style-name="gr2" draw:text-style-name="P2" draw:layer="layout" svg:width="1.764cm" svg:height="0.182cm" svg:x="8.431cm" svg:y="12.4cm" svg:viewBox="0 0 1765 183" svg:d="M1765 183h-1765v-183h1701c35 0 64 29 64 65z">
          <text:p/>
        </draw:path>
        <draw:path draw:style-name="gr3" draw:text-style-name="P3" draw:layer="layout" svg:width="0.373cm" svg:height="0.182cm" svg:x="9.822cm" svg:y="12.4cm" svg:viewBox="0 0 374 183" svg:d="M374 183h-374v-118c0-36 29-65 64-65h246c35 0 64 29 64 65z">
          <text:p/>
        </draw:path>
        <draw:polygon draw:style-name="gr2" draw:text-style-name="P2" draw:layer="layout" svg:width="1.245cm" svg:height="0.373cm" svg:x="8.395cm" svg:y="8.753cm" svg:viewBox="0 0 1246 374" draw:points="1246,374 0,374 0,0 1246,0">
          <text:p/>
        </draw:polygon>
        <draw:path draw:style-name="gr2" draw:text-style-name="P2" draw:layer="layout" svg:width="0.632cm" svg:height="0.527cm" svg:x="9.455cm" svg:y="8.657cm" svg:viewBox="0 0 633 528" svg:d="M566 528h-501c-36 0-65-30-65-66v-462h633v462c0 36-31 66-67 66z">
          <text:p/>
        </draw:path>
        <draw:path draw:style-name="gr5" draw:text-style-name="P5" draw:layer="layout" svg:width="2.564cm" svg:height="0.916cm" svg:x="7.99cm" svg:y="10.113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9.873cm" svg:y="10.113cm" svg:viewBox="0 0 682 917" svg:d="M531 917h-264c98 0 165-79 149-176l-70-444c-26-164-180-297-346-297h265c164 0 319 133 345 297l70 444c15 97-51 176-149 176z">
          <text:p/>
        </draw:path>
        <draw:path draw:style-name="gr7" draw:text-style-name="P7" draw:layer="layout" svg:width="0.39cm" svg:height="0.525cm" svg:x="10.098cm" svg:y="13cm" svg:viewBox="0 0 391 526" svg:d="M0 0c46 179 80 301 80 301 0 0 99 303 189 206 92-98 102-229 102-229l20-278z">
          <text:p/>
        </draw:path>
        <draw:path draw:style-name="gr8" draw:text-style-name="P8" draw:layer="layout" svg:width="0.898cm" svg:height="0.358cm" svg:x="10.055cm" svg:y="13.216cm" svg:viewBox="0 0 899 359" svg:d="M115 54c0 0 71 128 119 124 49-5 92-94 90-114-2-21 48-60 75-64 28-5 71 59 71 59 18 7 297 189 297 189 0 0 75 26 98 39 23 14 34 72 34 72h-893c-23-74 32-161 32-188 0-28 64-112 64-112z">
          <text:p/>
        </draw:path>
        <draw:polygon draw:style-name="gr9" draw:text-style-name="P9" draw:layer="layout" svg:width="0.915cm" svg:height="0.046cm" svg:x="10.045cm" svg:y="13.553cm" svg:viewBox="0 0 916 47" draw:points="916,47 0,47 0,0 916,0">
          <text:p/>
        </draw:polygon>
        <draw:path draw:style-name="gr9" draw:text-style-name="P9" draw:layer="layout" svg:width="0.092cm" svg:height="0.069cm" svg:x="10.472cm" svg:y="13.277cm" svg:viewBox="0 0 93 70" svg:d="M10 70c-2 0-4-1-5-2-5-3-6-9-3-13 1-2 29-40 79-54 5-2 10 1 12 6 1 5-2 10-7 11-44 13-68 48-69 48-1 2-4 4-7 4z">
          <text:p/>
        </draw:path>
        <draw:path draw:style-name="gr9" draw:text-style-name="P9" draw:layer="layout" svg:width="0.084cm" svg:height="0.066cm" svg:x="10.534cm" svg:y="13.312cm" svg:viewBox="0 0 85 67" svg:d="M9 67c-2 0-3 0-5-1-4-3-5-9-2-13 1-1 25-37 71-52 5-2 11 0 12 5 2 5-1 10-6 12-41 14-62 45-62 46-2 2-5 3-8 3z">
          <text:p/>
        </draw:path>
        <draw:path draw:style-name="gr9" draw:text-style-name="P9" draw:layer="layout" svg:width="0.078cm" svg:height="0.064cm" svg:x="10.596cm" svg:y="13.347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0.659cm" svg:y="13.384cm" svg:viewBox="0 0 70 61" svg:d="M9 61c-2 0-4-1-5-2-4-3-5-8-3-12 1-1 20-29 55-46 4-2 11 0 13 4 2 5 0 10-5 12-31 15-47 40-48 40-1 3-4 4-7 4z">
          <text:p/>
        </draw:path>
        <draw:path draw:style-name="gr10" draw:text-style-name="P10" draw:layer="layout" svg:width="2.984cm" svg:height="4.127cm" svg:x="7.673cm" svg:y="8.993cm" svg:viewBox="0 0 2985 4128" svg:d="M2091 2188l300 1940h480c45-441 194-2018 58-2328-159-362-1843-1315-1887-1368s-194-432-194-432h-689l-159 608 1174 1218z">
          <text:p/>
        </draw:path>
        <draw:path draw:style-name="gr7" draw:text-style-name="P7" draw:layer="layout" svg:width="0.384cm" svg:height="0.525cm" svg:x="8.863cm" svg:y="13cm" svg:viewBox="0 0 385 526" svg:d="M0 0c46 175 80 294 80 294 0 0 93 310 183 213 91-98 101-229 101-229l21-278z">
          <text:p/>
        </draw:path>
        <draw:path draw:style-name="gr8" draw:text-style-name="P8" draw:layer="layout" svg:width="0.898cm" svg:height="0.358cm" svg:x="8.823cm" svg:y="13.216cm" svg:viewBox="0 0 899 359" svg:d="M116 54c0 0 70 128 118 124 48-5 91-94 89-114-2-21 48-60 75-64 28-5 71 59 71 59 18 7 298 189 298 189 0 0 75 26 98 39 23 14 34 72 34 72h-893c-23-74 32-161 32-188 0-28 64-112 64-112z">
          <text:p/>
        </draw:path>
        <draw:polygon draw:style-name="gr9" draw:text-style-name="P9" draw:layer="layout" svg:width="0.915cm" svg:height="0.046cm" svg:x="8.813cm" svg:y="13.553cm" svg:viewBox="0 0 916 47" draw:points="916,47 0,47 0,0 916,0">
          <text:p/>
        </draw:polygon>
        <draw:path draw:style-name="gr9" draw:text-style-name="P9" draw:layer="layout" svg:width="0.092cm" svg:height="0.069cm" svg:x="9.24cm" svg:y="13.277cm" svg:viewBox="0 0 93 70" svg:d="M9 70c-2 0-4-1-5-2-4-3-6-9-3-13 1-2 28-40 79-54 5-2 10 1 12 6 1 5-2 10-7 11-45 13-68 47-69 48-1 2-4 4-7 4z">
          <text:p/>
        </draw:path>
        <draw:path draw:style-name="gr9" draw:text-style-name="P9" draw:layer="layout" svg:width="0.085cm" svg:height="0.066cm" svg:x="9.302cm" svg:y="13.312cm" svg:viewBox="0 0 86 67" svg:d="M9 67c-2 0-3 0-5-1-4-3-5-9-2-13 1-1 25-37 72-52 5-2 10 0 11 5 2 5 0 10-5 12-41 14-63 45-63 46-2 2-5 3-8 3z">
          <text:p/>
        </draw:path>
        <draw:path draw:style-name="gr9" draw:text-style-name="P9" draw:layer="layout" svg:width="0.078cm" svg:height="0.064cm" svg:x="9.364cm" svg:y="13.347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9.427cm" svg:y="13.384cm" svg:viewBox="0 0 70 61" svg:d="M9 61c-2 0-4-1-5-2-4-3-5-8-3-12 1-1 20-29 56-46 5-2 10 0 12 4 2 5 1 10-4 12-32 15-48 40-49 40-1 3-4 4-7 4z">
          <text:p/>
        </draw:path>
        <draw:path draw:style-name="gr11" draw:text-style-name="P11" draw:layer="layout" svg:width="0.313cm" svg:height="0.069cm" svg:x="8.09cm" svg:y="8.943cm" svg:viewBox="0 0 314 70" svg:d="M17 70c0 0 201-6 226-13 24-7 71-37 71-48-1-11-73 6-73 6l-241-15z">
          <text:p/>
        </draw:path>
        <draw:path draw:style-name="gr12" draw:text-style-name="P12" draw:layer="layout" svg:width="0.762cm" svg:height="0.315cm" svg:x="7.669cm" svg:y="8.79cm" svg:viewBox="0 0 763 316" svg:d="M10 7c0 0-35 166 23 212 59 46 341 102 394 97s324-29 335-56c11-26-295-73-295-73 0 0-50-8-22-57 0 0-105-108-162-119-58-11-205-16-273-4z">
          <text:p/>
        </draw:path>
        <draw:path draw:style-name="gr5" draw:text-style-name="P5" draw:layer="layout" svg:width="1.258cm" svg:height="5.161cm" svg:x="10.609cm" svg:y="8.536cm" svg:viewBox="0 0 1259 5162" svg:d="M743 5162h516l-820-5162c-270 0-476 241-434 508z">
          <text:p/>
        </draw:path>
        <draw:polygon draw:style-name="gr2" draw:text-style-name="P2" draw:layer="layout" svg:width="1.245cm" svg:height="0.373cm" svg:x="10.938cm" svg:y="11.42cm" svg:viewBox="0 0 1246 374" draw:points="1246,374 0,374 0,0 1246,0">
          <text:p/>
        </draw:polygon>
        <draw:polygon draw:style-name="gr2" draw:text-style-name="P2" draw:layer="layout" svg:width="1.245cm" svg:height="0.373cm" svg:x="10.94cm" svg:y="11.42cm" svg:viewBox="0 0 1246 374" draw:points="1246,374 0,374 0,0 1246,0">
          <text:p/>
        </draw:polygon>
        <draw:path draw:style-name="gr5" draw:text-style-name="P5" draw:layer="layout" svg:width="1.258cm" svg:height="5.161cm" svg:x="7.654cm" svg:y="8.536cm" svg:viewBox="0 0 1259 5162" svg:d="M744 5162h515l-819-5162c-270 0-477 241-435 508z">
          <text:p/>
        </draw:path>
        <draw:path draw:style-name="gr4" draw:text-style-name="P4" draw:layer="layout" svg:width="2.564cm" svg:height="0.917cm" svg:x="8.766cm" svg:y="12.78cm" svg:viewBox="0 0 2565 918" svg:d="M2413 918h-2267l-146-918h2268c97 0 189 79 204 177l91 564c15 97-51 177-150 177z">
          <text:p/>
        </draw:path>
        <draw:path draw:style-name="gr6" draw:text-style-name="P6" draw:layer="layout" svg:width="2.568cm" svg:height="1.206cm" svg:x="8.101cm" svg:y="8.342cm" svg:viewBox="0 0 2569 1207" svg:d="M2398 1207h-2244l-151-952c-21-133 82-255 218-255h1986c111 0 215 90 233 201l127 805c18 111-58 201-169 201z">
          <text:p/>
        </draw:path>
        <draw:path draw:style-name="gr6" draw:text-style-name="P6" draw:layer="layout" svg:width="0.648cm" svg:height="1.206cm" svg:x="10.021cm" svg:y="8.342cm" svg:viewBox="0 0 649 1207" svg:d="M477 1207h-285c111 0 187-90 169-201l-127-805c-18-111-122-201-234-201h285c111 0 216 90 234 201l127 805c18 111-58 201-169 201z">
          <text:p/>
        </draw:path>
        <draw:path draw:style-name="gr6" draw:text-style-name="P6" draw:layer="layout" svg:width="1.566cm" svg:height="1.197cm" svg:x="8.486cm" svg:y="8.342cm" svg:viewBox="0 0 1567 1198" svg:d="M1567 0c-151 159-288 896-330 1182l-2 16h-618l-3-16c-87-535-536-1088-614-1182h48c116 142 512 656 600 1161h555c19-128 145-926 317-1161z">
          <text:p/>
        </draw:path>
        <draw:path draw:style-name="gr6" draw:text-style-name="P6" draw:layer="layout" svg:width="2.916cm" svg:height="3.28cm" svg:x="8.251cm" svg:y="9.532cm" svg:viewBox="0 0 2917 3281" svg:d="M2634 3281h-2113l-521-3281h2113c183 0 356 149 385 332l415 2618c29 183-96 331-279 331z">
          <text:p/>
        </draw:path>
        <draw:path draw:style-name="gr6" draw:text-style-name="P6" draw:layer="layout" svg:width="2.004cm" svg:height="2.304cm" svg:x="8.753cm" svg:y="10.513cm" svg:viewBox="0 0 2005 2305" svg:d="M2005 2305l-319-2073c-20-128-140-232-269-232h-1035c-234 0-413 210-377 441l286 1864z">
          <text:p/>
        </draw:path>
        <draw:polygon draw:style-name="gr1" draw:text-style-name="P1" draw:layer="layout" svg:width="1.545cm" svg:height="0.159cm" svg:x="8.091cm" svg:y="14.918cm" svg:viewBox="0 0 1546 160" draw:points="1546,160 0,160 0,0 1546,0">
          <text:p/>
        </draw:polygon>
        <draw:polygon draw:style-name="gr2" draw:text-style-name="P2" draw:layer="layout" svg:width="1.768cm" svg:height="3.274cm" svg:x="8.021cm" svg:y="11.707cm" svg:viewBox="0 0 1769 3275" draw:points="0,45 0,3275 1769,3275 1769,1443 1072,0">
          <text:p/>
        </draw:polygon>
        <draw:polygon draw:style-name="gr3" draw:text-style-name="P3" draw:layer="layout" svg:width="0.927cm" svg:height="3.274cm" svg:x="8.862cm" svg:y="11.707cm" svg:viewBox="0 0 928 3275" draw:points="928,1443 928,3275 692,3275 692,1443 0,10 232,0">
          <text:p/>
        </draw:polygon>
        <draw:path draw:style-name="gr2" draw:text-style-name="P2" draw:layer="layout" svg:width="1.764cm" svg:height="0.181cm" svg:x="8.019cm" svg:y="15.068cm" svg:viewBox="0 0 1765 182" svg:d="M1765 182h-1765v-182h1700c36 0 65 28 65 64z">
          <text:p/>
        </draw:path>
        <draw:path draw:style-name="gr3" draw:text-style-name="P3" draw:layer="layout" svg:width="0.374cm" svg:height="0.181cm" svg:x="9.409cm" svg:y="15.068cm" svg:viewBox="0 0 375 182" svg:d="M375 182h-375v-118c0-36 29-64 65-64h244c37 0 66 28 66 64z">
          <text:p/>
        </draw:path>
        <draw:polygon draw:style-name="gr2" draw:text-style-name="P2" draw:layer="layout" svg:width="1.244cm" svg:height="0.373cm" svg:x="7.983cm" svg:y="11.42cm" svg:viewBox="0 0 1245 374" draw:points="1245,374 0,374 0,0 1245,0">
          <text:p/>
        </draw:polygon>
        <draw:path draw:style-name="gr2" draw:text-style-name="P2" draw:layer="layout" svg:width="0.632cm" svg:height="0.527cm" svg:x="9.042cm" svg:y="11.324cm" svg:viewBox="0 0 633 528" svg:d="M568 528h-502c-36 0-66-29-66-66v-462h633v462c0 37-29 66-65 66z">
          <text:p/>
        </draw:path>
        <draw:polygon draw:style-name="gr1" draw:text-style-name="P1" draw:layer="layout" svg:width="1.545cm" svg:height="0.159cm" svg:x="8.093cm" svg:y="14.918cm" svg:viewBox="0 0 1546 160" draw:points="1546,160 0,160 0,0 1546,0">
          <text:p/>
        </draw:polygon>
        <draw:polygon draw:style-name="gr2" draw:text-style-name="P2" draw:layer="layout" svg:width="1.768cm" svg:height="3.274cm" svg:x="8.023cm" svg:y="11.707cm" svg:viewBox="0 0 1769 3275" draw:points="0,45 0,3275 1769,3275 1769,1443 1072,0">
          <text:p/>
        </draw:polygon>
        <draw:polygon draw:style-name="gr3" draw:text-style-name="P3" draw:layer="layout" svg:width="0.927cm" svg:height="3.274cm" svg:x="8.864cm" svg:y="11.707cm" svg:viewBox="0 0 928 3275" draw:points="928,1443 928,3275 692,3275 692,1443 0,10 232,0">
          <text:p/>
        </draw:polygon>
        <draw:path draw:style-name="gr2" draw:text-style-name="P2" draw:layer="layout" svg:width="1.764cm" svg:height="0.181cm" svg:x="8.021cm" svg:y="15.068cm" svg:viewBox="0 0 1765 182" svg:d="M1765 182h-1765v-182h1700c36 0 65 28 65 64z">
          <text:p/>
        </draw:path>
        <draw:path draw:style-name="gr3" draw:text-style-name="P3" draw:layer="layout" svg:width="0.374cm" svg:height="0.181cm" svg:x="9.411cm" svg:y="15.068cm" svg:viewBox="0 0 375 182" svg:d="M375 182h-375v-118c0-36 29-64 65-64h245c36 0 65 28 65 64z">
          <text:p/>
        </draw:path>
        <draw:polygon draw:style-name="gr2" draw:text-style-name="P2" draw:layer="layout" svg:width="1.244cm" svg:height="0.373cm" svg:x="7.985cm" svg:y="11.42cm" svg:viewBox="0 0 1245 374" draw:points="1245,374 0,374 0,0 1245,0">
          <text:p/>
        </draw:polygon>
        <draw:path draw:style-name="gr2" draw:text-style-name="P2" draw:layer="layout" svg:width="0.632cm" svg:height="0.527cm" svg:x="9.044cm" svg:y="11.324cm" svg:viewBox="0 0 633 528" svg:d="M568 528h-502c-36 0-66-29-66-66v-462h633v462c0 37-29 66-65 66z">
          <text:p/>
        </draw:path>
        <draw:path draw:style-name="gr5" draw:text-style-name="P5" draw:layer="layout" svg:width="2.563cm" svg:height="0.917cm" svg:x="7.58cm" svg:y="12.78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9.463cm" svg:y="12.78cm" svg:viewBox="0 0 681 918" svg:d="M530 918h-264c98 0 164-79 149-177l-70-443c-27-165-181-298-345-298h263c165 0 320 133 346 298l70 443c16 98-51 177-149 177z">
          <text:p/>
        </draw:path>
        <draw:path draw:style-name="gr5" draw:text-style-name="P5" draw:layer="layout" svg:width="1.258cm" svg:height="5.161cm" svg:x="10.612cm" svg:y="8.465cm" svg:viewBox="0 0 1259 5162" svg:d="M744 5162h515l-819-5162c-270 0-477 241-434 508z">
          <text:p/>
        </draw:path>
        <draw:path draw:style-name="gr8" draw:text-style-name="P8" draw:layer="layout" svg:width="0.85cm" svg:height="0.519cm" svg:x="11.399cm" svg:y="10.257cm" svg:viewBox="0 0 851 520" svg:d="M851 490l-19 30c-299-120-580-284-832-486 4-11 8-23 13-34 253 203 537 369 838 490z">
          <text:p/>
        </draw:path>
        <draw:path draw:style-name="gr9" draw:text-style-name="P9" draw:layer="layout" svg:width="0.282cm" svg:height="0.076cm" svg:x="11.611cm" svg:y="11.153cm" svg:viewBox="0 0 283 77" svg:d="M266 77c-1 0-2 0-3 0l-248-41c-10-2-16-11-15-21 2-10 11-16 21-15l248 42c9 2 16 11 14 21-1 8-9 14-17 14z">
          <text:p/>
        </draw:path>
        <draw:polygon draw:style-name="gr9" draw:text-style-name="P9" draw:layer="layout" svg:width="0.847cm" svg:height="0.339cm" svg:x="11.26cm" svg:y="10.66cm" svg:viewBox="0 0 848 340" draw:points="42,0 848,205 756,340 0,117">
          <text:p/>
        </draw:polygon>
        <draw:polygon draw:style-name="gr2" draw:text-style-name="P2" draw:layer="layout" svg:width="1.245cm" svg:height="0.373cm" svg:x="10.94cm" svg:y="11.349cm" svg:viewBox="0 0 1246 374" draw:points="1246,374 0,374 0,0 1246,0">
          <text:p/>
        </draw:polygon>
        <draw:polygon draw:style-name="gr1" draw:text-style-name="P1" draw:layer="layout" svg:width="1.545cm" svg:height="0.159cm" svg:x="11.832cm" svg:y="9.583cm" svg:viewBox="0 0 1546 160" draw:points="1546,160 0,160 0,0 1546,0">
          <text:p/>
        </draw:polygon>
        <draw:path draw:style-name="gr2" draw:text-style-name="P2" draw:layer="layout" svg:width="1.764cm" svg:height="0.182cm" svg:x="11.76cm" svg:y="9.733cm" svg:viewBox="0 0 1765 183" svg:d="M1765 183h-1765v-183h1700c36 0 65 29 65 65z">
          <text:p/>
        </draw:path>
        <draw:path draw:style-name="gr3" draw:text-style-name="P3" draw:layer="layout" svg:width="0.374cm" svg:height="0.182cm" svg:x="13.15cm" svg:y="9.733cm" svg:viewBox="0 0 375 183" svg:d="M375 183h-375v-118c0-36 29-65 65-65h245c36 0 65 29 65 65z">
          <text:p/>
        </draw:path>
        <draw:polygon draw:style-name="gr1" draw:text-style-name="P1" draw:layer="layout" svg:width="1.545cm" svg:height="0.159cm" svg:x="11.834cm" svg:y="9.583cm" svg:viewBox="0 0 1546 160" draw:points="1546,160 0,160 0,0 1546,0">
          <text:p/>
        </draw:polygon>
        <draw:path draw:style-name="gr2" draw:text-style-name="P2" draw:layer="layout" svg:width="1.764cm" svg:height="0.182cm" svg:x="11.762cm" svg:y="9.733cm" svg:viewBox="0 0 1765 183" svg:d="M1765 183h-1765v-183h1700c36 0 65 29 65 65z">
          <text:p/>
        </draw:path>
        <draw:path draw:style-name="gr3" draw:text-style-name="P3" draw:layer="layout" svg:width="0.374cm" svg:height="0.182cm" svg:x="13.152cm" svg:y="9.733cm" svg:viewBox="0 0 375 183" svg:d="M375 183h-375v-118c0-36 29-65 65-65h245c36 0 65 29 65 65z">
          <text:p/>
        </draw:path>
        <draw:path draw:style-name="gr4" draw:text-style-name="P4" draw:layer="layout" svg:width="2.563cm" svg:height="0.916cm" svg:x="12.097cm" svg:y="10.113cm" svg:viewBox="0 0 2564 917" svg:d="M2413 917h-2268l-145-917h2268c98 0 190 79 205 177l89 563c16 98-51 177-149 177z">
          <text:p/>
        </draw:path>
        <draw:polygon draw:style-name="gr1" draw:text-style-name="P1" draw:layer="layout" svg:width="1.544cm" svg:height="0.16cm" svg:x="11.422cm" svg:y="12.25cm" svg:viewBox="0 0 1545 161" draw:points="1545,161 0,161 0,0 1545,0">
          <text:p/>
        </draw:polygon>
        <draw:polygon draw:style-name="gr2" draw:text-style-name="P2" draw:layer="layout" svg:width="1.768cm" svg:height="3.274cm" svg:x="11.352cm" svg:y="9.04cm" svg:viewBox="0 0 1769 3275" draw:points="0,45 0,3275 1769,3275 1769,1442 1072,0">
          <text:p/>
        </draw:polygon>
        <draw:polygon draw:style-name="gr3" draw:text-style-name="P3" draw:layer="layout" svg:width="0.928cm" svg:height="3.274cm" svg:x="12.192cm" svg:y="9.04cm" svg:viewBox="0 0 929 3275" draw:points="929,1442 929,3275 692,3275 692,1442 0,9 232,0">
          <text:p/>
        </draw:polygon>
        <draw:path draw:style-name="gr2" draw:text-style-name="P2" draw:layer="layout" svg:width="1.764cm" svg:height="0.182cm" svg:x="11.349cm" svg:y="12.4cm" svg:viewBox="0 0 1765 183" svg:d="M1765 183h-1765v-183h1701c35 0 64 29 64 65z">
          <text:p/>
        </draw:path>
        <draw:path draw:style-name="gr3" draw:text-style-name="P3" draw:layer="layout" svg:width="0.373cm" svg:height="0.182cm" svg:x="12.74cm" svg:y="12.4cm" svg:viewBox="0 0 374 183" svg:d="M374 183h-374v-118c0-36 29-65 65-65h245c35 0 64 29 64 65z">
          <text:p/>
        </draw:path>
        <draw:polygon draw:style-name="gr2" draw:text-style-name="P2" draw:layer="layout" svg:width="1.245cm" svg:height="0.373cm" svg:x="11.313cm" svg:y="8.753cm" svg:viewBox="0 0 1246 374" draw:points="1246,374 0,374 0,0 1246,0">
          <text:p/>
        </draw:polygon>
        <draw:path draw:style-name="gr2" draw:text-style-name="P2" draw:layer="layout" svg:width="0.632cm" svg:height="0.527cm" svg:x="12.373cm" svg:y="8.657cm" svg:viewBox="0 0 633 528" svg:d="M566 528h-501c-36 0-65-30-65-66v-462h633v462c0 36-31 66-67 66z">
          <text:p/>
        </draw:path>
        <draw:polygon draw:style-name="gr1" draw:text-style-name="P1" draw:layer="layout" svg:width="1.544cm" svg:height="0.16cm" svg:x="11.424cm" svg:y="12.25cm" svg:viewBox="0 0 1545 161" draw:points="1545,161 0,161 0,0 1545,0">
          <text:p/>
        </draw:polygon>
        <draw:polygon draw:style-name="gr2" draw:text-style-name="P2" draw:layer="layout" svg:width="1.768cm" svg:height="3.274cm" svg:x="11.354cm" svg:y="9.04cm" svg:viewBox="0 0 1769 3275" draw:points="0,45 0,3275 1769,3275 1769,1442 1072,0">
          <text:p/>
        </draw:polygon>
        <draw:polygon draw:style-name="gr3" draw:text-style-name="P3" draw:layer="layout" svg:width="0.928cm" svg:height="3.274cm" svg:x="12.194cm" svg:y="9.04cm" svg:viewBox="0 0 929 3275" draw:points="929,1442 929,3275 692,3275 692,1442 0,9 232,0">
          <text:p/>
        </draw:polygon>
        <draw:path draw:style-name="gr2" draw:text-style-name="P2" draw:layer="layout" svg:width="1.764cm" svg:height="0.182cm" svg:x="11.351cm" svg:y="12.4cm" svg:viewBox="0 0 1765 183" svg:d="M1765 183h-1765v-183h1701c35 0 64 29 64 65z">
          <text:p/>
        </draw:path>
        <draw:path draw:style-name="gr3" draw:text-style-name="P3" draw:layer="layout" svg:width="0.373cm" svg:height="0.182cm" svg:x="12.742cm" svg:y="12.4cm" svg:viewBox="0 0 374 183" svg:d="M374 183h-374v-118c0-36 29-65 64-65h246c35 0 64 29 64 65z">
          <text:p/>
        </draw:path>
        <draw:polygon draw:style-name="gr2" draw:text-style-name="P2" draw:layer="layout" svg:width="1.245cm" svg:height="0.373cm" svg:x="11.315cm" svg:y="8.753cm" svg:viewBox="0 0 1246 374" draw:points="1246,374 0,374 0,0 1246,0">
          <text:p/>
        </draw:polygon>
        <draw:path draw:style-name="gr2" draw:text-style-name="P2" draw:layer="layout" svg:width="0.632cm" svg:height="0.527cm" svg:x="12.375cm" svg:y="8.657cm" svg:viewBox="0 0 633 528" svg:d="M566 528h-501c-36 0-65-30-65-66v-462h633v462c0 36-31 66-67 66z">
          <text:p/>
        </draw:path>
        <draw:path draw:style-name="gr5" draw:text-style-name="P5" draw:layer="layout" svg:width="2.564cm" svg:height="0.916cm" svg:x="10.91cm" svg:y="10.113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12.793cm" svg:y="10.113cm" svg:viewBox="0 0 682 917" svg:d="M531 917h-264c98 0 165-79 149-176l-70-444c-26-164-180-297-346-297h265c164 0 319 133 345 297l70 444c15 97-51 176-149 176z">
          <text:p/>
        </draw:path>
        <draw:path draw:style-name="gr7" draw:text-style-name="P7" draw:layer="layout" svg:width="0.39cm" svg:height="0.525cm" svg:x="13.018cm" svg:y="13cm" svg:viewBox="0 0 391 526" svg:d="M0 0c46 179 80 301 80 301 0 0 99 303 189 206 92-98 102-229 102-229l20-278z">
          <text:p/>
        </draw:path>
        <draw:path draw:style-name="gr8" draw:text-style-name="P8" draw:layer="layout" svg:width="0.898cm" svg:height="0.358cm" svg:x="12.975cm" svg:y="13.216cm" svg:viewBox="0 0 899 359" svg:d="M115 54c0 0 71 128 119 124 49-5 92-94 90-114-2-21 48-60 75-64 28-5 71 59 71 59 18 7 297 189 297 189 0 0 75 26 98 39 23 14 34 72 34 72h-893c-23-74 32-161 32-188 0-28 64-112 64-112z">
          <text:p/>
        </draw:path>
        <draw:polygon draw:style-name="gr9" draw:text-style-name="P9" draw:layer="layout" svg:width="0.915cm" svg:height="0.046cm" svg:x="12.965cm" svg:y="13.553cm" svg:viewBox="0 0 916 47" draw:points="916,47 0,47 0,0 916,0">
          <text:p/>
        </draw:polygon>
        <draw:path draw:style-name="gr9" draw:text-style-name="P9" draw:layer="layout" svg:width="0.092cm" svg:height="0.069cm" svg:x="13.392cm" svg:y="13.277cm" svg:viewBox="0 0 93 70" svg:d="M10 70c-2 0-4-1-5-2-5-3-6-9-3-13 1-2 29-40 79-54 5-2 10 1 12 6 1 5-2 10-7 11-44 13-68 48-69 48-1 2-4 4-7 4z">
          <text:p/>
        </draw:path>
        <draw:path draw:style-name="gr9" draw:text-style-name="P9" draw:layer="layout" svg:width="0.084cm" svg:height="0.066cm" svg:x="13.454cm" svg:y="13.312cm" svg:viewBox="0 0 85 67" svg:d="M9 67c-2 0-3 0-5-1-4-3-5-9-2-13 1-1 25-37 71-52 5-2 11 0 12 5 2 5-1 10-6 12-41 14-62 45-62 46-2 2-5 3-8 3z">
          <text:p/>
        </draw:path>
        <draw:path draw:style-name="gr9" draw:text-style-name="P9" draw:layer="layout" svg:width="0.078cm" svg:height="0.064cm" svg:x="13.516cm" svg:y="13.347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3.579cm" svg:y="13.384cm" svg:viewBox="0 0 70 61" svg:d="M9 61c-2 0-4-1-5-2-4-3-5-8-3-12 1-1 20-29 55-46 4-2 11 0 13 4 2 5 0 10-5 12-31 15-47 40-48 40-1 3-4 4-7 4z">
          <text:p/>
        </draw:path>
        <draw:path draw:style-name="gr10" draw:text-style-name="P10" draw:layer="layout" svg:width="2.984cm" svg:height="4.127cm" svg:x="10.593cm" svg:y="8.993cm" svg:viewBox="0 0 2985 4128" svg:d="M2091 2188l300 1940h480c45-441 194-2018 58-2328-159-362-1843-1315-1887-1368s-194-432-194-432h-689l-159 608 1174 1218z">
          <text:p/>
        </draw:path>
        <draw:path draw:style-name="gr7" draw:text-style-name="P7" draw:layer="layout" svg:width="0.384cm" svg:height="0.525cm" svg:x="11.783cm" svg:y="13cm" svg:viewBox="0 0 385 526" svg:d="M0 0c46 175 80 294 80 294 0 0 93 310 183 213 91-98 101-229 101-229l21-278z">
          <text:p/>
        </draw:path>
        <draw:path draw:style-name="gr8" draw:text-style-name="P8" draw:layer="layout" svg:width="0.898cm" svg:height="0.358cm" svg:x="11.743cm" svg:y="13.216cm" svg:viewBox="0 0 899 359" svg:d="M116 54c0 0 70 128 118 124 48-5 91-94 89-114-2-21 48-60 75-64 28-5 71 59 71 59 18 7 298 189 298 189 0 0 75 26 98 39 23 14 34 72 34 72h-893c-23-74 32-161 32-188 0-28 64-112 64-112z">
          <text:p/>
        </draw:path>
        <draw:polygon draw:style-name="gr9" draw:text-style-name="P9" draw:layer="layout" svg:width="0.915cm" svg:height="0.046cm" svg:x="11.733cm" svg:y="13.553cm" svg:viewBox="0 0 916 47" draw:points="916,47 0,47 0,0 916,0">
          <text:p/>
        </draw:polygon>
        <draw:path draw:style-name="gr9" draw:text-style-name="P9" draw:layer="layout" svg:width="0.092cm" svg:height="0.069cm" svg:x="12.16cm" svg:y="13.277cm" svg:viewBox="0 0 93 70" svg:d="M9 70c-2 0-4-1-5-2-4-3-6-9-3-13 1-2 28-40 79-54 5-2 10 1 12 6 1 5-2 10-7 11-45 13-68 47-69 48-1 2-4 4-7 4z">
          <text:p/>
        </draw:path>
        <draw:path draw:style-name="gr9" draw:text-style-name="P9" draw:layer="layout" svg:width="0.085cm" svg:height="0.066cm" svg:x="12.222cm" svg:y="13.312cm" svg:viewBox="0 0 86 67" svg:d="M9 67c-2 0-3 0-5-1-4-3-5-9-2-13 1-1 25-37 72-52 5-2 10 0 11 5 2 5 0 10-5 12-41 14-63 45-63 46-2 2-5 3-8 3z">
          <text:p/>
        </draw:path>
        <draw:path draw:style-name="gr9" draw:text-style-name="P9" draw:layer="layout" svg:width="0.078cm" svg:height="0.064cm" svg:x="12.284cm" svg:y="13.347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2.347cm" svg:y="13.384cm" svg:viewBox="0 0 70 61" svg:d="M9 61c-2 0-4-1-5-2-4-3-5-8-3-12 1-1 20-29 56-46 5-2 10 0 12 4 2 5 1 10-4 12-32 15-48 40-49 40-1 3-4 4-7 4z">
          <text:p/>
        </draw:path>
        <draw:path draw:style-name="gr11" draw:text-style-name="P11" draw:layer="layout" svg:width="0.313cm" svg:height="0.069cm" svg:x="11.01cm" svg:y="8.943cm" svg:viewBox="0 0 314 70" svg:d="M17 70c0 0 201-6 226-13 24-7 71-37 71-48-1-11-73 6-73 6l-241-15z">
          <text:p/>
        </draw:path>
        <draw:path draw:style-name="gr12" draw:text-style-name="P12" draw:layer="layout" svg:width="0.762cm" svg:height="0.315cm" svg:x="10.589cm" svg:y="8.79cm" svg:viewBox="0 0 763 316" svg:d="M10 7c0 0-35 166 23 212 59 46 341 102 394 97s324-29 335-56c11-26-295-73-295-73 0 0-50-8-22-57 0 0-105-108-162-119-58-11-205-16-273-4z">
          <text:p/>
        </draw:path>
        <draw:path draw:style-name="gr5" draw:text-style-name="P5" draw:layer="layout" svg:width="1.258cm" svg:height="5.161cm" svg:x="13.529cm" svg:y="8.536cm" svg:viewBox="0 0 1259 5162" svg:d="M743 5162h516l-820-5162c-270 0-476 241-434 508z">
          <text:p/>
        </draw:path>
        <draw:polygon draw:style-name="gr2" draw:text-style-name="P2" draw:layer="layout" svg:width="1.245cm" svg:height="0.373cm" svg:x="13.858cm" svg:y="11.42cm" svg:viewBox="0 0 1246 374" draw:points="1246,374 0,374 0,0 1246,0">
          <text:p/>
        </draw:polygon>
        <draw:polygon draw:style-name="gr2" draw:text-style-name="P2" draw:layer="layout" svg:width="1.245cm" svg:height="0.373cm" svg:x="13.86cm" svg:y="11.42cm" svg:viewBox="0 0 1246 374" draw:points="1246,374 0,374 0,0 1246,0">
          <text:p/>
        </draw:polygon>
        <draw:path draw:style-name="gr5" draw:text-style-name="P5" draw:layer="layout" svg:width="1.258cm" svg:height="5.161cm" svg:x="10.574cm" svg:y="8.536cm" svg:viewBox="0 0 1259 5162" svg:d="M744 5162h515l-819-5162c-270 0-477 241-435 508z">
          <text:p/>
        </draw:path>
        <draw:path draw:style-name="gr4" draw:text-style-name="P4" draw:layer="layout" svg:width="2.564cm" svg:height="0.917cm" svg:x="11.686cm" svg:y="12.78cm" svg:viewBox="0 0 2565 918" svg:d="M2413 918h-2267l-146-918h2268c97 0 189 79 204 177l91 564c15 97-51 177-150 177z">
          <text:p/>
        </draw:path>
        <draw:path draw:style-name="gr6" draw:text-style-name="P6" draw:layer="layout" svg:width="2.568cm" svg:height="1.206cm" svg:x="11.021cm" svg:y="8.342cm" svg:viewBox="0 0 2569 1207" svg:d="M2398 1207h-2244l-151-952c-21-133 82-255 218-255h1986c111 0 215 90 233 201l127 805c18 111-58 201-169 201z">
          <text:p/>
        </draw:path>
        <draw:path draw:style-name="gr6" draw:text-style-name="P6" draw:layer="layout" svg:width="0.648cm" svg:height="1.206cm" svg:x="12.941cm" svg:y="8.342cm" svg:viewBox="0 0 649 1207" svg:d="M477 1207h-285c111 0 187-90 169-201l-127-805c-18-111-122-201-234-201h285c111 0 216 90 234 201l127 805c18 111-58 201-169 201z">
          <text:p/>
        </draw:path>
        <draw:path draw:style-name="gr6" draw:text-style-name="P6" draw:layer="layout" svg:width="1.566cm" svg:height="1.197cm" svg:x="11.406cm" svg:y="8.342cm" svg:viewBox="0 0 1567 1198" svg:d="M1567 0c-151 159-288 896-330 1182l-2 16h-618l-3-16c-87-535-536-1088-614-1182h48c116 142 512 656 600 1161h555c19-128 145-926 317-1161z">
          <text:p/>
        </draw:path>
        <draw:path draw:style-name="gr6" draw:text-style-name="P6" draw:layer="layout" svg:width="2.916cm" svg:height="3.28cm" svg:x="11.171cm" svg:y="9.532cm" svg:viewBox="0 0 2917 3281" svg:d="M2634 3281h-2113l-521-3281h2113c183 0 356 149 385 332l415 2618c29 183-96 331-279 331z">
          <text:p/>
        </draw:path>
        <draw:path draw:style-name="gr6" draw:text-style-name="P6" draw:layer="layout" svg:width="2.004cm" svg:height="2.304cm" svg:x="11.673cm" svg:y="10.513cm" svg:viewBox="0 0 2005 2305" svg:d="M2005 2305l-319-2073c-20-128-140-232-269-232h-1035c-234 0-413 210-377 441l286 1864z">
          <text:p/>
        </draw:path>
        <draw:polygon draw:style-name="gr1" draw:text-style-name="P1" draw:layer="layout" svg:width="1.545cm" svg:height="0.159cm" svg:x="11.011cm" svg:y="14.918cm" svg:viewBox="0 0 1546 160" draw:points="1546,160 0,160 0,0 1546,0">
          <text:p/>
        </draw:polygon>
        <draw:polygon draw:style-name="gr2" draw:text-style-name="P2" draw:layer="layout" svg:width="1.768cm" svg:height="3.274cm" svg:x="10.941cm" svg:y="11.707cm" svg:viewBox="0 0 1769 3275" draw:points="0,45 0,3275 1769,3275 1769,1443 1072,0">
          <text:p/>
        </draw:polygon>
        <draw:polygon draw:style-name="gr3" draw:text-style-name="P3" draw:layer="layout" svg:width="0.927cm" svg:height="3.274cm" svg:x="11.782cm" svg:y="11.707cm" svg:viewBox="0 0 928 3275" draw:points="928,1443 928,3275 692,3275 692,1443 0,10 232,0">
          <text:p/>
        </draw:polygon>
        <draw:path draw:style-name="gr2" draw:text-style-name="P2" draw:layer="layout" svg:width="1.764cm" svg:height="0.181cm" svg:x="10.939cm" svg:y="15.068cm" svg:viewBox="0 0 1765 182" svg:d="M1765 182h-1765v-182h1700c36 0 65 28 65 64z">
          <text:p/>
        </draw:path>
        <draw:path draw:style-name="gr3" draw:text-style-name="P3" draw:layer="layout" svg:width="0.374cm" svg:height="0.181cm" svg:x="12.329cm" svg:y="15.068cm" svg:viewBox="0 0 375 182" svg:d="M375 182h-375v-118c0-36 29-64 65-64h244c37 0 66 28 66 64z">
          <text:p/>
        </draw:path>
        <draw:polygon draw:style-name="gr2" draw:text-style-name="P2" draw:layer="layout" svg:width="1.244cm" svg:height="0.373cm" svg:x="10.903cm" svg:y="11.42cm" svg:viewBox="0 0 1245 374" draw:points="1245,374 0,374 0,0 1245,0">
          <text:p/>
        </draw:polygon>
        <draw:path draw:style-name="gr2" draw:text-style-name="P2" draw:layer="layout" svg:width="0.632cm" svg:height="0.527cm" svg:x="11.962cm" svg:y="11.324cm" svg:viewBox="0 0 633 528" svg:d="M568 528h-502c-36 0-66-29-66-66v-462h633v462c0 37-29 66-65 66z">
          <text:p/>
        </draw:path>
        <draw:polygon draw:style-name="gr1" draw:text-style-name="P1" draw:layer="layout" svg:width="1.545cm" svg:height="0.159cm" svg:x="11.013cm" svg:y="14.918cm" svg:viewBox="0 0 1546 160" draw:points="1546,160 0,160 0,0 1546,0">
          <text:p/>
        </draw:polygon>
        <draw:polygon draw:style-name="gr2" draw:text-style-name="P2" draw:layer="layout" svg:width="1.768cm" svg:height="3.274cm" svg:x="10.943cm" svg:y="11.707cm" svg:viewBox="0 0 1769 3275" draw:points="0,45 0,3275 1769,3275 1769,1443 1072,0">
          <text:p/>
        </draw:polygon>
        <draw:polygon draw:style-name="gr3" draw:text-style-name="P3" draw:layer="layout" svg:width="0.927cm" svg:height="3.274cm" svg:x="11.784cm" svg:y="11.707cm" svg:viewBox="0 0 928 3275" draw:points="928,1443 928,3275 692,3275 692,1443 0,10 232,0">
          <text:p/>
        </draw:polygon>
        <draw:path draw:style-name="gr2" draw:text-style-name="P2" draw:layer="layout" svg:width="1.764cm" svg:height="0.181cm" svg:x="10.941cm" svg:y="15.068cm" svg:viewBox="0 0 1765 182" svg:d="M1765 182h-1765v-182h1700c36 0 65 28 65 64z">
          <text:p/>
        </draw:path>
        <draw:path draw:style-name="gr3" draw:text-style-name="P3" draw:layer="layout" svg:width="0.374cm" svg:height="0.181cm" svg:x="12.331cm" svg:y="15.068cm" svg:viewBox="0 0 375 182" svg:d="M375 182h-375v-118c0-36 29-64 65-64h245c36 0 65 28 65 64z">
          <text:p/>
        </draw:path>
        <draw:polygon draw:style-name="gr2" draw:text-style-name="P2" draw:layer="layout" svg:width="1.244cm" svg:height="0.373cm" svg:x="10.905cm" svg:y="11.42cm" svg:viewBox="0 0 1245 374" draw:points="1245,374 0,374 0,0 1245,0">
          <text:p/>
        </draw:polygon>
        <draw:path draw:style-name="gr2" draw:text-style-name="P2" draw:layer="layout" svg:width="0.632cm" svg:height="0.527cm" svg:x="11.964cm" svg:y="11.324cm" svg:viewBox="0 0 633 528" svg:d="M568 528h-502c-36 0-66-29-66-66v-462h633v462c0 37-29 66-65 66z">
          <text:p/>
        </draw:path>
        <draw:path draw:style-name="gr5" draw:text-style-name="P5" draw:layer="layout" svg:width="2.563cm" svg:height="0.917cm" svg:x="10.5cm" svg:y="12.78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12.383cm" svg:y="12.78cm" svg:viewBox="0 0 681 918" svg:d="M530 918h-264c98 0 164-79 149-177l-70-443c-27-165-181-298-345-298h263c165 0 320 133 346 298l70 443c16 98-51 177-149 177z">
          <text:p/>
        </draw:path>
        <draw:path draw:style-name="gr5" draw:text-style-name="P5" draw:layer="layout" svg:width="1.258cm" svg:height="5.161cm" svg:x="13.532cm" svg:y="8.465cm" svg:viewBox="0 0 1259 5162" svg:d="M744 5162h515l-819-5162c-270 0-477 241-434 508z">
          <text:p/>
        </draw:path>
        <draw:path draw:style-name="gr8" draw:text-style-name="P8" draw:layer="layout" svg:width="0.85cm" svg:height="0.519cm" svg:x="14.319cm" svg:y="10.257cm" svg:viewBox="0 0 851 520" svg:d="M851 490l-19 30c-299-120-580-284-832-486 4-11 8-23 13-34 253 203 537 369 838 490z">
          <text:p/>
        </draw:path>
        <draw:path draw:style-name="gr9" draw:text-style-name="P9" draw:layer="layout" svg:width="0.282cm" svg:height="0.076cm" svg:x="14.531cm" svg:y="11.153cm" svg:viewBox="0 0 283 77" svg:d="M266 77c-1 0-2 0-3 0l-248-41c-10-2-16-11-15-21 2-10 11-16 21-15l248 42c9 2 16 11 14 21-1 8-9 14-17 14z">
          <text:p/>
        </draw:path>
        <draw:polygon draw:style-name="gr9" draw:text-style-name="P9" draw:layer="layout" svg:width="0.847cm" svg:height="0.339cm" svg:x="14.18cm" svg:y="10.66cm" svg:viewBox="0 0 848 340" draw:points="42,0 848,205 756,340 0,117">
          <text:p/>
        </draw:polygon>
        <draw:polygon draw:style-name="gr2" draw:text-style-name="P2" draw:layer="layout" svg:width="1.245cm" svg:height="0.373cm" svg:x="13.86cm" svg:y="11.349cm" svg:viewBox="0 0 1246 374" draw:points="1246,374 0,374 0,0 1246,0">
          <text:p/>
        </draw:polygon>
        <draw:polygon draw:style-name="gr1" draw:text-style-name="P1" draw:layer="layout" svg:width="1.545cm" svg:height="0.159cm" svg:x="14.662cm" svg:y="9.491cm" svg:viewBox="0 0 1546 160" draw:points="1546,160 0,160 0,0 1546,0">
          <text:p/>
        </draw:polygon>
        <draw:path draw:style-name="gr2" draw:text-style-name="P2" draw:layer="layout" svg:width="1.764cm" svg:height="0.182cm" svg:x="14.59cm" svg:y="9.641cm" svg:viewBox="0 0 1765 183" svg:d="M1765 183h-1765v-183h1700c36 0 65 29 65 65z">
          <text:p/>
        </draw:path>
        <draw:path draw:style-name="gr3" draw:text-style-name="P3" draw:layer="layout" svg:width="0.374cm" svg:height="0.182cm" svg:x="15.98cm" svg:y="9.641cm" svg:viewBox="0 0 375 183" svg:d="M375 183h-375v-118c0-36 29-65 65-65h245c36 0 65 29 65 65z">
          <text:p/>
        </draw:path>
        <draw:polygon draw:style-name="gr1" draw:text-style-name="P1" draw:layer="layout" svg:width="1.545cm" svg:height="0.159cm" svg:x="14.664cm" svg:y="9.491cm" svg:viewBox="0 0 1546 160" draw:points="1546,160 0,160 0,0 1546,0">
          <text:p/>
        </draw:polygon>
        <draw:path draw:style-name="gr2" draw:text-style-name="P2" draw:layer="layout" svg:width="1.764cm" svg:height="0.182cm" svg:x="14.592cm" svg:y="9.641cm" svg:viewBox="0 0 1765 183" svg:d="M1765 183h-1765v-183h1700c36 0 65 29 65 65z">
          <text:p/>
        </draw:path>
        <draw:path draw:style-name="gr3" draw:text-style-name="P3" draw:layer="layout" svg:width="0.374cm" svg:height="0.182cm" svg:x="15.982cm" svg:y="9.641cm" svg:viewBox="0 0 375 183" svg:d="M375 183h-375v-118c0-36 29-65 65-65h245c36 0 65 29 65 65z">
          <text:p/>
        </draw:path>
        <draw:path draw:style-name="gr4" draw:text-style-name="P4" draw:layer="layout" svg:width="2.563cm" svg:height="0.916cm" svg:x="14.927cm" svg:y="10.021cm" svg:viewBox="0 0 2564 917" svg:d="M2413 917h-2268l-145-917h2268c98 0 190 79 205 177l89 563c16 98-51 177-149 177z">
          <text:p/>
        </draw:path>
        <draw:polygon draw:style-name="gr1" draw:text-style-name="P1" draw:layer="layout" svg:width="1.544cm" svg:height="0.16cm" svg:x="14.252cm" svg:y="12.158cm" svg:viewBox="0 0 1545 161" draw:points="1545,161 0,161 0,0 1545,0">
          <text:p/>
        </draw:polygon>
        <draw:polygon draw:style-name="gr2" draw:text-style-name="P2" draw:layer="layout" svg:width="1.768cm" svg:height="3.274cm" svg:x="14.182cm" svg:y="8.948cm" svg:viewBox="0 0 1769 3275" draw:points="0,45 0,3275 1769,3275 1769,1442 1072,0">
          <text:p/>
        </draw:polygon>
        <draw:polygon draw:style-name="gr3" draw:text-style-name="P3" draw:layer="layout" svg:width="0.928cm" svg:height="3.274cm" svg:x="15.022cm" svg:y="8.948cm" svg:viewBox="0 0 929 3275" draw:points="929,1442 929,3275 692,3275 692,1442 0,9 232,0">
          <text:p/>
        </draw:polygon>
        <draw:path draw:style-name="gr2" draw:text-style-name="P2" draw:layer="layout" svg:width="1.764cm" svg:height="0.182cm" svg:x="14.179cm" svg:y="12.308cm" svg:viewBox="0 0 1765 183" svg:d="M1765 183h-1765v-183h1701c35 0 64 29 64 65z">
          <text:p/>
        </draw:path>
        <draw:path draw:style-name="gr3" draw:text-style-name="P3" draw:layer="layout" svg:width="0.373cm" svg:height="0.182cm" svg:x="15.57cm" svg:y="12.308cm" svg:viewBox="0 0 374 183" svg:d="M374 183h-374v-118c0-36 29-65 65-65h245c35 0 64 29 64 65z">
          <text:p/>
        </draw:path>
        <draw:polygon draw:style-name="gr2" draw:text-style-name="P2" draw:layer="layout" svg:width="1.245cm" svg:height="0.373cm" svg:x="14.143cm" svg:y="8.661cm" svg:viewBox="0 0 1246 374" draw:points="1246,374 0,374 0,0 1246,0">
          <text:p/>
        </draw:polygon>
        <draw:path draw:style-name="gr2" draw:text-style-name="P2" draw:layer="layout" svg:width="0.632cm" svg:height="0.527cm" svg:x="15.203cm" svg:y="8.565cm" svg:viewBox="0 0 633 528" svg:d="M566 528h-501c-36 0-65-30-65-66v-462h633v462c0 36-31 66-67 66z">
          <text:p/>
        </draw:path>
        <draw:polygon draw:style-name="gr1" draw:text-style-name="P1" draw:layer="layout" svg:width="1.544cm" svg:height="0.16cm" svg:x="14.254cm" svg:y="12.158cm" svg:viewBox="0 0 1545 161" draw:points="1545,161 0,161 0,0 1545,0">
          <text:p/>
        </draw:polygon>
        <draw:polygon draw:style-name="gr2" draw:text-style-name="P2" draw:layer="layout" svg:width="1.768cm" svg:height="3.274cm" svg:x="14.184cm" svg:y="8.948cm" svg:viewBox="0 0 1769 3275" draw:points="0,45 0,3275 1769,3275 1769,1442 1072,0">
          <text:p/>
        </draw:polygon>
        <draw:polygon draw:style-name="gr3" draw:text-style-name="P3" draw:layer="layout" svg:width="0.928cm" svg:height="3.274cm" svg:x="15.024cm" svg:y="8.948cm" svg:viewBox="0 0 929 3275" draw:points="929,1442 929,3275 692,3275 692,1442 0,9 232,0">
          <text:p/>
        </draw:polygon>
        <draw:path draw:style-name="gr2" draw:text-style-name="P2" draw:layer="layout" svg:width="1.764cm" svg:height="0.182cm" svg:x="14.181cm" svg:y="12.308cm" svg:viewBox="0 0 1765 183" svg:d="M1765 183h-1765v-183h1701c35 0 64 29 64 65z">
          <text:p/>
        </draw:path>
        <draw:path draw:style-name="gr3" draw:text-style-name="P3" draw:layer="layout" svg:width="0.373cm" svg:height="0.182cm" svg:x="15.572cm" svg:y="12.308cm" svg:viewBox="0 0 374 183" svg:d="M374 183h-374v-118c0-36 29-65 64-65h246c35 0 64 29 64 65z">
          <text:p/>
        </draw:path>
        <draw:polygon draw:style-name="gr2" draw:text-style-name="P2" draw:layer="layout" svg:width="1.245cm" svg:height="0.373cm" svg:x="14.145cm" svg:y="8.661cm" svg:viewBox="0 0 1246 374" draw:points="1246,374 0,374 0,0 1246,0">
          <text:p/>
        </draw:polygon>
        <draw:path draw:style-name="gr2" draw:text-style-name="P2" draw:layer="layout" svg:width="0.632cm" svg:height="0.527cm" svg:x="15.205cm" svg:y="8.565cm" svg:viewBox="0 0 633 528" svg:d="M566 528h-501c-36 0-65-30-65-66v-462h633v462c0 36-31 66-67 66z">
          <text:p/>
        </draw:path>
        <draw:path draw:style-name="gr5" draw:text-style-name="P5" draw:layer="layout" svg:width="2.564cm" svg:height="0.916cm" svg:x="13.74cm" svg:y="10.021cm" svg:viewBox="0 0 2565 917" svg:d="M2414 917h-2268l-146-917h2148c164 0 319 133 345 297l70 443c15 98-51 177-149 177z">
          <text:p/>
        </draw:path>
        <draw:path draw:style-name="gr6" draw:text-style-name="P6" draw:layer="layout" svg:width="0.681cm" svg:height="0.916cm" svg:x="15.623cm" svg:y="10.021cm" svg:viewBox="0 0 682 917" svg:d="M531 917h-264c98 0 165-79 149-176l-70-444c-26-164-180-297-346-297h265c164 0 319 133 345 297l70 444c15 97-51 176-149 176z">
          <text:p/>
        </draw:path>
        <draw:path draw:style-name="gr7" draw:text-style-name="P7" draw:layer="layout" svg:width="0.39cm" svg:height="0.525cm" svg:x="15.848cm" svg:y="12.908cm" svg:viewBox="0 0 391 526" svg:d="M0 0c46 179 80 301 80 301 0 0 99 303 189 206 92-98 102-229 102-229l20-278z">
          <text:p/>
        </draw:path>
        <draw:path draw:style-name="gr8" draw:text-style-name="P8" draw:layer="layout" svg:width="0.898cm" svg:height="0.358cm" svg:x="15.805cm" svg:y="13.124cm" svg:viewBox="0 0 899 359" svg:d="M115 54c0 0 71 128 119 124 49-5 92-94 90-114-2-21 48-60 75-64 28-5 71 59 71 59 18 7 297 189 297 189 0 0 75 26 98 39 23 14 34 72 34 72h-893c-23-74 32-161 32-188 0-28 64-112 64-112z">
          <text:p/>
        </draw:path>
        <draw:polygon draw:style-name="gr9" draw:text-style-name="P9" draw:layer="layout" svg:width="0.915cm" svg:height="0.046cm" svg:x="15.795cm" svg:y="13.461cm" svg:viewBox="0 0 916 47" draw:points="916,47 0,47 0,0 916,0">
          <text:p/>
        </draw:polygon>
        <draw:path draw:style-name="gr9" draw:text-style-name="P9" draw:layer="layout" svg:width="0.092cm" svg:height="0.069cm" svg:x="16.222cm" svg:y="13.185cm" svg:viewBox="0 0 93 70" svg:d="M10 70c-2 0-4-1-5-2-5-3-6-9-3-13 1-2 29-40 79-54 5-2 10 1 12 6 1 5-2 10-7 11-44 13-68 48-69 48-1 2-4 4-7 4z">
          <text:p/>
        </draw:path>
        <draw:path draw:style-name="gr9" draw:text-style-name="P9" draw:layer="layout" svg:width="0.084cm" svg:height="0.066cm" svg:x="16.284cm" svg:y="13.22cm" svg:viewBox="0 0 85 67" svg:d="M9 67c-2 0-3 0-5-1-4-3-5-9-2-13 1-1 25-37 71-52 5-2 11 0 12 5 2 5-1 10-6 12-41 14-62 45-62 46-2 2-5 3-8 3z">
          <text:p/>
        </draw:path>
        <draw:path draw:style-name="gr9" draw:text-style-name="P9" draw:layer="layout" svg:width="0.078cm" svg:height="0.064cm" svg:x="16.346cm" svg:y="13.255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6.409cm" svg:y="13.292cm" svg:viewBox="0 0 70 61" svg:d="M9 61c-2 0-4-1-5-2-4-3-5-8-3-12 1-1 20-29 55-46 4-2 11 0 13 4 2 5 0 10-5 12-31 15-47 40-48 40-1 3-4 4-7 4z">
          <text:p/>
        </draw:path>
        <draw:path draw:style-name="gr10" draw:text-style-name="P10" draw:layer="layout" svg:width="2.984cm" svg:height="4.127cm" svg:x="13.423cm" svg:y="8.901cm" svg:viewBox="0 0 2985 4128" svg:d="M2091 2188l300 1940h480c45-441 194-2018 58-2328-159-362-1843-1315-1887-1368s-194-432-194-432h-689l-159 608 1174 1218z">
          <text:p/>
        </draw:path>
        <draw:path draw:style-name="gr7" draw:text-style-name="P7" draw:layer="layout" svg:width="0.384cm" svg:height="0.525cm" svg:x="14.613cm" svg:y="12.908cm" svg:viewBox="0 0 385 526" svg:d="M0 0c46 175 80 294 80 294 0 0 93 310 183 213 91-98 101-229 101-229l21-278z">
          <text:p/>
        </draw:path>
        <draw:path draw:style-name="gr8" draw:text-style-name="P8" draw:layer="layout" svg:width="0.898cm" svg:height="0.358cm" svg:x="14.573cm" svg:y="13.124cm" svg:viewBox="0 0 899 359" svg:d="M116 54c0 0 70 128 118 124 48-5 91-94 89-114-2-21 48-60 75-64 28-5 71 59 71 59 18 7 298 189 298 189 0 0 75 26 98 39 23 14 34 72 34 72h-893c-23-74 32-161 32-188 0-28 64-112 64-112z">
          <text:p/>
        </draw:path>
        <draw:polygon draw:style-name="gr9" draw:text-style-name="P9" draw:layer="layout" svg:width="0.915cm" svg:height="0.046cm" svg:x="14.563cm" svg:y="13.461cm" svg:viewBox="0 0 916 47" draw:points="916,47 0,47 0,0 916,0">
          <text:p/>
        </draw:polygon>
        <draw:path draw:style-name="gr9" draw:text-style-name="P9" draw:layer="layout" svg:width="0.092cm" svg:height="0.069cm" svg:x="14.99cm" svg:y="13.185cm" svg:viewBox="0 0 93 70" svg:d="M9 70c-2 0-4-1-5-2-4-3-6-9-3-13 1-2 28-40 79-54 5-2 10 1 12 6 1 5-2 10-7 11-45 13-68 47-69 48-1 2-4 4-7 4z">
          <text:p/>
        </draw:path>
        <draw:path draw:style-name="gr9" draw:text-style-name="P9" draw:layer="layout" svg:width="0.085cm" svg:height="0.066cm" svg:x="15.052cm" svg:y="13.22cm" svg:viewBox="0 0 86 67" svg:d="M9 67c-2 0-3 0-5-1-4-3-5-9-2-13 1-1 25-37 72-52 5-2 10 0 11 5 2 5 0 10-5 12-41 14-63 45-63 46-2 2-5 3-8 3z">
          <text:p/>
        </draw:path>
        <draw:path draw:style-name="gr9" draw:text-style-name="P9" draw:layer="layout" svg:width="0.078cm" svg:height="0.064cm" svg:x="15.114cm" svg:y="13.255cm" svg:viewBox="0 0 79 65" svg:d="M10 65c-2 0-4 0-6-1-4-3-5-9-2-13 1-1 22-33 64-50 4-2 11 0 12 5 2 5 0 10-5 12-36 16-56 43-56 43-2 3-5 4-7 4z">
          <text:p/>
        </draw:path>
        <draw:path draw:style-name="gr9" draw:text-style-name="P9" draw:layer="layout" svg:width="0.069cm" svg:height="0.06cm" svg:x="15.177cm" svg:y="13.292cm" svg:viewBox="0 0 70 61" svg:d="M9 61c-2 0-4-1-5-2-4-3-5-8-3-12 1-1 20-29 56-46 5-2 10 0 12 4 2 5 1 10-4 12-32 15-48 40-49 40-1 3-4 4-7 4z">
          <text:p/>
        </draw:path>
        <draw:path draw:style-name="gr11" draw:text-style-name="P11" draw:layer="layout" svg:width="0.313cm" svg:height="0.069cm" svg:x="13.84cm" svg:y="8.851cm" svg:viewBox="0 0 314 70" svg:d="M17 70c0 0 201-6 226-13 24-7 71-37 71-48-1-11-73 6-73 6l-241-15z">
          <text:p/>
        </draw:path>
        <draw:path draw:style-name="gr12" draw:text-style-name="P12" draw:layer="layout" svg:width="0.762cm" svg:height="0.315cm" svg:x="13.419cm" svg:y="8.698cm" svg:viewBox="0 0 763 316" svg:d="M10 7c0 0-35 166 23 212 59 46 341 102 394 97s324-29 335-56c11-26-295-73-295-73 0 0-50-8-22-57 0 0-105-108-162-119-58-11-205-16-273-4z">
          <text:p/>
        </draw:path>
        <draw:path draw:style-name="gr5" draw:text-style-name="P5" draw:layer="layout" svg:width="1.258cm" svg:height="5.161cm" svg:x="16.359cm" svg:y="8.444cm" svg:viewBox="0 0 1259 5162" svg:d="M743 5162h516l-820-5162c-270 0-476 241-434 508z">
          <text:p/>
        </draw:path>
        <draw:polygon draw:style-name="gr2" draw:text-style-name="P2" draw:layer="layout" svg:width="1.245cm" svg:height="0.373cm" svg:x="16.688cm" svg:y="11.328cm" svg:viewBox="0 0 1246 374" draw:points="1246,374 0,374 0,0 1246,0">
          <text:p/>
        </draw:polygon>
        <draw:polygon draw:style-name="gr2" draw:text-style-name="P2" draw:layer="layout" svg:width="1.245cm" svg:height="0.373cm" svg:x="16.69cm" svg:y="11.328cm" svg:viewBox="0 0 1246 374" draw:points="1246,374 0,374 0,0 1246,0">
          <text:p/>
        </draw:polygon>
        <draw:path draw:style-name="gr5" draw:text-style-name="P5" draw:layer="layout" svg:width="1.258cm" svg:height="5.161cm" svg:x="13.404cm" svg:y="8.444cm" svg:viewBox="0 0 1259 5162" svg:d="M744 5162h515l-819-5162c-270 0-477 241-435 508z">
          <text:p/>
        </draw:path>
        <draw:path draw:style-name="gr4" draw:text-style-name="P4" draw:layer="layout" svg:width="2.564cm" svg:height="0.917cm" svg:x="14.516cm" svg:y="12.688cm" svg:viewBox="0 0 2565 918" svg:d="M2413 918h-2267l-146-918h2268c97 0 189 79 204 177l91 564c15 97-51 177-150 177z">
          <text:p/>
        </draw:path>
        <draw:path draw:style-name="gr6" draw:text-style-name="P6" draw:layer="layout" svg:width="2.568cm" svg:height="1.206cm" svg:x="13.851cm" svg:y="8.25cm" svg:viewBox="0 0 2569 1207" svg:d="M2398 1207h-2244l-151-952c-21-133 82-255 218-255h1986c111 0 215 90 233 201l127 805c18 111-58 201-169 201z">
          <text:p/>
        </draw:path>
        <draw:path draw:style-name="gr6" draw:text-style-name="P6" draw:layer="layout" svg:width="0.648cm" svg:height="1.206cm" svg:x="15.771cm" svg:y="8.25cm" svg:viewBox="0 0 649 1207" svg:d="M477 1207h-285c111 0 187-90 169-201l-127-805c-18-111-122-201-234-201h285c111 0 216 90 234 201l127 805c18 111-58 201-169 201z">
          <text:p/>
        </draw:path>
        <draw:path draw:style-name="gr6" draw:text-style-name="P6" draw:layer="layout" svg:width="1.566cm" svg:height="1.197cm" svg:x="14.236cm" svg:y="8.25cm" svg:viewBox="0 0 1567 1198" svg:d="M1567 0c-151 159-288 896-330 1182l-2 16h-618l-3-16c-87-535-536-1088-614-1182h48c116 142 512 656 600 1161h555c19-128 145-926 317-1161z">
          <text:p/>
        </draw:path>
        <draw:path draw:style-name="gr6" draw:text-style-name="P6" draw:layer="layout" svg:width="2.916cm" svg:height="3.28cm" svg:x="14.001cm" svg:y="9.44cm" svg:viewBox="0 0 2917 3281" svg:d="M2634 3281h-2113l-521-3281h2113c183 0 356 149 385 332l415 2618c29 183-96 331-279 331z">
          <text:p/>
        </draw:path>
        <draw:path draw:style-name="gr6" draw:text-style-name="P6" draw:layer="layout" svg:width="2.004cm" svg:height="2.304cm" svg:x="14.503cm" svg:y="10.421cm" svg:viewBox="0 0 2005 2305" svg:d="M2005 2305l-319-2073c-20-128-140-232-269-232h-1035c-234 0-413 210-377 441l286 1864z">
          <text:p/>
        </draw:path>
        <draw:polygon draw:style-name="gr1" draw:text-style-name="P1" draw:layer="layout" svg:width="1.545cm" svg:height="0.159cm" svg:x="13.841cm" svg:y="14.826cm" svg:viewBox="0 0 1546 160" draw:points="1546,160 0,160 0,0 1546,0">
          <text:p/>
        </draw:polygon>
        <draw:polygon draw:style-name="gr2" draw:text-style-name="P2" draw:layer="layout" svg:width="1.768cm" svg:height="3.274cm" svg:x="13.771cm" svg:y="11.615cm" svg:viewBox="0 0 1769 3275" draw:points="0,45 0,3275 1769,3275 1769,1443 1072,0">
          <text:p/>
        </draw:polygon>
        <draw:polygon draw:style-name="gr3" draw:text-style-name="P3" draw:layer="layout" svg:width="0.927cm" svg:height="3.274cm" svg:x="14.612cm" svg:y="11.615cm" svg:viewBox="0 0 928 3275" draw:points="928,1443 928,3275 692,3275 692,1443 0,10 232,0">
          <text:p/>
        </draw:polygon>
        <draw:path draw:style-name="gr2" draw:text-style-name="P2" draw:layer="layout" svg:width="1.764cm" svg:height="0.181cm" svg:x="13.769cm" svg:y="14.976cm" svg:viewBox="0 0 1765 182" svg:d="M1765 182h-1765v-182h1700c36 0 65 28 65 64z">
          <text:p/>
        </draw:path>
        <draw:path draw:style-name="gr3" draw:text-style-name="P3" draw:layer="layout" svg:width="0.374cm" svg:height="0.181cm" svg:x="15.159cm" svg:y="14.976cm" svg:viewBox="0 0 375 182" svg:d="M375 182h-375v-118c0-36 29-64 65-64h244c37 0 66 28 66 64z">
          <text:p/>
        </draw:path>
        <draw:polygon draw:style-name="gr2" draw:text-style-name="P2" draw:layer="layout" svg:width="1.244cm" svg:height="0.373cm" svg:x="13.733cm" svg:y="11.328cm" svg:viewBox="0 0 1245 374" draw:points="1245,374 0,374 0,0 1245,0">
          <text:p/>
        </draw:polygon>
        <draw:path draw:style-name="gr2" draw:text-style-name="P2" draw:layer="layout" svg:width="0.632cm" svg:height="0.527cm" svg:x="14.792cm" svg:y="11.232cm" svg:viewBox="0 0 633 528" svg:d="M568 528h-502c-36 0-66-29-66-66v-462h633v462c0 37-29 66-65 66z">
          <text:p/>
        </draw:path>
        <draw:polygon draw:style-name="gr1" draw:text-style-name="P1" draw:layer="layout" svg:width="1.545cm" svg:height="0.159cm" svg:x="13.843cm" svg:y="14.826cm" svg:viewBox="0 0 1546 160" draw:points="1546,160 0,160 0,0 1546,0">
          <text:p/>
        </draw:polygon>
        <draw:polygon draw:style-name="gr2" draw:text-style-name="P2" draw:layer="layout" svg:width="1.768cm" svg:height="3.274cm" svg:x="13.773cm" svg:y="11.615cm" svg:viewBox="0 0 1769 3275" draw:points="0,45 0,3275 1769,3275 1769,1443 1072,0">
          <text:p/>
        </draw:polygon>
        <draw:polygon draw:style-name="gr3" draw:text-style-name="P3" draw:layer="layout" svg:width="0.927cm" svg:height="3.274cm" svg:x="14.614cm" svg:y="11.615cm" svg:viewBox="0 0 928 3275" draw:points="928,1443 928,3275 692,3275 692,1443 0,10 232,0">
          <text:p/>
        </draw:polygon>
        <draw:path draw:style-name="gr2" draw:text-style-name="P2" draw:layer="layout" svg:width="1.764cm" svg:height="0.181cm" svg:x="13.771cm" svg:y="14.976cm" svg:viewBox="0 0 1765 182" svg:d="M1765 182h-1765v-182h1700c36 0 65 28 65 64z">
          <text:p/>
        </draw:path>
        <draw:path draw:style-name="gr3" draw:text-style-name="P3" draw:layer="layout" svg:width="0.374cm" svg:height="0.181cm" svg:x="15.161cm" svg:y="14.976cm" svg:viewBox="0 0 375 182" svg:d="M375 182h-375v-118c0-36 29-64 65-64h245c36 0 65 28 65 64z">
          <text:p/>
        </draw:path>
        <draw:polygon draw:style-name="gr2" draw:text-style-name="P2" draw:layer="layout" svg:width="1.244cm" svg:height="0.373cm" svg:x="13.735cm" svg:y="11.328cm" svg:viewBox="0 0 1245 374" draw:points="1245,374 0,374 0,0 1245,0">
          <text:p/>
        </draw:polygon>
        <draw:path draw:style-name="gr2" draw:text-style-name="P2" draw:layer="layout" svg:width="0.632cm" svg:height="0.527cm" svg:x="14.794cm" svg:y="11.232cm" svg:viewBox="0 0 633 528" svg:d="M568 528h-502c-36 0-66-29-66-66v-462h633v462c0 37-29 66-65 66z">
          <text:p/>
        </draw:path>
        <draw:path draw:style-name="gr5" draw:text-style-name="P5" draw:layer="layout" svg:width="2.563cm" svg:height="0.917cm" svg:x="13.33cm" svg:y="12.688cm" svg:viewBox="0 0 2564 918" svg:d="M2413 918h-2268l-145-918h2147c165 0 319 133 345 298l70 443c16 97-51 177-149 177z">
          <text:p/>
        </draw:path>
        <draw:path draw:style-name="gr6" draw:text-style-name="P6" draw:layer="layout" svg:width="0.68cm" svg:height="0.917cm" svg:x="15.213cm" svg:y="12.688cm" svg:viewBox="0 0 681 918" svg:d="M530 918h-264c98 0 164-79 149-177l-70-443c-27-165-181-298-345-298h263c165 0 320 133 346 298l70 443c16 98-51 177-149 177z">
          <text:p/>
        </draw:path>
        <draw:path draw:style-name="gr5" draw:text-style-name="P5" draw:layer="layout" svg:width="1.258cm" svg:height="5.161cm" svg:x="16.362cm" svg:y="8.373cm" svg:viewBox="0 0 1259 5162" svg:d="M744 5162h515l-819-5162c-270 0-477 241-434 508z">
          <text:p/>
        </draw:path>
        <draw:path draw:style-name="gr8" draw:text-style-name="P8" draw:layer="layout" svg:width="0.85cm" svg:height="0.519cm" svg:x="17.149cm" svg:y="10.165cm" svg:viewBox="0 0 851 520" svg:d="M851 490l-19 30c-299-120-580-284-832-486 4-11 8-23 13-34 253 203 537 369 838 490z">
          <text:p/>
        </draw:path>
        <draw:path draw:style-name="gr9" draw:text-style-name="P9" draw:layer="layout" svg:width="0.282cm" svg:height="0.076cm" svg:x="17.361cm" svg:y="11.061cm" svg:viewBox="0 0 283 77" svg:d="M266 77c-1 0-2 0-3 0l-248-41c-10-2-16-11-15-21 2-10 11-16 21-15l248 42c9 2 16 11 14 21-1 8-9 14-17 14z">
          <text:p/>
        </draw:path>
        <draw:polygon draw:style-name="gr9" draw:text-style-name="P9" draw:layer="layout" svg:width="0.847cm" svg:height="0.339cm" svg:x="17.01cm" svg:y="10.568cm" svg:viewBox="0 0 848 340" draw:points="42,0 848,205 756,340 0,117">
          <text:p/>
        </draw:polygon>
        <draw:polygon draw:style-name="gr2" draw:text-style-name="P2" draw:layer="layout" svg:width="1.245cm" svg:height="0.373cm" svg:x="16.69cm" svg:y="11.257cm" svg:viewBox="0 0 1246 374" draw:points="1246,374 0,374 0,0 1246,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986cm" fo:page-height="17.6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15:15:51.262852275</dc:date>
    <meta:editing-duration>PT8M19S</meta:editing-duration>
    <meta:editing-cycles>1</meta:editing-cycles>
    <meta:document-statistic meta:object-count="1170"/>
    <meta:generator>LibreOffice/7.5.4.1$Linux_X86_64 LibreOffice_project/50$Build-1</meta:generator>
  </office:meta>
</office:document-meta>
</file>